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1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2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4" style:family="paragraph" style:parent-style-name="Standard">
      <style:text-properties fo:font-style="normal" officeooo:paragraph-rsid="00939859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8" style:family="paragraph" style:parent-style-name="Standard">
      <style:text-properties fo:font-style="normal" officeooo:paragraph-rsid="00956521" style:font-style-asian="normal" style:font-style-complex="normal"/>
    </style:style>
    <style:style style:name="P59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60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2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3" style:family="paragraph" style:parent-style-name="Standard">
      <style:text-properties fo:font-style="normal" officeooo:rsid="00a1e031" style:font-style-asian="normal" style:font-style-complex="normal"/>
    </style:style>
    <style:style style:name="P64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6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8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9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70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7" style:family="paragraph" style:parent-style-name="Standard">
      <style:text-properties fo:font-style="normal" officeooo:paragraph-rsid="00c2c999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80" style:family="paragraph" style:parent-style-name="Standard">
      <style:text-properties fo:font-style="normal" officeooo:rsid="00dd44af" officeooo:paragraph-rsid="00dd44af" style:font-style-asian="normal" style:font-style-complex="normal"/>
    </style:style>
    <style:style style:name="P81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2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3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4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5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6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7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8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9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91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2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3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5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6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7" style:family="paragraph" style:parent-style-name="Standard">
      <style:text-properties fo:font-style="normal" officeooo:paragraph-rsid="01148430" style:font-style-asian="normal" style:font-style-complex="normal"/>
    </style:style>
    <style:style style:name="P98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100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101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3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4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5" style:family="paragraph" style:parent-style-name="Standard">
      <style:text-properties fo:font-style="normal" officeooo:paragraph-rsid="01190d75" style:font-style-asian="normal" style:font-style-complex="normal"/>
    </style:style>
    <style:style style:name="P106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7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text-properties fo:font-style="normal" officeooo:rsid="0128c6e8" officeooo:paragraph-rsid="012cecd7" style:font-style-asian="normal" style:font-style-complex="normal"/>
    </style:style>
    <style:style style:name="P109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12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3" style:family="paragraph" style:parent-style-name="Standard">
      <style:text-properties fo:font-style="normal" officeooo:paragraph-rsid="01305c41" style:font-style-asian="normal" style:font-style-complex="normal"/>
    </style:style>
    <style:style style:name="P114" style:family="paragraph" style:parent-style-name="Standard">
      <style:text-properties fo:font-style="normal" officeooo:paragraph-rsid="01401741" style:font-style-asian="normal" style:font-style-complex="normal"/>
    </style:style>
    <style:style style:name="P115" style:family="paragraph" style:parent-style-name="Standard">
      <style:text-properties fo:font-style="normal" officeooo:paragraph-rsid="01466326" style:font-style-asian="normal" style:font-style-complex="normal"/>
    </style:style>
    <style:style style:name="P116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7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9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20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21" style:family="paragraph" style:parent-style-name="Standard">
      <style:text-properties fo:font-style="normal" officeooo:paragraph-rsid="01549026" style:font-style-asian="normal" style:font-style-complex="normal"/>
    </style:style>
    <style:style style:name="P122" style:family="paragraph" style:parent-style-name="Standard">
      <style:text-properties fo:font-style="normal" officeooo:paragraph-rsid="01549d31" style:font-style-asian="normal" style:font-style-complex="normal"/>
    </style:style>
    <style:style style:name="P123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10db770" officeooo:paragraph-rsid="004450ff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style:text-underline-style="none" officeooo:rsid="0151b86d" officeooo:paragraph-rsid="0151b86d" style:font-style-asian="normal" style:font-style-complex="normal"/>
    </style:style>
    <style:style style:name="P16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d459e3" officeooo:paragraph-rsid="00d459e3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7ca694" officeooo:paragraph-rsid="007ca694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a4eed" officeooo:paragraph-rsid="00ec9cc0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officeooo:paragraph-rsid="00134990"/>
    </style:style>
    <style:style style:name="P247" style:family="paragraph" style:parent-style-name="Standard">
      <style:text-properties fo:font-style="italic" style:font-style-asian="italic" style:font-style-complex="italic"/>
    </style:style>
    <style:style style:name="P248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9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50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1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2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3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4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5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6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7" style:family="paragraph" style:parent-style-name="Standard">
      <style:text-properties fo:font-style="italic" officeooo:paragraph-rsid="0057ec24" style:font-style-asian="italic" style:font-style-complex="italic"/>
    </style:style>
    <style:style style:name="P258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9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60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1" style:family="paragraph" style:parent-style-name="Standard">
      <style:text-properties fo:font-style="italic" officeooo:paragraph-rsid="005f2637" style:font-style-asian="italic" style:font-style-complex="italic"/>
    </style:style>
    <style:style style:name="P262" style:family="paragraph" style:parent-style-name="Standard">
      <style:text-properties fo:font-style="italic" officeooo:paragraph-rsid="00644350" style:font-style-asian="italic" style:font-style-complex="italic"/>
    </style:style>
    <style:style style:name="P263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4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5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6" style:family="paragraph" style:parent-style-name="Standard">
      <style:text-properties fo:font-style="italic" officeooo:paragraph-rsid="00684bfc" style:font-style-asian="italic" style:font-style-complex="italic"/>
    </style:style>
    <style:style style:name="P267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8" style:family="paragraph" style:parent-style-name="Standard">
      <style:text-properties fo:font-style="italic" officeooo:paragraph-rsid="006f66ec" style:font-style-asian="italic" style:font-style-complex="italic"/>
    </style:style>
    <style:style style:name="P269" style:family="paragraph" style:parent-style-name="Standard">
      <style:text-properties fo:font-style="italic" officeooo:paragraph-rsid="0071baff" style:font-style-asian="italic" style:font-style-complex="italic"/>
    </style:style>
    <style:style style:name="P270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1" style:family="paragraph" style:parent-style-name="Standard">
      <style:text-properties fo:font-style="italic" officeooo:paragraph-rsid="00751d17" style:font-style-asian="italic" style:font-style-complex="italic"/>
    </style:style>
    <style:style style:name="P272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3" style:family="paragraph" style:parent-style-name="Standard">
      <style:text-properties fo:font-style="italic" officeooo:paragraph-rsid="00793c0d" style:font-style-asian="italic" style:font-style-complex="italic"/>
    </style:style>
    <style:style style:name="P274" style:family="paragraph" style:parent-style-name="Standard">
      <style:text-properties fo:font-style="italic" officeooo:paragraph-rsid="007b2101" style:font-style-asian="italic" style:font-style-complex="italic"/>
    </style:style>
    <style:style style:name="P275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6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7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8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9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80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1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3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4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5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6" style:family="paragraph" style:parent-style-name="Standard">
      <style:text-properties fo:font-style="italic" officeooo:paragraph-rsid="008eb3ea" style:font-style-asian="italic" style:font-style-complex="italic"/>
    </style:style>
    <style:style style:name="P287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8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9" style:family="paragraph" style:parent-style-name="Standard">
      <style:text-properties fo:font-style="italic" officeooo:paragraph-rsid="00939859" style:font-style-asian="italic" style:font-style-complex="italic"/>
    </style:style>
    <style:style style:name="P290" style:family="paragraph" style:parent-style-name="Standard">
      <style:text-properties fo:font-style="italic" officeooo:paragraph-rsid="00971224" style:font-style-asian="italic" style:font-style-complex="italic"/>
    </style:style>
    <style:style style:name="P291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2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3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4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5" style:family="paragraph" style:parent-style-name="Standard">
      <style:text-properties fo:font-style="italic" officeooo:paragraph-rsid="00a6f347" style:font-style-asian="italic" style:font-style-complex="italic"/>
    </style:style>
    <style:style style:name="P296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7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8" style:family="paragraph" style:parent-style-name="Standard">
      <style:text-properties fo:font-style="italic" officeooo:paragraph-rsid="00acfb9d" style:font-style-asian="italic" style:font-style-complex="italic"/>
    </style:style>
    <style:style style:name="P299" style:family="paragraph" style:parent-style-name="Standard">
      <style:text-properties fo:font-style="italic" officeooo:paragraph-rsid="00b41267" style:font-style-asian="italic" style:font-style-complex="italic"/>
    </style:style>
    <style:style style:name="P300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1" style:family="paragraph" style:parent-style-name="Standard">
      <style:text-properties fo:font-style="italic" officeooo:paragraph-rsid="00ba819c" style:font-style-asian="italic" style:font-style-complex="italic"/>
    </style:style>
    <style:style style:name="P302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3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4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5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6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7" style:family="paragraph" style:parent-style-name="Standard">
      <style:text-properties fo:font-style="italic" officeooo:paragraph-rsid="00c2c999" style:font-style-asian="italic" style:font-style-complex="italic"/>
    </style:style>
    <style:style style:name="P308" style:family="paragraph" style:parent-style-name="Standard">
      <style:text-properties fo:font-style="italic" officeooo:paragraph-rsid="00c50878" style:font-style-asian="italic" style:font-style-complex="italic"/>
    </style:style>
    <style:style style:name="P309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10" style:family="paragraph" style:parent-style-name="Standard">
      <style:text-properties fo:font-style="italic" officeooo:paragraph-rsid="00dd44af" style:font-style-asian="italic" style:font-style-complex="italic"/>
    </style:style>
    <style:style style:name="P311" style:family="paragraph" style:parent-style-name="Standard">
      <style:text-properties fo:font-style="italic" officeooo:paragraph-rsid="00f4c6c5" style:font-style-asian="italic" style:font-style-complex="italic"/>
    </style:style>
    <style:style style:name="P312" style:family="paragraph" style:parent-style-name="Standard">
      <style:text-properties fo:font-style="italic" officeooo:paragraph-rsid="00fc67ff" style:font-style-asian="italic" style:font-style-complex="italic"/>
    </style:style>
    <style:style style:name="P313" style:family="paragraph" style:parent-style-name="Standard">
      <style:text-properties fo:font-style="italic" officeooo:paragraph-rsid="00fdd3aa" style:font-style-asian="italic" style:font-style-complex="italic"/>
    </style:style>
    <style:style style:name="P314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5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6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7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8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19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20" style:family="paragraph" style:parent-style-name="Standard">
      <style:text-properties fo:font-style="italic" officeooo:paragraph-rsid="01148430" style:font-style-asian="italic" style:font-style-complex="italic"/>
    </style:style>
    <style:style style:name="P321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2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3" style:family="paragraph" style:parent-style-name="Standard">
      <style:text-properties fo:font-style="italic" officeooo:paragraph-rsid="01190d75" style:font-style-asian="italic" style:font-style-complex="italic"/>
    </style:style>
    <style:style style:name="P324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5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6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7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8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29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30" style:family="paragraph" style:parent-style-name="Standard">
      <style:text-properties fo:font-style="italic" officeooo:paragraph-rsid="01305c41" style:font-style-asian="italic" style:font-style-complex="italic"/>
    </style:style>
    <style:style style:name="P331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2" style:family="paragraph" style:parent-style-name="Standard">
      <style:text-properties fo:font-style="italic" officeooo:paragraph-rsid="01466326" style:font-style-asian="italic" style:font-style-complex="italic"/>
    </style:style>
    <style:style style:name="P333" style:family="paragraph" style:parent-style-name="Standard">
      <style:text-properties fo:font-style="italic" officeooo:paragraph-rsid="014f285e" style:font-style-asian="italic" style:font-style-complex="italic"/>
    </style:style>
    <style:style style:name="P334" style:family="paragraph" style:parent-style-name="Standard">
      <style:text-properties fo:font-style="italic" officeooo:paragraph-rsid="014d6fa3" style:font-style-asian="italic" style:font-style-complex="italic"/>
    </style:style>
    <style:style style:name="P335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6" style:family="paragraph" style:parent-style-name="Standard">
      <style:text-properties fo:font-style="italic" officeooo:paragraph-rsid="01549026" style:font-style-asian="italic" style:font-style-complex="italic"/>
    </style:style>
    <style:style style:name="P337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8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39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6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7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8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59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0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5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a4eed" officeooo:paragraph-rsid="00ec9cc0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2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0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4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1" style:family="paragraph" style:parent-style-name="Standard">
      <style:text-properties officeooo:paragraph-rsid="00154f37"/>
    </style:style>
    <style:style style:name="P412" style:family="paragraph" style:parent-style-name="Standard">
      <style:text-properties officeooo:paragraph-rsid="00186c3f"/>
    </style:style>
    <style:style style:name="P413" style:family="paragraph" style:parent-style-name="Standard">
      <style:text-properties officeooo:paragraph-rsid="0018e013"/>
    </style:style>
    <style:style style:name="P414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5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6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7" style:family="paragraph" style:parent-style-name="Standard">
      <style:text-properties officeooo:rsid="001c0ef5" officeooo:paragraph-rsid="001c0ef5"/>
    </style:style>
    <style:style style:name="P418" style:family="paragraph" style:parent-style-name="Standard">
      <style:text-properties officeooo:rsid="001c0ef5" officeooo:paragraph-rsid="00819260"/>
    </style:style>
    <style:style style:name="P419" style:family="paragraph" style:parent-style-name="Standard">
      <style:text-properties officeooo:rsid="001c5680" officeooo:paragraph-rsid="001c5680"/>
    </style:style>
    <style:style style:name="P420" style:family="paragraph" style:parent-style-name="Standard">
      <style:paragraph-properties fo:line-height="115%"/>
      <style:text-properties officeooo:rsid="001c5680" officeooo:paragraph-rsid="001c5680"/>
    </style:style>
    <style:style style:name="P421" style:family="paragraph" style:parent-style-name="Standard">
      <style:text-properties officeooo:paragraph-rsid="001c5680"/>
    </style:style>
    <style:style style:name="P422" style:family="paragraph" style:parent-style-name="Standard">
      <style:paragraph-properties fo:line-height="115%"/>
      <style:text-properties officeooo:paragraph-rsid="002ba0e7"/>
    </style:style>
    <style:style style:name="P423" style:family="paragraph" style:parent-style-name="Standard">
      <style:paragraph-properties fo:line-height="115%"/>
      <style:text-properties officeooo:paragraph-rsid="00819260"/>
    </style:style>
    <style:style style:name="P424" style:family="paragraph" style:parent-style-name="Standard">
      <style:paragraph-properties fo:line-height="115%"/>
      <style:text-properties officeooo:paragraph-rsid="0082c116"/>
    </style:style>
    <style:style style:name="P425" style:family="paragraph" style:parent-style-name="Standard">
      <style:paragraph-properties fo:line-height="115%"/>
      <style:text-properties officeooo:paragraph-rsid="008b54df"/>
    </style:style>
    <style:style style:name="P426" style:family="paragraph" style:parent-style-name="Standard">
      <style:paragraph-properties fo:line-height="115%"/>
      <style:text-properties officeooo:paragraph-rsid="00941a11"/>
    </style:style>
    <style:style style:name="P427" style:family="paragraph" style:parent-style-name="Standard">
      <style:paragraph-properties fo:line-height="115%"/>
      <style:text-properties officeooo:paragraph-rsid="009d5b59"/>
    </style:style>
    <style:style style:name="P428" style:family="paragraph" style:parent-style-name="Standard">
      <style:paragraph-properties fo:line-height="115%"/>
      <style:text-properties officeooo:paragraph-rsid="00a8ca1b"/>
    </style:style>
    <style:style style:name="P429" style:family="paragraph" style:parent-style-name="Standard">
      <style:paragraph-properties fo:line-height="115%"/>
      <style:text-properties officeooo:paragraph-rsid="00201bd5"/>
    </style:style>
    <style:style style:name="P430" style:family="paragraph" style:parent-style-name="Standard">
      <style:paragraph-properties fo:line-height="115%"/>
      <style:text-properties officeooo:paragraph-rsid="00f9fdc0"/>
    </style:style>
    <style:style style:name="P431" style:family="paragraph" style:parent-style-name="Standard">
      <style:paragraph-properties fo:line-height="115%"/>
      <style:text-properties officeooo:paragraph-rsid="012e9465"/>
    </style:style>
    <style:style style:name="P432" style:family="paragraph" style:parent-style-name="Standard">
      <style:paragraph-properties fo:line-height="115%"/>
      <style:text-properties officeooo:paragraph-rsid="012edf56"/>
    </style:style>
    <style:style style:name="P433" style:family="paragraph" style:parent-style-name="Standard">
      <style:paragraph-properties fo:line-height="115%"/>
      <style:text-properties officeooo:paragraph-rsid="01305c41"/>
    </style:style>
    <style:style style:name="P434" style:family="paragraph" style:parent-style-name="Standard">
      <style:paragraph-properties fo:line-height="100%"/>
      <style:text-properties officeooo:paragraph-rsid="00201bd5"/>
    </style:style>
    <style:style style:name="P435" style:family="paragraph" style:parent-style-name="Standard">
      <style:paragraph-properties fo:line-height="100%"/>
      <style:text-properties officeooo:paragraph-rsid="005b3d57"/>
    </style:style>
    <style:style style:name="P436" style:family="paragraph" style:parent-style-name="Standard">
      <style:paragraph-properties fo:line-height="100%"/>
      <style:text-properties officeooo:paragraph-rsid="005c5090"/>
    </style:style>
    <style:style style:name="P437" style:family="paragraph" style:parent-style-name="Standard">
      <style:paragraph-properties fo:line-height="100%"/>
      <style:text-properties officeooo:paragraph-rsid="005dfe09"/>
    </style:style>
    <style:style style:name="P438" style:family="paragraph" style:parent-style-name="Standard">
      <style:paragraph-properties fo:line-height="100%"/>
      <style:text-properties officeooo:paragraph-rsid="00bdd473"/>
    </style:style>
    <style:style style:name="P439" style:family="paragraph" style:parent-style-name="Standard">
      <style:paragraph-properties fo:line-height="100%"/>
      <style:text-properties officeooo:paragraph-rsid="01148430"/>
    </style:style>
    <style:style style:name="P440" style:family="paragraph" style:parent-style-name="Standard">
      <style:paragraph-properties fo:line-height="100%"/>
      <style:text-properties officeooo:paragraph-rsid="013b189d"/>
    </style:style>
    <style:style style:name="P441" style:family="paragraph" style:parent-style-name="Standard">
      <style:paragraph-properties fo:line-height="100%"/>
      <style:text-properties officeooo:paragraph-rsid="013c5706"/>
    </style:style>
    <style:style style:name="P442" style:family="paragraph" style:parent-style-name="Standard">
      <style:paragraph-properties fo:line-height="100%"/>
      <style:text-properties officeooo:paragraph-rsid="0128c6e8"/>
    </style:style>
    <style:style style:name="P443" style:family="paragraph" style:parent-style-name="Standard">
      <style:paragraph-properties fo:line-height="100%"/>
      <style:text-properties officeooo:paragraph-rsid="012cecd7"/>
    </style:style>
    <style:style style:name="P444" style:family="paragraph" style:parent-style-name="Standard">
      <style:paragraph-properties fo:line-height="100%"/>
      <style:text-properties officeooo:paragraph-rsid="01459f86"/>
    </style:style>
    <style:style style:name="P445" style:family="paragraph" style:parent-style-name="Standard">
      <style:text-properties officeooo:paragraph-rsid="001e2fb9"/>
    </style:style>
    <style:style style:name="P446" style:family="paragraph" style:parent-style-name="Standard">
      <style:text-properties officeooo:paragraph-rsid="00201bd5"/>
    </style:style>
    <style:style style:name="P447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8" style:family="paragraph" style:parent-style-name="Standard">
      <style:text-properties officeooo:paragraph-rsid="0023a424"/>
    </style:style>
    <style:style style:name="P449" style:family="paragraph" style:parent-style-name="Standard">
      <style:text-properties officeooo:paragraph-rsid="00254a2e"/>
    </style:style>
    <style:style style:name="P450" style:family="paragraph" style:parent-style-name="Standard">
      <style:text-properties officeooo:paragraph-rsid="0029f907"/>
    </style:style>
    <style:style style:name="P451" style:family="paragraph" style:parent-style-name="Standard">
      <style:text-properties officeooo:rsid="00beb82f" officeooo:paragraph-rsid="005b3d57"/>
    </style:style>
    <style:style style:name="P452" style:family="paragraph" style:parent-style-name="Standard">
      <style:text-properties officeooo:rsid="00d9c9e4" officeooo:paragraph-rsid="00316632"/>
    </style:style>
    <style:style style:name="P453" style:family="paragraph" style:parent-style-name="Standard">
      <style:text-properties officeooo:paragraph-rsid="00316632"/>
    </style:style>
    <style:style style:name="P454" style:family="paragraph" style:parent-style-name="Standard">
      <style:text-properties officeooo:paragraph-rsid="003523e3"/>
    </style:style>
    <style:style style:name="P455" style:family="paragraph" style:parent-style-name="Standard">
      <style:text-properties style:use-window-font-color="true"/>
    </style:style>
    <style:style style:name="P456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7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8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59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0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2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3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4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5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7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8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0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1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6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7" style:family="paragraph" style:parent-style-name="Standard">
      <style:text-properties style:use-window-font-color="true" fo:font-style="normal" fo:font-weight="bold" officeooo:rsid="009ff1c7" officeooo:paragraph-rsid="00a1d04f" style:font-style-asian="normal" style:font-weight-asian="bold" style:font-style-complex="normal" style:font-weight-complex="bold"/>
    </style:style>
    <style:style style:name="P488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9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4d6fa3" officeooo:paragraph-rsid="014f285e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2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3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4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6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17" style:family="paragraph" style:parent-style-name="Standard">
      <style:text-properties style:use-window-font-color="true" officeooo:rsid="007d92ff" officeooo:paragraph-rsid="007d92ff"/>
    </style:style>
    <style:style style:name="P518" style:family="paragraph" style:parent-style-name="Standard">
      <style:text-properties style:use-window-font-color="true" officeooo:paragraph-rsid="007d92ff"/>
    </style:style>
    <style:style style:name="P519" style:family="paragraph" style:parent-style-name="Standard">
      <style:text-properties officeooo:paragraph-rsid="003c1931"/>
    </style:style>
    <style:style style:name="P520" style:family="paragraph" style:parent-style-name="Standard">
      <style:text-properties officeooo:paragraph-rsid="003fcbcf"/>
    </style:style>
    <style:style style:name="P521" style:family="paragraph" style:parent-style-name="Standard">
      <style:text-properties officeooo:paragraph-rsid="00432526"/>
    </style:style>
    <style:style style:name="P522" style:family="paragraph" style:parent-style-name="Standard">
      <style:text-properties officeooo:paragraph-rsid="004566c5"/>
    </style:style>
    <style:style style:name="P523" style:family="paragraph" style:parent-style-name="Standard">
      <style:text-properties officeooo:paragraph-rsid="004b8029"/>
    </style:style>
    <style:style style:name="P524" style:family="paragraph" style:parent-style-name="Standard">
      <style:text-properties officeooo:paragraph-rsid="0050b57f"/>
    </style:style>
    <style:style style:name="P525" style:family="paragraph" style:parent-style-name="Standard">
      <style:text-properties officeooo:rsid="00523bf9" officeooo:paragraph-rsid="00523bf9"/>
    </style:style>
    <style:style style:name="P526" style:family="paragraph" style:parent-style-name="Standard">
      <style:text-properties officeooo:paragraph-rsid="0055a125"/>
    </style:style>
    <style:style style:name="P527" style:family="paragraph" style:parent-style-name="Standard">
      <style:text-properties officeooo:paragraph-rsid="00572cb0"/>
    </style:style>
    <style:style style:name="P528" style:family="paragraph" style:parent-style-name="Standard">
      <style:text-properties officeooo:paragraph-rsid="005c5090"/>
    </style:style>
    <style:style style:name="P529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0" style:family="paragraph" style:parent-style-name="Standard">
      <style:text-properties fo:font-weight="bold" style:font-weight-asian="bold" style:font-weight-complex="bold"/>
    </style:style>
    <style:style style:name="P531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2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3" style:family="paragraph" style:parent-style-name="Standard">
      <style:text-properties fo:font-weight="bold" officeooo:paragraph-rsid="012e9465" style:font-weight-asian="bold" style:font-weight-complex="bold"/>
    </style:style>
    <style:style style:name="P534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35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6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37" style:family="paragraph" style:parent-style-name="Standard">
      <style:text-properties officeooo:rsid="001e2fb9" officeooo:paragraph-rsid="001e2fb9"/>
    </style:style>
    <style:style style:name="P538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39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0" style:family="paragraph" style:parent-style-name="Standard">
      <style:text-properties officeooo:paragraph-rsid="005f2637"/>
    </style:style>
    <style:style style:name="P541" style:family="paragraph" style:parent-style-name="Standard">
      <style:text-properties officeooo:rsid="005fb5cb" officeooo:paragraph-rsid="005fb5cb"/>
    </style:style>
    <style:style style:name="P542" style:family="paragraph" style:parent-style-name="Standard">
      <style:text-properties officeooo:paragraph-rsid="00607814"/>
    </style:style>
    <style:style style:name="P543" style:family="paragraph" style:parent-style-name="Standard">
      <style:text-properties officeooo:paragraph-rsid="0063f681"/>
    </style:style>
    <style:style style:name="P544" style:family="paragraph" style:parent-style-name="Standard">
      <style:text-properties officeooo:rsid="00644350" officeooo:paragraph-rsid="00644350"/>
    </style:style>
    <style:style style:name="P545" style:family="paragraph" style:parent-style-name="Standard">
      <style:text-properties officeooo:paragraph-rsid="00644350"/>
    </style:style>
    <style:style style:name="P546" style:family="paragraph" style:parent-style-name="Standard">
      <style:text-properties officeooo:paragraph-rsid="006579dd"/>
    </style:style>
    <style:style style:name="P547" style:family="paragraph" style:parent-style-name="Standard">
      <style:text-properties officeooo:paragraph-rsid="0066c57e"/>
    </style:style>
    <style:style style:name="P548" style:family="paragraph" style:parent-style-name="Standard">
      <style:text-properties officeooo:paragraph-rsid="0069643a"/>
    </style:style>
    <style:style style:name="P549" style:family="paragraph" style:parent-style-name="Standard">
      <style:text-properties officeooo:paragraph-rsid="0069ae1a"/>
    </style:style>
    <style:style style:name="P550" style:family="paragraph" style:parent-style-name="Standard">
      <style:text-properties officeooo:rsid="006f66ec" officeooo:paragraph-rsid="006f66ec"/>
    </style:style>
    <style:style style:name="P551" style:family="paragraph" style:parent-style-name="Standard">
      <style:text-properties officeooo:paragraph-rsid="006f66ec"/>
    </style:style>
    <style:style style:name="P552" style:family="paragraph" style:parent-style-name="Standard">
      <style:text-properties officeooo:paragraph-rsid="0071baff"/>
    </style:style>
    <style:style style:name="P553" style:family="paragraph" style:parent-style-name="Standard">
      <style:text-properties officeooo:rsid="0072cdc4" officeooo:paragraph-rsid="00751d17"/>
    </style:style>
    <style:style style:name="P554" style:family="paragraph" style:parent-style-name="Standard">
      <style:text-properties officeooo:paragraph-rsid="00751d17"/>
    </style:style>
    <style:style style:name="P555" style:family="paragraph" style:parent-style-name="Standard">
      <style:text-properties officeooo:rsid="00793c0d" officeooo:paragraph-rsid="00793c0d"/>
    </style:style>
    <style:style style:name="P556" style:family="paragraph" style:parent-style-name="Standard">
      <style:paragraph-properties fo:line-height="115%"/>
      <style:text-properties officeooo:rsid="00793c0d" officeooo:paragraph-rsid="00793c0d"/>
    </style:style>
    <style:style style:name="P557" style:family="paragraph" style:parent-style-name="Standard">
      <style:text-properties officeooo:rsid="00793c0d" officeooo:paragraph-rsid="007b2101"/>
    </style:style>
    <style:style style:name="P558" style:family="paragraph" style:parent-style-name="Standard">
      <style:text-properties officeooo:paragraph-rsid="00793c0d"/>
    </style:style>
    <style:style style:name="P559" style:family="paragraph" style:parent-style-name="Standard">
      <style:text-properties officeooo:paragraph-rsid="007b2101"/>
    </style:style>
    <style:style style:name="P560" style:family="paragraph" style:parent-style-name="Standard">
      <style:text-properties officeooo:rsid="007d92ff" officeooo:paragraph-rsid="007d92ff"/>
    </style:style>
    <style:style style:name="P561" style:family="paragraph" style:parent-style-name="Standard">
      <style:text-properties officeooo:paragraph-rsid="007d92ff"/>
    </style:style>
    <style:style style:name="P562" style:family="paragraph" style:parent-style-name="Standard">
      <style:text-properties officeooo:paragraph-rsid="0053faec"/>
    </style:style>
    <style:style style:name="P563" style:family="paragraph" style:parent-style-name="Standard">
      <style:text-properties officeooo:paragraph-rsid="008478a0"/>
    </style:style>
    <style:style style:name="P564" style:family="paragraph" style:parent-style-name="Standard">
      <style:text-properties officeooo:paragraph-rsid="008eeb87"/>
    </style:style>
    <style:style style:name="P565" style:family="paragraph" style:parent-style-name="Standard">
      <style:text-properties officeooo:paragraph-rsid="00905987"/>
    </style:style>
    <style:style style:name="P566" style:family="paragraph" style:parent-style-name="Standard">
      <style:text-properties officeooo:paragraph-rsid="00939859"/>
    </style:style>
    <style:style style:name="P567" style:family="paragraph" style:parent-style-name="Standard">
      <style:text-properties officeooo:paragraph-rsid="0097dc17"/>
    </style:style>
    <style:style style:name="P568" style:family="paragraph" style:parent-style-name="Standard">
      <style:text-properties officeooo:rsid="009d5b59" officeooo:paragraph-rsid="009d5b59"/>
    </style:style>
    <style:style style:name="P569" style:family="paragraph" style:parent-style-name="Standard">
      <style:text-properties officeooo:rsid="009d5b59" officeooo:paragraph-rsid="009ec4fc"/>
    </style:style>
    <style:style style:name="P570" style:family="paragraph" style:parent-style-name="Standard">
      <style:text-properties officeooo:paragraph-rsid="009d5b59"/>
    </style:style>
    <style:style style:name="P571" style:family="paragraph" style:parent-style-name="Standard">
      <style:text-properties officeooo:paragraph-rsid="009ec4fc"/>
    </style:style>
    <style:style style:name="P572" style:family="paragraph" style:parent-style-name="Standard">
      <style:text-properties officeooo:paragraph-rsid="009f187e"/>
    </style:style>
    <style:style style:name="P573" style:family="paragraph" style:parent-style-name="Standard">
      <style:text-properties officeooo:paragraph-rsid="007fd79d"/>
    </style:style>
    <style:style style:name="P574" style:family="paragraph" style:parent-style-name="Standard">
      <style:text-properties officeooo:paragraph-rsid="00a1d04f"/>
    </style:style>
    <style:style style:name="P575" style:family="paragraph" style:parent-style-name="Standard">
      <style:text-properties officeooo:rsid="00a6f347" officeooo:paragraph-rsid="00a6f347"/>
    </style:style>
    <style:style style:name="P576" style:family="paragraph" style:parent-style-name="Standard">
      <style:text-properties officeooo:paragraph-rsid="00aa7e9e"/>
    </style:style>
    <style:style style:name="P577" style:family="paragraph" style:parent-style-name="Standard">
      <style:text-properties officeooo:paragraph-rsid="00acfb9d"/>
    </style:style>
    <style:style style:name="P578" style:family="paragraph" style:parent-style-name="Standard">
      <style:text-properties officeooo:paragraph-rsid="00a1e031"/>
    </style:style>
    <style:style style:name="P579" style:family="paragraph" style:parent-style-name="Standard">
      <style:text-properties officeooo:paragraph-rsid="00635f1a"/>
    </style:style>
    <style:style style:name="P580" style:family="paragraph" style:parent-style-name="Standard">
      <style:text-properties officeooo:paragraph-rsid="00ba819c"/>
    </style:style>
    <style:style style:name="P581" style:family="paragraph" style:parent-style-name="Standard">
      <style:paragraph-properties fo:line-height="100%"/>
      <style:text-properties officeooo:rsid="00ba819c" officeooo:paragraph-rsid="00c12d1c"/>
    </style:style>
    <style:style style:name="P582" style:family="paragraph" style:parent-style-name="Standard">
      <style:text-properties officeooo:paragraph-rsid="00bc5e43"/>
    </style:style>
    <style:style style:name="P583" style:family="paragraph" style:parent-style-name="Standard">
      <style:text-properties officeooo:paragraph-rsid="00c50878"/>
    </style:style>
    <style:style style:name="P584" style:family="paragraph" style:parent-style-name="Standard">
      <style:text-properties officeooo:paragraph-rsid="00c7021f"/>
    </style:style>
    <style:style style:name="P585" style:family="paragraph" style:parent-style-name="Standard">
      <style:text-properties officeooo:paragraph-rsid="00c88326"/>
    </style:style>
    <style:style style:name="P586" style:family="paragraph" style:parent-style-name="Standard">
      <style:text-properties officeooo:paragraph-rsid="00af3424"/>
    </style:style>
    <style:style style:name="P587" style:family="paragraph" style:parent-style-name="Standard">
      <style:text-properties officeooo:paragraph-rsid="00cfa052"/>
    </style:style>
    <style:style style:name="P588" style:family="paragraph" style:parent-style-name="Standard">
      <style:text-properties officeooo:paragraph-rsid="00d63bc5"/>
    </style:style>
    <style:style style:name="P589" style:family="paragraph" style:parent-style-name="Standard">
      <style:text-properties officeooo:paragraph-rsid="00d833d3"/>
    </style:style>
    <style:style style:name="P590" style:family="paragraph" style:parent-style-name="Standard">
      <style:text-properties officeooo:paragraph-rsid="00dd44af"/>
    </style:style>
    <style:style style:name="P591" style:family="paragraph" style:parent-style-name="Standard">
      <style:text-properties officeooo:paragraph-rsid="00e1ae30"/>
    </style:style>
    <style:style style:name="P592" style:family="paragraph" style:parent-style-name="Standard">
      <style:text-properties officeooo:paragraph-rsid="00e56ddc"/>
    </style:style>
    <style:style style:name="P593" style:family="paragraph" style:parent-style-name="Standard">
      <style:text-properties officeooo:paragraph-rsid="00e6e228"/>
    </style:style>
    <style:style style:name="P594" style:family="paragraph" style:parent-style-name="Standard">
      <style:text-properties officeooo:paragraph-rsid="00e9938e"/>
    </style:style>
    <style:style style:name="P595" style:family="paragraph" style:parent-style-name="Standard">
      <style:text-properties officeooo:paragraph-rsid="00eb49f4"/>
    </style:style>
    <style:style style:name="P596" style:family="paragraph" style:parent-style-name="Standard">
      <style:text-properties officeooo:paragraph-rsid="00ec9cc0"/>
    </style:style>
    <style:style style:name="P597" style:family="paragraph" style:parent-style-name="Standard">
      <style:text-properties officeooo:paragraph-rsid="00f4c6c5"/>
    </style:style>
    <style:style style:name="P598" style:family="paragraph" style:parent-style-name="Standard">
      <style:text-properties officeooo:rsid="00f4c6c5" officeooo:paragraph-rsid="00f4c6c5"/>
    </style:style>
    <style:style style:name="P599" style:family="paragraph" style:parent-style-name="Standard">
      <style:text-properties officeooo:rsid="00f68ffb" officeooo:paragraph-rsid="00f68ffb"/>
    </style:style>
    <style:style style:name="P600" style:family="paragraph" style:parent-style-name="Standard">
      <style:text-properties officeooo:paragraph-rsid="00f9fdc0"/>
    </style:style>
    <style:style style:name="P601" style:family="paragraph" style:parent-style-name="Standard">
      <style:text-properties officeooo:paragraph-rsid="00fb5f7f"/>
    </style:style>
    <style:style style:name="P602" style:family="paragraph" style:parent-style-name="Standard">
      <style:text-properties officeooo:paragraph-rsid="00fc67ff"/>
    </style:style>
    <style:style style:name="P603" style:family="paragraph" style:parent-style-name="Standard">
      <style:text-properties officeooo:paragraph-rsid="00fdd6a8"/>
    </style:style>
    <style:style style:name="P604" style:family="paragraph" style:parent-style-name="Standard">
      <style:text-properties officeooo:rsid="010639c7" officeooo:paragraph-rsid="01078b3d"/>
    </style:style>
    <style:style style:name="P605" style:family="paragraph" style:parent-style-name="Standard">
      <style:text-properties officeooo:rsid="010639c7" officeooo:paragraph-rsid="01078ca1"/>
    </style:style>
    <style:style style:name="P606" style:family="paragraph" style:parent-style-name="Standard">
      <style:text-properties officeooo:paragraph-rsid="010639c7"/>
    </style:style>
    <style:style style:name="P607" style:family="paragraph" style:parent-style-name="Standard">
      <style:text-properties officeooo:paragraph-rsid="010c3ac9"/>
    </style:style>
    <style:style style:name="P608" style:family="paragraph" style:parent-style-name="Standard">
      <style:text-properties officeooo:paragraph-rsid="010f5523"/>
    </style:style>
    <style:style style:name="P609" style:family="paragraph" style:parent-style-name="Standard">
      <style:text-properties officeooo:paragraph-rsid="010ff277"/>
    </style:style>
    <style:style style:name="P610" style:family="paragraph" style:parent-style-name="Standard">
      <style:text-properties officeooo:paragraph-rsid="0111d037"/>
    </style:style>
    <style:style style:name="P611" style:family="paragraph" style:parent-style-name="Standard">
      <style:text-properties officeooo:paragraph-rsid="0113860e"/>
    </style:style>
    <style:style style:name="P612" style:family="paragraph" style:parent-style-name="Standard">
      <style:text-properties officeooo:paragraph-rsid="01148430"/>
    </style:style>
    <style:style style:name="P613" style:family="paragraph" style:parent-style-name="Standard">
      <style:text-properties officeooo:paragraph-rsid="01190d75"/>
    </style:style>
    <style:style style:name="P614" style:family="paragraph" style:parent-style-name="Standard">
      <style:text-properties officeooo:rsid="011e7671" officeooo:paragraph-rsid="011e7671"/>
    </style:style>
    <style:style style:name="P615" style:family="paragraph" style:parent-style-name="Standard">
      <style:text-properties officeooo:paragraph-rsid="011e7671"/>
    </style:style>
    <style:style style:name="P616" style:family="paragraph" style:parent-style-name="Standard">
      <style:text-properties officeooo:paragraph-rsid="01206a6e"/>
    </style:style>
    <style:style style:name="P617" style:family="paragraph" style:parent-style-name="Standard">
      <style:text-properties officeooo:paragraph-rsid="008c034a"/>
    </style:style>
    <style:style style:name="P618" style:family="paragraph" style:parent-style-name="Standard">
      <style:text-properties officeooo:paragraph-rsid="012b24b3"/>
    </style:style>
    <style:style style:name="P619" style:family="paragraph" style:parent-style-name="Standard">
      <style:text-properties officeooo:paragraph-rsid="012e9465"/>
    </style:style>
    <style:style style:name="P620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1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2" style:family="paragraph" style:parent-style-name="Standard">
      <style:text-properties officeooo:paragraph-rsid="01401741"/>
    </style:style>
    <style:style style:name="P623" style:family="paragraph" style:parent-style-name="Standard">
      <style:text-properties officeooo:paragraph-rsid="01466326"/>
    </style:style>
    <style:style style:name="P624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>
      <style:text-properties officeooo:paragraph-rsid="00d459e3"/>
    </style:style>
    <style:style style:name="P626" style:family="paragraph" style:parent-style-name="Standard">
      <style:text-properties officeooo:paragraph-rsid="0149fc19"/>
    </style:style>
    <style:style style:name="P627" style:family="paragraph" style:parent-style-name="Standard">
      <style:text-properties officeooo:paragraph-rsid="01078ca1"/>
    </style:style>
    <style:style style:name="P628" style:family="paragraph" style:parent-style-name="Standard">
      <style:text-properties officeooo:paragraph-rsid="010ab710"/>
    </style:style>
    <style:style style:name="P629" style:family="paragraph" style:parent-style-name="Standard">
      <style:text-properties officeooo:paragraph-rsid="014be95f"/>
    </style:style>
    <style:style style:name="P630" style:family="paragraph" style:parent-style-name="Standard">
      <style:text-properties officeooo:paragraph-rsid="014f285e"/>
    </style:style>
    <style:style style:name="P631" style:family="paragraph" style:parent-style-name="Standard">
      <style:text-properties officeooo:rsid="01528202" officeooo:paragraph-rsid="016331b0"/>
    </style:style>
    <style:style style:name="P632" style:family="paragraph" style:parent-style-name="Standard">
      <style:text-properties officeooo:paragraph-rsid="01549026"/>
    </style:style>
    <style:style style:name="P633" style:family="paragraph" style:parent-style-name="Standard">
      <style:text-properties officeooo:paragraph-rsid="015882c3"/>
    </style:style>
    <style:style style:name="P634" style:family="paragraph" style:parent-style-name="Standard">
      <style:text-properties officeooo:paragraph-rsid="015ee267"/>
    </style:style>
    <style:style style:name="P635" style:family="paragraph" style:parent-style-name="Standard">
      <style:text-properties officeooo:paragraph-rsid="01604964"/>
    </style:style>
    <style:style style:name="P636" style:family="paragraph" style:parent-style-name="Standard">
      <style:text-properties officeooo:paragraph-rsid="016331b0"/>
    </style:style>
    <style:style style:name="P637" style:family="paragraph" style:parent-style-name="Standard">
      <style:paragraph-properties fo:line-height="150%"/>
      <style:text-properties officeooo:paragraph-rsid="0166b397"/>
    </style:style>
    <style:style style:name="P63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3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48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49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50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51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52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53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5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5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5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5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5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64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66" style:family="paragraph" style:parent-style-name="Standard">
      <style:paragraph-properties fo:break-before="page"/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50%" fo:break-before="page"/>
      <style:text-properties officeooo:paragraph-rsid="0166b397"/>
    </style:style>
    <style:style style:name="P670" style:family="paragraph" style:parent-style-name="Standard">
      <style:paragraph-properties fo:line-height="150%" fo:break-before="page"/>
      <style:text-properties officeooo:paragraph-rsid="0169df86"/>
    </style:style>
    <style:style style:name="P671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72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73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74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75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76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77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78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79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80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682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683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684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685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686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687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688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689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690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691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692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693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694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695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696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697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698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699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00" style:family="paragraph" style:parent-style-name="Table_20_Contents">
      <style:paragraph-properties fo:line-height="150%" fo:text-align="start" style:justify-single-word="false"/>
      <style:text-properties officeooo:rsid="066f3d61" officeooo:paragraph-rsid="0169df86"/>
    </style:style>
    <style:style style:name="P701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02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03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04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05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06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07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08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09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10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11" style:family="paragraph" style:parent-style-name="Standard" style:list-style-name="L1">
      <style:text-properties officeooo:paragraph-rsid="001c5680"/>
    </style:style>
    <style:style style:name="P712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13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14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15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16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17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18" style:family="paragraph" style:parent-style-name="Standard" style:list-style-name="L17">
      <style:text-properties fo:font-style="italic" officeooo:rsid="00819260" officeooo:paragraph-rsid="00819260" style:font-style-asian="italic" style:font-style-complex="italic"/>
    </style:style>
    <style:style style:name="P719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20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21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22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23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24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25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26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27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28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29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30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31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32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33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34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35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36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37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38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39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40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41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42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43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44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45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46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47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48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49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50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51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52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753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54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55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56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57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58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59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60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61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62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63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64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65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66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67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68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69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70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71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72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73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74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5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6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7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8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79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0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1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82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3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4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85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86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87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88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89" style:family="paragraph" style:parent-style-name="Standard" style:list-style-name="L29">
      <style:text-properties officeooo:paragraph-rsid="00a8ca1b"/>
    </style:style>
    <style:style style:name="P790" style:family="paragraph" style:parent-style-name="Standard" style:list-style-name="L38">
      <style:text-properties officeooo:paragraph-rsid="00f9fdc0"/>
    </style:style>
    <style:style style:name="P791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792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793" style:family="paragraph" style:parent-style-name="Standard" style:list-style-name="L63">
      <style:text-properties officeooo:paragraph-rsid="013e50cb"/>
    </style:style>
    <style:style style:name="P794" style:family="paragraph" style:parent-style-name="Standard" style:list-style-name="L63">
      <style:text-properties officeooo:paragraph-rsid="01401741"/>
    </style:style>
    <style:style style:name="P795" style:family="paragraph" style:parent-style-name="Standard" style:list-style-name="L63">
      <style:text-properties officeooo:paragraph-rsid="013db3b4"/>
    </style:style>
    <style:style style:name="P796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797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798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799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00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01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02" style:family="paragraph" style:parent-style-name="Standard">
      <style:text-properties officeooo:paragraph-rsid="01770822"/>
    </style:style>
    <style:style style:name="P803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P80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622c6" style:font-style-asian="italic" style:font-style-complex="italic"/>
    </style:style>
    <style:style style:name="T30" style:family="text">
      <style:text-properties fo:font-style="italic" officeooo:rsid="009d5b59" style:font-style-asian="italic" style:font-style-complex="italic"/>
    </style:style>
    <style:style style:name="T31" style:family="text">
      <style:text-properties fo:font-style="italic" officeooo:rsid="00a1d04f" style:font-style-asian="italic" style:font-style-complex="italic"/>
    </style:style>
    <style:style style:name="T32" style:family="text">
      <style:text-properties fo:font-style="italic" officeooo:rsid="00a8ca1b" style:font-style-asian="italic" style:font-style-complex="italic"/>
    </style:style>
    <style:style style:name="T33" style:family="text">
      <style:text-properties fo:font-style="italic" officeooo:rsid="00acfb9d" style:font-style-asian="italic" style:font-style-complex="italic"/>
    </style:style>
    <style:style style:name="T34" style:family="text">
      <style:text-properties fo:font-style="italic" officeooo:rsid="00bbf4cd" style:font-style-asian="italic" style:font-style-complex="italic"/>
    </style:style>
    <style:style style:name="T35" style:family="text">
      <style:text-properties fo:font-style="italic" officeooo:rsid="00ba819c" style:font-style-asian="italic" style:font-style-complex="italic"/>
    </style:style>
    <style:style style:name="T36" style:family="text">
      <style:text-properties fo:font-style="italic" officeooo:rsid="00bdd473" style:font-style-asian="italic" style:font-style-complex="italic"/>
    </style:style>
    <style:style style:name="T37" style:family="text">
      <style:text-properties fo:font-style="italic" officeooo:rsid="00c495da" style:font-style-asian="italic" style:font-style-complex="italic"/>
    </style:style>
    <style:style style:name="T38" style:family="text">
      <style:text-properties fo:font-style="italic" officeooo:rsid="00c50878" style:font-style-asian="italic" style:font-style-complex="italic"/>
    </style:style>
    <style:style style:name="T39" style:family="text">
      <style:text-properties fo:font-style="italic" officeooo:rsid="00f9fdc0" style:font-style-asian="italic" style:font-style-complex="italic"/>
    </style:style>
    <style:style style:name="T40" style:family="text">
      <style:text-properties fo:font-style="italic" officeooo:rsid="00fb5f7f" style:font-style-asian="italic" style:font-style-complex="italic"/>
    </style:style>
    <style:style style:name="T41" style:family="text">
      <style:text-properties fo:font-style="italic" officeooo:rsid="0108e64c" style:font-style-asian="italic" style:font-style-complex="italic"/>
    </style:style>
    <style:style style:name="T42" style:family="text">
      <style:text-properties fo:font-style="italic" officeooo:rsid="010c3ac9" style:font-style-asian="italic" style:font-style-complex="italic"/>
    </style:style>
    <style:style style:name="T43" style:family="text">
      <style:text-properties fo:font-style="italic" officeooo:rsid="010f5523" style:font-style-asian="italic" style:font-style-complex="italic"/>
    </style:style>
    <style:style style:name="T44" style:family="text">
      <style:text-properties fo:font-style="italic" officeooo:rsid="010da598" style:font-style-asian="italic" style:font-style-complex="italic"/>
    </style:style>
    <style:style style:name="T45" style:family="text">
      <style:text-properties fo:font-style="italic" officeooo:rsid="0111d037" style:font-style-asian="italic" style:font-style-complex="italic"/>
    </style:style>
    <style:style style:name="T46" style:family="text">
      <style:text-properties fo:font-style="italic" officeooo:rsid="01190d75" style:font-style-asian="italic" style:font-style-complex="italic"/>
    </style:style>
    <style:style style:name="T47" style:family="text">
      <style:text-properties fo:font-style="italic" officeooo:rsid="008c034a" style:font-style-asian="italic" style:font-style-complex="italic"/>
    </style:style>
    <style:style style:name="T48" style:family="text">
      <style:text-properties fo:font-style="italic" officeooo:rsid="0128c6e8" style:font-style-asian="italic" style:font-style-complex="italic"/>
    </style:style>
    <style:style style:name="T49" style:family="text">
      <style:text-properties fo:font-style="italic" officeooo:rsid="012e9465" style:font-style-asian="italic" style:font-style-complex="italic"/>
    </style:style>
    <style:style style:name="T50" style:family="text">
      <style:text-properties fo:font-style="italic" officeooo:rsid="01305c41" style:font-style-asian="italic" style:font-style-complex="italic"/>
    </style:style>
    <style:style style:name="T51" style:family="text">
      <style:text-properties fo:font-style="italic" officeooo:rsid="014be95f" style:font-style-asian="italic" style:font-style-complex="italic"/>
    </style:style>
    <style:style style:name="T52" style:family="text">
      <style:text-properties fo:font-style="italic" officeooo:rsid="010639c7" style:font-style-asian="italic" style:font-style-complex="italic"/>
    </style:style>
    <style:style style:name="T53" style:family="text">
      <style:text-properties fo:font-style="italic" officeooo:rsid="01703db4" style:font-style-asian="italic" style:font-style-complex="italic"/>
    </style:style>
    <style:style style:name="T54" style:family="text">
      <style:text-properties fo:font-style="italic" officeooo:rsid="010ab710" style:font-style-asian="italic" style:font-style-complex="italic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8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178f761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style:font-style-asian="italic" style:font-style-complex="italic"/>
    </style:style>
    <style:style style:name="T110" style:family="text">
      <style:text-properties fo:font-style="italic" style:text-underline-style="none" officeooo:rsid="010f422a" style:font-style-asian="italic" style:font-style-complex="italic"/>
    </style:style>
    <style:style style:name="T111" style:family="text">
      <style:text-properties fo:font-style="italic" style:text-underline-style="none" officeooo:rsid="004caf23" style:font-style-asian="italic" style:font-style-complex="italic"/>
    </style:style>
    <style:style style:name="T112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13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14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15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7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2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26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27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28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0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31" style:family="text">
      <style:text-properties officeooo:rsid="0010e9b7"/>
    </style:style>
    <style:style style:name="T132" style:family="text">
      <style:text-properties fo:color="#ff0000"/>
    </style:style>
    <style:style style:name="T133" style:family="text">
      <style:text-properties fo:color="#ff0000" fo:font-style="italic" officeooo:rsid="0011b025" style:font-style-asian="italic" style:font-style-complex="italic"/>
    </style:style>
    <style:style style:name="T134" style:family="text">
      <style:text-properties fo:color="#ff0000" fo:font-style="italic" officeooo:rsid="00186c3f" style:font-style-asian="italic" style:font-style-complex="italic"/>
    </style:style>
    <style:style style:name="T135" style:family="text">
      <style:text-properties fo:color="#ff0000" officeooo:rsid="0013daba"/>
    </style:style>
    <style:style style:name="T136" style:family="text">
      <style:text-properties fo:color="#ff0000" officeooo:rsid="00186c3f"/>
    </style:style>
    <style:style style:name="T137" style:family="text">
      <style:text-properties fo:color="#ff0000" officeooo:rsid="00acfb9d"/>
    </style:style>
    <style:style style:name="T138" style:family="text">
      <style:text-properties fo:color="#ff0000" fo:font-weight="normal" style:font-weight-asian="normal" style:font-weight-complex="normal"/>
    </style:style>
    <style:style style:name="T139" style:family="text">
      <style:text-properties fo:color="#ff0000" fo:font-weight="normal" officeooo:rsid="014d6fa3" style:font-weight-asian="normal" style:font-weight-complex="normal"/>
    </style:style>
    <style:style style:name="T140" style:family="text">
      <style:text-properties fo:color="#ff0000" fo:font-style="normal" fo:font-weight="normal" officeooo:rsid="0151b86d" style:font-style-asian="normal" style:font-weight-asian="normal" style:font-style-complex="normal" style:font-weight-complex="normal"/>
    </style:style>
    <style:style style:name="T141" style:family="text">
      <style:text-properties fo:color="#0000ff"/>
    </style:style>
    <style:style style:name="T142" style:family="text">
      <style:text-properties fo:color="#0000ff" fo:font-style="italic" officeooo:rsid="0011b025" style:font-style-asian="italic" style:font-style-complex="italic"/>
    </style:style>
    <style:style style:name="T143" style:family="text">
      <style:text-properties fo:color="#0000ff" fo:font-style="italic" officeooo:rsid="0013daba" style:font-style-asian="italic" style:font-style-complex="italic"/>
    </style:style>
    <style:style style:name="T144" style:family="text">
      <style:text-properties fo:color="#0000ff" fo:font-style="italic" officeooo:rsid="00186c3f" style:font-style-asian="italic" style:font-style-complex="italic"/>
    </style:style>
    <style:style style:name="T145" style:family="text">
      <style:text-properties fo:color="#0000ff" fo:font-style="italic" officeooo:rsid="0012a0dc" style:font-style-asian="italic" style:font-style-complex="italic"/>
    </style:style>
    <style:style style:name="T146" style:family="text">
      <style:text-properties fo:color="#0000ff" fo:font-style="italic" officeooo:rsid="009f187e" style:font-style-asian="italic" style:font-style-complex="italic"/>
    </style:style>
    <style:style style:name="T147" style:family="text">
      <style:text-properties fo:color="#0000ff" officeooo:rsid="0013daba"/>
    </style:style>
    <style:style style:name="T148" style:family="text">
      <style:text-properties fo:color="#0000ff" officeooo:rsid="00186c3f"/>
    </style:style>
    <style:style style:name="T149" style:family="text">
      <style:text-properties fo:color="#0000ff" fo:background-color="transparent" loext:char-shading-value="0"/>
    </style:style>
    <style:style style:name="T150" style:family="text">
      <style:text-properties fo:color="#0000ff" officeooo:rsid="00acfb9d"/>
    </style:style>
    <style:style style:name="T151" style:family="text">
      <style:text-properties fo:color="#0000ff" fo:font-weight="normal" style:font-weight-asian="normal" style:font-weight-complex="normal"/>
    </style:style>
    <style:style style:name="T152" style:family="text">
      <style:text-properties fo:color="#0000ff" fo:font-weight="normal" officeooo:rsid="014d6fa3" style:font-weight-asian="normal" style:font-weight-complex="normal"/>
    </style:style>
    <style:style style:name="T153" style:family="text">
      <style:text-properties fo:color="#0000ff" fo:font-style="normal" fo:font-weight="normal" officeooo:rsid="0151b86d" style:font-style-asian="normal" style:font-weight-asian="normal" style:font-style-complex="normal" style:font-weight-complex="normal"/>
    </style:style>
    <style:style style:name="T154" style:family="text">
      <style:text-properties fo:color="#008000"/>
    </style:style>
    <style:style style:name="T155" style:family="text">
      <style:text-properties fo:color="#008000" fo:font-style="italic" style:font-style-asian="italic" style:font-style-complex="italic"/>
    </style:style>
    <style:style style:name="T156" style:family="text">
      <style:text-properties fo:color="#008000" fo:font-style="italic" officeooo:rsid="0011b025" style:font-style-asian="italic" style:font-style-complex="italic"/>
    </style:style>
    <style:style style:name="T157" style:family="text">
      <style:text-properties fo:color="#008000" fo:font-style="italic" officeooo:rsid="0013daba" style:font-style-asian="italic" style:font-style-complex="italic"/>
    </style:style>
    <style:style style:name="T158" style:family="text">
      <style:text-properties fo:color="#008000" fo:font-style="italic" officeooo:rsid="009f187e" style:font-style-asian="italic" style:font-style-complex="italic"/>
    </style:style>
    <style:style style:name="T159" style:family="text">
      <style:text-properties fo:color="#008000" officeooo:rsid="0013daba"/>
    </style:style>
    <style:style style:name="T160" style:family="text">
      <style:text-properties fo:color="#008000" officeooo:rsid="00acfb9d"/>
    </style:style>
    <style:style style:name="T161" style:family="text">
      <style:text-properties fo:color="#008000" fo:font-weight="normal" officeooo:rsid="007ca694" style:font-weight-asian="normal" style:font-weight-complex="normal"/>
    </style:style>
    <style:style style:name="T162" style:family="text">
      <style:text-properties fo:color="#ff00ff"/>
    </style:style>
    <style:style style:name="T163" style:family="text">
      <style:text-properties fo:color="#ff00ff" fo:font-style="italic" officeooo:rsid="0011b025" style:font-style-asian="italic" style:font-style-complex="italic"/>
    </style:style>
    <style:style style:name="T164" style:family="text">
      <style:text-properties fo:color="#ff00ff" fo:font-style="italic" officeooo:rsid="0013daba" style:font-style-asian="italic" style:font-style-complex="italic"/>
    </style:style>
    <style:style style:name="T165" style:family="text">
      <style:text-properties fo:color="#ff00ff" fo:font-style="italic" officeooo:rsid="00186c3f" style:font-style-asian="italic" style:font-style-complex="italic"/>
    </style:style>
    <style:style style:name="T166" style:family="text">
      <style:text-properties fo:color="#ff00ff" officeooo:rsid="00186c3f"/>
    </style:style>
    <style:style style:name="T167" style:family="text">
      <style:text-properties fo:color="#ff00ff" officeooo:rsid="00acfb9d"/>
    </style:style>
    <style:style style:name="T168" style:family="text">
      <style:text-properties fo:color="#1e90ff"/>
    </style:style>
    <style:style style:name="T169" style:family="text">
      <style:text-properties fo:color="#1e90ff" fo:font-style="italic" style:font-style-asian="italic" style:font-style-complex="italic"/>
    </style:style>
    <style:style style:name="T170" style:family="text">
      <style:text-properties fo:color="#1e90ff" fo:font-style="italic" officeooo:rsid="0013daba" style:font-style-asian="italic" style:font-style-complex="italic"/>
    </style:style>
    <style:style style:name="T171" style:family="text">
      <style:text-properties fo:color="#1e90ff" fo:font-style="italic" officeooo:rsid="00186c3f" style:font-style-asian="italic" style:font-style-complex="italic"/>
    </style:style>
    <style:style style:name="T172" style:family="text">
      <style:text-properties fo:color="#1e90ff" fo:font-style="italic" officeooo:rsid="0011b025" style:font-style-asian="italic" style:font-style-complex="italic"/>
    </style:style>
    <style:style style:name="T173" style:family="text">
      <style:text-properties fo:color="#1e90ff" officeooo:rsid="0013daba"/>
    </style:style>
    <style:style style:name="T174" style:family="text">
      <style:text-properties fo:color="#1e90ff" officeooo:rsid="00186c3f"/>
    </style:style>
    <style:style style:name="T175" style:family="text">
      <style:text-properties officeooo:rsid="0013daba"/>
    </style:style>
    <style:style style:name="T176" style:family="text">
      <style:text-properties fo:font-style="normal" style:font-style-asian="normal" style:font-style-complex="normal"/>
    </style:style>
    <style:style style:name="T177" style:family="text">
      <style:text-properties fo:font-style="normal" officeooo:rsid="00134990" style:font-style-asian="normal" style:font-style-complex="normal"/>
    </style:style>
    <style:style style:name="T178" style:family="text">
      <style:text-properties fo:font-style="normal" officeooo:rsid="0013daba" style:font-style-asian="normal" style:font-style-complex="normal"/>
    </style:style>
    <style:style style:name="T179" style:family="text">
      <style:text-properties fo:font-style="normal" officeooo:rsid="00154f37" style:font-style-asian="normal" style:font-style-complex="normal"/>
    </style:style>
    <style:style style:name="T180" style:family="text">
      <style:text-properties fo:font-style="normal" officeooo:rsid="001819bc" style:font-style-asian="normal" style:font-style-complex="normal"/>
    </style:style>
    <style:style style:name="T181" style:family="text">
      <style:text-properties fo:font-style="normal" officeooo:rsid="00186c3f" style:font-style-asian="normal" style:font-style-complex="normal"/>
    </style:style>
    <style:style style:name="T182" style:family="text">
      <style:text-properties fo:font-style="normal" officeooo:rsid="0018e013" style:font-style-asian="normal" style:font-style-complex="normal"/>
    </style:style>
    <style:style style:name="T183" style:family="text">
      <style:text-properties fo:font-style="normal" officeooo:rsid="001c0ef5" style:font-style-asian="normal" style:font-style-complex="normal"/>
    </style:style>
    <style:style style:name="T184" style:family="text">
      <style:text-properties fo:font-style="normal" officeooo:rsid="0055a125" style:font-style-asian="normal" style:font-style-complex="normal"/>
    </style:style>
    <style:style style:name="T185" style:family="text">
      <style:text-properties fo:font-style="normal" officeooo:rsid="005fb5cb" style:font-style-asian="normal" style:font-style-complex="normal"/>
    </style:style>
    <style:style style:name="T186" style:family="text">
      <style:text-properties fo:font-style="normal" officeooo:rsid="00607814" style:font-style-asian="normal" style:font-style-complex="normal"/>
    </style:style>
    <style:style style:name="T187" style:family="text">
      <style:text-properties fo:font-style="normal" officeooo:rsid="00616041" style:font-style-asian="normal" style:font-style-complex="normal"/>
    </style:style>
    <style:style style:name="T188" style:family="text">
      <style:text-properties fo:font-style="normal" officeooo:rsid="0063f681" style:font-style-asian="normal" style:font-style-complex="normal"/>
    </style:style>
    <style:style style:name="T189" style:family="text">
      <style:text-properties fo:font-style="normal" officeooo:rsid="00644350" style:font-style-asian="normal" style:font-style-complex="normal"/>
    </style:style>
    <style:style style:name="T190" style:family="text">
      <style:text-properties fo:font-style="normal" officeooo:rsid="006579dd" style:font-style-asian="normal" style:font-style-complex="normal"/>
    </style:style>
    <style:style style:name="T191" style:family="text">
      <style:text-properties fo:font-style="normal" officeooo:rsid="0068aca7" style:font-style-asian="normal" style:font-style-complex="normal"/>
    </style:style>
    <style:style style:name="T192" style:family="text">
      <style:text-properties fo:font-style="normal" officeooo:rsid="0069ae1a" style:font-style-asian="normal" style:font-style-complex="normal"/>
    </style:style>
    <style:style style:name="T193" style:family="text">
      <style:text-properties fo:font-style="normal" officeooo:rsid="006b8991" style:font-style-asian="normal" style:font-style-complex="normal"/>
    </style:style>
    <style:style style:name="T194" style:family="text">
      <style:text-properties fo:font-style="normal" officeooo:rsid="0069643a" style:font-style-asian="normal" style:font-style-complex="normal"/>
    </style:style>
    <style:style style:name="T195" style:family="text">
      <style:text-properties fo:font-style="normal" officeooo:rsid="006f66ec" style:font-style-asian="normal" style:font-style-complex="normal"/>
    </style:style>
    <style:style style:name="T196" style:family="text">
      <style:text-properties fo:font-style="normal" officeooo:rsid="006d78d1" style:font-style-asian="normal" style:font-style-complex="normal"/>
    </style:style>
    <style:style style:name="T197" style:family="text">
      <style:text-properties fo:font-style="normal" officeooo:rsid="0071baff" style:font-style-asian="normal" style:font-style-complex="normal"/>
    </style:style>
    <style:style style:name="T198" style:family="text">
      <style:text-properties fo:font-style="normal" officeooo:rsid="00751d17" style:font-style-asian="normal" style:font-style-complex="normal"/>
    </style:style>
    <style:style style:name="T199" style:family="text">
      <style:text-properties fo:font-style="normal" officeooo:rsid="0075c7db" style:font-style-asian="normal" style:font-style-complex="normal"/>
    </style:style>
    <style:style style:name="T200" style:family="text">
      <style:text-properties fo:font-style="normal" officeooo:rsid="007b2101" style:font-style-asian="normal" style:font-style-complex="normal"/>
    </style:style>
    <style:style style:name="T201" style:family="text">
      <style:text-properties fo:font-style="normal" officeooo:rsid="007d92ff" style:font-style-asian="normal" style:font-style-complex="normal"/>
    </style:style>
    <style:style style:name="T202" style:family="text">
      <style:text-properties fo:font-style="normal" officeooo:rsid="00819260" style:font-style-asian="normal" style:font-style-complex="normal"/>
    </style:style>
    <style:style style:name="T203" style:family="text">
      <style:text-properties fo:font-style="normal" officeooo:rsid="008478a0" style:font-style-asian="normal" style:font-style-complex="normal"/>
    </style:style>
    <style:style style:name="T204" style:family="text">
      <style:text-properties fo:font-style="normal" officeooo:rsid="0085ac68" style:font-style-asian="normal" style:font-style-complex="normal"/>
    </style:style>
    <style:style style:name="T205" style:family="text">
      <style:text-properties fo:font-style="normal" officeooo:rsid="00941a11" style:font-style-asian="normal" style:font-style-complex="normal"/>
    </style:style>
    <style:style style:name="T206" style:family="text">
      <style:text-properties fo:font-style="normal" officeooo:rsid="009d5b59" style:font-style-asian="normal" style:font-style-complex="normal"/>
    </style:style>
    <style:style style:name="T207" style:family="text">
      <style:text-properties fo:font-style="normal" officeooo:rsid="009ec4fc" style:font-style-asian="normal" style:font-style-complex="normal"/>
    </style:style>
    <style:style style:name="T208" style:family="text">
      <style:text-properties fo:font-style="normal" officeooo:rsid="00a6f347" style:font-style-asian="normal" style:font-style-complex="normal"/>
    </style:style>
    <style:style style:name="T209" style:family="text">
      <style:text-properties fo:font-style="normal" officeooo:rsid="00a1e031" style:font-style-asian="normal" style:font-style-complex="normal"/>
    </style:style>
    <style:style style:name="T210" style:family="text">
      <style:text-properties fo:font-style="normal" officeooo:rsid="00acfb9d" style:font-style-asian="normal" style:font-style-complex="normal"/>
    </style:style>
    <style:style style:name="T211" style:family="text">
      <style:text-properties fo:font-style="normal" officeooo:rsid="00af3424" style:font-style-asian="normal" style:font-style-complex="normal"/>
    </style:style>
    <style:style style:name="T212" style:family="text">
      <style:text-properties fo:font-style="normal" officeooo:rsid="00ba819c" style:font-style-asian="normal" style:font-style-complex="normal"/>
    </style:style>
    <style:style style:name="T213" style:family="text">
      <style:text-properties fo:font-style="normal" officeooo:rsid="00bbf4cd" style:font-style-asian="normal" style:font-style-complex="normal"/>
    </style:style>
    <style:style style:name="T214" style:family="text">
      <style:text-properties fo:font-style="normal" officeooo:rsid="00bc5e43" style:font-style-asian="normal" style:font-style-complex="normal"/>
    </style:style>
    <style:style style:name="T215" style:family="text">
      <style:text-properties fo:font-style="normal" officeooo:rsid="00bdd473" style:font-style-asian="normal" style:font-style-complex="normal"/>
    </style:style>
    <style:style style:name="T216" style:family="text">
      <style:text-properties fo:font-style="normal" officeooo:rsid="00c12d1c" style:font-style-asian="normal" style:font-style-complex="normal"/>
    </style:style>
    <style:style style:name="T217" style:family="text">
      <style:text-properties fo:font-style="normal" officeooo:rsid="00c2c999" style:font-style-asian="normal" style:font-style-complex="normal"/>
    </style:style>
    <style:style style:name="T218" style:family="text">
      <style:text-properties fo:font-style="normal" officeooo:rsid="00c495da" style:font-style-asian="normal" style:font-style-complex="normal"/>
    </style:style>
    <style:style style:name="T219" style:family="text">
      <style:text-properties fo:font-style="normal" officeooo:rsid="00c50878" style:font-style-asian="normal" style:font-style-complex="normal"/>
    </style:style>
    <style:style style:name="T220" style:family="text">
      <style:text-properties fo:font-style="normal" officeooo:rsid="0066b31e" style:font-style-asian="normal" style:font-style-complex="normal"/>
    </style:style>
    <style:style style:name="T221" style:family="text">
      <style:text-properties fo:font-style="normal" officeooo:rsid="00684bfc" style:font-style-asian="normal" style:font-style-complex="normal"/>
    </style:style>
    <style:style style:name="T222" style:family="text">
      <style:text-properties fo:font-style="normal" officeooo:rsid="00c7021f" style:font-style-asian="normal" style:font-style-complex="normal"/>
    </style:style>
    <style:style style:name="T223" style:family="text">
      <style:text-properties fo:font-style="normal" officeooo:rsid="00c7cebc" style:font-style-asian="normal" style:font-style-complex="normal"/>
    </style:style>
    <style:style style:name="T224" style:family="text">
      <style:text-properties fo:font-style="normal" officeooo:rsid="00c88326" style:font-style-asian="normal" style:font-style-complex="normal"/>
    </style:style>
    <style:style style:name="T225" style:family="text">
      <style:text-properties fo:font-style="normal" officeooo:rsid="00d63bc5" style:font-style-asian="normal" style:font-style-complex="normal"/>
    </style:style>
    <style:style style:name="T226" style:family="text">
      <style:text-properties fo:font-style="normal" officeooo:rsid="00dd44af" style:font-style-asian="normal" style:font-style-complex="normal"/>
    </style:style>
    <style:style style:name="T227" style:family="text">
      <style:text-properties fo:font-style="normal" officeooo:rsid="00eb49f4" style:font-style-asian="normal" style:font-style-complex="normal"/>
    </style:style>
    <style:style style:name="T228" style:family="text">
      <style:text-properties fo:font-style="normal" officeooo:rsid="010c3ac9" style:font-style-asian="normal" style:font-style-complex="normal"/>
    </style:style>
    <style:style style:name="T229" style:family="text">
      <style:text-properties fo:font-style="normal" officeooo:rsid="010c4cb4" style:font-style-asian="normal" style:font-style-complex="normal"/>
    </style:style>
    <style:style style:name="T230" style:family="text">
      <style:text-properties fo:font-style="normal" officeooo:rsid="010da598" style:font-style-asian="normal" style:font-style-complex="normal"/>
    </style:style>
    <style:style style:name="T231" style:family="text">
      <style:text-properties fo:font-style="normal" officeooo:rsid="010f5523" style:font-style-asian="normal" style:font-style-complex="normal"/>
    </style:style>
    <style:style style:name="T232" style:family="text">
      <style:text-properties fo:font-style="normal" officeooo:rsid="0111d037" style:font-style-asian="normal" style:font-style-complex="normal"/>
    </style:style>
    <style:style style:name="T233" style:family="text">
      <style:text-properties fo:font-style="normal" officeooo:rsid="01148430" style:font-style-asian="normal" style:font-style-complex="normal"/>
    </style:style>
    <style:style style:name="T234" style:family="text">
      <style:text-properties fo:font-style="normal" officeooo:rsid="01190d75" style:font-style-asian="normal" style:font-style-complex="normal"/>
    </style:style>
    <style:style style:name="T235" style:family="text">
      <style:text-properties fo:font-style="normal" officeooo:rsid="011511c0" style:font-style-asian="normal" style:font-style-complex="normal"/>
    </style:style>
    <style:style style:name="T236" style:family="text">
      <style:text-properties fo:font-style="normal" officeooo:rsid="011e7671" style:font-style-asian="normal" style:font-style-complex="normal"/>
    </style:style>
    <style:style style:name="T237" style:family="text">
      <style:text-properties fo:font-style="normal" officeooo:rsid="01206a6e" style:font-style-asian="normal" style:font-style-complex="normal"/>
    </style:style>
    <style:style style:name="T238" style:family="text">
      <style:text-properties fo:font-style="normal" officeooo:rsid="008c034a" style:font-style-asian="normal" style:font-style-complex="normal"/>
    </style:style>
    <style:style style:name="T239" style:family="text">
      <style:text-properties fo:font-style="normal" officeooo:rsid="0128c6e8" style:font-style-asian="normal" style:font-style-complex="normal"/>
    </style:style>
    <style:style style:name="T240" style:family="text">
      <style:text-properties fo:font-style="normal" officeooo:rsid="012b24b3" style:font-style-asian="normal" style:font-style-complex="normal"/>
    </style:style>
    <style:style style:name="T241" style:family="text">
      <style:text-properties fo:font-style="normal" officeooo:rsid="012cecd7" style:font-style-asian="normal" style:font-style-complex="normal"/>
    </style:style>
    <style:style style:name="T242" style:family="text">
      <style:text-properties fo:font-style="normal" officeooo:rsid="012e9465" style:font-style-asian="normal" style:font-style-complex="normal"/>
    </style:style>
    <style:style style:name="T243" style:family="text">
      <style:text-properties fo:font-style="normal" officeooo:rsid="01305c41" style:font-style-asian="normal" style:font-style-complex="normal"/>
    </style:style>
    <style:style style:name="T244" style:family="text">
      <style:text-properties fo:font-style="normal" officeooo:rsid="01494a68" style:font-style-asian="normal" style:font-style-complex="normal"/>
    </style:style>
    <style:style style:name="T245" style:family="text">
      <style:text-properties fo:font-style="normal" officeooo:rsid="014be95f" style:font-style-asian="normal" style:font-style-complex="normal"/>
    </style:style>
    <style:style style:name="T246" style:family="text">
      <style:text-properties fo:font-style="normal" officeooo:rsid="000fecca" style:font-style-asian="normal" style:font-style-complex="normal"/>
    </style:style>
    <style:style style:name="T247" style:family="text">
      <style:text-properties fo:font-style="normal" officeooo:rsid="00b41267" style:font-style-asian="normal" style:font-style-complex="normal"/>
    </style:style>
    <style:style style:name="T248" style:family="text">
      <style:text-properties fo:font-style="normal" officeooo:rsid="0174886a" style:font-style-asian="normal" style:font-style-complex="normal"/>
    </style:style>
    <style:style style:name="T2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de879e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4450ff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113860e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style:font-style-asian="normal" style:font-style-complex="normal"/>
    </style:style>
    <style:style style:name="T334" style:family="text">
      <style:text-properties fo:font-style="normal" style:text-underline-style="none" officeooo:rsid="00bbbf73" style:font-style-asian="normal" style:font-style-complex="normal"/>
    </style:style>
    <style:style style:name="T335" style:family="text">
      <style:text-properties fo:font-style="normal" style:text-underline-style="none" officeooo:rsid="08e9819c" style:font-style-asian="normal" style:font-style-complex="normal"/>
    </style:style>
    <style:style style:name="T336" style:family="text">
      <style:text-properties fo:font-style="normal" style:text-underline-style="none" officeooo:rsid="00be4749" style:font-style-asian="normal" style:font-style-complex="normal"/>
    </style:style>
    <style:style style:name="T337" style:family="text">
      <style:text-properties fo:font-style="normal" style:text-underline-style="none" officeooo:rsid="00d708a6" style:font-style-asian="normal" style:font-style-complex="normal"/>
    </style:style>
    <style:style style:name="T338" style:family="text">
      <style:text-properties fo:font-style="normal" style:text-underline-style="none" officeooo:rsid="00ec1e8c" style:font-style-asian="normal" style:font-style-complex="normal"/>
    </style:style>
    <style:style style:name="T339" style:family="text">
      <style:text-properties fo:font-style="normal" style:text-underline-style="none" officeooo:rsid="00d9c9e4" style:font-style-asian="normal" style:font-style-complex="normal"/>
    </style:style>
    <style:style style:name="T340" style:family="text">
      <style:text-properties fo:font-style="normal" style:text-underline-style="none" officeooo:rsid="08f0811a" style:font-style-asian="normal" style:font-style-complex="normal"/>
    </style:style>
    <style:style style:name="T341" style:family="text">
      <style:text-properties fo:font-style="normal" style:text-underline-style="none" officeooo:rsid="010f422a" style:font-style-asian="normal" style:font-style-complex="normal"/>
    </style:style>
    <style:style style:name="T342" style:family="text">
      <style:text-properties fo:font-style="normal" style:text-underline-style="none" officeooo:rsid="00476ae1" style:font-style-asian="normal" style:font-style-complex="normal"/>
    </style:style>
    <style:style style:name="T343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bold" officeooo:rsid="014be95f" style:font-style-asian="normal" style:font-weight-asian="bold" style:font-style-complex="normal" style:font-weight-complex="bold"/>
    </style:style>
    <style:style style:name="T348" style:family="text">
      <style:text-properties fo:font-style="normal" fo:font-weight="bold" officeooo:rsid="010ab710" style:font-style-asian="normal" style:font-weight-asian="bold" style:font-style-complex="normal" style:font-weight-complex="bold"/>
    </style:style>
    <style:style style:name="T349" style:family="text">
      <style:text-properties officeooo:rsid="00154f37"/>
    </style:style>
    <style:style style:name="T350" style:family="text">
      <style:text-properties officeooo:rsid="0016b56f"/>
    </style:style>
    <style:style style:name="T351" style:family="text">
      <style:text-properties officeooo:rsid="00186c3f"/>
    </style:style>
    <style:style style:name="T352" style:family="text">
      <style:text-properties fo:color="#228b22" fo:font-style="italic" officeooo:rsid="00186c3f" style:font-style-asian="italic" style:font-style-complex="italic"/>
    </style:style>
    <style:style style:name="T353" style:family="text">
      <style:text-properties fo:color="#8b4513"/>
    </style:style>
    <style:style style:name="T354" style:family="text">
      <style:text-properties fo:color="#8b4513" officeooo:rsid="00186c3f"/>
    </style:style>
    <style:style style:name="T355" style:family="text">
      <style:text-properties officeooo:rsid="00205d85"/>
    </style:style>
    <style:style style:name="T356" style:family="text">
      <style:text-properties officeooo:rsid="001c5680"/>
    </style:style>
    <style:style style:name="T357" style:family="text">
      <style:text-properties officeooo:rsid="001e2fb9"/>
    </style:style>
    <style:style style:name="T358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59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officeooo:rsid="00a75993" style:font-weight-asian="bold" style:font-weight-complex="bold"/>
    </style:style>
    <style:style style:name="T362" style:family="text">
      <style:text-properties fo:font-weight="bold" officeooo:rsid="00beb82f" style:font-weight-asian="bold" style:font-weight-complex="bold"/>
    </style:style>
    <style:style style:name="T363" style:family="text">
      <style:text-properties fo:font-weight="bold" officeooo:rsid="00476ae1" style:font-weight-asian="bold" style:font-weight-complex="bold"/>
    </style:style>
    <style:style style:name="T364" style:family="text">
      <style:text-properties fo:font-weight="bold" officeooo:rsid="013013d9" style:font-weight-asian="bold" style:font-weight-complex="bold"/>
    </style:style>
    <style:style style:name="T365" style:family="text">
      <style:text-properties fo:font-weight="bold" officeooo:rsid="0053faec" style:font-weight-asian="bold" style:font-weight-complex="bold"/>
    </style:style>
    <style:style style:name="T366" style:family="text">
      <style:text-properties fo:font-weight="bold" officeooo:rsid="00bfa17d" style:font-weight-asian="bold" style:font-weight-complex="bold"/>
    </style:style>
    <style:style style:name="T367" style:family="text">
      <style:text-properties fo:font-weight="bold" officeooo:rsid="02a94de9" style:font-weight-asian="bold" style:font-weight-complex="bold"/>
    </style:style>
    <style:style style:name="T368" style:family="text">
      <style:text-properties fo:font-weight="bold" officeooo:rsid="00912fec" style:font-weight-asian="bold" style:font-weight-complex="bold"/>
    </style:style>
    <style:style style:name="T369" style:family="text">
      <style:text-properties fo:font-weight="bold" officeooo:rsid="008eb3ea" style:font-weight-asian="bold" style:font-weight-complex="bold"/>
    </style:style>
    <style:style style:name="T370" style:family="text">
      <style:text-properties fo:font-weight="bold" officeooo:rsid="00939859" style:font-weight-asian="bold" style:font-weight-complex="bold"/>
    </style:style>
    <style:style style:name="T371" style:family="text">
      <style:text-properties fo:font-weight="bold" officeooo:rsid="00a35d76" style:font-weight-asian="bold" style:font-weight-complex="bold"/>
    </style:style>
    <style:style style:name="T372" style:family="text">
      <style:text-properties fo:font-weight="bold" officeooo:rsid="00a6f347" style:font-weight-asian="bold" style:font-weight-complex="bold"/>
    </style:style>
    <style:style style:name="T373" style:family="text">
      <style:text-properties fo:font-weight="bold" officeooo:rsid="00ba819c" style:font-weight-asian="bold" style:font-weight-complex="bold"/>
    </style:style>
    <style:style style:name="T374" style:family="text">
      <style:text-properties fo:font-weight="bold" officeooo:rsid="00c50878" style:font-weight-asian="bold" style:font-weight-complex="bold"/>
    </style:style>
    <style:style style:name="T375" style:family="text">
      <style:text-properties fo:font-weight="bold" officeooo:rsid="00dd44af" style:font-weight-asian="bold" style:font-weight-complex="bold"/>
    </style:style>
    <style:style style:name="T376" style:family="text">
      <style:text-properties fo:font-weight="bold" officeooo:rsid="00f4c6c5" style:font-weight-asian="bold" style:font-weight-complex="bold"/>
    </style:style>
    <style:style style:name="T377" style:family="text">
      <style:text-properties fo:font-weight="bold" officeooo:rsid="00fc67ff" style:font-weight-asian="bold" style:font-weight-complex="bold"/>
    </style:style>
    <style:style style:name="T378" style:family="text">
      <style:text-properties fo:font-weight="bold" officeooo:rsid="00751d17" style:font-weight-asian="bold" style:font-weight-complex="bold"/>
    </style:style>
    <style:style style:name="T379" style:family="text">
      <style:text-properties fo:font-weight="bold" officeooo:rsid="0134038e" style:font-weight-asian="bold" style:font-weight-complex="bold"/>
    </style:style>
    <style:style style:name="T380" style:family="text">
      <style:text-properties fo:font-weight="bold" officeooo:rsid="01305c41" style:font-weight-asian="bold" style:font-weight-complex="bold"/>
    </style:style>
    <style:style style:name="T381" style:family="text">
      <style:text-properties fo:font-weight="bold" officeooo:rsid="02070606" style:font-weight-asian="bold" style:font-weight-complex="bold"/>
    </style:style>
    <style:style style:name="T382" style:family="text">
      <style:text-properties fo:font-weight="bold" officeooo:rsid="0206e857" style:font-weight-asian="bold" style:font-weight-complex="bold"/>
    </style:style>
    <style:style style:name="T383" style:family="text">
      <style:text-properties officeooo:rsid="0034ed8b"/>
    </style:style>
    <style:style style:name="T384" style:family="text">
      <style:text-properties fo:font-weight="normal" style:font-weight-asian="normal" style:font-weight-complex="normal"/>
    </style:style>
    <style:style style:name="T385" style:family="text">
      <style:text-properties fo:font-weight="normal" officeooo:rsid="00912fec" style:font-weight-asian="normal" style:font-weight-complex="normal"/>
    </style:style>
    <style:style style:name="T386" style:family="text">
      <style:text-properties fo:font-weight="normal" officeooo:rsid="02b807dc" style:font-weight-asian="normal" style:font-weight-complex="normal"/>
    </style:style>
    <style:style style:name="T387" style:family="text">
      <style:text-properties fo:font-weight="normal" officeooo:rsid="00bbbf73" style:font-weight-asian="normal" style:font-weight-complex="normal"/>
    </style:style>
    <style:style style:name="T388" style:family="text">
      <style:text-properties fo:font-weight="normal" officeooo:rsid="002ba0e7" style:font-weight-asian="normal" style:font-weight-complex="normal"/>
    </style:style>
    <style:style style:name="T389" style:family="text">
      <style:text-properties fo:font-weight="normal" officeooo:rsid="00bfa17d" style:font-weight-asian="normal" style:font-weight-complex="normal"/>
    </style:style>
    <style:style style:name="T390" style:family="text">
      <style:text-properties fo:font-weight="normal" officeooo:rsid="02a94de9" style:font-weight-asian="normal" style:font-weight-complex="normal"/>
    </style:style>
    <style:style style:name="T391" style:family="text">
      <style:text-properties fo:font-weight="normal" officeooo:rsid="004450ff" style:font-weight-asian="normal" style:font-weight-complex="normal"/>
    </style:style>
    <style:style style:name="T392" style:family="text">
      <style:text-properties fo:font-weight="normal" officeooo:rsid="01113d34" style:font-weight-asian="normal" style:font-weight-complex="normal"/>
    </style:style>
    <style:style style:name="T393" style:family="text">
      <style:text-properties fo:font-weight="normal" officeooo:rsid="00476ae1" style:font-weight-asian="normal" style:font-weight-complex="normal"/>
    </style:style>
    <style:style style:name="T394" style:family="text">
      <style:text-properties fo:font-weight="normal" officeooo:rsid="08ad15c9" style:font-weight-asian="normal" style:font-weight-complex="normal"/>
    </style:style>
    <style:style style:name="T395" style:family="text">
      <style:text-properties fo:font-weight="normal" officeooo:rsid="008eb3ea" style:font-weight-asian="normal" style:font-weight-complex="normal"/>
    </style:style>
    <style:style style:name="T396" style:family="text">
      <style:text-properties fo:font-weight="normal" officeooo:rsid="00939859" style:font-weight-asian="normal" style:font-weight-complex="normal"/>
    </style:style>
    <style:style style:name="T397" style:family="text">
      <style:text-properties fo:font-weight="normal" officeooo:rsid="00941a11" style:font-weight-asian="normal" style:font-weight-complex="normal"/>
    </style:style>
    <style:style style:name="T398" style:family="text">
      <style:text-properties fo:font-weight="normal" officeooo:rsid="00dd44af" style:font-weight-asian="normal" style:font-weight-complex="normal"/>
    </style:style>
    <style:style style:name="T399" style:family="text">
      <style:text-properties fo:font-weight="normal" officeooo:rsid="00e1ae30" style:font-weight-asian="normal" style:font-weight-complex="normal"/>
    </style:style>
    <style:style style:name="T400" style:family="text">
      <style:text-properties fo:font-weight="normal" officeooo:rsid="00f4c6c5" style:font-weight-asian="normal" style:font-weight-complex="normal"/>
    </style:style>
    <style:style style:name="T401" style:family="text">
      <style:text-properties fo:font-weight="normal" officeooo:rsid="00f51685" style:font-weight-asian="normal" style:font-weight-complex="normal"/>
    </style:style>
    <style:style style:name="T402" style:family="text">
      <style:text-properties fo:font-weight="normal" officeooo:rsid="00fc67ff" style:font-weight-asian="normal" style:font-weight-complex="normal"/>
    </style:style>
    <style:style style:name="T403" style:family="text">
      <style:text-properties fo:font-weight="normal" officeooo:rsid="00fdd3aa" style:font-weight-asian="normal" style:font-weight-complex="normal"/>
    </style:style>
    <style:style style:name="T404" style:family="text">
      <style:text-properties fo:font-weight="normal" officeooo:rsid="012e9465" style:font-weight-asian="normal" style:font-weight-complex="normal"/>
    </style:style>
    <style:style style:name="T405" style:family="text">
      <style:text-properties fo:font-weight="normal" officeooo:rsid="012edf56" style:font-weight-asian="normal" style:font-weight-complex="normal"/>
    </style:style>
    <style:style style:name="T406" style:family="text">
      <style:text-properties fo:font-weight="normal" officeooo:rsid="01305c41" style:font-weight-asian="normal" style:font-weight-complex="normal"/>
    </style:style>
    <style:style style:name="T407" style:family="text">
      <style:text-properties fo:font-weight="normal" officeooo:rsid="0134038e" style:font-weight-asian="normal" style:font-weight-complex="normal"/>
    </style:style>
    <style:style style:name="T408" style:family="text">
      <style:text-properties fo:font-weight="normal" officeooo:rsid="0139bd35" style:font-weight-asian="normal" style:font-weight-complex="normal"/>
    </style:style>
    <style:style style:name="T409" style:family="text">
      <style:text-properties fo:font-weight="normal" officeooo:rsid="01401741" style:font-weight-asian="normal" style:font-weight-complex="normal"/>
    </style:style>
    <style:style style:name="T410" style:family="text">
      <style:text-properties fo:font-weight="normal" officeooo:rsid="0142451b" style:font-weight-asian="normal" style:font-weight-complex="normal"/>
    </style:style>
    <style:style style:name="T411" style:family="text">
      <style:text-properties fo:font-weight="normal" officeooo:rsid="0149fc19" style:font-weight-asian="normal" style:font-weight-complex="normal"/>
    </style:style>
    <style:style style:name="T412" style:family="text">
      <style:text-properties fo:font-weight="normal" officeooo:rsid="014be95f" style:font-weight-asian="normal" style:font-weight-complex="normal"/>
    </style:style>
    <style:style style:name="T413" style:family="text">
      <style:text-properties fo:font-weight="normal" officeooo:rsid="03ee7eb1" style:font-weight-asian="normal" style:font-weight-complex="normal"/>
    </style:style>
    <style:style style:name="T414" style:family="text">
      <style:text-properties fo:font-weight="normal" officeooo:rsid="045e6749" style:font-weight-asian="normal" style:font-weight-complex="normal"/>
    </style:style>
    <style:style style:name="T415" style:family="text">
      <style:text-properties fo:font-weight="normal" officeooo:rsid="04602400" style:font-weight-asian="normal" style:font-weight-complex="normal"/>
    </style:style>
    <style:style style:name="T416" style:family="text">
      <style:text-properties style:use-window-font-color="true"/>
    </style:style>
    <style:style style:name="T417" style:family="text">
      <style:text-properties style:use-window-font-color="true" fo:font-weight="bold" style:font-weight-asian="bold" style:font-weight-complex="bold"/>
    </style:style>
    <style:style style:name="T418" style:family="text">
      <style:text-properties style:use-window-font-color="true" fo:font-weight="bold" officeooo:rsid="0044d7a4" style:font-weight-asian="bold" style:font-weight-complex="bold"/>
    </style:style>
    <style:style style:name="T419" style:family="text">
      <style:text-properties style:use-window-font-color="true" fo:font-weight="bold" officeooo:rsid="007ca694" style:font-weight-asian="bold" style:font-weight-complex="bold"/>
    </style:style>
    <style:style style:name="T420" style:family="text">
      <style:text-properties style:use-window-font-color="true" fo:font-weight="bold" officeooo:rsid="01536dcf" style:font-weight-asian="bold" style:font-weight-complex="bold"/>
    </style:style>
    <style:style style:name="T421" style:family="text">
      <style:text-properties style:use-window-font-color="true" fo:font-weight="bold" officeooo:rsid="01549026" style:font-weight-asian="bold" style:font-weight-complex="bold"/>
    </style:style>
    <style:style style:name="T422" style:family="text">
      <style:text-properties style:use-window-font-color="true" fo:font-weight="bold" officeooo:rsid="01549d31" style:font-weight-asian="bold" style:font-weight-complex="bold"/>
    </style:style>
    <style:style style:name="T423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24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25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26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27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28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29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3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31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32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33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34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35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36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37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38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39" style:family="text">
      <style:text-properties style:use-window-font-color="true" fo:font-style="italic" officeooo:rsid="009f187e" style:font-style-asian="italic" style:font-style-complex="italic"/>
    </style:style>
    <style:style style:name="T44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41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4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43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4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45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46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47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48" style:family="text">
      <style:text-properties style:use-window-font-color="true" fo:font-style="normal" fo:font-weight="normal" officeooo:rsid="007ca694" style:font-style-asian="normal" style:font-weight-asian="normal" style:font-style-complex="normal" style:font-weight-complex="normal"/>
    </style:style>
    <style:style style:name="T44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50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51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52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53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54" style:family="text">
      <style:text-properties style:use-window-font-color="true" fo:font-style="normal" fo:font-weight="normal" officeooo:rsid="0151b86d" style:font-style-asian="normal" style:font-weight-asian="normal" style:font-style-complex="normal" style:font-weight-complex="normal"/>
    </style:style>
    <style:style style:name="T455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56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57" style:family="text">
      <style:text-properties style:use-window-font-color="true" fo:font-style="normal" fo:font-weight="normal" officeooo:rsid="01549d31" style:font-style-asian="normal" style:font-weight-asian="normal" style:font-style-complex="normal" style:font-weight-complex="normal"/>
    </style:style>
    <style:style style:name="T458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59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60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61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62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63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64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65" style:family="text">
      <style:text-properties style:use-window-font-color="true" fo:font-style="normal" style:font-style-asian="normal" style:font-style-complex="normal"/>
    </style:style>
    <style:style style:name="T466" style:family="text">
      <style:text-properties style:use-window-font-color="true" fo:font-style="normal" officeooo:rsid="0050063f" style:font-style-asian="normal" style:font-style-complex="normal"/>
    </style:style>
    <style:style style:name="T467" style:family="text">
      <style:text-properties style:use-window-font-color="true" fo:font-style="normal" officeooo:rsid="00523bf9" style:font-style-asian="normal" style:font-style-complex="normal"/>
    </style:style>
    <style:style style:name="T468" style:family="text">
      <style:text-properties style:use-window-font-color="true" fo:font-style="normal" officeooo:rsid="016f0506" style:font-style-asian="normal" style:font-style-complex="normal"/>
    </style:style>
    <style:style style:name="T469" style:family="text">
      <style:text-properties style:use-window-font-color="true" fo:font-style="normal" officeooo:rsid="0176ee1b" style:font-style-asian="normal" style:font-style-complex="normal"/>
    </style:style>
    <style:style style:name="T470" style:family="text">
      <style:text-properties style:use-window-font-color="true" fo:font-style="normal" officeooo:rsid="017029bc" style:font-style-asian="normal" style:font-style-complex="normal"/>
    </style:style>
    <style:style style:name="T471" style:family="text">
      <style:text-properties style:use-window-font-color="true" fo:font-style="normal" officeooo:rsid="00a1d04f" style:font-style-asian="normal" style:font-style-complex="normal"/>
    </style:style>
    <style:style style:name="T472" style:family="text">
      <style:text-properties style:use-window-font-color="true" fo:font-style="normal" officeooo:rsid="0050b57f" style:font-style-asian="normal" style:font-style-complex="normal"/>
    </style:style>
    <style:style style:name="T473" style:family="text">
      <style:text-properties style:use-window-font-color="true" fo:font-style="normal" officeooo:rsid="01148430" style:font-style-asian="normal" style:font-style-complex="normal"/>
    </style:style>
    <style:style style:name="T474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475" style:family="text">
      <style:text-properties style:use-window-font-color="true" officeooo:rsid="016f0506"/>
    </style:style>
    <style:style style:name="T476" style:family="text">
      <style:text-properties style:use-window-font-color="true" officeooo:rsid="009ff1c7"/>
    </style:style>
    <style:style style:name="T477" style:family="text">
      <style:text-properties style:use-window-font-color="true" fo:font-weight="normal" style:font-weight-asian="normal" style:font-weight-complex="normal"/>
    </style:style>
    <style:style style:name="T478" style:family="text">
      <style:text-properties style:use-window-font-color="true" fo:font-weight="normal" officeooo:rsid="007ca694" style:font-weight-asian="normal" style:font-weight-complex="normal"/>
    </style:style>
    <style:style style:name="T479" style:family="text">
      <style:text-properties style:use-window-font-color="true" fo:font-weight="normal" officeooo:rsid="01466326" style:font-weight-asian="normal" style:font-weight-complex="normal"/>
    </style:style>
    <style:style style:name="T480" style:family="text">
      <style:text-properties style:use-window-font-color="true" fo:font-weight="normal" officeooo:rsid="014d6fa3" style:font-weight-asian="normal" style:font-weight-complex="normal"/>
    </style:style>
    <style:style style:name="T481" style:family="text">
      <style:text-properties style:use-window-font-color="true" fo:font-weight="normal" officeooo:rsid="01536dcf" style:font-weight-asian="normal" style:font-weight-complex="normal"/>
    </style:style>
    <style:style style:name="T482" style:family="text">
      <style:text-properties style:use-window-font-color="true" fo:font-weight="normal" officeooo:rsid="01549026" style:font-weight-asian="normal" style:font-weight-complex="normal"/>
    </style:style>
    <style:style style:name="T483" style:family="text">
      <style:text-properties style:use-window-font-color="true" fo:font-weight="normal" officeooo:rsid="01549d31" style:font-weight-asian="normal" style:font-weight-complex="normal"/>
    </style:style>
    <style:style style:name="T484" style:family="text">
      <style:text-properties style:use-window-font-color="true" fo:font-weight="normal" officeooo:rsid="0159ad23" style:font-weight-asian="normal" style:font-weight-complex="normal"/>
    </style:style>
    <style:style style:name="T485" style:family="text">
      <style:text-properties style:use-window-font-color="true" fo:font-weight="normal" officeooo:rsid="015ee267" style:font-weight-asian="normal" style:font-weight-complex="normal"/>
    </style:style>
    <style:style style:name="T486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487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488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489" style:family="text">
      <style:text-properties style:use-window-font-color="true" officeooo:rsid="01549026"/>
    </style:style>
    <style:style style:name="T490" style:family="text">
      <style:text-properties style:text-underline-style="none"/>
    </style:style>
    <style:style style:name="T491" style:family="text">
      <style:text-properties style:text-underline-style="none" fo:font-weight="normal" style:font-weight-asian="normal" style:font-weight-complex="normal"/>
    </style:style>
    <style:style style:name="T492" style:family="text">
      <style:text-properties style:text-underline-style="none" fo:font-weight="normal" officeooo:rsid="0043121f" style:font-weight-asian="normal" style:font-weight-complex="normal"/>
    </style:style>
    <style:style style:name="T493" style:family="text">
      <style:text-properties style:text-underline-style="none" fo:font-weight="normal" officeooo:rsid="0044d7a4" style:font-weight-asian="normal" style:font-weight-complex="normal"/>
    </style:style>
    <style:style style:name="T494" style:family="text">
      <style:text-properties style:text-underline-style="none" fo:font-weight="normal" officeooo:rsid="00e7b674" style:font-weight-asian="normal" style:font-weight-complex="normal"/>
    </style:style>
    <style:style style:name="T495" style:family="text">
      <style:text-properties style:text-underline-style="none" fo:font-weight="normal" officeooo:rsid="002eb485" style:font-weight-asian="normal" style:font-weight-complex="normal"/>
    </style:style>
    <style:style style:name="T496" style:family="text">
      <style:text-properties style:text-underline-style="none" fo:font-weight="normal" officeooo:rsid="00d5826a" style:font-weight-asian="normal" style:font-weight-complex="normal"/>
    </style:style>
    <style:style style:name="T497" style:family="text">
      <style:text-properties style:text-underline-style="none" fo:font-weight="normal" officeooo:rsid="00476ae1" style:font-weight-asian="normal" style:font-weight-complex="normal"/>
    </style:style>
    <style:style style:name="T498" style:family="text">
      <style:text-properties style:text-underline-style="none" fo:font-weight="normal" officeooo:rsid="013282b3" style:font-weight-asian="normal" style:font-weight-complex="normal"/>
    </style:style>
    <style:style style:name="T499" style:family="text">
      <style:text-properties style:text-underline-style="none" fo:font-weight="normal" officeooo:rsid="004caf23" style:font-weight-asian="normal" style:font-weight-complex="normal"/>
    </style:style>
    <style:style style:name="T500" style:family="text">
      <style:text-properties style:text-underline-style="none" fo:font-weight="normal" officeooo:rsid="0128c6e8" style:font-weight-asian="normal" style:font-weight-complex="normal"/>
    </style:style>
    <style:style style:name="T501" style:family="text">
      <style:text-properties style:text-underline-style="none" fo:font-weight="bold" style:font-weight-asian="bold" style:font-weight-complex="bold"/>
    </style:style>
    <style:style style:name="T502" style:family="text">
      <style:text-properties style:text-underline-style="none" fo:font-weight="bold" officeooo:rsid="002eb485" style:font-weight-asian="bold" style:font-weight-complex="bold"/>
    </style:style>
    <style:style style:name="T503" style:family="text">
      <style:text-properties style:text-underline-style="none" fo:font-weight="bold" officeooo:rsid="00f74e17" style:font-weight-asian="bold" style:font-weight-complex="bold"/>
    </style:style>
    <style:style style:name="T504" style:family="text">
      <style:text-properties style:text-underline-style="none" officeooo:rsid="00bbbf73"/>
    </style:style>
    <style:style style:name="T505" style:family="text">
      <style:text-properties style:text-underline-style="none" officeooo:rsid="00d708a6"/>
    </style:style>
    <style:style style:name="T506" style:family="text">
      <style:text-properties style:text-underline-style="none" officeooo:rsid="00f74e17"/>
    </style:style>
    <style:style style:name="T507" style:family="text">
      <style:text-properties style:text-underline-style="none" officeooo:rsid="00378059"/>
    </style:style>
    <style:style style:name="T508" style:family="text">
      <style:text-properties style:text-underline-style="none" officeooo:rsid="0a1c7a91"/>
    </style:style>
    <style:style style:name="T509" style:family="text">
      <style:text-properties style:text-underline-style="none" officeooo:rsid="08ec3514"/>
    </style:style>
    <style:style style:name="T510" style:family="text">
      <style:text-properties officeooo:rsid="00722a19"/>
    </style:style>
    <style:style style:name="T511" style:family="text">
      <style:text-properties officeooo:rsid="00254a2e"/>
    </style:style>
    <style:style style:name="T512" style:family="text">
      <style:text-properties officeooo:rsid="008a06de"/>
    </style:style>
    <style:style style:name="T513" style:family="text">
      <style:text-properties officeooo:rsid="0099273a"/>
    </style:style>
    <style:style style:name="T514" style:family="text">
      <style:text-properties officeooo:rsid="01dac838"/>
    </style:style>
    <style:style style:name="T515" style:family="text">
      <style:text-properties officeooo:rsid="08e38a7d"/>
    </style:style>
    <style:style style:name="T516" style:family="text">
      <style:text-properties officeooo:rsid="00a75993"/>
    </style:style>
    <style:style style:name="T517" style:family="text">
      <style:text-properties officeooo:rsid="002ba0e7"/>
    </style:style>
    <style:style style:name="T518" style:family="text">
      <style:text-properties officeooo:rsid="00beb82f"/>
    </style:style>
    <style:style style:name="T519" style:family="text">
      <style:text-properties officeooo:rsid="00ba4170"/>
    </style:style>
    <style:style style:name="T520" style:family="text">
      <style:text-properties officeooo:rsid="00bbbf73"/>
    </style:style>
    <style:style style:name="T521" style:family="text">
      <style:text-properties officeooo:rsid="00bd3f9d"/>
    </style:style>
    <style:style style:name="T522" style:family="text">
      <style:text-properties officeooo:rsid="002f336e"/>
    </style:style>
    <style:style style:name="T523" style:family="text">
      <style:text-properties officeooo:rsid="0043008e"/>
    </style:style>
    <style:style style:name="T524" style:family="text">
      <style:text-properties officeooo:rsid="004450ff"/>
    </style:style>
    <style:style style:name="T525" style:family="text">
      <style:text-properties officeooo:rsid="00f5260b"/>
    </style:style>
    <style:style style:name="T526" style:family="text">
      <style:text-properties officeooo:rsid="010c486e"/>
    </style:style>
    <style:style style:name="T527" style:family="text">
      <style:text-properties officeooo:rsid="010db770"/>
    </style:style>
    <style:style style:name="T528" style:family="text">
      <style:text-properties officeooo:rsid="004a157b"/>
    </style:style>
    <style:style style:name="T529" style:family="text">
      <style:text-properties officeooo:rsid="013013d9"/>
    </style:style>
    <style:style style:name="T530" style:family="text">
      <style:text-properties officeooo:rsid="0137af9f"/>
    </style:style>
    <style:style style:name="T531" style:family="text">
      <style:text-properties officeooo:rsid="004acb3b"/>
    </style:style>
    <style:style style:name="T532" style:family="text">
      <style:text-properties officeooo:rsid="016860b9"/>
    </style:style>
    <style:style style:name="T533" style:family="text">
      <style:text-properties officeooo:rsid="0050b57f"/>
    </style:style>
    <style:style style:name="T534" style:family="text">
      <style:text-properties officeooo:rsid="0188ed42"/>
    </style:style>
    <style:style style:name="T535" style:family="text">
      <style:text-properties officeooo:rsid="0055a125"/>
    </style:style>
    <style:style style:name="T536" style:family="text">
      <style:text-properties officeooo:rsid="00572cb0"/>
    </style:style>
    <style:style style:name="T537" style:family="text">
      <style:text-properties officeooo:rsid="0176ee1b"/>
    </style:style>
    <style:style style:name="T538" style:family="text">
      <style:text-properties officeooo:rsid="005c5090"/>
    </style:style>
    <style:style style:name="T539" style:family="text">
      <style:text-properties officeooo:rsid="005f2637"/>
    </style:style>
    <style:style style:name="T540" style:family="text">
      <style:text-properties officeooo:rsid="005fb5cb"/>
    </style:style>
    <style:style style:name="T541" style:family="text">
      <style:text-properties officeooo:rsid="0063f681"/>
    </style:style>
    <style:style style:name="T542" style:family="text">
      <style:text-properties officeooo:rsid="00644350"/>
    </style:style>
    <style:style style:name="T543" style:family="text">
      <style:text-properties officeooo:rsid="006579dd"/>
    </style:style>
    <style:style style:name="T544" style:family="text">
      <style:text-properties officeooo:rsid="0066b31e"/>
    </style:style>
    <style:style style:name="T545" style:family="text">
      <style:text-properties officeooo:rsid="0066c57e"/>
    </style:style>
    <style:style style:name="T546" style:family="text">
      <style:text-properties officeooo:rsid="00684bfc"/>
    </style:style>
    <style:style style:name="T547" style:family="text">
      <style:text-properties officeooo:rsid="0069643a"/>
    </style:style>
    <style:style style:name="T548" style:family="text">
      <style:text-properties officeooo:rsid="00703df9"/>
    </style:style>
    <style:style style:name="T549" style:family="text">
      <style:text-properties officeooo:rsid="0072cdc4"/>
    </style:style>
    <style:style style:name="T550" style:family="text">
      <style:text-properties officeooo:rsid="00751d17"/>
    </style:style>
    <style:style style:name="T551" style:family="text">
      <style:text-properties officeooo:rsid="0076848f"/>
    </style:style>
    <style:style style:name="T552" style:family="text">
      <style:text-properties officeooo:rsid="0077a442"/>
    </style:style>
    <style:style style:name="T553" style:family="text">
      <style:text-properties officeooo:rsid="00793c0d"/>
    </style:style>
    <style:style style:name="T554" style:family="text">
      <style:text-properties officeooo:rsid="007b2101"/>
    </style:style>
    <style:style style:name="T555" style:family="text">
      <style:text-properties officeooo:rsid="007ca694"/>
    </style:style>
    <style:style style:name="T556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57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58" style:family="text">
      <style:text-properties fo:font-size="14pt" fo:font-weight="bold" style:font-size-asian="14pt" style:font-weight-asian="bold" style:font-size-complex="14pt" style:font-weight-complex="bold"/>
    </style:style>
    <style:style style:name="T559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560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561" style:family="text">
      <style:text-properties fo:font-size="14pt" fo:font-style="normal" style:font-size-asian="14pt" style:font-style-asian="normal" style:font-size-complex="14pt" style:font-style-complex="normal"/>
    </style:style>
    <style:style style:name="T562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56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64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565" style:family="text">
      <style:text-properties fo:font-size="14pt" fo:font-style="italic" style:font-size-asian="14pt" style:font-style-asian="italic" style:font-size-complex="14pt" style:font-style-complex="italic"/>
    </style:style>
    <style:style style:name="T566" style:family="text">
      <style:text-properties officeooo:rsid="007d92ff"/>
    </style:style>
    <style:style style:name="T567" style:family="text">
      <style:text-properties officeooo:rsid="007fd79d"/>
    </style:style>
    <style:style style:name="T568" style:family="text">
      <style:text-properties officeooo:rsid="00819260"/>
    </style:style>
    <style:style style:name="T569" style:family="text">
      <style:text-properties officeooo:rsid="0082c116"/>
    </style:style>
    <style:style style:name="T570" style:family="text">
      <style:text-properties officeooo:rsid="008478a0"/>
    </style:style>
    <style:style style:name="T571" style:family="text">
      <style:text-properties officeooo:rsid="00941a11"/>
    </style:style>
    <style:style style:name="T572" style:family="text">
      <style:text-properties officeooo:rsid="009d5b59"/>
    </style:style>
    <style:style style:name="T573" style:family="text">
      <style:text-properties officeooo:rsid="00a1d04f"/>
    </style:style>
    <style:style style:name="T574" style:family="text">
      <style:text-properties fo:color="#ff8c00"/>
    </style:style>
    <style:style style:name="T575" style:family="text">
      <style:text-properties fo:color="#ff8c00" fo:font-style="italic" style:font-style-asian="italic" style:font-style-complex="italic"/>
    </style:style>
    <style:style style:name="T576" style:family="text">
      <style:text-properties officeooo:rsid="00a1e031"/>
    </style:style>
    <style:style style:name="T577" style:family="text">
      <style:text-properties officeooo:rsid="00a35d76"/>
    </style:style>
    <style:style style:name="T578" style:family="text">
      <style:text-properties officeooo:rsid="00a69dce"/>
    </style:style>
    <style:style style:name="T579" style:family="text">
      <style:text-properties officeooo:rsid="00a6f347"/>
    </style:style>
    <style:style style:name="T580" style:family="text">
      <style:text-properties officeooo:rsid="00a8ca1b"/>
    </style:style>
    <style:style style:name="T581" style:family="text">
      <style:text-properties officeooo:rsid="00acfb9d"/>
    </style:style>
    <style:style style:name="T582" style:family="text">
      <style:text-properties officeooo:rsid="00ad6801"/>
    </style:style>
    <style:style style:name="T583" style:family="text">
      <style:text-properties officeooo:rsid="00b41267"/>
    </style:style>
    <style:style style:name="T584" style:family="text">
      <style:text-properties officeooo:rsid="00ba819c"/>
    </style:style>
    <style:style style:name="T585" style:family="text">
      <style:text-properties officeooo:rsid="00bbf4cd"/>
    </style:style>
    <style:style style:name="T586" style:family="text">
      <style:text-properties officeooo:rsid="00bdd473"/>
    </style:style>
    <style:style style:name="T587" style:family="text">
      <style:text-properties officeooo:rsid="00c12d1c"/>
    </style:style>
    <style:style style:name="T588" style:family="text">
      <style:text-properties officeooo:rsid="00c2c999"/>
    </style:style>
    <style:style style:name="T589" style:family="text">
      <style:text-properties officeooo:rsid="00c50878"/>
    </style:style>
    <style:style style:name="T590" style:family="text">
      <style:text-properties officeooo:rsid="00c88326"/>
    </style:style>
    <style:style style:name="T591" style:family="text">
      <style:text-properties officeooo:rsid="00cbb52c"/>
    </style:style>
    <style:style style:name="T592" style:family="text">
      <style:text-properties officeooo:rsid="00d04e1a"/>
    </style:style>
    <style:style style:name="T593" style:family="text">
      <style:text-properties officeooo:rsid="00d23a32"/>
    </style:style>
    <style:style style:name="T594" style:family="text">
      <style:text-properties officeooo:rsid="00d3f114"/>
    </style:style>
    <style:style style:name="T595" style:family="text">
      <style:text-properties officeooo:rsid="00d833d3"/>
    </style:style>
    <style:style style:name="T596" style:family="text">
      <style:text-properties officeooo:rsid="00d873e2"/>
    </style:style>
    <style:style style:name="T597" style:family="text">
      <style:text-properties officeooo:rsid="00eb49f4"/>
    </style:style>
    <style:style style:name="T598" style:family="text">
      <style:text-properties officeooo:rsid="00fb5f7f"/>
    </style:style>
    <style:style style:name="T599" style:family="text">
      <style:text-properties officeooo:rsid="00fc67ff"/>
    </style:style>
    <style:style style:name="T600" style:family="text">
      <style:text-properties officeooo:rsid="00fdd3aa"/>
    </style:style>
    <style:style style:name="T601" style:family="text">
      <style:text-properties officeooo:rsid="00ffe4b9"/>
    </style:style>
    <style:style style:name="T602" style:family="text">
      <style:text-properties officeooo:rsid="010639c7"/>
    </style:style>
    <style:style style:name="T603" style:family="text">
      <style:text-properties officeooo:rsid="010ab710"/>
    </style:style>
    <style:style style:name="T604" style:family="text">
      <style:text-properties officeooo:rsid="010ff277"/>
    </style:style>
    <style:style style:name="T605" style:family="text">
      <style:text-properties officeooo:rsid="0111d037"/>
    </style:style>
    <style:style style:name="T606" style:family="text">
      <style:text-properties officeooo:rsid="011511c0"/>
    </style:style>
    <style:style style:name="T607" style:family="text">
      <style:text-properties officeooo:rsid="01185712"/>
    </style:style>
    <style:style style:name="T608" style:family="text">
      <style:text-properties officeooo:rsid="01190d75"/>
    </style:style>
    <style:style style:name="T609" style:family="text">
      <style:text-properties officeooo:rsid="01206a6e"/>
    </style:style>
    <style:style style:name="T610" style:family="text">
      <style:text-properties officeooo:rsid="0128c6e8"/>
    </style:style>
    <style:style style:name="T611" style:family="text">
      <style:text-properties officeooo:rsid="00201bd5"/>
    </style:style>
    <style:style style:name="T612" style:family="text">
      <style:text-properties officeooo:rsid="012b24b3"/>
    </style:style>
    <style:style style:name="T613" style:family="text">
      <style:text-properties officeooo:rsid="012cecd7"/>
    </style:style>
    <style:style style:name="T614" style:family="text">
      <style:text-properties officeooo:rsid="012e9465"/>
    </style:style>
    <style:style style:name="T615" style:family="text">
      <style:text-properties officeooo:rsid="01305c41"/>
    </style:style>
    <style:style style:name="T616" style:family="text">
      <style:text-properties officeooo:rsid="0140be6f"/>
    </style:style>
    <style:style style:name="T617" style:family="text">
      <style:text-properties officeooo:rsid="0149fc19"/>
    </style:style>
    <style:style style:name="T618" style:family="text">
      <style:text-properties officeooo:rsid="014be95f"/>
    </style:style>
    <style:style style:name="T619" style:family="text">
      <style:text-properties officeooo:rsid="010185dc"/>
    </style:style>
    <style:style style:name="T620" style:family="text">
      <style:text-properties officeooo:rsid="0437fd59"/>
    </style:style>
    <style:style style:name="T621" style:family="text">
      <style:text-properties officeooo:rsid="03ee7eb1"/>
    </style:style>
    <style:style style:name="T622" style:family="text">
      <style:text-properties officeooo:rsid="03f7049e"/>
    </style:style>
    <style:style style:name="T623" style:family="text">
      <style:text-properties officeooo:rsid="0735889c"/>
    </style:style>
    <style:style style:name="T624" style:family="text">
      <style:text-properties officeooo:rsid="0739531b"/>
    </style:style>
    <style:style style:name="T625" style:family="text">
      <style:text-properties officeooo:rsid="0166b397"/>
    </style:style>
    <style:style style:name="T626" style:family="text">
      <style:text-properties officeooo:rsid="066f3d61"/>
    </style:style>
    <style:style style:name="T627" style:family="text">
      <style:text-properties officeooo:rsid="067106c6"/>
    </style:style>
    <style:style style:name="T628" style:family="text">
      <style:text-properties officeooo:rsid="08cb2076"/>
    </style:style>
    <style:style style:name="T629" style:family="text">
      <style:text-properties officeooo:rsid="066eea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75">совершенное</text:span> автор<text:span text:style-name="T175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2"><text:span text:style-name="T1">Помимо </text:span><text:span text:style-name="T131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49">одним или несколькими </text:span><text:span text:style-name="T1">существительным</text:span><text:span text:style-name="T349">и</text:span><text:span text:style-name="T1">, перед которым</text:span><text:span text:style-name="T350">и</text:span><text:span text:style-name="T1"> обычно идет предлог или </text:span><text:span text:style-name="T349">инфинитив</text:span><text:span text:style-name="T1">.</text:span></text:p>
      <text:p text:style-name="P1"/>
      <text:p text:style-name="P411"><text:span text:style-name="T1">Обстоятельство описывает место, время, </text:span><text:span text:style-name="T349">или </text:span><text:span text:style-name="T1">способ действия. Оно выражено словом или группой слов, отвечающих на вопросы: «</text:span><text:span text:style-name="T179">где?»</text:span><text:span text:style-name="T248">,</text:span><text:span text:style-name="T179"> «</text:span><text:span text:style-name="T246">когда?», «</text:span><text:span text:style-name="T181">к</text:span><text:span text:style-name="T246">ак?» </text:span><text:span text:style-name="T247">(это тоже дополнение)</text:span></text:p>
      <text:p text:style-name="P68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2"><text:span text:style-name="T182">В а</text:span><text:span text:style-name="T177">нглийско</text:span><text:span text:style-name="T182">м</text:span><text:span text:style-name="T177"> предложени</text:span><text:span text:style-name="T182">и важно</text:span><text:span text:style-name="T177"> </text:span><text:span text:style-name="T184">соблюдать</text:span><text:span text:style-name="T177"> </text:span><text:span text:style-name="T182">правильн</text:span><text:span text:style-name="T184">ый</text:span><text:span text:style-name="T182"> </text:span><text:span text:style-name="T177">поряд</text:span><text:span text:style-name="T184">о</text:span><text:span text:style-name="T177">к слов.</text:span></text:p>
      <text:p text:style-name="P16">Сначала <text:span text:style-name="T535">идет</text:span> <text:span text:style-name="T132">подлежащее</text:span>, затем <text:span text:style-name="T141">сказуемое</text:span>, после <text:span text:style-name="T154">дополнение</text:span> и/или <text:span text:style-name="T162">обстоятельство</text:span>.</text:p>
      <text:p text:style-name="P19"/>
      <text:p text:style-name="P246"><text:span text:style-name="T133">We</text:span><text:span text:style-name="T3"> </text:span><text:span text:style-name="T142">do</text:span><text:span text:style-name="T3"> </text:span><text:span text:style-name="T155">the</text:span><text:span text:style-name="T156"> </text:span><text:span text:style-name="T157">job</text:span><text:span text:style-name="T3"> </text:span><text:span text:style-name="T164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8"/>
      <text:p text:style-name="P413"><text:span text:style-name="T179">С</text:span><text:span text:style-name="T178">казуемое часто разделяется</text:span><text:span text:style-name="T179"> на</text:span><text:span text:style-name="T178"> </text:span><text:span text:style-name="T170">вспомогательный </text:span><text:span text:style-name="T178">и </text:span><text:span text:style-name="T143">смысловой</text:span><text:span text:style-name="T4"> </text:span>глаголы<text:span text:style-name="T178">. </text:span><text:span text:style-name="T183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1"><text:span text:style-name="T133">They</text:span><text:span text:style-name="T3"> </text:span><text:span text:style-name="T172">have </text:span><text:span text:style-name="T169">not</text:span><text:span text:style-name="T142"> finish</text:span><text:span text:style-name="T145">ed</text:span><text:span text:style-name="T3"> </text:span><text:span text:style-name="T156">their work</text:span><text:span text:style-name="T3"> </text:span><text:span text:style-name="T163">in time</text:span><text:span text:style-name="T3"> — </text:span><text:span text:style-name="T5">Они не закончили работу вовремя.</text:span></text:p>
      <text:p text:style-name="P249"><text:span text:style-name="T135">I</text:span><text:span text:style-name="T175"> </text:span><text:span text:style-name="T173">will</text:span><text:span text:style-name="T147"> give</text:span><text:span text:style-name="T175"> </text:span><text:span text:style-name="T159">you money</text:span><text:span text:style-name="T175"> — Я дам тебе деньги </text:span><text:span text:style-name="T351">(два дополнения)</text:span><text:span text:style-name="T175">.</text:span></text:p>
      <text:p text:style-name="P21"/>
      <text:p text:style-name="P411"><text:span text:style-name="T179">В вопросительных предложениях порядок слов другой. Сначала идет вспомогательный глагол, затем подлежащее, </text:span><text:span text:style-name="T180">а после — смысловой глагол, дополнение и/</text:span><text:span text:style-name="T181">или</text:span><text:span text:style-name="T180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2"><text:span text:style-name="T171">Do</text:span><text:span text:style-name="T6"> </text:span><text:span text:style-name="T134">you</text:span><text:span text:style-name="T6"> </text:span><text:span text:style-name="T144">want</text:span><text:span text:style-name="T352"> </text:span><text:span text:style-name="T2">to live</text:span><text:span text:style-name="T352"> </text:span><text:span text:style-name="T165">in Spain</text:span><text:span text:style-name="T6">? — Ты хочешь жить в Испании?</text:span></text:p>
      <text:p text:style-name="P250"><text:span text:style-name="T354">What</text:span><text:span text:style-name="T351"> </text:span><text:span text:style-name="T174">are</text:span><text:span text:style-name="T351"> </text:span><text:span text:style-name="T136">you</text:span><text:span text:style-name="T351"> </text:span><text:span text:style-name="T148">doing</text:span><text:span text:style-name="T351"> </text:span><text:span text:style-name="T166">here</text:span><text:span text:style-name="T351">? </text:span><text:span text:style-name="T355">—</text:span><text:span text:style-name="T351"> Что ты здесь делаешь?</text:span></text:p>
      <text:p text:style-name="P250"/>
      <text:p text:style-name="P106">Если обстоятельство состоит из нескольких слов, то оно может переехать в самое начало:</text:p>
      <text:p text:style-name="P106"/>
      <text:p text:style-name="P326">Tom walks to work <text:span text:style-name="T162">every morning</text:span> / <text:span text:style-name="T162">Every morning</text:span> Tom walks to work —</text:p>
      <text:p text:style-name="P326">Том ходит на работу каждое утро.</text:p>
      <text:p text:style-name="P326"/>
      <text:p text:style-name="P106">Глаголы, требующие 2х дополнений: <text:span text:style-name="T2">give, lend, pass, send, show.</text:span></text:p>
      <text:p text:style-name="P116"/>
      <text:p text:style-name="P615"><text:span text:style-name="T244">Сами д</text:span><text:span text:style-name="T236">ополнения могут указываться </text:span><text:span text:style-name="T237">2мя</text:span><text:span text:style-name="T236"> способами:</text:span></text:p>
      <text:p text:style-name="P106"/>
      <text:p text:style-name="P106">1. После глагола указывается человек, а затем предмет; без предлогов.</text:p>
      <text:p text:style-name="P614"><text:span text:style-name="T176"><text:s text:c="2"/></text:span><text:span text:style-name="T2"><text:s text:c="2"/>I lent </text:span><text:span text:style-name="T155">Mike</text:span><text:span text:style-name="T2"> some </text:span><text:span text:style-name="T155">money</text:span><text:span text:style-name="T2"> — Я одолжил Майку деньги.</text:span></text:p>
      <text:p text:style-name="P326"/>
      <text:p text:style-name="P106">2. После глагола указывается предмет, а затем человек; перед человеком будет предлог <text:span text:style-name="T2">to</text:span>.</text:p>
      <text:p text:style-name="P106"><text:s text:c="4"/><text:span text:style-name="T2">I </text:span><text:span text:style-name="T155">lent</text:span><text:span text:style-name="T2"> some money </text:span><text:span text:style-name="T575">to</text:span><text:span text:style-name="T2"> </text:span><text:span text:style-name="T155">Mike</text:span><text:span text:style-name="T2"> — Я одолжил деньги Майку.</text:span></text:p>
      <text:p text:style-name="P11"><text:soft-page-break/>Английские времена</text:p>
      <text:p text:style-name="P417"/>
      <text:p text:style-name="P418">В английском языке 12 времен. Они разбиты на 4 группы: <text:span text:style-name="T2">Simple, Continuous, Perfect </text:span><text:span text:style-name="T176">и</text:span><text:span text:style-name="T2"> Perfect Continuous</text:span>. Каждая<text:span text:style-name="T568"> </text:span>групп<text:span text:style-name="T568">а</text:span> включает в себя 3 времени: <text:span text:style-name="T2">Present, Past, Future</text:span>.</text:p>
      <text:p text:style-name="P417"/>
      <text:p text:style-name="P403">Present Simple</text:p>
      <text:p text:style-name="P419"/>
      <text:p text:style-name="P420">Используется чтобы сообщить: </text:p>
      <text:list xml:id="list3529659075" text:style-name="L1">
        <text:list-item>
          <text:p text:style-name="P711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12"><text:span text:style-name="T356">регулярны</text:span><text:span text:style-name="T528">е</text:span><text:span text:style-name="T356"> события настоящего;</text:span></text:p>
        </text:list-item>
      </text:list>
      <text:p text:style-name="P539"/>
      <text:p text:style-name="P454"><text:span text:style-name="T358">I </text:span><text:span text:style-name="T116">live</text:span><text:span text:style-name="T358"> in New York — Я </text:span><text:span text:style-name="T359">живу</text:span><text:span text:style-name="T358"> в Нью Йорке.</text:span></text:p>
      <text:p text:style-name="P421"/>
      <text:p text:style-name="P537">В утверждениях, когда подлежащее в третьем лице, единственном числе <text:span text:style-name="T2">(he, she, it), </text:span></text:p>
      <text:p text:style-name="P445"><text:span text:style-name="T357">к сказуемому добавляется окончание </text:span><text:span text:style-name="T8">-s</text:span><text:span text:style-name="T357"> (</text:span><text:span text:style-name="T8">-es</text:span><text:span text:style-name="T357"> если заканчивается на гласную или шипящий). </text:span></text:p>
      <text:p text:style-name="P538"/>
      <text:p text:style-name="P446"><text:span text:style-name="T358">Peter </text:span><text:span text:style-name="T116">works</text:span><text:span text:style-name="T358"> in New York — Питер </text:span><text:span text:style-name="T359">работает</text:span><text:span text:style-name="T358"> в Нью Йорке;</text:span></text:p>
      <text:p text:style-name="P419"/>
      <text:p text:style-name="P429"><text:span text:style-name="T610">Слова-маячки</text:span><text:span text:style-name="T611"> (перед сказуемым):</text:span></text:p>
      <text:list xml:id="list537351105" text:style-name="L2">
        <text:list-item>
          <text:p text:style-name="P713">always - <text:span text:style-name="T383">всегда</text:span>;</text:p>
        </text:list-item>
        <text:list-item>
          <text:p text:style-name="P713">usually - <text:span text:style-name="T383">обычно</text:span>;</text:p>
        </text:list-item>
        <text:list-item>
          <text:p text:style-name="P713">often - <text:span text:style-name="T383">часто</text:span>;</text:p>
        </text:list-item>
        <text:list-item>
          <text:p text:style-name="P713">sometimes - <text:span text:style-name="T383">иногда</text:span>;</text:p>
        </text:list-item>
        <text:list-item>
          <text:p text:style-name="P713">never — <text:span text:style-name="T383">никогда;</text:span></text:p>
        </text:list-item>
      </text:list>
      <text:p text:style-name="P251"/>
      <text:p text:style-name="P252">I <text:span text:style-name="T360">always</text:span> wash my hands before eating — Я <text:span text:style-name="T360">всегда</text:span> мою руки перед едой.</text:p>
      <text:p text:style-name="Standard"/>
      <text:p text:style-name="P527"><text:span text:style-name="T536">Отрицание образуется с помощью частицы </text:span><text:span text:style-name="T13">not</text:span><text:span text:style-name="T536">, </text:span>которая идет в паре со вспомогательным глаголом <text:span text:style-name="T2">do</text:span>. <text:span text:style-name="T493">Если подлежащее </text:span><text:span text:style-name="T88">he/she/it</text:span><text:span text:style-name="T493">, то </text:span><text:span text:style-name="T98">do</text:span><text:span text:style-name="T497"> меняется на</text:span><text:span text:style-name="T493"> </text:span><text:span text:style-name="T88">does</text:span><text:span text:style-name="T493">.</text:span></text:p>
      <text:p text:style-name="P447"/>
      <text:p text:style-name="P340">People <text:span text:style-name="T417">do </text:span><text:span text:style-name="T418">not</text:span><text:span text:style-name="T416"> live</text:span> in space — Люди <text:span text:style-name="T360">не</text:span> живут в космосе.</text:p>
      <text:p text:style-name="P340">Water <text:span text:style-name="T417">does </text:span><text:span text:style-name="T418">not</text:span><text:span text:style-name="T416"> boil</text:span> at 50 degrees Celsius — Вода <text:span text:style-name="T360">не</text:span> кипит при 50 грудусах.</text:p>
      <text:p text:style-name="P340"/>
      <text:p text:style-name="P434"><text:span text:style-name="T292">Практически всегда </text:span><text:span text:style-name="T88">do not</text:span><text:span text:style-name="T292"> использу</text:span><text:span text:style-name="T293">е</text:span><text:span text:style-name="T292">тся в сокращении: </text:span></text:p>
      <text:p text:style-name="P125"/>
      <text:p text:style-name="P341">We <text:span text:style-name="T360">don`t</text:span> drink whisky — Мы <text:span text:style-name="T360">не</text:span> пьем виски. </text:p>
      <text:p text:style-name="P339">He <text:span text:style-name="T360">doesn`t</text:span> drink tea — Он <text:span text:style-name="T360">не</text:span> пьет чай.</text:p>
      <text:p text:style-name="P256"/>
      <text:p text:style-name="P526"><text:span text:style-name="T535">В вопросах вспомогательный глагол </text:span><text:span text:style-name="T12">do</text:span><text:span text:style-name="T294"> ставится перед подлежащим:</text:span></text:p>
      <text:p text:style-name="P127"/>
      <text:p text:style-name="P456"><text:span text:style-name="T501">Do</text:span><text:span text:style-name="T491"> you like action movies? </text:span><text:span text:style-name="T492">— </text:span><text:span text:style-name="T491">Тебе нравятся экшен фильмы? </text:span></text:p>
      <text:p text:style-name="P448"><text:span text:style-name="T423">What books </text:span><text:span text:style-name="T426">do</text:span><text:span text:style-name="T427">es</text:span><text:span text:style-name="T423"> </text:span><text:span text:style-name="T424">he</text:span><text:span text:style-name="T423"> read? </text:span><text:span text:style-name="T425">—</text:span><text:span text:style-name="T423"> Какие книги </text:span><text:span text:style-name="T424">он</text:span><text:span text:style-name="T423"> </text:span><text:span text:style-name="T424">читает</text:span><text:span text:style-name="T423">?</text:span></text:p>
      <text:p text:style-name="P127"/>
      <text:p text:style-name="P359">Present Continuous</text:p>
      <text:p text:style-name="P128"/>
      <text:p text:style-name="P449"><text:span text:style-name="T295">Используется, чтобы </text:span><text:span text:style-name="T313">сообщить</text:span><text:span text:style-name="T295"> о </text:span><text:span text:style-name="T305">действии</text:span><text:span text:style-name="T295">, </text:span><text:span text:style-name="T306">которое происходит</text:span><text:span text:style-name="T295"> </text:span><text:span text:style-name="T343">сейчас</text:span><text:span text:style-name="T295"> и еще не законч</text:span><text:span text:style-name="T313">ено</text:span><text:span text:style-name="T295">.</text:span></text:p>
      <text:p text:style-name="P129">Состоит из связки вспомогательного глагола <text:span text:style-name="T2">be</text:span> и смыслового <text:span text:style-name="T531">глагола </text:span>с окончанием <text:span text:style-name="T2">-ing</text:span>:</text:p>
      <text:p text:style-name="P462"/>
      <text:p text:style-name="P462">She <text:span text:style-name="T360">is driving</text:span> to work. <text:span text:style-name="T510">—</text:span> Она <text:span text:style-name="T360">едет</text:span> на работу.</text:p>
      <text:p text:style-name="P463">I <text:span text:style-name="T365">a</text:span><text:span text:style-name="T360">m not listening</text:span> to you. <text:span text:style-name="T512">—</text:span> Я <text:span text:style-name="T360">не слушаю</text:span> тебя.</text:p>
      <text:p text:style-name="P464">Where <text:span text:style-name="T360">is </text:span>he <text:span text:style-name="T360">going</text:span>? <text:span text:style-name="T512">—</text:span> Куда он <text:span text:style-name="T360">идет</text:span>?</text:p>
      <text:p text:style-name="P126"/>
      <text:p text:style-name="P148"><text:soft-page-break/><text:span text:style-name="T610">Слова-маячки</text:span> <text:span text:style-name="T517">(в разных местах)</text:span>:</text:p>
      <text:list xml:id="list3863139158" text:style-name="L3">
        <text:list-item>
          <text:p text:style-name="P753">look — смотри;</text:p>
        </text:list-item>
        <text:list-item>
          <text:p text:style-name="P753">now — сейчас (<text:span text:style-name="T511">обычно </text:span>в конце);</text:p>
        </text:list-item>
        <text:list-item>
          <text:p text:style-name="P753">at the moment — в этот момент (<text:span text:style-name="T511">обычно </text:span>в конце).</text:p>
        </text:list-item>
      </text:list>
      <text:p text:style-name="P343"/>
      <text:p text:style-name="P342">I am working right <text:span text:style-name="T360">now</text:span>. — Прямо сейчас я работаю.</text:p>
      <text:p text:style-name="P342"><text:span text:style-name="T360">Look</text:span> out of the window! It`s raining. — Посмотри в окно. Идет дождь.</text:p>
      <text:p text:style-name="P157"/>
      <text:p text:style-name="P156"><text:span text:style-name="T513">Глаголы, которые не использ</text:span><text:span text:style-name="T514">уются</text:span><text:span text:style-name="T513"> в </text:span><text:span text:style-name="T29">Continuous</text:span></text:p>
      <text:p text:style-name="P156"/>
      <text:p text:style-name="P144">Как правило это глаголы, описывающие чувства или мысли.</text:p>
      <text:p text:style-name="P523"><text:span text:style-name="T317">Но если они </text:span><text:span text:style-name="T318">идут</text:span><text:span text:style-name="T317"> </text:span><text:span text:style-name="T318">внутри</text:span><text:span text:style-name="T317"> </text:span><text:span text:style-name="T318">какой-</text:span><text:span text:style-name="T319">то</text:span><text:span text:style-name="T318"> </text:span><text:span text:style-name="T317">устойчивой связки, то могут быть и с </text:span><text:span text:style-name="T99">-ing</text:span><text:span text:style-name="T317">.</text:span></text:p>
      <text:p text:style-name="P345"/>
      <text:p text:style-name="P131">Глаголы восприятия:</text:p>
      <text:list xml:id="list2959283188" text:style-name="L4">
        <text:list-item>
          <text:p text:style-name="P754">see — видеть;</text:p>
        </text:list-item>
        <text:list-item>
          <text:p text:style-name="P754">hear — слышать;</text:p>
        </text:list-item>
        <text:list-item>
          <text:p text:style-name="P754">feel — чувствовать <text:span text:style-name="T515">себя</text:span>;</text:p>
        </text:list-item>
        <text:list-item>
          <text:p text:style-name="P754">taste — чувствовать вкус (пробовать);</text:p>
        </text:list-item>
        <text:list-item>
          <text:p text:style-name="P754">smell — чувствовать запах (нюхать);</text:p>
        </text:list-item>
      </text:list>
      <text:p text:style-name="P132"/>
      <text:p text:style-name="P131">Глаголы для выражения мнения:</text:p>
      <text:list xml:id="list3566562787" text:style-name="L5">
        <text:list-item>
          <text:p text:style-name="P755">belive — верить;</text:p>
        </text:list-item>
        <text:list-item>
          <text:p text:style-name="P755">doubt — сомневаться;</text:p>
        </text:list-item>
        <text:list-item>
          <text:p text:style-name="P755">think — думать;</text:p>
        </text:list-item>
      </text:list>
      <text:p text:style-name="P130"/>
      <text:p text:style-name="P131">Глаголы, показывающие состояние мыслей:</text:p>
      <text:list xml:id="list4005376318" text:style-name="L6">
        <text:list-item>
          <text:p text:style-name="P756">forget — забывать;</text:p>
        </text:list-item>
        <text:list-item>
          <text:p text:style-name="P756">imagine — представлять;</text:p>
        </text:list-item>
        <text:list-item>
          <text:p text:style-name="P756">know — знать;</text:p>
        </text:list-item>
        <text:list-item>
          <text:p text:style-name="P756">understand — понимать;</text:p>
        </text:list-item>
      </text:list>
      <text:p text:style-name="P132"/>
      <text:p text:style-name="P133">Глаголы, указывающие на эмоции и желания:</text:p>
      <text:list xml:id="list3347026316" text:style-name="L7">
        <text:list-item>
          <text:p text:style-name="P757">love — любить;</text:p>
        </text:list-item>
        <text:list-item>
          <text:p text:style-name="P757">like — нравиться;</text:p>
        </text:list-item>
        <text:list-item>
          <text:p text:style-name="P757">hate — ненавидеть;</text:p>
        </text:list-item>
        <text:list-item>
          <text:p text:style-name="P757">hope — надеяться;</text:p>
        </text:list-item>
        <text:list-item>
          <text:p text:style-name="P757">want — хотеть;</text:p>
        </text:list-item>
        <text:list-item>
          <text:p text:style-name="P757">wish — желать;</text:p>
        </text:list-item>
      </text:list>
      <text:p text:style-name="P133"/>
      <text:p text:style-name="P133">Другие глаголы:</text:p>
      <text:list xml:id="list450016630" text:style-name="L8">
        <text:list-item>
          <text:p text:style-name="P758">look — выглядеть;</text:p>
        </text:list-item>
        <text:list-item>
          <text:p text:style-name="P758">have — иметь;</text:p>
        </text:list-item>
      </text:list>
      <text:p text:style-name="P134"/>
      <text:p text:style-name="P346">I <text:span text:style-name="T360">think</text:span> Amy is a strange girl. - Я <text:span text:style-name="T360">думаю</text:span>, Эмми странная девушка.</text:p>
      <text:p text:style-name="P346">You <text:span text:style-name="T360">look</text:span> great! - Ты <text:span text:style-name="T360">выглядишь</text:span> отлично!</text:p>
      <text:p text:style-name="P344"/>
      <text:p text:style-name="P360">Present Perfect</text:p>
      <text:p text:style-name="P147"/>
      <text:p text:style-name="P520"><text:span text:style-name="T296">И</text:span><text:span text:style-name="T308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6"><text:soft-page-break/>Состоит из связки вспомогательного глагола have и смыслового глагола в 3й форме.</text:p>
      <text:p text:style-name="P451"><text:span text:style-name="T336">В </text:span><text:span text:style-name="T333">отрицаниях почти всегда используется сокращенная форма глагола </text:span><text:span text:style-name="T109">haven`t</text:span><text:span text:style-name="T333">.</text:span></text:p>
      <text:p text:style-name="P138"><text:span text:style-name="T518">Сокращени</text:span><text:span text:style-name="T537">е</text:span><text:span text:style-name="T518"> </text:span><text:span text:style-name="T14">`ve not</text:span><text:span text:style-name="T518"> не используется.</text:span></text:p>
      <text:p text:style-name="P137"/>
      <text:p text:style-name="P450"><text:span text:style-name="T94">You </text:span><text:span text:style-name="T113">have</text:span><text:span text:style-name="T94"> </text:span><text:span text:style-name="T113">broken</text:span><text:span text:style-name="T94"> the vase. </text:span><text:span text:style-name="T95">— </text:span><text:span text:style-name="T94">Ты </text:span><text:span text:style-name="T113">разбил</text:span><text:span text:style-name="T94"> вазу (результат, кот. </text:span><text:span text:style-name="T96">важен сейчас</text:span><text:span text:style-name="T94">).</text:span></text:p>
      <text:p text:style-name="P665"><text:span text:style-name="T385">I </text:span><text:span text:style-name="T368">haven</text:span><text:span text:style-name="T362">`</text:span><text:span text:style-name="T368">t</text:span><text:span text:style-name="T385"> </text:span><text:span text:style-name="T368">expected</text:span><text:span text:style-name="T385"> that. </text:span><text:span text:style-name="T387">—</text:span><text:span text:style-name="T385"> Я этого </text:span><text:span text:style-name="T368">не</text:span><text:span text:style-name="T385"> </text:span><text:span text:style-name="T368">ожидал</text:span><text:span text:style-name="T385">.</text:span></text:p>
      <text:p text:style-name="P665"><text:span text:style-name="T366">Ha</text:span><text:span text:style-name="T367">s</text:span><text:span text:style-name="T389"> </text:span><text:span text:style-name="T390">he</text:span><text:span text:style-name="T389"> </text:span><text:span text:style-name="T366">been</text:span><text:span text:style-name="T389"> to Rome? </text:span><text:span text:style-name="T387">—</text:span><text:span text:style-name="T389"> </text:span><text:span text:style-name="T390">Он</text:span><text:span text:style-name="T389"> </text:span><text:span text:style-name="T366">бывал</text:span><text:span text:style-name="T389"> в Риме?</text:span></text:p>
      <text:p text:style-name="P350"/>
      <text:p text:style-name="P562"><text:span text:style-name="T296">Также использу</text:span><text:span text:style-name="T303">ется</text:span><text:span text:style-name="T296">, </text:span><text:span text:style-name="T297">если</text:span><text:span text:style-name="T296"> что-то произошло впервые.</text:span></text:p>
      <text:p text:style-name="P347"><text:span text:style-name="T516">It`s the fitst time I </text:span><text:span text:style-name="T361">have</text:span><text:span text:style-name="T516"> </text:span><text:span text:style-name="T361">driven</text:span><text:span text:style-name="T516"> a car — Это впервые, когда я </text:span><text:span text:style-name="T361">веду</text:span><text:span text:style-name="T516"> машину.</text:span></text:p>
      <text:p text:style-name="P347"/>
      <text:p text:style-name="P139">Как образуется 3я форма глагола:</text:p>
      <text:list xml:id="list3432365593" text:style-name="L9">
        <text:list-item>
          <text:p text:style-name="P759">если глагол правильный, то к нему добавляется окончание -ed;</text:p>
        </text:list-item>
        <text:list-item>
          <text:p text:style-name="P760">если глагол неправильный, то <text:span text:style-name="T522">его <text:s/></text:span>нужно<text:span text:style-name="T522"> </text:span>искать в таблице неправильных глаголов;</text:p>
        </text:list-item>
      </text:list>
      <text:p text:style-name="P135"/>
      <text:p text:style-name="P140"><text:span text:style-name="T610">Слова-маячки</text:span>:</text:p>
      <text:list xml:id="list2839351532" text:style-name="L10">
        <text:list-item>
          <text:p text:style-name="P764">just — только что;</text:p>
        </text:list-item>
        <text:list-item>
          <text:p text:style-name="P764">already — уже;</text:p>
        </text:list-item>
        <text:list-item>
          <text:p text:style-name="P761">yet — еще не;</text:p>
        </text:list-item>
      </text:list>
      <text:p text:style-name="P348"/>
      <text:p text:style-name="P158">Место <text:span text:style-name="T2">just</text:span>, <text:span text:style-name="T2">already</text:span> — между <text:span text:style-name="T2">have</text:span> и 3й формой глагола. <text:span text:style-name="T384">Слово </text:span><text:span text:style-name="T55">yet</text:span><text:span text:style-name="T384"> стоит </text:span><text:span text:style-name="T386">всегда </text:span><text:span text:style-name="T384">в конце предложения. </text:span><text:span text:style-name="T55">Just</text:span><text:span text:style-name="T384"> и </text:span><text:span text:style-name="T55">already</text:span><text:span text:style-name="T384"> использ</text:span><text:span text:style-name="T388">уются</text:span><text:span text:style-name="T384"> в утверждениях. </text:span><text:span text:style-name="T55">Yet</text:span><text:span text:style-name="T384"> — в вопросах и отрицаниях</text:span><text:span text:style-name="T387">. </text:span></text:p>
      <text:p text:style-name="P348"/>
      <text:p text:style-name="P355">I have <text:span text:style-name="T360">just</text:span> eaten a sandwich. <text:span text:style-name="T519">—</text:span> Я <text:span text:style-name="T360">только что</text:span> съел бутерброд.</text:p>
      <text:p text:style-name="P349">We have n<text:span text:style-name="T518">o</text:span>t finished <text:span text:style-name="T360">yet</text:span>. <text:span text:style-name="T519">—</text:span> Мы <text:span text:style-name="T360">еще не</text:span> закончили.</text:p>
      <text:p text:style-name="P349"/>
      <text:p text:style-name="P422"><text:span text:style-name="T334">Другие </text:span><text:span text:style-name="T335">маячки</text:span><text:span text:style-name="T334">:</text:span></text:p>
      <text:list xml:id="list4048179552" text:style-name="L11">
        <text:list-item>
          <text:p text:style-name="P714"><text:span text:style-name="T504">ever — когда-</text:span><text:span text:style-name="T508">либо, всегда</text:span><text:span text:style-name="T504">;</text:span></text:p>
        </text:list-item>
        <text:list-item>
          <text:p text:style-name="P765">never — никогда;</text:p>
        </text:list-item>
        <text:list-item>
          <text:p text:style-name="P765">recently — в последнее время;</text:p>
        </text:list-item>
        <text:list-item>
          <text:p text:style-name="P765">these days — в последние дни;</text:p>
        </text:list-item>
        <text:list-item>
          <text:p text:style-name="P714"><text:span text:style-name="T504">словосочетани</text:span><text:span text:style-name="T509">я</text:span><text:span text:style-name="T504"> с this (this mornig, this week);</text:span></text:p>
        </text:list-item>
      </text:list>
      <text:p text:style-name="P159"/>
      <text:p text:style-name="P159">Место <text:span text:style-name="T2">ever</text:span>, <text:span text:style-name="T2">never</text:span> — перед 3й формой глагола, <text:span text:style-name="T521">а</text:span> <text:span text:style-name="T2">recently</text:span>, <text:span text:style-name="T2">these days</text:span> и </text:p>
      <text:p text:style-name="P159">словосочетания с <text:span text:style-name="T2">this</text:span> — в конце предложения.</text:p>
      <text:p text:style-name="P159"/>
      <text:p text:style-name="P356">I <text:span text:style-name="T518">ha</text:span>ve <text:span text:style-name="T360">never</text:span> been to New York. <text:span text:style-name="T520">— </text:span>Я <text:span text:style-name="T360">никогда</text:span> не был в Нью Йорке.</text:p>
      <text:p text:style-name="P519"><text:span text:style-name="T92">I </text:span><text:span text:style-name="T89">ha</text:span><text:span text:style-name="T92">ve worked a lot </text:span><text:span text:style-name="T112">these days</text:span><text:span text:style-name="T92">. </text:span><text:span text:style-name="T93">—</text:span><text:span text:style-name="T92"> Я много работал </text:span><text:span text:style-name="T112">в эти дни</text:span><text:span text:style-name="T92">.</text:span></text:p>
      <text:p text:style-name="P655"/>
      <text:p text:style-name="P647">Present Perfect Continuous</text:p>
      <text:p text:style-name="P641"/>
      <text:p text:style-name="P649"><text:span text:style-name="T298">И</text:span><text:span text:style-name="T304">спользуется чтобы сообщить о действии, которое еще не закончено и при этом известна </text:span></text:p>
      <text:p text:style-name="P650"><text:span text:style-name="T304">его продолжительность, </text:span><text:span text:style-name="T306">т. е. «</text:span><text:span text:style-name="T307">я </text:span><text:span text:style-name="T306">делал и продолжаю делать». </text:span></text:p>
      <text:p text:style-name="P642"/>
      <text:p text:style-name="P663"><text:span text:style-name="T300">С</text:span><text:span text:style-name="T291">остоит из связки вспомогательного глагола </text:span><text:span text:style-name="T87">have</text:span><text:span text:style-name="T291">, cлова </text:span><text:span text:style-name="T87">been</text:span><text:span text:style-name="T291"> </text:span><text:span text:style-name="T302">(особая форма глагола </text:span><text:span text:style-name="T90">be</text:span><text:span text:style-name="T302">) </text:span></text:p>
      <text:p text:style-name="P650"><text:span text:style-name="T301">и смыслового глагола с окончанием </text:span><text:span text:style-name="T91">-ing</text:span><text:span text:style-name="T301">. </text:span><text:span text:style-name="T299">Переводится</text:span><text:span text:style-name="T304"> настоящим</text:span><text:span text:style-name="T99">.</text:span></text:p>
      <text:p text:style-name="P657"/>
      <text:p text:style-name="P253"><text:span text:style-name="T490">I </text:span><text:span text:style-name="T501">have been learning</text:span><text:span text:style-name="T490"> English for 2 years. </text:span><text:span text:style-name="T504">—</text:span><text:span text:style-name="T490"> Я </text:span><text:span text:style-name="T501">учу</text:span><text:span text:style-name="T490"> английский уже 2 года (и еще не закончил).</text:span></text:p>
      <text:p text:style-name="P616"><text:span text:style-name="T103">I </text:span><text:span text:style-name="T115">have not been waiting</text:span><text:span text:style-name="T103"> long. </text:span><text:span text:style-name="T101">—</text:span><text:span text:style-name="T103"> Я </text:span><text:span text:style-name="T115">не жду</text:span><text:span text:style-name="T103"> долго </text:span><text:span text:style-name="T104">(это не происходит в течен</text:span><text:span text:style-name="T107">ии</text:span><text:span text:style-name="T104"> указ. времени)</text:span><text:span text:style-name="T103">.</text:span></text:p>
      <text:p text:style-name="P351"/>
      <text:p text:style-name="P802"><text:span text:style-name="T114">Have</text:span><text:span text:style-name="T100"> you </text:span><text:span text:style-name="T114">been</text:span><text:span text:style-name="T100"> </text:span><text:span text:style-name="T114">waiting</text:span><text:span text:style-name="T100"> long? </text:span><text:span text:style-name="T101">— </text:span><text:span text:style-name="T100">Вы </text:span><text:span text:style-name="T102">долго</text:span><text:span text:style-name="T100"> </text:span><text:span text:style-name="T114">ждете</text:span><text:span text:style-name="T100">? </text:span></text:p>
      <text:p text:style-name="P802"><text:span text:style-name="T104">(как долго происходит действие вплоть до текущего момента)</text:span><text:span text:style-name="T100"> </text:span></text:p>
      <text:p text:style-name="P664"><text:soft-page-break/><text:span text:style-name="T325">Слова-маячки</text:span><text:span text:style-name="T291">:</text:span></text:p>
      <text:list xml:id="list1416270400" text:style-name="L12">
        <text:list-item>
          <text:p text:style-name="P766">for — в течении;</text:p>
        </text:list-item>
        <text:list-item>
          <text:p text:style-name="P766">since — с какого-то времени;</text:p>
        </text:list-item>
        <text:list-item>
          <text:p text:style-name="P803">how long — как долго.</text:p>
        </text:list-item>
      </text:list>
      <text:p text:style-name="P659"/>
      <text:p text:style-name="P661"><text:span text:style-name="T495">We`ve been staying in this hotel </text:span><text:span text:style-name="T502">since</text:span><text:span text:style-name="T495"> Tuesday. </text:span><text:span text:style-name="T496">— </text:span><text:span text:style-name="T495">Мы находимся в этом отеле </text:span><text:span text:style-name="T502">со</text:span><text:span text:style-name="T495"> вторника.</text:span></text:p>
      <text:p text:style-name="P643"/>
      <text:p text:style-name="P452"><text:span text:style-name="T337">Е</text:span><text:span text:style-name="T333">сли используется глагол </text:span><text:span text:style-name="T109">be</text:span><text:span text:style-name="T333"> или глаголы состояния, которые не стоят в Continuous</text:span><text:span text:style-name="T338">,</text:span><text:span text:style-name="T333"> </text:span></text:p>
      <text:p text:style-name="P453"><text:span text:style-name="T339">то </text:span><text:span text:style-name="T340">Present Perfect Continuous</text:span><text:span text:style-name="T339"> будет в </text:span><text:span text:style-name="T340">форме</text:span><text:span text:style-name="T339"> Present Perfect. </text:span></text:p>
      <text:p text:style-name="P254"><text:span text:style-name="T491"/></text:p>
      <text:p text:style-name="P254"><text:span text:style-name="T491">I have known</text:span><text:span text:style-name="T501"> </text:span><text:span text:style-name="T491">(</text:span><text:span text:style-name="T494">а </text:span><text:span text:style-name="T491">не have been knowing)</text:span><text:span text:style-name="T490"> Alice for 3 years. </text:span><text:span text:style-name="T505">—</text:span><text:span text:style-name="T490"> Я </text:span><text:span text:style-name="T491">знаю</text:span><text:span text:style-name="T490"> Алису уже 3 года</text:span></text:p>
      <text:p text:style-name="P358"/>
      <text:p text:style-name="P16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38"><text:span text:style-name="T394">Если у смыслового глагола окончание</text:span><text:span text:style-name="T56"> -ing</text:span><text:span text:style-name="T394">, то </text:span><text:span text:style-name="T56">have</text:span><text:span text:style-name="T394"> применяется только с </text:span><text:span text:style-name="T56">been</text:span><text:span text:style-name="T394">.</text:span></text:p>
      <text:p text:style-name="P358"/>
      <text:p text:style-name="P404"><text:span text:style-name="T490">Past </text:span><text:span text:style-name="T507">Simple</text:span></text:p>
      <text:p text:style-name="P141"/>
      <text:p text:style-name="P142">Используется, чтобы сообщить:</text:p>
      <text:list xml:id="list1273771554" text:style-name="L13">
        <text:list-item>
          <text:p text:style-name="P762">факт<text:span text:style-name="T523">ы</text:span> прошлого, историю, биографию;</text:p>
        </text:list-item>
        <text:list-item>
          <text:p text:style-name="P762">результат, который не важен в настоящем;</text:p>
        </text:list-item>
      </text:list>
      <text:p text:style-name="P352"/>
      <text:p text:style-name="P521"><text:span text:style-name="T320">Глагол</text:span><text:span text:style-name="T309"> </text:span><text:span text:style-name="T316">принимает</text:span><text:span text:style-name="T309"> 2ю форму. </text:span><text:span text:style-name="T320">Она</text:span><text:span text:style-name="T309"> образуется с пом</text:span><text:span text:style-name="T320">ощью</text:span><text:span text:style-name="T309"> окончания -ed для правильных глоголов, </text:span><text:span text:style-name="T316">а н</text:span><text:span text:style-name="T309">еправильные глаголы находится в таблице.</text:span></text:p>
      <text:p text:style-name="P145"/>
      <text:p text:style-name="P255"><text:span text:style-name="T490">Mozart </text:span><text:span text:style-name="T501">lived</text:span><text:span text:style-name="T490"> from 1756 to 1791 — Моцарт </text:span><text:span text:style-name="T501">жил</text:span><text:span text:style-name="T490"> с 1756 по 1791 год. </text:span></text:p>
      <text:p text:style-name="P257"><text:span text:style-name="T503">Did</text:span><text:span text:style-name="T506"> you </text:span><text:span text:style-name="T503">go</text:span><text:span text:style-name="T506"> to Los Angeles last week? - Ты </text:span><text:span text:style-name="T503">ездил</text:span><text:span text:style-name="T506"> в Лос Анжелес на прошлой неделе?</text:span></text:p>
      <text:p text:style-name="P658"><text:span text:style-name="T393">I </text:span><text:span text:style-name="T363">didn`t go</text:span><text:span text:style-name="T393"> to Los Angeles — Я </text:span><text:span text:style-name="T363">не ездил</text:span><text:span text:style-name="T393"> в Лос Анжелес.</text:span></text:p>
      <text:p text:style-name="P353"/>
      <text:p text:style-name="P112"><text:span text:style-name="T500">Слова-маячки</text:span><text:span text:style-name="T491">:</text:span></text:p>
      <text:list xml:id="list28535527" text:style-name="L14">
        <text:list-item>
          <text:p text:style-name="P715">ago — <text:span text:style-name="T525">тому назад</text:span>;</text:p>
        </text:list-item>
        <text:list-item>
          <text:p text:style-name="P715">last — <text:span text:style-name="T525">прошлый</text:span>;</text:p>
        </text:list-item>
        <text:list-item>
          <text:p text:style-name="P763">yesterday — вчера;</text:p>
        </text:list-item>
      </text:list>
      <text:p text:style-name="P143"/>
      <text:p text:style-name="P143"><text:span text:style-name="T526">Past Simple часто путают с Present Perfect, потому что на русский они переводятся </text:span><text:span text:style-name="T527">почти</text:span><text:span text:style-name="T526"> одинаково. Главное отличие </text:span><text:span text:style-name="T524">здесь </text:span><text:span text:style-name="T526">в том, что Present Perfect всегда будет сообщать доп</text:span><text:span text:style-name="T527">олнительную</text:span><text:span text:style-name="T526"> информацию, указывающ</text:span><text:span text:style-name="T527">ую </text:span><text:span text:style-name="T526">на настоящее время.</text:span></text:p>
      <text:p text:style-name="P146"/>
      <text:p text:style-name="P611"><text:span text:style-name="T311">Если </text:span><text:span text:style-name="T310">мы знаем</text:span><text:span text:style-name="T311">, когда произошло событие, то Present Perfect </text:span><text:span text:style-name="T321">уже </text:span><text:span text:style-name="T311">нельзя использовать.</text:span></text:p>
      <text:p text:style-name="P609"><text:span text:style-name="T97">Tom has lost his key last weak </text:span><text:span text:style-name="T104">(неправильно) </text:span><text:span text:style-name="T97">Tom lost his key last weak </text:span><text:span text:style-name="T104">(правильно) </text:span></text:p>
      <text:p text:style-name="P354"/>
      <text:p text:style-name="P522"><text:span text:style-name="T341">Если вопрос содержит слово </text:span><text:span text:style-name="T110">when</text:span><text:span text:style-name="T341">, то он автоматич. привязывает </text:span><text:span text:style-name="T342">предложение</text:span><text:span text:style-name="T341"> к моменту </text:span></text:p>
      <text:p text:style-name="P161"><text:span text:style-name="T391">в прошлом. </text:span><text:span text:style-name="T392">Поэтому Present Perfect в вопросах с </text:span><text:span text:style-name="T57">when</text:span><text:span text:style-name="T392"> не используется.</text:span></text:p>
      <text:p text:style-name="P660"/>
      <text:p text:style-name="P660">Past Continuous</text:p>
      <text:p text:style-name="P644"/>
      <text:p text:style-name="P651"><text:span text:style-name="T312">И</text:span><text:span text:style-name="T313">спользуется, чтобы сообщить о действии, которое происходило в </text:span><text:span text:style-name="T316">точный</text:span><text:span text:style-name="T313"> момент</text:span></text:p>
      <text:p text:style-name="P651"><text:span text:style-name="T313">прошлого, </text:span><text:span text:style-name="T314">и </text:span><text:span text:style-name="T313">не было закончено.</text:span></text:p>
      <text:p text:style-name="P645"/>
      <text:p text:style-name="P652"><text:span text:style-name="T314">В предложении не обязательно должен </text:span><text:span text:style-name="T316">указываться</text:span><text:span text:style-name="T314"> точный момент. Он может только подразумеваться и быть понятен по контексту (</text:span><text:span text:style-name="T316">по</text:span><text:span text:style-name="T314"> </text:span><text:span text:style-name="T315">ситуаци</text:span><text:span text:style-name="T316">и</text:span><text:span text:style-name="T314">).</text:span></text:p>
      <text:p text:style-name="P640"/>
      <text:p text:style-name="P640"/>
      <text:p text:style-name="P640"><text:soft-page-break/>Cхема такая же, как и в Present Continuous, только глагол <text:span text:style-name="T2">be</text:span> записывается </text:p>
      <text:p text:style-name="P640">в прошедшей форме (<text:span text:style-name="T2">was/were</text:span>):</text:p>
      <text:p text:style-name="P639"/>
      <text:p text:style-name="P357">Last Sunday at 5 I <text:span text:style-name="T360">was having</text:span> dinner with my friends — В прошлое воскресенье в 5 </text:p>
      <text:p text:style-name="P357">я <text:span text:style-name="T360">ужинал</text:span> со своими друзьями (привязка к точному моменту в прошлом).</text:p>
      <text:p text:style-name="P357"/>
      <text:p text:style-name="P654"><text:span text:style-name="T529">My parents </text:span><text:span text:style-name="T364">were watching</text:span><text:span text:style-name="T529"> TV when I came home yesterday — Мои родители </text:span><text:span text:style-name="T364">смотрели</text:span><text:span text:style-name="T529"> телевизор, когда я пришел вчера домой (незаконченное действие </text:span><text:span text:style-name="T530">в тот момент</text:span><text:span text:style-name="T529">).</text:span></text:p>
      <text:p text:style-name="P654"/>
      <text:p text:style-name="P662"><text:span text:style-name="T498">W</text:span><text:span text:style-name="T499">e weren`t reading — Мы не читали (именно тогда). </text:span></text:p>
      <text:p text:style-name="P656">Was I running? — Я бежал?</text:p>
      <text:p text:style-name="P485"/>
      <text:p text:style-name="P485">Future Simple</text:p>
      <text:p text:style-name="P486"/>
      <text:p text:style-name="P524"><text:span text:style-name="T533">Используется чтобы сообщить о будущих </text:span><text:span text:style-name="T538">действиях</text:span><text:span text:style-name="T533">. </text:span><text:span text:style-name="T441">Эта форма говорит о том, что человек сделает что-то в будущем, но решение он принял в момент речи.</text:span></text:p>
      <text:p text:style-name="Standard"/>
      <text:p text:style-name="P525">Состоит из вспомогательного глагола <text:span text:style-name="T2">will</text:span> и смыслового глагола в начальной форме.</text:p>
      <text:p text:style-name="P490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34">о</text:span> <text:span text:style-name="T2">won`t</text:span>.</text:p>
      <text:p text:style-name="P525"/>
      <text:p text:style-name="P469">We <text:span text:style-name="T360">will</text:span> proobably <text:span text:style-name="T360">meet</text:span> soon — Мы, возможно, скоро <text:span text:style-name="T360">встретимся</text:span>.</text:p>
      <text:p text:style-name="P469">I hope everything <text:span text:style-name="T360">will be</text:span> fine — Надеюсь, все <text:span text:style-name="T360">будет </text:span>хорошо.</text:p>
      <text:p text:style-name="P490"><text:span text:style-name="T116">Will</text:span><text:span text:style-name="T2"> you </text:span><text:span text:style-name="T116">be</text:span><text:span text:style-name="T2"> at home toworrow? No, I won`t — </text:span><text:span text:style-name="T11">Ты </text:span><text:span text:style-name="T117">будешь</text:span><text:span text:style-name="T11"> завтра дома? Нет</text:span><text:span text:style-name="T2">.</text:span></text:p>
      <text:p text:style-name="P470"/>
      <text:p text:style-name="P435"><text:span text:style-name="T442">В</text:span><text:span text:style-name="T443"> предложени</text:span><text:span text:style-name="T442">ях</text:span><text:span text:style-name="T443"> </text:span><text:span text:style-name="T442">будут </text:span><text:span text:style-name="T443">часто </text:span><text:span text:style-name="T442">попадаться слова</text:span><text:span text:style-name="T443">, </text:span><text:span text:style-name="T442">выражающие</text:span><text:span text:style-name="T443"> мнение: <text:s/></text:span></text:p>
      <text:p text:style-name="P435"><text:span text:style-name="T431">I think </text:span><text:span text:style-name="T432">(я думаю)</text:span><text:span text:style-name="T431">, I`m sure </text:span><text:span text:style-name="T432">(я уверен), I hope (я надеюсь), </text:span><text:span text:style-name="T431">probably (возможно).</text:span></text:p>
      <text:p text:style-name="P472"/>
      <text:p text:style-name="P436"><text:span text:style-name="T474">Оборот </text:span><text:span text:style-name="T428">be going to</text:span></text:p>
      <text:p text:style-name="P528"/>
      <text:p text:style-name="P437"><text:span text:style-name="T442">Также позволяет </text:span><text:span text:style-name="T447">сообщить</text:span><text:span text:style-name="T442"> о будущем. </text:span><text:span text:style-name="T447">Но п</text:span><text:span text:style-name="T444">одразумевает, что человек говорит не о спонтанном </text:span><text:span text:style-name="T447">решении</text:span><text:span text:style-name="T444">, </text:span><text:span text:style-name="T445">а о заранее </text:span><text:span text:style-name="T446">продуманных</text:span><text:span text:style-name="T445"> действиях. </text:span><text:span text:style-name="T447">Означает</text:span><text:span text:style-name="T444"> «собираюсь сделать».</text:span></text:p>
      <text:p text:style-name="P492"/>
      <text:p text:style-name="P467">I`m going to meet my friends tomorrow — Я собираюсь встретиться с друзьями завтра.</text:p>
      <text:p text:style-name="P529"><text:span text:style-name="T416">I`m going to go</text:span><text:span text:style-name="T475"> out after I finish my work — Я собираюсь погулять после, как закончу работу.</text:span></text:p>
      <text:p text:style-name="P473"/>
      <text:p text:style-name="P439"><text:span text:style-name="T450">Когда очевидно что вот-вот случится какое-то действие, то </text:span><text:span text:style-name="T433">be going to</text:span><text:span text:style-name="T450"> </text:span><text:span text:style-name="T449">передает оттенок неизбежности происходящего и применяется по отношению к </text:span><text:span text:style-name="T450">другому </text:span><text:span text:style-name="T449">человеку или объетку.</text:span></text:p>
      <text:p text:style-name="P491"/>
      <text:p text:style-name="P471">Look! He`s going to fall — Смотри! Он сейчас упадет.</text:p>
      <text:p text:style-name="P473">The sky is dark. It`s going to rain — Небо темное. Сейчас пойдет дождь.</text:p>
      <text:p text:style-name="P473"/>
      <text:p text:style-name="P529"><text:span text:style-name="T465">В разговорной </text:span><text:span text:style-name="T469">стиле</text:span><text:span text:style-name="T468"> </text:span><text:span text:style-name="T470">этот </text:span><text:span text:style-name="T468">оборот </text:span><text:span text:style-name="T465">очень часто </text:span><text:span text:style-name="T469">записывается</text:span><text:span text:style-name="T465"> как </text:span><text:span text:style-name="T416">gonna</text:span><text:span text:style-name="T465"> </text:span><text:span text:style-name="T416">[гона].</text:span></text:p>
      <text:p text:style-name="P474"/>
      <text:p text:style-name="P648"><text:span text:style-name="T111">P</text:span><text:span text:style-name="T109">resent</text:span><text:span text:style-name="T490"> в значении будущего</text:span></text:p>
      <text:p text:style-name="P646"/>
      <text:p text:style-name="P653"><text:span text:style-name="T324">О</text:span><text:span text:style-name="T322"> будущем можно </text:span><text:span text:style-name="T324">также </text:span><text:span text:style-name="T322">говорить с помощью </text:span><text:span text:style-name="T323">формы </text:span><text:span text:style-name="T322">Present. </text:span><text:span text:style-name="T466">Present Simple </text:span><text:span text:style-name="T467">часто </text:span><text:span text:style-name="T466">использ</text:span><text:span text:style-name="T467">уется</text:span><text:span text:style-name="T466">, когда речь идет о рассписании, которое не зависит от говорящего. </text:span></text:p>
      <text:p text:style-name="P653"><text:span text:style-name="T466">Present Continuous </text:span><text:span text:style-name="T473">используется</text:span><text:span text:style-name="T466"> </text:span><text:span text:style-name="T472">когда говорят о личных планах.</text:span></text:p>
      <text:p text:style-name="P457"/>
      <text:p text:style-name="P466">I am flying to London tomorrow — <text:span text:style-name="T532">Завтра я лечу в Лондон (личный план)</text:span></text:p>
      <text:p text:style-name="P468">My airplane flies at 6 o`clock tomorrow — Мой самолет летит завтра в 6 (рассписание)</text:p>
      <text:p text:style-name="P465"/>
      <text:p text:style-name="P515"><text:soft-page-break/>Модальные глаголы</text:p>
      <text:p text:style-name="Standard"/>
      <text:p text:style-name="P540"><text:span text:style-name="T539">Это особенные глаголы, которые </text:span><text:span text:style-name="T583">могут</text:span><text:span text:style-name="T539"> </text:span><text:span text:style-name="T583">использоваться</text:span><text:span text:style-name="T539"> и как смысловые, и как вспомогательные, притендуя со </text:span><text:span text:style-name="T583">вспомогательными</text:span><text:span text:style-name="T539"> на одну позицию в предложении.</text:span></text:p>
      <text:p text:style-name="P579"><text:span text:style-name="T540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40">.</text:span></text:p>
      <text:p text:style-name="P579"/>
      <text:p text:style-name="P547"><text:span text:style-name="T539">Модальные глаголы не меняют свою форму (не </text:span><text:span text:style-name="T545">имеют</text:span><text:span text:style-name="T539"> окончаний </text:span><text:span text:style-name="T15">-s, -ed</text:span><text:span text:style-name="T539">). В связи с </text:span><text:span text:style-name="T545">этим</text:span><text:span text:style-name="T539">, </text:span></text:p>
      <text:p text:style-name="P547"><text:span text:style-name="T539">они не могут </text:span><text:span text:style-name="T545">применяться</text:span><text:span text:style-name="T539"> во всех временах и поэтому, дополняют</text:span><text:span text:style-name="T545">ся</text:span><text:span text:style-name="T539"> модальны</text:span><text:span text:style-name="T545">ми</text:span><text:span text:style-name="T539"> конструкци</text:span><text:span text:style-name="T545">ями</text:span><text:span text:style-name="T539">: </text:span><text:span text:style-name="T16">be able to, have to </text:span><text:span text:style-name="T185">и</text:span><text:span text:style-name="T16"> used to</text:span><text:span text:style-name="T540">.</text:span></text:p>
      <text:p text:style-name="P540"/>
      <text:p text:style-name="P541">После модальных глаголов и конструкций почти всегда идет <text:span text:style-name="T583">голый </text:span>инфинитив.</text:p>
      <text:p text:style-name="P536"/>
      <text:p text:style-name="P541"><text:span text:style-name="T360">Глаголы </text:span><text:span text:style-name="T116">will</text:span><text:span text:style-name="T360"> и </text:span><text:span text:style-name="T116">shall</text:span></text:p>
      <text:p text:style-name="P541"/>
      <text:p text:style-name="P541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41">а с <text:span text:style-name="T2">won`t</text:span> — настоящим. <text:span text:style-name="T2">Won`t</text:span> означает «отказывается».</text:p>
      <text:p text:style-name="P541"/>
      <text:p text:style-name="P258">What`s wrong? My Car won`t start — Что случилось? Моя машина не заводится.</text:p>
      <text:p text:style-name="P259">(не смотря на мои ожидание, действие не происходит).</text:p>
      <text:p text:style-name="P259"/>
      <text:p text:style-name="P542"><text:span text:style-name="T17">S</text:span><text:span text:style-name="T16">hall</text:span><text:span text:style-name="T185"> не используется в современном английском. Он </text:span><text:span text:style-name="T187">встречается</text:span><text:span text:style-name="T185"> в вопросах вместо </text:span><text:span text:style-name="T16">will, </text:span><text:span text:style-name="T186">когда нужно получить одобрение от собеседника (только когда подлежащее </text:span><text:span text:style-name="T17">I</text:span><text:span text:style-name="T186"> или </text:span><text:span text:style-name="T17">we</text:span><text:span text:style-name="T186">).</text:span></text:p>
      <text:p text:style-name="P23"/>
      <text:p text:style-name="P259">Shall I close the door? - Я закрою дверь? (вы не против, если я закрою дверь?)</text:p>
      <text:p text:style-name="P258"/>
      <text:p text:style-name="P164">Глаголы <text:span text:style-name="T2">can</text:span> и <text:span text:style-name="T2">could</text:span></text:p>
      <text:p text:style-name="P258"/>
      <text:p text:style-name="P25"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60">He can understand my English — Он может понимать мой английский.</text:p>
      <text:p text:style-name="P260">You can`t smoke here — Ты не можешь сдесь курить.</text:p>
      <text:p text:style-name="P260">Can I help you? - Я могу вам помочь?</text:p>
      <text:p text:style-name="P258"/>
      <text:p text:style-name="P540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60">I could read at the age of 4 — Я мог читать в 4 года.</text:p>
      <text:p text:style-name="P174"/>
      <text:p text:style-name="P24"><text:span text:style-name="T360">Глаголы </text:span><text:span text:style-name="T116">might</text:span><text:span text:style-name="T360"> и </text:span><text:span text:style-name="T116">may</text:span></text:p>
      <text:p text:style-name="P24"/>
      <text:p text:style-name="P543"><text:span text:style-name="T17">Might [майт]</text:span><text:span text:style-name="T186"> переводится как «может </text:span><text:span text:style-name="T188">ли</text:span><text:span text:style-name="T186">», «мог бы», </text:span><text:span text:style-name="T188">или</text:span><text:span text:style-name="T186"> «должно быть»</text:span><text:span text:style-name="T188">, </text:span><text:span text:style-name="T186">«наверное». </text:span></text:p>
      <text:p text:style-name="P36">Он указывает на вероятность того, что что-то произойдет сейчас или в будущем. </text:p>
      <text:p text:style-name="P543"><text:span text:style-name="T186">Отрицание </text:span><text:span text:style-name="T17">might not</text:span><text:span text:style-name="T186"> сокращается до </text:span><text:span text:style-name="T17">mightn`t [майтэнт].</text:span></text:p>
      <text:p text:style-name="P543"/>
      <text:p text:style-name="P261">Might Tom call in the evening? - <text:span text:style-name="T541">Может ли </text:span>Том позвонить вечером?</text:p>
      <text:p text:style-name="P540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1"/>
      <text:p text:style-name="P540"><text:span text:style-name="T18">M</text:span><text:span text:style-name="T2">ay</text:span><text:span text:style-name="T176"> в современном английском используется редко. Но его часто применяют, когда нужно предложить помощь незнакомому человеку. Он переводится как «име</text:span><text:span text:style-name="T188">ю</text:span><text:span text:style-name="T176"> возможность».</text:span></text:p>
      <text:p text:style-name="P37"/>
      <text:p text:style-name="P261">May I help you, sir? — <text:span text:style-name="T541">И</text:span>мею ли я возможность вам помочь?</text:p>
      <text:p text:style-name="P37"><text:soft-page-break/><text:span text:style-name="T360">Глагол </text:span><text:span text:style-name="T116">must</text:span></text:p>
      <text:p text:style-name="P37"/>
      <text:p text:style-name="P38">Переводится как «должен», «обязан» или «должно быть», «наверное». </text:p>
      <text:p text:style-name="P545"><text:span text:style-name="T189">Он указывает на обязанност</text:span><text:span text:style-name="T191">ь</text:span><text:span text:style-name="T189">, долг, приказ.</text:span></text:p>
      <text:p text:style-name="P37"/>
      <text:p text:style-name="P261">I must go — Я должен идти.</text:p>
      <text:p text:style-name="P261">Must we hurry? — Нам нужно торопиться?</text:p>
      <text:p text:style-name="P37"/>
      <text:p text:style-name="P540"><text:span text:style-name="T176">Отрицание </text:span><text:span text:style-name="T2">must not</text:span><text:span text:style-name="T176"> означает «нельзя», «запрещено». Сокращается до </text:span><text:span text:style-name="T2">musn`t [мазнт].</text:span></text:p>
      <text:p text:style-name="P262">You musn`t park here — Здесь нельзя парковаться. (здесь «you» это формальное подлежащее)</text:p>
      <text:p text:style-name="P37"/>
      <text:p text:style-name="P544"><text:span text:style-name="T176">В отличие от </text:span><text:span text:style-name="T2">might</text:span><text:span text:style-name="T176">, в значениях «должно быть», «наверное», он передает не вероятность, </text:span></text:p>
      <text:p text:style-name="P26">а неуверенное предположение.</text:p>
      <text:p text:style-name="P26"/>
      <text:p text:style-name="P263">She must be very tired — Она, наверное, очень уставшая.</text:p>
      <text:p text:style-name="P263"/>
      <text:p text:style-name="P165">Глагол should</text:p>
      <text:p text:style-name="P26"/>
      <text:p text:style-name="P26"><text:span text:style-name="T2">Should [шуд]</text:span> <text:span text:style-name="T543">переводится как «нужно», «следует сделать». Подходит чтобы дать совет.</text:span></text:p>
      <text:p text:style-name="P546"><text:span text:style-name="T189">Для совета, </text:span><text:span text:style-name="T190">к</text:span><text:span text:style-name="T189"> </text:span><text:span text:style-name="T20">should</text:span><text:span text:style-name="T189"> можно также </text:span><text:span text:style-name="T190">добавить</text:span><text:span text:style-name="T189"> обороты, </text:span><text:span text:style-name="T190">в</text:span><text:span text:style-name="T189">ыра</text:span><text:span text:style-name="T190">жающие</text:span><text:span text:style-name="T189"> мне</text:span><text:span text:style-name="T190">н</text:span><text:span text:style-name="T189">ие, </text:span></text:p>
      <text:p text:style-name="P546"><text:span text:style-name="T189">например: </text:span><text:span text:style-name="T20">I think, I don`t think</text:span><text:span text:style-name="T189">.</text:span></text:p>
      <text:p text:style-name="P31"/>
      <text:p text:style-name="P265">You should be more attentive — Вам следует быть более внимательным.</text:p>
      <text:p text:style-name="P263">I think you should leave — Думаю, вам пора уйти.</text:p>
      <text:p text:style-name="P263"/>
      <text:p text:style-name="P26"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/>
      <text:p text:style-name="P264">Why should I go there? — Скакой стати мне туда идти?</text:p>
      <text:p text:style-name="P263"/>
      <text:p text:style-name="P165">Глагол would</text:p>
      <text:p text:style-name="P26"/>
      <text:p text:style-name="P584"><text:span text:style-name="T20">Would </text:span><text:span text:style-name="T21">[вуд]</text:span><text:span text:style-name="T220"> соответствует частице «бы» </text:span><text:span text:style-name="T221">(</text:span><text:span text:style-name="T220">когда люди представляют ситуацию</text:span><text:span text:style-name="T221">)</text:span><text:span text:style-name="T220"> или сообщает </text:span></text:p>
      <text:p text:style-name="P584"><text:span text:style-name="T220">о привычках прошлого. </text:span><text:span text:style-name="T221">Он ч</text:span><text:span text:style-name="T220">асто сокращается до `d. </text:span><text:span text:style-name="T222">Я</text:span><text:span text:style-name="T220">вляется прошедшей формой от </text:span><text:span text:style-name="T21">will</text:span><text:span text:style-name="T220">.</text:span></text:p>
      <text:p text:style-name="P27"/>
      <text:p text:style-name="P264">I would like to live in New Your — Я бы хотел жить в Нью Йорке (представил).</text:p>
      <text:p text:style-name="P264">I wouldn`t watch this film with my child — Я бы не смотрела этот фильм с моим ребенком.</text:p>
      <text:p text:style-name="P27"/>
      <text:p text:style-name="P27">Фраза <text:span text:style-name="T2">would you like</text:span> часто используется, когда человеку хотят <text:span text:style-name="T544">что-то </text:span>предложить.</text:p>
      <text:p text:style-name="P27">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4">Would you like a cup of tea? Yes, I would — Вы бы хотили чашечку чая? Да, хотел бы.</text:p>
      <text:p text:style-name="P264">What would you like? I`d like some cofee — Чтобы вы хотели? Я бы хотел кофе.</text:p>
      <text:p text:style-name="P32"/>
      <text:p text:style-name="P166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46">В основном используется в будущем, </text:span></text:p>
      <text:p text:style-name="P39">в значении «смогу»; или в прошлом, в значении «смог», а не «мог».</text:p>
      <text:p text:style-name="P29"/>
      <text:p text:style-name="P266"><text:span text:style-name="T542">If I learn </text:span><text:span text:style-name="T546">Eng</text:span><text:span text:style-name="T542">, I will be able to understand it — Если я буду учить </text:span><text:span text:style-name="T546">англ</text:span><text:span text:style-name="T542">, я смогу понимать его.</text:span></text:p>
      <text:p text:style-name="P266"><text:span text:style-name="T546">He</text:span><text:span text:style-name="T542"> talked quickly, but I was able to understand h</text:span><text:span text:style-name="T546">im </text:span><text:span text:style-name="T542">— <text:s/></text:span><text:span text:style-name="T546">Он</text:span><text:span text:style-name="T542"> говорил быстр</text:span><text:span text:style-name="T546">о</text:span><text:span text:style-name="T542">, но я смог </text:span><text:span text:style-name="T546">его </text:span><text:span text:style-name="T542">понять</text:span></text:p>
      <text:p text:style-name="P27"/>
      <text:p text:style-name="P166"><text:soft-page-break/>Конструкция <text:span text:style-name="T2">have to</text:span></text:p>
      <text:p text:style-name="P27"/>
      <text:p text:style-name="P548"><text:span text:style-name="T189">Дублирует по значению модальный глагол </text:span><text:span text:style-name="T20">must</text:span><text:span text:style-name="T189">. </text:span><text:span text:style-name="T191">Указывает</text:span><text:span text:style-name="T189"> </text:span><text:span text:style-name="T191">на </text:span><text:span text:style-name="T189">обязанност</text:span><text:span text:style-name="T191">ь</text:span><text:span text:style-name="T189">, котор</text:span><text:span text:style-name="T191">ую</text:span><text:span text:style-name="T189"> человек вынежден выполнять не по свое воле.</text:span></text:p>
      <text:p text:style-name="P27"/>
      <text:p text:style-name="P264">I must do it — Я должен это сделать (это мой долг).</text:p>
      <text:p text:style-name="P264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47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4">You mustn`t tell anyone — Ты не должен рассказывать никому.</text:p>
      <text:p text:style-name="P264">You don`t have to tell me everything — Можешь не рассказывать мне всего.</text:p>
      <text:p text:style-name="P264"/>
      <text:p text:style-name="P167">Конструкция <text:span text:style-name="T2">used to</text:span></text:p>
      <text:p text:style-name="P267"/>
      <text:p text:style-name="P549"><text:span text:style-name="T192">Дублирует по значению глагол </text:span><text:span text:style-name="T22">would</text:span><text:span text:style-name="T192">, когда говорят о привычках прошлого. </text:span><text:span text:style-name="T193">В основном используется б</text:span><text:span text:style-name="T194">ританц</text:span><text:span text:style-name="T193">ами. </text:span><text:span text:style-name="T192">Переводится как «раньше» </text:span><text:span text:style-name="T193">либо</text:span><text:span text:style-name="T192"> </text:span><text:span text:style-name="T193">вообще </text:span><text:span text:style-name="T192">выпадает при переводе.</text:span></text:p>
      <text:p text:style-name="P40"/>
      <text:p text:style-name="P275">I used to live in Bristol — Раньше я жил в Бристоле (а сейчас нет).</text:p>
      <text:p text:style-name="P275">I didn`t use to drink tea — Раньше я не пил чай (а теперь пью).</text:p>
      <text:p text:style-name="P275">Did you use to play tennis? — Ты раньше играл в теннис?</text:p>
      <text:p text:style-name="P40"/>
      <text:p text:style-name="P40"/>
      <text:p text:style-name="P5"><text:span text:style-name="T192">П</text:span><text:span text:style-name="T176">овелительное наклонение </text:span><text:span text:style-name="T2">(Imperative)</text:span></text:p>
      <text:p text:style-name="P41"/>
      <text:p text:style-name="P552"><text:span text:style-name="T196">Это способ озвучить просьбу, приказ, призыв к действию </text:span><text:span text:style-name="T197">или </text:span><text:span text:style-name="T195">пожелание</text:span><text:span text:style-name="T196">. </text:span><text:span text:style-name="T195">Предложение в повелительном наклонении не имеет подлежащего и начинается с </text:span><text:span text:style-name="T206">начальной формы глагола</text:span><text:span text:style-name="T195">.</text:span></text:p>
      <text:p text:style-name="P268"/>
      <text:p text:style-name="P269">Don`t come here — Не подходи сюда <text:span text:style-name="T548">(просьба).</text:span></text:p>
      <text:p text:style-name="P276">Put your gun down! — Опусти оружие! (приказ).</text:p>
      <text:p text:style-name="P277">Come here — Подойдите сюда (призыв к действию).</text:p>
      <text:p text:style-name="P42"/>
      <text:p text:style-name="P550"><text:span text:style-name="T195">Ч</text:span><text:span text:style-name="T176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6"/>
      <text:p text:style-name="P276">Have a cake, please — Угощайтесь тортом, пожалуйста.</text:p>
      <text:p text:style-name="P276">Have a nice time — Приятно провести время.</text:p>
      <text:p text:style-name="P276">Have fun — Повеселитесь.</text:p>
      <text:p text:style-name="P42"/>
      <text:p text:style-name="P551"><text:span text:style-name="T195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195"> (</text:span><text:span text:style-name="T23">let us — давай</text:span><text:span text:style-name="T195">). Это один из способом быть вежливее.</text:span></text:p>
      <text:p text:style-name="P42"/>
      <text:p text:style-name="P276">Let`s not watch this movie — Давай не будем смотреть этот фильм.</text:p>
      <text:p text:style-name="P276">Let`s do it — Давай сделаем это.</text:p>
      <text:p text:style-name="P42"/>
      <text:p text:style-name="P42"/>
      <text:p text:style-name="P6"><text:span text:style-name="T195">П</text:span><text:span text:style-name="T176">ассивный залог </text:span><text:span text:style-name="T2">(Passive Voice)</text:span></text:p>
      <text:p text:style-name="P78"/>
      <text:p text:style-name="P585"><text:span text:style-name="T224">В английском язые есть 2 вида залогов</text:span><text:span text:style-name="T223">: активный и пассивный. В активном залоге дейсвие совершает автор, а в пассивном —</text:span><text:span text:style-name="T224"> </text:span><text:span text:style-name="T223">дейс</text:span><text:span text:style-name="T224">т</text:span><text:span text:style-name="T223">вие совершается над автором.</text:span></text:p>
      <text:p text:style-name="P79"/>
      <text:p text:style-name="P553"><text:soft-page-break/><text:span text:style-name="T176">Сказуемое в пассивном залоге состоит из </text:span><text:span text:style-name="T198">вспомогательного глагола </text:span><text:span text:style-name="T25">be</text:span><text:span text:style-name="T198"> и смыслового глагола в 3й форме (для группы Simple).</text:span></text:p>
      <text:p text:style-name="P43"/>
      <text:p text:style-name="P270"><text:span text:style-name="T550">The work </text:span><text:span text:style-name="T378">was finished</text:span><text:span text:style-name="T550"> yesterday — Работа </text:span><text:span text:style-name="T378">закончена</text:span><text:span text:style-name="T550"> вчера (пассивный залог).</text:span></text:p>
      <text:p text:style-name="P270"><text:span text:style-name="T550">I </text:span><text:span text:style-name="T378">finished</text:span><text:span text:style-name="T550"> my work yesterday — Я </text:span><text:span text:style-name="T378">закончил</text:span><text:span text:style-name="T550"> работу вчера (активный залог).</text:span></text:p>
      <text:p text:style-name="P43"/>
      <text:p text:style-name="P554"><text:span text:style-name="T198">Если нужно указать автора действия, то это можно сделать с помощью предлога </text:span><text:span text:style-name="T25">by</text:span><text:span text:style-name="T198">:</text:span></text:p>
      <text:p text:style-name="P553"><text:span text:style-name="T25">Ann Karenina was written </text:span><text:span text:style-name="T58">by Leo Tolstoy</text:span><text:span text:style-name="T25"> — Анна Каренина была написана Львом Толстым.</text:span></text:p>
      <text:p text:style-name="P270"/>
      <text:p text:style-name="P33"><text:span text:style-name="T549">Подлежащие </text:span><text:span text:style-name="T24">I</text:span><text:span text:style-name="T549">, в пассивн</text:span><text:span text:style-name="T550">ом</text:span><text:span text:style-name="T549"> залог</text:span><text:span text:style-name="T550">е</text:span><text:span text:style-name="T549"> </text:span><text:span text:style-name="T550">часто </text:span><text:span text:style-name="T549">переводится не как «я», а как «мне/мной/меня».</text:span></text:p>
      <text:p text:style-name="P33"/>
      <text:p text:style-name="P271">I am ignored all the time — Меня игнорируют все время.</text:p>
      <text:p text:style-name="P271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2">I have been taught an important lesson — Мне преподали важный урок.</text:p>
      <text:p text:style-name="P272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51"><text:span text:style-name="T195">Здесь главное </text:span><text:span text:style-name="T199">отличие</text:span><text:span text:style-name="T195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78">I have been spoken English — Со мной говорили по английски.</text:p>
      <text:p text:style-name="P276">I have been speaking English for 2 years. — Я говорю по английски уже 2 года.</text:p>
      <text:p text:style-name="P268"/>
      <text:p text:style-name="P34">Также можно легко перепутать ситуации, когда be используется с прилагательным и когда</text:p>
      <text:p text:style-name="P551"><text:span text:style-name="T199">в </text:span><text:span text:style-name="T176">пассивн</text:span><text:span text:style-name="T199">о</text:span><text:span text:style-name="T176">м залог</text:span><text:span text:style-name="T199">е</text:span><text:span text:style-name="T176">. Здесь важно отличать прилагательное от глагола.</text:span></text:p>
      <text:p text:style-name="P268"/>
      <text:p text:style-name="P268">I am ignored all the time — Меня игнорируют все время (ignored — глагол в 3й форме).</text:p>
      <text:p text:style-name="P299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51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55">Помимо этого </text:span><text:span text:style-name="T601">по особенному</text:span><text:span text:style-name="T555"> формируются вопросы с предлогами.</text:span></text:p>
      <text:p text:style-name="Standard"/>
      <text:p text:style-name="P530">Общий вопрос</text:p>
      <text:p text:style-name="Standard"/>
      <text:p text:style-name="Standard"><text:span text:style-name="T551">В</text:span>опрос, предполага<text:span text:style-name="T554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7">Do you play the piano? — Yes, I do.</text:p>
      <text:p text:style-name="P247">Does Rita play football? — No, she doesn`t.</text:p>
      <text:p text:style-name="P247"/>
      <text:p text:style-name="P163"><text:soft-page-break/>Разделительный вопрос</text:p>
      <text:p text:style-name="P163"/>
      <text:p text:style-name="P558"><text:span text:style-name="T250">З</text:span><text:span text:style-name="T251">адается</text:span><text:span text:style-name="T249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7"/>
      <text:p text:style-name="P197">Состоит из 2х частей, разделенных запятой: утверждения и противоположного корешка.</text:p>
      <text:p text:style-name="P197">Корешок можно переводить словами: «правда?» «да?», «не так ли?», «верно?»</text:p>
      <text:p text:style-name="P197"/>
      <text:p text:style-name="P197">В корешке, <text:span text:style-name="T552">п</text:span>осле <text:span text:style-name="T552">вспомогательного </text:span>глагола, стоит местоимение, заменяющее подлежащее:</text:p>
      <text:p text:style-name="P362">You play tennis every day, don`t you? — Ты играешь в теннис, да?</text:p>
      <text:p text:style-name="P197"/>
      <text:p text:style-name="P197">Если в главной части отрицание, то в корешке должно быть утверждение (и наоборот).</text:p>
      <text:p text:style-name="P361">You don`t like tomato juice, do you? — Ты не любишь томатный сок, да?</text:p>
      <text:p text:style-name="P197"/>
      <text:p text:style-name="P197">Если в главной части используется <text:span text:style-name="T2">I am</text:span>, то в корешке нужно говорить <text:span text:style-name="T2">aren`t I:</text:span></text:p>
      <text:p text:style-name="P361">I am a famous artist, aren`t I? — Я знаменитая художница, да?</text:p>
      <text:p text:style-name="Standard"/>
      <text:p text:style-name="P530">Специальный вопрос</text:p>
      <text:p text:style-name="Standard"/>
      <text:p text:style-name="P559"><text:span text:style-name="T554">З</text:span><text:span text:style-name="T553">адается для получения дополнительной информации и поэтому всегда начинается </text:span></text:p>
      <text:p text:style-name="P557">с вопросительного слова или вопросительной связки.</text:p>
      <text:p text:style-name="P555"/>
      <text:p text:style-name="P556">Вопросительные слова:</text:p>
      <text:list xml:id="list715981666" text:style-name="L15">
        <text:list-item>
          <text:p text:style-name="P716">who [ху] — кто;</text:p>
        </text:list-item>
        <text:list-item>
          <text:p text:style-name="P716">whom [хум] — кого;</text:p>
        </text:list-item>
        <text:list-item>
          <text:p text:style-name="P716">whose [хуз] — чей;</text:p>
        </text:list-item>
        <text:list-item>
          <text:p text:style-name="P716">what — что, какой;</text:p>
        </text:list-item>
        <text:list-item>
          <text:p text:style-name="P716">which — который;</text:p>
        </text:list-item>
        <text:list-item>
          <text:p text:style-name="P716">where [вэа] — где, куда;</text:p>
        </text:list-item>
        <text:list-item>
          <text:p text:style-name="P716">when — когда;</text:p>
        </text:list-item>
        <text:list-item>
          <text:p text:style-name="P716">why [вай] — зачем, почему;</text:p>
        </text:list-item>
        <text:list-item>
          <text:p text:style-name="P716">how [хау] — как;</text:p>
        </text:list-item>
        <text:list-item>
          <text:p text:style-name="P716">how often [хау офэн] — как часто;</text:p>
        </text:list-item>
        <text:list-item>
          <text:p text:style-name="P716">how many — сколько (исчисляемые существительные);</text:p>
        </text:list-item>
        <text:list-item>
          <text:p text:style-name="P716">how much — сколько (неисчесляемые существительные);</text:p>
        </text:list-item>
        <text:list-item>
          <text:p text:style-name="P716">how long [хау лон] — как долго;</text:p>
        </text:list-item>
        <text:list-item>
          <text:p text:style-name="P716">how long ago — как давно;</text:p>
        </text:list-item>
        <text:list-item>
          <text:p text:style-name="P716">how old — сколько лет.</text:p>
        </text:list-item>
      </text:list>
      <text:p text:style-name="Standard"/>
      <text:p text:style-name="P558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53">соотв</text:span>. <text:span text:style-name="T2">Which</text:span> подразумевает выбор из нескольких вариантов.</text:p>
      <text:p text:style-name="Standard"/>
      <text:p text:style-name="P247">What do you like? — Что ты любишь?</text:p>
      <text:p text:style-name="P247">What car have you got? — Какая у тебя машина?</text:p>
      <text:p text:style-name="P247">Which car is yours? — Какая из машин твоя?</text:p>
      <text:p text:style-name="P247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3">How old are you? — Сколько тебе лет?</text:p>
      <text:p text:style-name="P273">How are you? — Как ты?</text:p>
      <text:p text:style-name="P273"/>
      <text:p text:style-name="P168"><text:soft-page-break/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58"><text:span text:style-name="T200">как</text:span><text:span text:style-name="T176"> и в утверждении. Вспомогательный глагол часто отсутсвует в таком вопросе.</text:span></text:p>
      <text:p text:style-name="P35"/>
      <text:p text:style-name="P273">Who is in the Room? — Кто в комнате?</text:p>
      <text:p text:style-name="P273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79">Who are my best friends? → Mike and Paul are my best friends.</text:p>
      <text:p text:style-name="P274"/>
      <text:p text:style-name="P169">Вопрос с альтернативой</text:p>
      <text:p text:style-name="P169"/>
      <text:p text:style-name="P198"><text:span text:style-name="T554">В</text:span>опрос, <text:span text:style-name="T554">предполагающий </text:span>выбор между двумя альтернативами. Вопросительное слово не</text:p>
      <text:p text:style-name="P198">используется. Порядок слов такой же, как в общем вопросе, но в какой-то части вопроса</text:p>
      <text:p text:style-name="P198">обязательно нужно преложить альтернативу с помощью союза or.</text:p>
      <text:p text:style-name="P198"/>
      <text:p text:style-name="P363">Does <text:span text:style-name="T360">your mother </text:span>or<text:span text:style-name="T360"> your father</text:span> help you? (<text:span text:style-name="T554">альтернатива в </text:span>подлежаще<text:span text:style-name="T554">м</text:span>)</text:p>
      <text:p text:style-name="P363">Has he just <text:span text:style-name="T360">arrived </text:span>or<text:span text:style-name="T360"> left</text:span>? (в смыслово<text:span text:style-name="T554">м</text:span> глагол<text:span text:style-name="T554">е</text:span>)</text:p>
      <text:p text:style-name="P559"><text:span text:style-name="T55">Will you go to Kiev </text:span><text:span text:style-name="T116">by train </text:span><text:span text:style-name="T55">or</text:span><text:span text:style-name="T116"> by plane</text:span><text:span text:style-name="T55">? (</text:span><text:span text:style-name="T59">в </text:span><text:span text:style-name="T55">дополнени</text:span><text:span text:style-name="T59">и</text:span><text:span text:style-name="T55">)</text:span></text:p>
      <text:p text:style-name="P363"/>
      <text:p text:style-name="P170">Вопросы с предлогами</text:p>
      <text:p text:style-name="P170"/>
      <text:p text:style-name="P200">В английском вопросе, предлог всегда стоит в самом конце.</text:p>
      <text:p text:style-name="P199"/>
      <text:p text:style-name="P364"><text:span text:style-name="T353">Who</text:span> do you meet <text:span text:style-name="T360">with</text:span>? — <text:span text:style-name="T360">С</text:span> <text:span text:style-name="T353">кем</text:span> ты встречаешься?</text:p>
      <text:p text:style-name="P364"><text:span text:style-name="T353">What</text:span> are you looking <text:span text:style-name="T360">at</text:span>? — <text:span text:style-name="T360">На</text:span> <text:span text:style-name="T353">что</text:span> ты смотришь?</text:p>
      <text:p text:style-name="P365"/>
      <text:p text:style-name="P364"/>
      <text:p text:style-name="P516">Отрицательные предложения</text:p>
      <text:p text:style-name="P455"/>
      <text:p text:style-name="P517">Чтобы придать мысли отрицательное значение используется частица <text:span text:style-name="T2">not </text:span><text:span text:style-name="T176">или</text:span> слово <text:span text:style-name="T2">never</text:span> </text:p>
      <text:p text:style-name="P517"/>
      <text:p text:style-name="P518"><text:span text:style-name="T201">Частица</text:span><text:span text:style-name="T27"> not</text:span><text:span text:style-name="T566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18"/>
      <text:p text:style-name="P518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17"/>
      <text:p text:style-name="P517">Но если отрицатульную мысль сообщить в дополнении, то <text:span text:style-name="T2">not</text:span> будет стоять самостоятельно.</text:p>
      <text:p text:style-name="P458">It`s quite impolite not to call me back — Очень не вежливо не перезванивать мне.</text:p>
      <text:p text:style-name="P560"/>
      <text:p text:style-name="P8">Самые важные глаголы</text:p>
      <text:p text:style-name="Standard"/>
      <text:p text:style-name="P561"><text:span text:style-name="T566">Это глаголы: </text:span><text:span text:style-name="T27">be</text:span><text:span text:style-name="T566">, </text:span><text:span text:style-name="T27">do</text:span><text:span text:style-name="T566">, </text:span><text:span text:style-name="T27">have</text:span><text:span text:style-name="T566"> и </text:span><text:span text:style-name="T27">get</text:span><text:span text:style-name="T566">. Они могут быть как смысловыми, так и вспомогательными. (кроме </text:span><text:span text:style-name="T27">get</text:span><text:span text:style-name="T566">). А также входить в устойчивые обороты, меняя свое основное значение.</text:span></text:p>
      <text:p text:style-name="P561"/>
      <text:p text:style-name="P531">Глагол <text:span text:style-name="T2">be</text:span></text:p>
      <text:p text:style-name="Standard"/>
      <text:p text:style-name="P424"><text:span text:style-name="T204">Переводится как</text:span><text:span text:style-name="T567"> «быть» </text:span><text:span text:style-name="T590">и</text:span><text:span text:style-name="T568"> </text:span><text:span text:style-name="T567">меняется в зависимости от подлежащего.</text:span></text:p>
      <text:p text:style-name="P423"><text:soft-page-break/><text:span text:style-name="T568">В </text:span><text:span text:style-name="T28">Present</text:span><text:span text:style-name="T568"> </text:span><text:span text:style-name="T570">этот глагол</text:span><text:span text:style-name="T569"> </text:span><text:span text:style-name="T568">принимает следующие формы:</text:span></text:p>
      <text:list xml:id="list3721158177" text:style-name="L16">
        <text:list-item>
          <text:p text:style-name="P717">am — если подлежащее в первом лице (I);</text:p>
        </text:list-item>
        <text:list-item>
          <text:p text:style-name="P717">is — если подлежащее в третьем лице, единственном числе (he/she/it);</text:p>
        </text:list-item>
        <text:list-item>
          <text:p text:style-name="P717">are — если подлежащее во множественном числе (you/we/they).</text:p>
        </text:list-item>
      </text:list>
      <text:p text:style-name="P280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73">После <text:span text:style-name="T2">be</text:span> обычно указывается характеристика (какой) или место (где).</text:p>
      <text:p text:style-name="P46"/>
      <text:p text:style-name="P280">This dress is blue — Это платье синие.</text:p>
      <text:p text:style-name="P280">I am in my office now — Я у себя в офисе сейчас.</text:p>
      <text:p text:style-name="P46"/>
      <text:p text:style-name="P47">Связка <text:span text:style-name="T2">be </text:span>+ прилагательное, <text:span text:style-name="T609">очень </text:span>часто переводится глаголом:</text:p>
      <text:p text:style-name="P366">I am interested in art — Я интересуюсь искусством.</text:p>
      <text:p text:style-name="P47"/>
      <text:p text:style-name="P563"><text:span text:style-name="T202">В вопрос</text:span><text:span text:style-name="T203">ах</text:span><text:span text:style-name="T202"> глагол </text:span><text:span text:style-name="T28">be</text:span><text:span text:style-name="T202"> меняется местами с подлежащим, а в отрица</text:span><text:span text:style-name="T203">ниях</text:span><text:span text:style-name="T202">, используется </text:span></text:p>
      <text:p text:style-name="P563"><text:span text:style-name="T202">с частицей </text:span><text:span text:style-name="T28">not</text:span><text:span text:style-name="T202">: В корешке ответа, вместо </text:span><text:span text:style-name="T28">do/does,</text:span><text:span text:style-name="T202"> используется </text:span><text:span text:style-name="T28">am/is/are</text:span><text:span text:style-name="T202">:</text:span></text:p>
      <text:p text:style-name="P47"/>
      <text:p text:style-name="P281">Is John married? No, he isn`t. — Джон женат? Нет.</text:p>
      <text:p text:style-name="P281"/>
      <text:p text:style-name="P48">Очень часто <text:span text:style-name="T2">am/is/are</text:span> сокращают:</text:p>
      <text:list xml:id="list1157178702" text:style-name="L17">
        <text:list-item>
          <text:p text:style-name="P718">I am → I`m;</text:p>
        </text:list-item>
        <text:list-item>
          <text:p text:style-name="P718">he is → he`s;</text:p>
        </text:list-item>
        <text:list-item>
          <text:p text:style-name="P718">you are → you`re;</text:p>
        </text:list-item>
        <text:list-item>
          <text:p text:style-name="P718">John is → John`s;</text:p>
        </text:list-item>
      </text:list>
      <text:p text:style-name="P281"/>
      <text:p text:style-name="P47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7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1"/>
      <text:p text:style-name="P423"><text:span text:style-name="T202">В </text:span><text:span text:style-name="T28">Past</text:span><text:span text:style-name="T202"> </text:span><text:span text:style-name="T203">он </text:span><text:span text:style-name="T202">принимает слудеющие формы:</text:span></text:p>
      <text:list xml:id="list85247967" text:style-name="L18">
        <text:list-item>
          <text:p text:style-name="P719">was — если подлежащее в единственном числе (I/he/she/it);</text:p>
        </text:list-item>
        <text:list-item>
          <text:p text:style-name="P719">were — если подлежащее во множественном числе (you/we/they).</text:p>
        </text:list-item>
      </text:list>
      <text:p text:style-name="P281"/>
      <text:p text:style-name="P47">В <text:span text:style-name="T2">Future</text:span> принимает только одну форму — <text:span text:style-name="T2">will be:</text:span></text:p>
      <text:p text:style-name="P281"/>
      <text:p text:style-name="P282">Was the weather good? No, it wasn`t — Погода была хорошая? Нет.</text:p>
      <text:p text:style-name="P281">I will be happy to eat — Я буду рад поесть.</text:p>
      <text:p text:style-name="P281"/>
      <text:p text:style-name="P171">Глагол <text:span text:style-name="T2">do</text:span></text:p>
      <text:p text:style-name="P201"/>
      <text:p text:style-name="P201">Переводится как «делать». В одном предложении может встречаться несколько раз,</text:p>
      <text:p text:style-name="P201">в качестве вспомогательного глагола и смыслового. Вспомогательным глаголом он может</text:p>
      <text:p text:style-name="P201">быть только в отрицаниях и вопросах, времен группы <text:span text:style-name="T2">Simple</text:span>.</text:p>
      <text:p text:style-name="P366"/>
      <text:p text:style-name="P366">What do you <text:span text:style-name="T360">do</text:span>? — Что ты <text:span text:style-name="T360">делаешь</text:span>?</text:p>
      <text:p text:style-name="P366">Do you like pets? No, I don`t — Ты любишь домашних животних? Нет.</text:p>
      <text:p text:style-name="P201"/>
      <text:p text:style-name="P201">В прошедшем времени преорбазуется в <text:span text:style-name="T2">did</text:span> — «делал».</text:p>
      <text:p text:style-name="P281"/>
      <text:p text:style-name="P171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9">глагола. Также может быть частью устойчивых словосотечаний. </text:p>
      <text:p text:style-name="P49"><text:soft-page-break/>Когда <text:span text:style-name="T2">have</text:span> является смысловым глаголом, он работает по тем же правилам что и другие</text:p>
      <text:p text:style-name="P49">смысловые глаголы, т. е. требует вспомогательного <text:span text:style-name="T2">do</text:span> для отрицаний и вопросов.</text:p>
      <text:p text:style-name="P49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9"/>
      <text:p text:style-name="P283">Mike has many friends — У Майка много друзей.</text:p>
      <text:p text:style-name="P283">He doesn`t have many friends — У него не много друзей.</text:p>
      <text:p text:style-name="P283">Do you have many friends? — У тебя много друзей?</text:p>
      <text:p text:style-name="P49"/>
      <text:p text:style-name="P59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9"/>
      <text:p text:style-name="P283">I have a lot of friends — У меня (есть) много друзей.</text:p>
      <text:p text:style-name="P49"/>
      <text:p text:style-name="P49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3">He hasn`t lost his keys — Он не потерял свои ключи (has в отрицании).</text:p>
      <text:p text:style-name="P283"/>
      <text:p text:style-name="P50">В прошедшем времени преобразуется в <text:span text:style-name="T2">had</text:span> — «имел».</text:p>
      <text:p text:style-name="P291">I had a lot of friends — У меня было много друзей (Я имел много друзей).</text:p>
      <text:p text:style-name="P283"/>
      <text:p text:style-name="P49"><text:span text:style-name="T605">Глагол</text:span><text:span text:style-name="T45"> h</text:span><text:span text:style-name="T2">ave</text:span> в значении «иметь» не употребляется во временах группы <text:span text:style-name="T2">Continuous</text:span>.</text:p>
      <text:p text:style-name="P284">I am having many friends now (неправильно). I have many friends (правильно).</text:p>
      <text:p text:style-name="P49"/>
      <text:p text:style-name="P47"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81">Have you got a Mercedes? / Do you have a Mercedes? — У тебя есть мерседес?</text:p>
      <text:p text:style-name="P281">I haven`t got a Mercedes / I don`t have a Mercedes — У меня нет мерседеса.</text:p>
      <text:p text:style-name="P281"/>
      <text:p text:style-name="P610"><text:span text:style-name="T202">Глагол </text:span><text:span text:style-name="T28">have</text:span><text:span text:style-name="T202"> может входить в состав устойчивых словосочетаний. В этом он переводится по другому. Также здесь отменяется правило, </text:span><text:span text:style-name="T232">когда</text:span><text:span text:style-name="T202"> </text:span><text:span text:style-name="T28">have</text:span><text:span text:style-name="T202"> нельзя употребять в </text:span><text:span text:style-name="T28">Continuous</text:span><text:span text:style-name="T202">:</text:span></text:p>
      <text:p text:style-name="P51"/>
      <text:p text:style-name="P56"><text:span text:style-name="T571">В</text:span><text:span text:style-name="T568">ыражения, связанные с приемом пищи:</text:span></text:p>
      <text:list xml:id="list1503857775" text:style-name="L19">
        <text:list-item>
          <text:p text:style-name="P720">have a coffee/tea/drink — пить кофе/чай/напиток;</text:p>
        </text:list-item>
        <text:list-item>
          <text:p text:style-name="P720">have a meal — принимать пищу;</text:p>
        </text:list-item>
        <text:list-item>
          <text:p text:style-name="P720">have a breakfast/luch/dinner — завтракать/обедать/ужинать;</text:p>
        </text:list-item>
      </text:list>
      <text:p text:style-name="P117"/>
      <text:p text:style-name="P426"><text:span text:style-name="T205">В</text:span><text:span text:style-name="T202">ыражения, связанные с времяпровождением:</text:span></text:p>
      <text:list xml:id="list1197958766" text:style-name="L20">
        <text:list-item>
          <text:p text:style-name="P721">have a date — ходить на свидание;</text:p>
        </text:list-item>
        <text:list-item>
          <text:p text:style-name="P721">have a good time — хорошо проводить время;</text:p>
        </text:list-item>
        <text:list-item>
          <text:p text:style-name="P721">have a meeting / an appointment — назначать встречу;</text:p>
        </text:list-item>
        <text:list-item>
          <text:p text:style-name="P721">have a nice day — удачного дня (пожелание);</text:p>
        </text:list-item>
      </text:list>
      <text:p text:style-name="P56"/>
      <text:p text:style-name="P56"><text:span text:style-name="T571">В</text:span><text:span text:style-name="T568">ыражения, связанные с внешностью:</text:span></text:p>
      <text:list xml:id="list3682580877" text:style-name="L21">
        <text:list-item>
          <text:p text:style-name="P722">have a bath/shower— принимать ванну/душ;</text:p>
        </text:list-item>
        <text:list-item>
          <text:p text:style-name="P722">have a shave/haircat — побриться/постричься;</text:p>
        </text:list-item>
      </text:list>
      <text:p text:style-name="P284"/>
      <text:p text:style-name="P425"><text:span text:style-name="T205">В</text:span><text:span text:style-name="T202">ыражения, связанные с общением:</text:span></text:p>
      <text:list xml:id="list2954974612" text:style-name="L22">
        <text:list-item>
          <text:p text:style-name="P723">have a guess — угадывать, догадываться;</text:p>
        </text:list-item>
        <text:list-item>
          <text:p text:style-name="P723">have a talk/discussion/chat — беседовать/обсуждать/болтать;</text:p>
        </text:list-item>
        <text:list-item>
          <text:p text:style-name="P723">have a call — позвонить;</text:p>
        </text:list-item>
      </text:list>
      <text:p text:style-name="P281"/>
      <text:p text:style-name="P423"><text:soft-page-break/><text:span text:style-name="T205">В</text:span><text:span text:style-name="T202">ыражения связанные со здоровьем:</text:span></text:p>
      <text:list xml:id="list3346987547" text:style-name="L23">
        <text:list-item>
          <text:p text:style-name="P724">have a baby — родить;</text:p>
        </text:list-item>
        <text:list-item>
          <text:p text:style-name="P725">have a cold/cough — простудиться/кашлять;</text:p>
        </text:list-item>
        <text:list-item>
          <text:p text:style-name="P724">have a headache — болит голова;</text:p>
        </text:list-item>
      </text:list>
      <text:p text:style-name="P281"/>
      <text:p text:style-name="P423"><text:span text:style-name="T205">В</text:span><text:span text:style-name="T202">ыражения, связанные с отдыхом:</text:span></text:p>
      <text:list xml:id="list2981758607" text:style-name="L24">
        <text:list-item>
          <text:p text:style-name="P726">have a day off — взять выходной;</text:p>
        </text:list-item>
        <text:list-item>
          <text:p text:style-name="P726">have a dream/nightmare — видеть сон/кошмар;</text:p>
        </text:list-item>
        <text:list-item>
          <text:p text:style-name="P726">have a rest — отдыхать;</text:p>
        </text:list-item>
        <text:list-item>
          <text:p text:style-name="P726">have a sleep — спать.</text:p>
        </text:list-item>
      </text:list>
      <text:p text:style-name="P281"/>
      <text:p text:style-name="P55"><text:span text:style-name="T571">В</text:span><text:span text:style-name="T568">ыражения, свяханые с физической активностью:</text:span></text:p>
      <text:list xml:id="list1015879081" text:style-name="L25">
        <text:list-item>
          <text:p text:style-name="P727">have a good journey — добраться без проблем (пожелание);</text:p>
        </text:list-item>
        <text:list-item>
          <text:p text:style-name="P727">have a good flight — хорошо долететь (пожелание);</text:p>
        </text:list-item>
        <text:list-item>
          <text:p text:style-name="P727">have a lift — подвести (на машине);</text:p>
        </text:list-item>
        <text:list-item>
          <text:p text:style-name="P727">have a ride — проехаться;</text:p>
        </text:list-item>
        <text:list-item>
          <text:p text:style-name="P727">have a walk — пройтись (прогуляться);</text:p>
        </text:list-item>
        <text:list-item>
          <text:p text:style-name="P727">have a swim — поплавать;</text:p>
        </text:list-item>
        <text:list-item>
          <text:p text:style-name="P727">have a hug — обняться;</text:p>
        </text:list-item>
        <text:list-item>
          <text:p text:style-name="P727">have a kiss — поцеловаться.</text:p>
        </text:list-item>
      </text:list>
      <text:p text:style-name="P173"/>
      <text:p text:style-name="P172">Глагол <text:span text:style-name="T2">get</text:span></text:p>
      <text:p text:style-name="P52"/>
      <text:p text:style-name="P52">Переводится по разному, в зависимости от слов, идущих после него. Поэтому его нужно переводить в связке с соседними словами.</text:p>
      <text:p text:style-name="P52"/>
      <text:p text:style-name="P52">Если после <text:span text:style-name="T2">get</text:span> идет существительное, то он передает значение «получать, покупать».</text:p>
      <text:p text:style-name="P52"/>
      <text:p text:style-name="P285">I got an A — Я получил пятерку. (A — это оценка)</text:p>
      <text:p text:style-name="P285">I got a new car — Я купил новую машину.</text:p>
      <text:p text:style-name="P285"/>
      <text:p text:style-name="P52">Если после <text:span text:style-name="T2">get</text:span> идет прилагательное, то это означает «прийти к этому состоянию»,</text:p>
      <text:p text:style-name="P52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2"/>
      <text:p text:style-name="P285">He <text:span text:style-name="T360">got dressed</text:span> quickly and left — Он <text:span text:style-name="T360">оделся</text:span> быстро и ушел.</text:p>
      <text:p text:style-name="P285"/>
      <text:p text:style-name="P52">Если <text:span text:style-name="T2">get</text:span> используется с частицей <text:span text:style-name="T2">to</text:span>, то это означает «прибывать в такое-то место».</text:p>
      <text:p text:style-name="P52"/>
      <text:p text:style-name="P285">I got to work late — Я приехал на работу поздно.</text:p>
      <text:p text:style-name="P285">I got to the airport by train — Я приехал в аэропорт на поезде.</text:p>
      <text:p text:style-name="P285"/>
      <text:p text:style-name="P52">Если <text:span text:style-name="T2">get</text:span> используется со средством передвижения, то он приобретает значение</text:p>
      <text:p text:style-name="P617"><text:span text:style-name="T238">«сесть в транспорт». В этом случае он может </text:span><text:span text:style-name="T237">идти</text:span><text:span text:style-name="T238"> с предлогом </text:span><text:span text:style-name="T47">on</text:span><text:span text:style-name="T238">.</text:span></text:p>
      <text:p text:style-name="P52"/>
      <text:p text:style-name="P285">I got on a bus at 5 o`clock — Я сел в автобус в 5 часов.</text:p>
      <text:p text:style-name="P285">I got a taxi — Я взял такси.</text:p>
      <text:p text:style-name="P285"/>
      <text:p text:style-name="P52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2"/>
      <text:p text:style-name="P53">После <text:span text:style-name="T2">get</text:span> могут стоять предлоги, от которых он может сильно меняться:</text:p>
      <text:list xml:id="list441135451" text:style-name="L26">
        <text:list-item>
          <text:p text:style-name="P728">get along — ладить друг с другом;</text:p>
        </text:list-item>
        <text:list-item>
          <text:p text:style-name="P728"><text:soft-page-break/>get away — удирать;</text:p>
        </text:list-item>
        <text:list-item>
          <text:p text:style-name="P728">get back — вернуться;</text:p>
        </text:list-item>
        <text:list-item>
          <text:p text:style-name="P728">get in — попасть внутрь;</text:p>
        </text:list-item>
        <text:list-item>
          <text:p text:style-name="P728">get on — справиться с ситуацией.</text:p>
        </text:list-item>
      </text:list>
      <text:p text:style-name="P52"/>
      <text:p text:style-name="P285">I`ll get away from work as soon as I can — Я уйду с этой работы, как только смогу.</text:p>
      <text:p text:style-name="P285">Get in the car quickly! — Быстро садись в машину!</text:p>
      <text:p text:style-name="P285">How are you getting on with your new job? — Как дела на новой работе?</text:p>
      <text:p text:style-name="P285"/>
      <text:p text:style-name="P172">Глаголы, в которых все путаются</text:p>
      <text:p text:style-name="P172"/>
      <text:p text:style-name="P564"><text:span text:style-name="T60">Tell</text:span><text:span text:style-name="T252"> и </text:span><text:span text:style-name="T60">say</text:span><text:span text:style-name="T252"> </text:span><text:span text:style-name="T253">передают значение</text:span><text:span text:style-name="T252"> «сказать». Только </text:span><text:span text:style-name="T60">tell</text:span><text:span text:style-name="T252"> </text:span><text:span text:style-name="T253">означает</text:span><text:span text:style-name="T252"> «рассказать кому-то» или «рассказать что-то» и требует дополнения. А </text:span><text:span text:style-name="T60">say</text:span><text:span text:style-name="T252"> означает просто «сказать».</text:span></text:p>
      <text:p text:style-name="P202"/>
      <text:p text:style-name="P286"><text:span text:style-name="T369">Tell me</text:span><text:span text:style-name="T395"> the truth — </text:span><text:span text:style-name="T369">Скажи мне</text:span><text:span text:style-name="T395"> правду.</text:span></text:p>
      <text:p text:style-name="P287"><text:span text:style-name="T384">`It is good,` Mr Bean </text:span><text:span text:style-name="T360">said</text:span><text:span text:style-name="T384"> — «Это хорошо», </text:span><text:span text:style-name="T360">сказал</text:span><text:span text:style-name="T384"> мистер Бин.</text:span></text:p>
      <text:p text:style-name="P367"/>
      <text:p text:style-name="P565"><text:span text:style-name="T61">See, look, watch </text:span><text:span text:style-name="T253">передают значение «видеть». </text:span><text:span text:style-name="T62">See</text:span><text:span text:style-name="T254"> означает «видеть», как визическую возможность. </text:span><text:span text:style-name="T62">Look</text:span><text:span text:style-name="T254"> означает «смотреть» </text:span><text:span text:style-name="T255">как осознанное действие</text:span><text:span text:style-name="T254">. Если смотрят </text:span><text:span text:style-name="T344">на</text:span><text:span text:style-name="T254"> какой-то объект, то доб. предлог </text:span><text:span text:style-name="T62">at</text:span><text:span text:style-name="T254">. W</text:span><text:span text:style-name="T62">atch</text:span><text:span text:style-name="T254"> означает «наблюдать за объектом» и требует дополнения.</text:span></text:p>
      <text:p text:style-name="P203"/>
      <text:p text:style-name="P288"><text:span text:style-name="T384">I </text:span><text:span text:style-name="T360">see</text:span><text:span text:style-name="T384"> a bird in the tree — Я </text:span><text:span text:style-name="T360">вижу</text:span><text:span text:style-name="T384"> птицу на дереве.</text:span></text:p>
      <text:p text:style-name="P287"><text:span text:style-name="T384">Don`t worry, I`m not </text:span><text:span text:style-name="T360">looking</text:span><text:span text:style-name="T384"> — Не волнуйся, я не </text:span><text:span text:style-name="T360">смотрю</text:span><text:span text:style-name="T384">.</text:span></text:p>
      <text:p text:style-name="P287"><text:span text:style-name="T384">I`m </text:span><text:span text:style-name="T360">looking at</text:span><text:span text:style-name="T384"> the dog — Я </text:span><text:span text:style-name="T360">смотрю на</text:span><text:span text:style-name="T384"> собаку.</text:span></text:p>
      <text:p text:style-name="P287"><text:span text:style-name="T384">I like </text:span><text:span text:style-name="T360">watching birds</text:span><text:span text:style-name="T384"> — Мне нравится </text:span><text:span text:style-name="T360">наблюдать за птицами</text:span><text:span text:style-name="T384">.</text:span></text:p>
      <text:p text:style-name="P367"/>
      <text:p text:style-name="P566"><text:span text:style-name="T63">Hear</text:span><text:span text:style-name="T256"> и </text:span><text:span text:style-name="T63">list</text:span><text:span text:style-name="T256"> переводятся как «слышать» и «слушать». Первый означает физическую возможность (подобно </text:span><text:span text:style-name="T63">see</text:span><text:span text:style-name="T256">) а второй — осознанное действие (подобно </text:span><text:span text:style-name="T63">look</text:span><text:span text:style-name="T256">). Когда говорят </text:span></text:p>
      <text:p text:style-name="P566"><text:span text:style-name="T256">о том, что именно слушают, то к </text:span><text:span text:style-name="T63">listen</text:span><text:span text:style-name="T256"> доб. предлог </text:span><text:span text:style-name="T63">to</text:span><text:span text:style-name="T256">, но при переводе он выпадает.</text:span></text:p>
      <text:p text:style-name="P204"/>
      <text:p text:style-name="P289"><text:span text:style-name="T396">Can you </text:span><text:span text:style-name="T370">hear</text:span><text:span text:style-name="T396"> some noise? — Ты </text:span><text:span text:style-name="T370">слышишь</text:span><text:span text:style-name="T396"> шум?</text:span></text:p>
      <text:p text:style-name="P289"><text:span text:style-name="T370">Listen to</text:span><text:span text:style-name="T396"> me, please — Пожалуйста, </text:span><text:span text:style-name="T370">послушай</text:span><text:span text:style-name="T396"> меня.</text:span></text:p>
      <text:p text:style-name="P289"><text:span text:style-name="T396">What music do you </text:span><text:span text:style-name="T370">listen to</text:span><text:span text:style-name="T396">? - Какую музыку ты </text:span><text:span text:style-name="T370">слушает</text:span><text:span text:style-name="T396">?</text:span></text:p>
      <text:p text:style-name="P368"/>
      <text:p text:style-name="P54"><text:span text:style-name="T64">D</text:span><text:span text:style-name="T63">o</text:span><text:span text:style-name="T396"> </text:span><text:span text:style-name="T397">и</text:span><text:span text:style-name="T396"> </text:span><text:span text:style-name="T63">make</text:span><text:span text:style-name="T396"> означают «делать». Только первый имеет абстрактное значение (заниматься</text:span></text:p>
      <text:p text:style-name="P204">делом), а второй больше связан с физической активностью, с созданием предметов.</text:p>
      <text:p text:style-name="P369"/>
      <text:p text:style-name="P290"><text:span text:style-name="T396">Could you </text:span><text:span text:style-name="T370">do</text:span><text:span text:style-name="T396"> me a favour — Не мог бы ты </text:span><text:span text:style-name="T370">оказать</text:span><text:span text:style-name="T396"> мне услугу?</text:span></text:p>
      <text:p text:style-name="P290"><text:span text:style-name="T396">I belive she`ll </text:span><text:span text:style-name="T370">make</text:span><text:span text:style-name="T396"> the right choice — Я верю, что она </text:span><text:span text:style-name="T370">сделает</text:span><text:span text:style-name="T396"> правильный выбор.</text:span></text:p>
      <text:p text:style-name="P204"/>
      <text:p text:style-name="P205">Устойчивые выражения с do:</text:p>
      <text:list xml:id="list748316293" text:style-name="L27">
        <text:list-item>
          <text:p text:style-name="P767">do an exam/test — сдавать экзамен/тест;</text:p>
        </text:list-item>
        <text:list-item>
          <text:p text:style-name="P767">do a course — пройти курс;</text:p>
        </text:list-item>
        <text:list-item>
          <text:p text:style-name="P767">do work/homework/housework — делать работу / домашнюю работу / работу по дому;</text:p>
        </text:list-item>
        <text:list-item>
          <text:p text:style-name="P767">do a favour — оказывать услугу;</text:p>
        </text:list-item>
        <text:list-item>
          <text:p text:style-name="P767">do business — заниматься бизнесом;</text:p>
        </text:list-item>
        <text:list-item>
          <text:p text:style-name="P767">do right/wrong — поступать правильно/неправильно;</text:p>
        </text:list-item>
        <text:list-item>
          <text:p text:style-name="P767">do the shopping — делать покупки;</text:p>
        </text:list-item>
        <text:list-item>
          <text:p text:style-name="P767">do the wassing up — мыть посуду;</text:p>
        </text:list-item>
      </text:list>
      <text:p text:style-name="P204"/>
      <text:p text:style-name="P205">Устойчивые выражения с make:</text:p>
      <text:list xml:id="list4036866289" text:style-name="L28">
        <text:list-item>
          <text:p text:style-name="P768">make a noise — шуметь;</text:p>
        </text:list-item>
        <text:list-item>
          <text:p text:style-name="P768"><text:soft-page-break/>make a bed — застилать постель;</text:p>
        </text:list-item>
        <text:list-item>
          <text:p text:style-name="P768">make a cake/tea/dinner — приготовить торт/чай/ужин;</text:p>
        </text:list-item>
        <text:list-item>
          <text:p text:style-name="P768">make a choice — сделать выбор;</text:p>
        </text:list-item>
        <text:list-item>
          <text:p text:style-name="P768">make a scision — принять решение;</text:p>
        </text:list-item>
        <text:list-item>
          <text:p text:style-name="P768">make a promise — обещать, дать обещание;</text:p>
        </text:list-item>
        <text:list-item>
          <text:p text:style-name="P768">make a friends — подружиться.</text:p>
        </text:list-item>
      </text:list>
      <text:p text:style-name="Standard"/>
      <text:p text:style-name="Standard"/>
      <text:p text:style-name="P58"><text:span text:style-name="T556">И</text:span><text:span text:style-name="T557">нфинитив и герундий</text:span></text:p>
      <text:p text:style-name="P567"/>
      <text:p text:style-name="P571">Когда в английском предложении несколько глаголов идут подряд, то первый является <text:span text:style-name="T572">смысловым</text:span>, а следующ<text:span text:style-name="T572">ие</text:span>, свободны<text:span text:style-name="T572">е</text:span> от времени, <text:span text:style-name="T572">будут</text:span> в форме инфинитива или герундия.</text:p>
      <text:p text:style-name="P567"/>
      <text:p text:style-name="P567">Инфинитив и герундий дополняют по смыслу сказуемое. Они являются взаимозаменяемы</text:p>
      <text:p text:style-name="P567">и в основном используются по наитию либо в зависимости от диалекта.</text:p>
      <text:p text:style-name="Standard"/>
      <text:p text:style-name="P532">Инфинитив</text:p>
      <text:p text:style-name="P568"/>
      <text:p text:style-name="P568">Это глагол в начальной форме, который почти всегда пишется с частицей to.</text:p>
      <text:p text:style-name="P569"/>
      <text:p text:style-name="P292">We <text:span text:style-name="T141">promise</text:span> <text:span text:style-name="T360">to get</text:span> the money — Мы обещали <text:span text:style-name="T360">достать</text:span> денег.</text:p>
      <text:p text:style-name="P292">Don`t <text:span text:style-name="T141">forget</text:span> <text:span text:style-name="T360">to write</text:span> importang things — Не забывай <text:span text:style-name="T360">записывать</text:span> самое главное.</text:p>
      <text:p text:style-name="P568"/>
      <text:p text:style-name="P60">Между смысловым глаголом и идущим за ним инфинитивом часто стоит дополнение.</text:p>
      <text:p text:style-name="P427"><text:span text:style-name="T206">Обычно дополнение </text:span><text:span text:style-name="T207">ставиться</text:span><text:span text:style-name="T206"> после: </text:span><text:span text:style-name="T30">ask, tell, advice, expect, pesuade, teach.</text:span></text:p>
      <text:p text:style-name="P292"/>
      <text:p text:style-name="P292">I <text:span text:style-name="T149">asked</text:span> <text:span text:style-name="T154">Mike</text:span> <text:span text:style-name="T360">to come</text:span> in — Я просила Майка войти.</text:p>
      <text:p text:style-name="P292"><text:span text:style-name="T149">Tell</text:span> <text:span text:style-name="T154">them</text:span> <text:span text:style-name="T360">to leave</text:span> us alone — Попроси их оставить нас в покое.</text:p>
      <text:p text:style-name="P292"/>
      <text:p text:style-name="P61">Если после смыслового глагола указано дополнение, то такие предложения удобней</text:p>
      <text:p text:style-name="P61">переводить с использованием придаточного предложения.</text:p>
      <text:p text:style-name="P292"/>
      <text:p text:style-name="P570"><text:span text:style-name="T30">I </text:span><text:span text:style-name="T2">promise you</text:span><text:span text:style-name="T30"> </text:span><text:span text:style-name="T118">to be</text:span><text:span text:style-name="T30"> there always — Я обещаю тебе, </text:span><text:span text:style-name="T118">что буду</text:span><text:span text:style-name="T30"> рядом всегда.</text:span></text:p>
      <text:p text:style-name="P293"/>
      <text:p text:style-name="P62"><text:span text:style-name="T572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).</text:p>
      <text:p text:style-name="P414"/>
      <text:p text:style-name="P511"><text:span text:style-name="T30">I went out </text:span><text:span text:style-name="T118">to buy</text:span><text:span text:style-name="T30"> food — Я вышел, </text:span><text:span text:style-name="T118">чтобы купить</text:span><text:span text:style-name="T30"> еды.</text:span></text:p>
      <text:p text:style-name="P511"><text:span text:style-name="T30">I went out </text:span><text:span text:style-name="T118">for</text:span><text:span text:style-name="T30"> food — Я вышел </text:span><text:span text:style-name="T118">за</text:span><text:span text:style-name="T30"> едой.</text:span></text:p>
      <text:p text:style-name="P460"/>
      <text:p text:style-name="P512">Есть глаголы, после который инфинитив идет без частицы <text:span text:style-name="T2">to</text:span> (голый инфинитив).</text:p>
      <text:p text:style-name="P512">Самыми распространенным из них являются <text:span text:style-name="T2">let</text:span> и <text:span text:style-name="T2">make</text:span>.</text:p>
      <text:p text:style-name="P512"/>
      <text:p text:style-name="P459"><text:span text:style-name="T141">Let</text:span> Peter <text:span text:style-name="T360">explain</text:span> himself — Позволь Питеру <text:span text:style-name="T384">объясниться</text:span>.</text:p>
      <text:p text:style-name="P459"><text:span text:style-name="T141">Let</text:span> us (let`s) <text:span text:style-name="T360">watch</text:span> this movie — Давай посмотрим этот фильм.</text:p>
      <text:p text:style-name="P459"/>
      <text:p text:style-name="P513">Если после <text:span text:style-name="T2">make</text:span> стоит еще один глагол, то в этом случае <text:span text:style-name="T2">make</text:span> переводится не как «делать», </text:p>
      <text:p text:style-name="P513">а как «заставлять». Также после <text:span text:style-name="T2">make</text:span> нужно указать дополнение.</text:p>
      <text:p text:style-name="P459"/>
      <text:p text:style-name="P572"><text:span text:style-name="T439">I can`t </text:span><text:span text:style-name="T146">make</text:span><text:span text:style-name="T439"> </text:span><text:span text:style-name="T158">John</text:span><text:span text:style-name="T439"> </text:span><text:span text:style-name="T429">work</text:span><text:span text:style-name="T439"> — Я не могу заставить Джона работать.</text:span></text:p>
      <text:p text:style-name="P461"/>
      <text:p text:style-name="P487"/>
      <text:p text:style-name="P666"><text:span text:style-name="T476">Г</text:span><text:span text:style-name="T416">ерундий</text:span></text:p>
      <text:p text:style-name="P514"/>
      <text:p text:style-name="P514">Это нечно среднее между глаголом и существительным, потому что может переводиться</text:p>
      <text:p text:style-name="P574"><text:span text:style-name="T471">и так, и этак. Выглядит как глагол c окончанием -ing</text:span>.</text:p>
      <text:p text:style-name="Standard"/>
      <text:p text:style-name="P575">Герундий <text:span text:style-name="T578">используется после предлогов и некоторых глаголов. </text:span></text:p>
      <text:p text:style-name="P575">В этом случае он переводится глаголом.</text:p>
      <text:p text:style-name="P415"/>
      <text:p text:style-name="P247">I <text:span text:style-name="T141">ran</text:span> for a long time <text:span text:style-name="T574">without</text:span> <text:span text:style-name="T360">stopping</text:span> — Я долго бежал, не <text:span text:style-name="T360">останавливаясь</text:span>.</text:p>
      <text:p text:style-name="P247">Don`t stop. <text:span text:style-name="T141">Keep</text:span> <text:span text:style-name="T574">on</text:span> <text:span text:style-name="T360">running</text:span>! — Не останавливайся. Продолжай <text:span text:style-name="T360">бежать</text:span>!</text:p>
      <text:p text:style-name="P247"/>
      <text:p text:style-name="P576">Между смысловым глаголом <text:span text:style-name="T576">и герундием также </text:span>может стоять дополнение:</text:p>
      <text:p text:style-name="P247">I <text:span text:style-name="T141">saw</text:span> <text:span text:style-name="T154">John</text:span> <text:span text:style-name="T360">working</text:span> in the garden — Я видел, как Джон работает в саду.</text:p>
      <text:p text:style-name="P63"/>
      <text:p text:style-name="P64">Связка <text:span text:style-name="T2">go</text:span> + герундий означает «занимаюсь этим делом»</text:p>
      <text:p text:style-name="P64">А связка <text:span text:style-name="T2">like</text:span> + герундий означает «люблю заниматься этим делом».</text:p>
      <text:p text:style-name="P64"/>
      <text:p text:style-name="P294">Would you like <text:span text:style-name="T360">to go skiing</text:span>? — Ты хочешь <text:span text:style-name="T360">покататься на лыжах</text:span>?</text:p>
      <text:p text:style-name="P294">I would rather <text:span text:style-name="T360">go shopping</text:span> — <text:span text:style-name="T577">Я</text:span> <text:span text:style-name="T577">бы </text:span>лучше <text:span text:style-name="T360">по</text:span><text:span text:style-name="T371">шопилась</text:span>.</text:p>
      <text:p text:style-name="P294">I <text:span text:style-name="T360">like shopping</text:span>! — Я <text:span text:style-name="T360">люблю </text:span><text:span text:style-name="T371">шопиться</text:span>!</text:p>
      <text:p text:style-name="P294"/>
      <text:p text:style-name="P65">Если герундий стоит в начале предложения, то он является подлежащим и будет переводиться существительным.</text:p>
      <text:p text:style-name="P65"/>
      <text:p text:style-name="P295"><text:span text:style-name="T372">Swimming</text:span><text:span text:style-name="T579"> is very good for your health — </text:span><text:span text:style-name="T372">Плаванье</text:span><text:span text:style-name="T579"> хорошо для здоровья</text:span></text:p>
      <text:p text:style-name="P295"><text:span text:style-name="T372">Learning</text:span><text:span text:style-name="T579"> English is not easy — </text:span><text:span text:style-name="T372">Изучение</text:span><text:span text:style-name="T579"> английского это нелегко.</text:span></text:p>
      <text:p text:style-name="P65"/>
      <text:p text:style-name="P428">Глаголы, после которых принято использовать герундий:</text:p>
      <text:list xml:id="list3841157040" text:style-name="L29">
        <text:list-item>
          <text:p text:style-name="P729">stop, finish, give up, carry on, go on, keep on (начало или конец процесса);</text:p>
        </text:list-item>
        <text:list-item>
          <text:p text:style-name="P789"><text:span text:style-name="T2">dislike, </text:span><text:span text:style-name="T31">enjoy (отношени</text:span><text:span text:style-name="T32">е</text:span><text:span text:style-name="T31"> к чему-то);</text:span></text:p>
        </text:list-item>
        <text:list-item>
          <text:p text:style-name="P730"><text:span text:style-name="T573">see, watch, hear, listen to (чувственн</text:span><text:span text:style-name="T580">ые</text:span><text:span text:style-name="T573"> восприяти</text:span><text:span text:style-name="T580">е</text:span><text:span text:style-name="T573">);</text:span></text:p>
        </text:list-item>
        <text:list-item>
          <text:p text:style-name="P730"><text:span text:style-name="T579">suggest, mind, avoid, practive, can`t help </text:span><text:span text:style-name="T576">(</text:span><text:span text:style-name="T580">другие глаголы и словосочетания)</text:span><text:span text:style-name="T579">;</text:span></text:p>
        </text:list-item>
      </text:list>
      <text:p text:style-name="P66"/>
      <text:p text:style-name="P297"><text:span text:style-name="T208">Г</text:span><text:span text:style-name="T176">лаголы, после которых можно использовать как инфинитив, так и герундий:</text:span></text:p>
      <text:list xml:id="list1613894036" text:style-name="L30">
        <text:list-item>
          <text:p text:style-name="P731">start, begin, continues (связанные с процессом)</text:p>
        </text:list-item>
        <text:list-item>
          <text:p text:style-name="P731">love, like, hate, prefer (связанные с отношением)</text:p>
        </text:list-item>
      </text:list>
      <text:p text:style-name="P67"/>
      <text:p text:style-name="P296">I started to leart English at school / I started learning English at school.</text:p>
      <text:p text:style-name="P624"/>
      <text:p text:style-name="P624"/>
      <text:p text:style-name="P65"><text:span text:style-name="T558">Формальное подлежащее </text:span><text:span text:style-name="T564">(</text:span><text:span text:style-name="T563">Dummy subject</text:span><text:span text:style-name="T564">)</text:span></text:p>
      <text:p text:style-name="P65"/>
      <text:p text:style-name="P618"><text:span text:style-name="T210">Когда в авнглийском предложен. отсутстует подлежащее, то его место </text:span><text:span text:style-name="T240">занимает</text:span><text:span text:style-name="T210"> формальное подлежащее. Обычно это либо </text:span><text:span text:style-name="T33">there</text:span><text:span text:style-name="T210">, либо </text:span><text:span text:style-name="T33">it</text:span><text:span text:style-name="T210">, но иногда это могут быть: </text:span><text:span text:style-name="T33">they</text:span><text:span text:style-name="T210">, </text:span><text:span text:style-name="T33">this</text:span><text:span text:style-name="T210">, </text:span><text:span text:style-name="T33">that</text:span><text:span text:style-name="T210">, </text:span><text:span text:style-name="T33">you</text:span><text:span text:style-name="T210">. Такие предложения удобнее переводить с конца.</text:span></text:p>
      <text:p text:style-name="P69"/>
      <text:p text:style-name="P577"><text:span text:style-name="T210">Подлежащее </text:span><text:span text:style-name="T33">there</text:span><text:span text:style-name="T210"> всегда идет в связке с глаголом </text:span><text:span text:style-name="T33">be</text:span><text:span text:style-name="T210">. Оно необходимо, чтобы указать</text:span></text:p>
      <text:p text:style-name="P577"><text:span text:style-name="T210">на местоположение существительного, которое идет после </text:span><text:span text:style-name="T33">be</text:span><text:span text:style-name="T210">.</text:span></text:p>
      <text:p text:style-name="P69"/>
      <text:p text:style-name="P298"><text:span text:style-name="T137">There</text:span><text:span text:style-name="T581"> </text:span><text:span text:style-name="T150">is</text:span><text:span text:style-name="T581"> </text:span><text:span text:style-name="T160">a new restaurant</text:span><text:span text:style-name="T581"> </text:span><text:span text:style-name="T167">in King Street</text:span><text:span text:style-name="T581"> — На Кинг-стрит есть новый ресторан.</text:span></text:p>
      <text:p text:style-name="P298"><text:span text:style-name="T137">There</text:span><text:span text:style-name="T581"> </text:span><text:span text:style-name="T150">was</text:span><text:span text:style-name="T581"> </text:span><text:span text:style-name="T160">a fight</text:span><text:span text:style-name="T581"> </text:span><text:span text:style-name="T167">in the street today</text:span><text:span text:style-name="T581"> — На улице сегодня была драка.</text:span></text:p>
      <text:p text:style-name="P65"/>
      <text:p text:style-name="P64"><text:soft-page-break/>Иногда с помощью <text:span text:style-name="T2">there</text:span> + <text:span text:style-name="T2">be</text:span> говорят о существительном, которое не соверша<text:span text:style-name="T582">ет никаких</text:span></text:p>
      <text:p text:style-name="P64">действий, но с которым связана дополнительная информация.</text:p>
      <text:p text:style-name="P294"/>
      <text:p text:style-name="P294">There is something I want to tell you — Есть, кое-что, что я должен сказать тебе.</text:p>
      <text:p text:style-name="P294"/>
      <text:p text:style-name="P64">Подлежащее <text:span text:style-name="T2">it</text:span> обычно используется, когда надо сообщить время или сказать о погоде.</text:p>
      <text:p text:style-name="P70">После него может идти существительное, прилагательное или глагол (любой).</text:p>
      <text:p text:style-name="P294"/>
      <text:p text:style-name="P294"><text:span text:style-name="T132">It</text:span> <text:span text:style-name="T141">is</text:span> 5 o`clock — Сейчас 5 часов.</text:p>
      <text:p text:style-name="P294"><text:span text:style-name="T132">It</text:span> <text:span text:style-name="T141">is</text:span> warm — Тепло.</text:p>
      <text:p text:style-name="P294"><text:span text:style-name="T132">It</text:span> often <text:span text:style-name="T141">snows</text:span> in the winter — Зимой часто идет снег.</text:p>
      <text:p text:style-name="P294"/>
      <text:p text:style-name="P64">Также формальное подлежащее используется, когда действие не выполняет кто-то</text:p>
      <text:p text:style-name="P578"><text:span text:style-name="T209">конкретный. Такие предложения можно </text:span><text:span text:style-name="T211">переводить</text:span><text:span text:style-name="T209"> из активного залога в пассивный.</text:span></text:p>
      <text:p text:style-name="P64"/>
      <text:p text:style-name="P247">They say this film is interesting / This film is said to be interesting —</text:p>
      <text:p text:style-name="P247">Говорят, этот фильминтересный.</text:p>
      <text:p text:style-name="P294"/>
      <text:p text:style-name="P294"/>
      <text:p text:style-name="P586"><text:span text:style-name="T559">Местоимени</text:span><text:span text:style-name="T560">е</text:span><text:span text:style-name="T559"> </text:span><text:span text:style-name="T564">(Pronoun)</text:span></text:p>
      <text:p text:style-name="P64"/>
      <text:p text:style-name="P580"><text:span text:style-name="T209">Это слово, которым заменяют имя человека, название предмета или понятие. </text:span><text:span text:style-name="T212">М</text:span><text:span text:style-name="T209">естоимения </text:span><text:span text:style-name="T227">бывают</text:span><text:span text:style-name="T209">: </text:span><text:span text:style-name="T212">личны</text:span><text:span text:style-name="T227">ми</text:span><text:span text:style-name="T212">, притяжательны</text:span><text:span text:style-name="T227">ми</text:span><text:span text:style-name="T212">, возвратны</text:span><text:span text:style-name="T227">ми</text:span><text:span text:style-name="T212">, указательны</text:span><text:span text:style-name="T227">ми,</text:span><text:span text:style-name="T212"> неопределенны</text:span><text:span text:style-name="T227">ми</text:span><text:span text:style-name="T212">.</text:span></text:p>
      <text:p text:style-name="P71"/>
      <text:p text:style-name="P177">Личные местоимения</text:p>
      <text:p text:style-name="P71"/>
      <text:p text:style-name="P595"><text:span text:style-name="T212">Имеют 2 формы: именительный и объектный падеж. В английском языке</text:span><text:span text:style-name="T227"> всего </text:span><text:span text:style-name="T217">2</text:span><text:span text:style-name="T212"> падежа: именительный и объектный. Объектный падеж соответсвует косвенному падежу</text:span></text:p>
      <text:p text:style-name="P595"><text:span text:style-name="T212">(</text:span><text:span text:style-name="T227">в русском языке косвенные падежи, </text:span><text:span text:style-name="T212">это все, кроме именительного).</text:span></text:p>
      <text:p text:style-name="P71"/>
      <text:p text:style-name="P581"><text:span text:style-name="T176">Личные местоимения </text:span><text:span text:style-name="T214">в именительном падеже</text:span><text:span text:style-name="T215"> </text:span><text:span text:style-name="T216">отвечают на вопросы «кто?», «что?» </text:span></text:p>
      <text:p text:style-name="P581"><text:span text:style-name="T216">и заменяют </text:span><text:span text:style-name="T217">собой </text:span><text:span text:style-name="T216">подлежащее:</text:span></text:p>
      <text:p text:style-name="P118"/>
      <text:list xml:id="list957669236" text:style-name="L31">
        <text:list-item>
          <text:p text:style-name="P732">I — я;</text:p>
        </text:list-item>
        <text:list-item>
          <text:p text:style-name="P732">you — ты/вы;</text:p>
        </text:list-item>
        <text:list-item>
          <text:p text:style-name="P732">he — он;</text:p>
        </text:list-item>
        <text:list-item>
          <text:p text:style-name="P732">she — она;</text:p>
        </text:list-item>
        <text:list-item>
          <text:p text:style-name="P732">it — он/она/оно/это;</text:p>
        </text:list-item>
        <text:list-item>
          <text:p text:style-name="P732">we — мы;</text:p>
        </text:list-item>
        <text:list-item>
          <text:p text:style-name="P732">they — они;</text:p>
        </text:list-item>
      </text:list>
      <text:p text:style-name="P416"/>
      <text:p text:style-name="P302"><text:span text:style-name="T132">I</text:span> <text:span text:style-name="T141">love</text:span> <text:span text:style-name="T154">Jave</text:span> — Я люблю Джейн</text:p>
      <text:p text:style-name="P302"/>
      <text:p text:style-name="P72"><text:span text:style-name="T586">Местоимение</text:span><text:span text:style-name="T36"> </text:span><text:span text:style-name="T2">I</text:span> заменяет первое лицо <text:span text:style-name="T585">и</text:span> <text:span text:style-name="T585">в</text:span>сегда пишется с большой буквы. </text:p>
      <text:p text:style-name="P72"><text:span text:style-name="T586">Местоимения </text:span><text:span text:style-name="T36">h</text:span><text:span text:style-name="T2">e, she</text:span> заменяют человека. Они не могут заменить предмет или животное.</text:p>
      <text:p text:style-name="P71"/>
      <text:p text:style-name="P72"><text:span text:style-name="T586">Местоимение</text:span><text:span text:style-name="T36"> y</text:span><text:span text:style-name="T2">ou</text:span> заменяет второе лицо. По умолчанию означает «вы» и лишь по тону </text:p>
      <text:p text:style-name="P72">и словам можно догадаться что вместо «вы», хотят сказать «ты».</text:p>
      <text:p text:style-name="P71"/>
      <text:p text:style-name="P580"><text:span text:style-name="T213">Местоимение</text:span><text:span text:style-name="T34"> i</text:span><text:span text:style-name="T35">t</text:span><text:span text:style-name="T212"> заменяет неодушевленный предмет </text:span><text:span text:style-name="T213">и</text:span><text:span text:style-name="T212"> животн</text:span><text:span text:style-name="T214">ое (в единственном числе)</text:span><text:span text:style-name="T212">.</text:span></text:p>
      <text:p text:style-name="P582"><text:span text:style-name="T214">Местоимение</text:span><text:span text:style-name="T35"> they</text:span><text:span text:style-name="T212"> </text:span><text:span text:style-name="T214">з</text:span><text:span text:style-name="T212">аменя</text:span><text:span text:style-name="T214">е</text:span><text:span text:style-name="T212">т людей и неодушевленные предметы.</text:span></text:p>
      <text:p text:style-name="P71"/>
      <text:p text:style-name="P580"><text:soft-page-break/><text:span text:style-name="T35">Where is the </text:span><text:span text:style-name="T119">book</text:span><text:span text:style-name="T35">? </text:span><text:span text:style-name="T119">It</text:span><text:span text:style-name="T35"> is on the table — Где </text:span><text:span text:style-name="T119">книга</text:span><text:span text:style-name="T35">? </text:span><text:span text:style-name="T119">Она</text:span><text:span text:style-name="T35"> на столе.</text:span></text:p>
      <text:p text:style-name="P301"><text:span text:style-name="T584">Where are the </text:span><text:span text:style-name="T373">keys</text:span><text:span text:style-name="T584">? </text:span><text:span text:style-name="T373">They</text:span><text:span text:style-name="T584"> are on the table — Где </text:span><text:span text:style-name="T373">ключи</text:span><text:span text:style-name="T584">? </text:span><text:span text:style-name="T373">Они</text:span><text:span text:style-name="T584"> на столе.</text:span></text:p>
      <text:p text:style-name="P301"/>
      <text:p text:style-name="P438"><text:span text:style-name="T215">Если</text:span><text:span text:style-name="T214"> сказуемое </text:span><text:span text:style-name="T215">это</text:span><text:span text:style-name="T212">: </text:span><text:span text:style-name="T35">like</text:span><text:span text:style-name="T212">, </text:span><text:span text:style-name="T35">have</text:span><text:span text:style-name="T212">, </text:span><text:span text:style-name="T35">enjoy,</text:span><text:span text:style-name="T212"> </text:span><text:span text:style-name="T35">need</text:span><text:span text:style-name="T212">, </text:span><text:span text:style-name="T215">то </text:span><text:span text:style-name="T212">подлежащие </text:span><text:span text:style-name="T215">будет</text:span><text:span text:style-name="T212"> </text:span><text:span text:style-name="T215">в </text:span><text:span text:style-name="T214">объектн</text:span><text:span text:style-name="T215">ом</text:span><text:span text:style-name="T212"> падеж</text:span><text:span text:style-name="T215">е</text:span><text:span text:style-name="T212">.</text:span></text:p>
      <text:p text:style-name="P300"><text:span text:style-name="T360">I</text:span> like my job — <text:span text:style-name="T360">Мне</text:span> нравится моя работа.</text:p>
      <text:p text:style-name="P71"/>
      <text:p text:style-name="P73">Личные местоимения в объектном падеже <text:span text:style-name="T587">отвечают на вопрос</text:span><text:span text:style-name="T588">ы</text:span><text:span text:style-name="T587"> «кого?», «кому?», «кем?» </text:span><text:s/></text:p>
      <text:p text:style-name="P73"><text:span text:style-name="T587">(«чего?», «чему?», «чем?» для неодушевлен.) и </text:span><text:span text:style-name="T586">заменяют дополнение:</text:span></text:p>
      <text:p text:style-name="P73"/>
      <text:list xml:id="list439403765" text:style-name="L32">
        <text:list-item>
          <text:p text:style-name="P733">me — меня, мне, мной;</text:p>
        </text:list-item>
        <text:list-item>
          <text:p text:style-name="P733">you — тебя, тебе, тобой / вас, вам, вами;</text:p>
        </text:list-item>
        <text:list-item>
          <text:p text:style-name="P733">him — его, ему, им;</text:p>
        </text:list-item>
        <text:list-item>
          <text:p text:style-name="P733">her — ее, ей;</text:p>
        </text:list-item>
        <text:list-item>
          <text:p text:style-name="P734">it — его, ему, им, <text:span text:style-name="T587">ее, ей</text:span> (неодушевлен.);</text:p>
        </text:list-item>
        <text:list-item>
          <text:p text:style-name="P733">us — нас, нам, нами;</text:p>
        </text:list-item>
        <text:list-item>
          <text:p text:style-name="P733">them — их, им, ими.</text:p>
        </text:list-item>
      </text:list>
      <text:p text:style-name="P304"/>
      <text:p text:style-name="P303"><text:span text:style-name="T132">Jane</text:span> <text:span text:style-name="T141">loves</text:span> <text:span text:style-name="T154">me</text:span> — Джейн любит меня</text:p>
      <text:p text:style-name="P178"/>
      <text:p text:style-name="P178">Притяжательные местоимения</text:p>
      <text:p text:style-name="P81"/>
      <text:p text:style-name="P74">Отвечают на вопрос «чей?» и заменяют собой артикли.</text:p>
      <text:p text:style-name="P74"/>
      <text:p text:style-name="P75">Притяжательные местоимения 1го типа употребляются в связке с существительным</text:p>
      <text:p text:style-name="P75">(существительное обязательно идет после):</text:p>
      <text:p text:style-name="P75"/>
      <text:list xml:id="list2580124808" text:style-name="L33">
        <text:list-item>
          <text:p text:style-name="P735">my — мой;</text:p>
        </text:list-item>
        <text:list-item>
          <text:p text:style-name="P735">your — твой/ваш;</text:p>
        </text:list-item>
        <text:list-item>
          <text:p text:style-name="P735">his — его;</text:p>
        </text:list-item>
        <text:list-item>
          <text:p text:style-name="P735">her — ее;</text:p>
        </text:list-item>
        <text:list-item>
          <text:p text:style-name="P735">its — этого.</text:p>
        </text:list-item>
        <text:list-item>
          <text:p text:style-name="P735">our — наш;</text:p>
        </text:list-item>
        <text:list-item>
          <text:p text:style-name="P735">their — их;</text:p>
        </text:list-item>
      </text:list>
      <text:p text:style-name="P306"/>
      <text:p text:style-name="P305">I like <text:span text:style-name="T360">my work</text:span> — Мне нравится <text:span text:style-name="T360">моя работа</text:span>. (без артикля)</text:p>
      <text:p text:style-name="P305">He likes <text:span text:style-name="T360">his work</text:span> — Ему нравится <text:span text:style-name="T360">его работа</text:span>.</text:p>
      <text:p text:style-name="P305"/>
      <text:p text:style-name="P74">Иногда такие местоимения удобнее переводить словом «свой» и его вариантами.</text:p>
      <text:p text:style-name="P305">He loves <text:span text:style-name="T360">his</text:span> native town — Он любит <text:span text:style-name="T360">свой</text:span> родной город.</text:p>
      <text:p text:style-name="P305"/>
      <text:p text:style-name="P76">Притяжательные местоимения 2го типа употребляются самостоятельно:</text:p>
      <text:list xml:id="list3987295547" text:style-name="L34">
        <text:list-item>
          <text:p text:style-name="P736">mine — мой;</text:p>
        </text:list-item>
        <text:list-item>
          <text:p text:style-name="P737">yours — твой/ваш;</text:p>
        </text:list-item>
        <text:list-item>
          <text:p text:style-name="P737">his — его;</text:p>
        </text:list-item>
        <text:list-item>
          <text:p text:style-name="P737">hers — ее;</text:p>
        </text:list-item>
        <text:list-item>
          <text:p text:style-name="P737">its — этого;</text:p>
        </text:list-item>
        <text:list-item>
          <text:p text:style-name="P737">ours — наш;</text:p>
        </text:list-item>
        <text:list-item>
          <text:p text:style-name="P737">theirs — их;</text:p>
        </text:list-item>
      </text:list>
      <text:p text:style-name="P307"/>
      <text:p text:style-name="P307">Don`t touch it. It`s <text:span text:style-name="T360">mine</text:span> — Не трогай это. Это <text:span text:style-name="T360">мое</text:span>.</text:p>
      <text:p text:style-name="P307"/>
      <text:p text:style-name="P192"/>
      <text:p text:style-name="P667">Возвратные местоимения</text:p>
      <text:p text:style-name="P77"/>
      <text:p text:style-name="P583"><text:span text:style-name="T225">Они с</text:span><text:span text:style-name="T218">остоят из 2х частей: корня </text:span><text:span text:style-name="T37">my/your/him/her/it/our/them</text:span><text:span text:style-name="T218"> и окончания </text:span><text:span text:style-name="T37">-self</text:span><text:span text:style-name="T218">. </text:span></text:p>
      <text:p text:style-name="P82"/>
      <text:p text:style-name="P583"><text:span text:style-name="T225">П</text:span><text:span text:style-name="T219">оказывают, что человек совершает дейсвтие по отношению к самому себе и перевод</text:span><text:span text:style-name="T225">ся</text:span><text:span text:style-name="T219"> словами «себя», «себе», «собой» либо появляются у глаголов, в виде окончания -сь, -ся.</text:span></text:p>
      <text:p text:style-name="P83"/>
      <text:p text:style-name="P308"><text:span text:style-name="T589">I looked at </text:span><text:span text:style-name="T374">myself</text:span><text:span text:style-name="T589"> in the mirror — Я посмотрела на </text:span><text:span text:style-name="T374">себя</text:span><text:span text:style-name="T589"> в зеркало.</text:span></text:p>
      <text:p text:style-name="P308"><text:span text:style-name="T589">He had to explain </text:span><text:span text:style-name="T374">himself</text:span><text:span text:style-name="T589"> — Ему пришлось объяснить</text:span><text:span text:style-name="T374">ся</text:span></text:p>
      <text:p text:style-name="P405"/>
      <text:p text:style-name="P206"><text:span text:style-name="T589">Местоимение, образованное от </text:span><text:span text:style-name="T38">you,</text:span><text:span text:style-name="T589"> имеет варианты: </text:span><text:span text:style-name="T38">yourself</text:span><text:span text:style-name="T589"> и </text:span><text:span text:style-name="T38">yourselves</text:span><text:span text:style-name="T589">. Это практически</text:span></text:p>
      <text:p text:style-name="P217">единственный случай в английском, когда видны отличия между «ты» и «вы».</text:p>
      <text:p text:style-name="P206"/>
      <text:p text:style-name="P370">You talk to yourself when you sleep — Ты говоришь с собой, когда спишь.</text:p>
      <text:p text:style-name="P370">You should belive in yourselves — Вы должны верить в себя.</text:p>
      <text:p text:style-name="P370"/>
      <text:p text:style-name="P206">Местоимение <text:span text:style-name="T2">itself</text:span> используется в значении «сам по себе», «само собой» и стоит после</text:p>
      <text:p text:style-name="P206">существительных в единственном числе или абстракный понятиях.</text:p>
      <text:p text:style-name="P370"/>
      <text:p text:style-name="P370">I hope crisis resolves itself — Я надеюсь, кризис разрешится сам собой.</text:p>
      <text:p text:style-name="P370"/>
      <text:p text:style-name="P207">Глаголы, <text:span text:style-name="T591">с которыми</text:span> не используются возвратные местоимения: <text:span text:style-name="T2">concentrate, relax, feel, meet</text:span>.</text:p>
      <text:p text:style-name="P206"/>
      <text:p text:style-name="P370">I feel good — Я чувствую себя хорошо <text:span text:style-name="T591">(feel myself — неправильно)</text:span>.</text:p>
      <text:p text:style-name="P370">You need to relax — Тебе нужно расслабиться.</text:p>
      <text:p text:style-name="P370"/>
      <text:p text:style-name="P206">Возвратные местоимения также используются, когда необходимо подчеркнуть что человек</text:p>
      <text:p text:style-name="P206">сделал что-то сам. В этом случае они так и переводятся: «сам, самостоятельно».</text:p>
      <text:p text:style-name="P206"/>
      <text:p text:style-name="P370">If you want to do it well, do it yourself — Хочешь сделать хорошо, делай это сам.</text:p>
      <text:p text:style-name="P370"/>
      <text:p text:style-name="P175">Указательные местоимения</text:p>
      <text:p text:style-name="P206"/>
      <text:p text:style-name="P587"><text:span text:style-name="T612">У</text:span>казывают на человека, предмет или <text:span text:style-name="T593">мысль. </text:span><text:span text:style-name="T594">Заменяются артиклем the:</text:span></text:p>
      <text:list xml:id="list4284732239" text:style-name="L35">
        <text:list-item>
          <text:p text:style-name="P769">this, <text:span text:style-name="T592">that</text:span> — этот, <text:span text:style-name="T592">тот</text:span>;</text:p>
        </text:list-item>
        <text:list-item>
          <text:p text:style-name="P770">these, those — эти, те;</text:p>
        </text:list-item>
      </text:list>
      <text:p text:style-name="P371"/>
      <text:p text:style-name="P209">Если объект близко, то используют<text:span text:style-name="T592">ся</text:span> this <text:span text:style-name="T592">или </text:span>these. </text:p>
      <text:p text:style-name="P209">Если объект далеко и до него не дотянуться — то that <text:span text:style-name="T592">или </text:span>those.</text:p>
      <text:p text:style-name="P208"/>
      <text:p text:style-name="P371">This is my friend Joe — <text:span text:style-name="T592">(Вот) Э</text:span>то мой друг Джо.</text:p>
      <text:p text:style-name="P371">Those pictures on the wall are very beautiful — Те картины на стене очень красивые.</text:p>
      <text:p text:style-name="P211"/>
      <text:p text:style-name="P595"><text:span text:style-name="T257">Очень часто </text:span><text:span text:style-name="T65">this</text:span><text:span text:style-name="T257"> и </text:span><text:span text:style-name="T65">that</text:span><text:span text:style-name="T257"> выступают формальным подлежащим, указывая на мысль. В этом случае </text:span><text:span text:style-name="T65">this</text:span><text:span text:style-name="T257"> соответсвует тому, о чем человек </text:span><text:span text:style-name="T258">говорит или </text:span><text:span text:style-name="T257">думает сейчас, а </text:span><text:span text:style-name="T65">that</text:span><text:span text:style-name="T257"> — тому, </text:span></text:p>
      <text:p text:style-name="P595"><text:span text:style-name="T257">о чем </text:span><text:span text:style-name="T258">говорил или </text:span><text:span text:style-name="T257">думал раньше. Также </text:span><text:span text:style-name="T65">that</text:span><text:span text:style-name="T257"> может указывать на прошло</text:span><text:span text:style-name="T268">е </text:span><text:span text:style-name="T257">событие.</text:span></text:p>
      <text:p text:style-name="P210"/>
      <text:p text:style-name="P372">I`ve got a new job! That`s good news — Я получил работу. Это хорошие новости</text:p>
      <text:p text:style-name="P372">(that указывает на озвученную ранее мысл<text:span text:style-name="T594">ь</text:span>).</text:p>
      <text:p text:style-name="P210"/>
      <text:p text:style-name="P372">Thanks for help. That was nice of you — Спасибо за помощь. Это было мило с вашей стороны (that указывает на ранее произошедшее событие).</text:p>
      <text:p text:style-name="P625"><text:soft-page-break/><text:span text:style-name="T287">Иногда,</text:span><text:span text:style-name="T288"> вместо </text:span><text:span text:style-name="T85">this is,</text:span><text:span text:style-name="T288"> используют </text:span><text:span text:style-name="T85">it is</text:span><text:span text:style-name="T288">. Разницы между этим</text:span><text:span text:style-name="T289">и</text:span><text:span text:style-name="T288"> словосочетаниями нет.</text:span></text:p>
      <text:p text:style-name="P373">This is my book / It is my book — Это моя книга.</text:p>
      <text:p text:style-name="P373"/>
      <text:p text:style-name="P176">Неопределенные местоимения</text:p>
      <text:p text:style-name="P212"/>
      <text:p text:style-name="P213">Они связаны с чем-то неопределенным и часто выпадают при переводе. </text:p>
      <text:p text:style-name="P213">Основные из них это: <text:s/><text:span text:style-name="T2">some, any, no, every. </text:span></text:p>
      <text:p text:style-name="P213"/>
      <text:p text:style-name="P588"><text:span text:style-name="T259">Местоимения </text:span><text:span text:style-name="T66">some</text:span><text:span text:style-name="T259"> и </text:span><text:span text:style-name="T66">any</text:span><text:span text:style-name="T259"> означают «какой-то», «некоторый», «несколько». </text:span><text:span text:style-name="T260">Они с</text:span><text:span text:style-name="T259">тоят перед существительным во множественно числе или перед неисчисляемым существительным.</text:span></text:p>
      <text:p text:style-name="P213"/>
      <text:p text:style-name="P374">I have some friends — У меня есть (некоторые) друзья.</text:p>
      <text:p text:style-name="P374">Give me some water, please — Дай мне немного воды, пожалуйста.</text:p>
      <text:p text:style-name="P213"/>
      <text:p text:style-name="P213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13">Связка <text:span text:style-name="T2">not</text:span> + <text:span text:style-name="T2">any</text:span> обычно переводится двойным отрицанием.</text:p>
      <text:p text:style-name="P213"/>
      <text:p text:style-name="P374">I have n<text:span text:style-name="T597">o</text:span>t got any friends — У меня нет никаких друзей.</text:p>
      <text:p text:style-name="P374"/>
      <text:p text:style-name="P214">В утвержениях <text:span text:style-name="T2">some</text:span> ставить не обязательно. <text:span text:style-name="T595">А вот в вопросах активно используются </text:span></text:p>
      <text:p text:style-name="P218">оба местоимения, т. к. здесь они передают разный смысл.</text:p>
      <text:p text:style-name="P213"/>
      <text:p text:style-name="P589"><text:span text:style-name="T67">Some</text:span><text:span text:style-name="T260"> в вопросах имеет позитивный оттенок и используется когда что-то предлагают или просят, предполагая что это </text:span><text:span text:style-name="T261">есть</text:span><text:span text:style-name="T260"> у самих, либо у т</text:span><text:span text:style-name="T261">ех</text:span><text:span text:style-name="T260">, кому адресована просьба.</text:span></text:p>
      <text:p text:style-name="P214"/>
      <text:p text:style-name="P589"><text:span text:style-name="T66">Any,</text:span><text:span text:style-name="T259"> </text:span><text:span text:style-name="T261">наоборот, </text:span><text:span text:style-name="T259">передает сомнение </text:span><text:span text:style-name="T261">о </text:span><text:span text:style-name="T259">наличии </text:span><text:span text:style-name="T261">того</text:span><text:span text:style-name="T259">, </text:span><text:span text:style-name="T262">что</text:span><text:span text:style-name="T259"> спрашивают, поэтому обычно используется </text:span><text:span text:style-name="T261">в вопросах</text:span><text:span text:style-name="T259">, </text:span><text:span text:style-name="T261">где</text:span><text:span text:style-name="T259"> нужн</text:span><text:span text:style-name="T269">а</text:span><text:span text:style-name="T259"> дополнительн</text:span><text:span text:style-name="T269">ая</text:span><text:span text:style-name="T259"> информаци</text:span><text:span text:style-name="T269">я</text:span><text:span text:style-name="T259">.</text:span></text:p>
      <text:p text:style-name="P214"/>
      <text:p text:style-name="P375">Would you like some milk? — Вы хотите молока? (<text:span text:style-name="T596">могу </text:span>поделиться)</text:p>
      <text:p text:style-name="P375">Could you give me some milk? — Я могу попросить молока? (поделитесь пожалуйста)</text:p>
      <text:p text:style-name="P375">Have you got any milk in the fridge? — У тебя есть молоко в холодильнике?</text:p>
      <text:p text:style-name="P375"/>
      <text:p text:style-name="P214">Если задается вопрос и ожидается положительный ответ, то используется <text:span text:style-name="T2">some</text:span>.</text:p>
      <text:p text:style-name="P375">Are you waiting for some people? — Ты ждешь каких-то людей? (не так ли?)</text:p>
      <text:p text:style-name="P375"/>
      <text:p text:style-name="P596"><text:span text:style-name="T270">Местоимение </text:span><text:span text:style-name="T71">no</text:span><text:span text:style-name="T270"> </text:span><text:span text:style-name="T271">может </text:span><text:span text:style-name="T270">заменя</text:span><text:span text:style-name="T271">ть</text:span><text:span text:style-name="T270"> </text:span><text:span text:style-name="T71">any</text:span><text:span text:style-name="T270"> в отрицаниях. Оно как бы усиливает </text:span><text:span text:style-name="T271">отрицание</text:span><text:span text:style-name="T270">. </text:span></text:p>
      <text:p text:style-name="P377"/>
      <text:p text:style-name="P216"><text:span text:style-name="T2">No</text:span> стоит перед существительным, а частица <text:span text:style-name="T2">not</text:span> идет вместе со вспомогательным глаголом. Они не могут использоваться вместе в одном предложении.</text:p>
      <text:p text:style-name="P215"/>
      <text:p text:style-name="P376">There are no shops here / There aren`t any shops here — Здесь нет магазинов.</text:p>
      <text:p text:style-name="P376"/>
      <text:p text:style-name="P590"><text:span text:style-name="T263">Неопределенные местоимения могут объединяться со словами: </text:span><text:span text:style-name="T68">body/one</text:span><text:span text:style-name="T263">, </text:span><text:span text:style-name="T68">thing</text:span><text:span text:style-name="T263"> или </text:span><text:span text:style-name="T68">where</text:span><text:span text:style-name="T263">.</text:span></text:p>
      <text:p text:style-name="P219">В этом случае они будут переводится как «кто-то», «что-то», «где-то».</text:p>
      <text:p text:style-name="P219"/>
      <text:p text:style-name="P309"><text:span text:style-name="T384">There is </text:span><text:span text:style-name="T360">somebody</text:span><text:span text:style-name="T384"> in the street — </text:span><text:span text:style-name="T360">Кто-то</text:span><text:span text:style-name="T384"> на улице.</text:span></text:p>
      <text:p text:style-name="P309"><text:span text:style-name="T384">Is there </text:span><text:span text:style-name="T360">anybody</text:span><text:span text:style-name="T384"> in the street? — Есть </text:span><text:span text:style-name="T360">кто</text:span><text:span text:style-name="T384"> на улице?</text:span></text:p>
      <text:p text:style-name="P309"><text:span text:style-name="T384">There is </text:span><text:span text:style-name="T360">nobody</text:span><text:span text:style-name="T384"> in the street / There isn`t </text:span><text:span text:style-name="T360">anybody</text:span><text:span text:style-name="T384"> in the street — </text:span><text:span text:style-name="T360">Никого</text:span><text:span text:style-name="T384"> нет на улице.</text:span></text:p>
      <text:p text:style-name="P378"/>
      <text:p text:style-name="P80"><text:span text:style-name="T384">Частица </text:span><text:span text:style-name="T55">not</text:span><text:span text:style-name="T384"> также не используется в одном предложении с </text:span><text:span text:style-name="T55">nobody/nothing/nowhere</text:span><text:span text:style-name="T384">.</text:span></text:p>
      <text:p text:style-name="P590"><text:span text:style-name="T264">О</text:span><text:span text:style-name="T263">кончани</text:span><text:span text:style-name="T264">я</text:span><text:span text:style-name="T263"> </text:span><text:span text:style-name="T68">-body</text:span><text:span text:style-name="T263"> и </text:span><text:span text:style-name="T68">-one</text:span><text:span text:style-name="T263"> </text:span><text:span text:style-name="T264">являются </text:span><text:span text:style-name="T263">взаимозаменяемы</text:span><text:span text:style-name="T264">ми</text:span><text:span text:style-name="T263">.</text:span></text:p>
      <text:p text:style-name="P219"/>
      <text:p text:style-name="P534"><text:soft-page-break/><text:span text:style-name="T562">П</text:span><text:span text:style-name="T561">ритяжательный падеж </text:span><text:span text:style-name="T565">(Possessive Voice)</text:span></text:p>
      <text:p text:style-name="P219"/>
      <text:p text:style-name="P594"><text:span text:style-name="T267">У</text:span><text:span text:style-name="T263">казывает на владельца </text:span><text:span text:style-name="T267">предмета</text:span><text:span text:style-name="T263">. Чтобы поставить </text:span><text:span text:style-name="T265">владельца</text:span><text:span text:style-name="T263"> в этот падеж, нужно добавить к нему окончание </text:span><text:span text:style-name="T68">`s</text:span><text:span text:style-name="T263">. </text:span><text:span text:style-name="T267">Как</text:span><text:span text:style-name="T263"> и притяжательное местоимение, отвечает на вопрос «чей?». </text:span></text:p>
      <text:p text:style-name="P220"/>
      <text:p text:style-name="P310"><text:span text:style-name="T398">This is </text:span><text:span text:style-name="T375">Tom`s</text:span><text:span text:style-name="T398"> friend — Это друг </text:span><text:span text:style-name="T375">Тома</text:span><text:span text:style-name="T398"> (</text:span><text:span text:style-name="T399">владелец</text:span><text:span text:style-name="T398"> в притяжательном падеже)</text:span></text:p>
      <text:p text:style-name="P310"><text:span text:style-name="T398">This is </text:span><text:span text:style-name="T375">his</text:span><text:span text:style-name="T398"> friend — Это </text:span><text:span text:style-name="T375">его</text:span><text:span text:style-name="T398"> друг (притяжательное местоимение)</text:span></text:p>
      <text:p text:style-name="P219"/>
      <text:p text:style-name="P592"><text:span text:style-name="T263">Если предмет является частью другого </text:span><text:span text:style-name="T266">(большего) </text:span><text:span text:style-name="T263">предмета, то вместо притяжательного падежа используется предлог </text:span><text:span text:style-name="T68">of</text:span><text:span text:style-name="T263">. Т. к. владельцем может быть кто-то живой.</text:span></text:p>
      <text:p text:style-name="P221"/>
      <text:p text:style-name="P379">The wheel of the car — Колесо машины (Car`s wheel неправильно).</text:p>
      <text:p text:style-name="P219"/>
      <text:p text:style-name="P590"><text:span text:style-name="T263">Если </text:span><text:span text:style-name="T265">владелец</text:span><text:span text:style-name="T263"> только подразумевается, то его можно не указывать.</text:span></text:p>
      <text:p text:style-name="P378">This isn`t my car. It`s my brothers`s — Это не моя машина. Она брата.</text:p>
      <text:p text:style-name="P219"/>
      <text:p text:style-name="P591"><text:span text:style-name="T263">Если </text:span><text:span text:style-name="T266">владелец</text:span><text:span text:style-name="T263"> идет в связке с прилагательным или местоимением, </text:span><text:span text:style-name="T265">или владельцев несколько, то </text:span><text:span text:style-name="T69">`s</text:span><text:span text:style-name="T265"> ставится в конце: </text:span><text:span text:style-name="T69">a </text:span><text:span text:style-name="T120">big dog`s</text:span><text:span text:style-name="T69"> owner, </text:span><text:span text:style-name="T120">my friend`s</text:span><text:span text:style-name="T69"> house, </text:span><text:span text:style-name="T121">Tom</text:span><text:span text:style-name="T122"> and </text:span><text:span text:style-name="T121">Jil</text:span><text:span text:style-name="T122">`s</text:span><text:span text:style-name="T68"> wedding.</text:span></text:p>
      <text:p text:style-name="P219"/>
      <text:p text:style-name="P593"><text:span text:style-name="T263">Если </text:span><text:span text:style-name="T266">владелец</text:span><text:span text:style-name="T263"> во множественном числе, то в конце пишется только апостроф, без </text:span><text:span text:style-name="T68">s</text:span><text:span text:style-name="T263">. </text:span></text:p>
      <text:p text:style-name="P222">Но если во множественном числе слово-исключение, то применяются обычные правила: </text:p>
      <text:p text:style-name="P222"/>
      <text:p text:style-name="P626"><text:span text:style-name="T68">my </text:span><text:span text:style-name="T122">friends`</text:span><text:span text:style-name="T68"> school, </text:span><text:span text:style-name="T122">men`s</text:span><text:span text:style-name="T68"> clothes </text:span><text:span text:style-name="T70">(мужская одежда)</text:span><text:span text:style-name="T263">.</text:span></text:p>
      <text:p text:style-name="P219"/>
      <text:p text:style-name="P219"/>
      <text:p text:style-name="P7"><text:span text:style-name="T226">С</text:span><text:span text:style-name="T176">уществительное </text:span><text:span text:style-name="T2">(Noun)</text:span></text:p>
      <text:p text:style-name="P223"/>
      <text:p text:style-name="P224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24"/>
      <text:p text:style-name="P179">Множественное число</text:p>
      <text:p text:style-name="P224"/>
      <text:p text:style-name="P224">Распространяется только на существительные и не касается прилагательных.</text:p>
      <text:p text:style-name="P224">Образуется с помощью окончания <text:span text:style-name="T2">-s</text:span> или <text:span text:style-name="T2">-es</text:span>.</text:p>
      <text:p text:style-name="P224"/>
      <text:p text:style-name="P380">A blue ballon<text:span text:style-name="T558">s</text:span> — Голуб<text:span text:style-name="T360">ые</text:span> шарик<text:span text:style-name="T360">и</text:span>.</text:p>
      <text:p text:style-name="P224"/>
      <text:p text:style-name="P179">Исчисляемые и неисчисляемые</text:p>
      <text:p text:style-name="P224"/>
      <text:p text:style-name="P230">Исчисляемые существительные можно посчитать. Они могут быть как в единственном, </text:p>
      <text:p text:style-name="P597"><text:span text:style-name="T272">так и во множественном числе. Количество можно указать числом, наречием или артиклем </text:span><text:span text:style-name="T72">a</text:span><text:span text:style-name="T272">.</text:span></text:p>
      <text:p text:style-name="P407"/>
      <text:p text:style-name="P311"><text:span text:style-name="T376">3</text:span><text:span text:style-name="T400"> apples — 3 яблока </text:span><text:span text:style-name="T401">(числительное)</text:span><text:span text:style-name="T400">. </text:span></text:p>
      <text:p text:style-name="P597"><text:span text:style-name="T123">Many</text:span><text:span text:style-name="T72"> books — Много книг </text:span><text:span text:style-name="T73">(местоимение)</text:span><text:span text:style-name="T72">.</text:span></text:p>
      <text:p text:style-name="P311"><text:span text:style-name="T400">I want </text:span><text:span text:style-name="T376">a</text:span><text:span text:style-name="T400"> banana — Я хочу банан </text:span><text:span text:style-name="T401">(артикль a означает one)</text:span><text:span text:style-name="T400">.</text:span></text:p>
      <text:p text:style-name="P383"/>
      <text:p text:style-name="P597"><text:span text:style-name="T272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2">it</text:span><text:span text:style-name="T272">. </text:span><text:span text:style-name="T290">Ч</text:span><text:span text:style-name="T272">тобы выразить их кол-во</text:span><text:span text:style-name="T273">,</text:span><text:span text:style-name="T272"> используется мерка:</text:span></text:p>
      <text:p text:style-name="P230"/>
      <text:p text:style-name="P231">Мерка для жидкостей:</text:p>
      <text:list xml:id="list3746950705" text:style-name="L36">
        <text:list-item>
          <text:p text:style-name="P771">a glass of — стакан;</text:p>
        </text:list-item>
        <text:list-item>
          <text:p text:style-name="P771"><text:soft-page-break/>a cup of — чашка;</text:p>
        </text:list-item>
        <text:list-item>
          <text:p text:style-name="P771">a jar of — банка;</text:p>
        </text:list-item>
        <text:list-item>
          <text:p text:style-name="P771">a jug of — кувшин;</text:p>
        </text:list-item>
        <text:list-item>
          <text:p text:style-name="P771">a bottle of — бутылка;</text:p>
        </text:list-item>
      </text:list>
      <text:p text:style-name="P230"/>
      <text:p text:style-name="P231">Мерка для сыпучих веществ:</text:p>
      <text:list xml:id="list367343983" text:style-name="L37">
        <text:list-item>
          <text:p text:style-name="P772">a packet of — упаковка;</text:p>
        </text:list-item>
        <text:list-item>
          <text:p text:style-name="P772">a bowl of — миска;</text:p>
        </text:list-item>
        <text:list-item>
          <text:p text:style-name="P772">a bag of — мешок;</text:p>
        </text:list-item>
        <text:list-item>
          <text:p text:style-name="P772">a kilo of — килограм;</text:p>
        </text:list-item>
      </text:list>
      <text:p text:style-name="P230"/>
      <text:p text:style-name="P231">Мерка для продуктов, которые режут:</text:p>
      <text:list xml:id="list142614128756958" text:continue-numbering="true" text:style-name="L37">
        <text:list-item>
          <text:p text:style-name="P772">a piece/slice of — кусочек;</text:p>
        </text:list-item>
        <text:list-item>
          <text:p text:style-name="P772">a loaf of — буханка;</text:p>
        </text:list-item>
      </text:list>
      <text:p text:style-name="P230"/>
      <text:p text:style-name="P598"><text:span text:style-name="T249">Существительные, которые всегда неислисляемые: </text:span><text:span text:style-name="T55">news, money, bad luck, traffic, furniture, progress, information, advice, hair, paper, food.</text:span></text:p>
      <text:p text:style-name="P383"/>
      <text:p text:style-name="P383">It is good news — Это хорошие новости (без артикля).</text:p>
      <text:p text:style-name="P383">I need good advice — Мне нужен хороший совет (без артикля).</text:p>
      <text:p text:style-name="P383"/>
      <text:p text:style-name="P180">Несколько существительных рядом</text:p>
      <text:p text:style-name="P225"/>
      <text:p text:style-name="P225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5">Первое существительное всегда стоит в единственном числе.</text:p>
      <text:p text:style-name="P225"/>
      <text:p text:style-name="P381">A tennis ball — теннисный мяч / мяч для тенниса;</text:p>
      <text:p text:style-name="P381">A income tax — подоходный налог / налог на прибыль;</text:p>
      <text:p text:style-name="P381"/>
      <text:p text:style-name="P225">Иногда первое существительное имеет окончание -ing. По правилам английского, </text:p>
      <text:p text:style-name="P225">глагол с окончанием -ing грамматически является существительным.</text:p>
      <text:p text:style-name="P225"/>
      <text:p text:style-name="P381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599"/>
      <text:p text:style-name="P600"><text:span text:style-name="T274">Это маленькие слова перед существительными, которые передают </text:span><text:span text:style-name="T275">их</text:span><text:span text:style-name="T274"> краткую характеристику. Есть 2 вида артикля: неопределенный (</text:span><text:span text:style-name="T74">a/an) </text:span><text:span text:style-name="T275">и</text:span><text:span text:style-name="T75"> </text:span><text:span text:style-name="T274">определенный (</text:span><text:span text:style-name="T74">the)</text:span><text:span text:style-name="T274">.</text:span></text:p>
      <text:p text:style-name="P226"/>
      <text:p text:style-name="P193">Неопределенный артикль <text:span text:style-name="T39">a/an</text:span></text:p>
      <text:p text:style-name="P227"/>
      <text:p text:style-name="P228">Указывает на какой-то один неопределенный предмет. Каждый человек может представить </text:p>
      <text:p text:style-name="P228">по разному такой предмет. </text:p>
      <text:p text:style-name="P228"/>
      <text:p text:style-name="P382">A house — Дом (один представит особняк, другой — маленький домик).</text:p>
      <text:p text:style-name="P382"/>
      <text:p text:style-name="P228">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8"/>
      <text:p text:style-name="P382">I have <text:span text:style-name="T360">a</text:span> cat / I have <text:span text:style-name="T360">one</text:span> cat — У меня есть (одна такая) кошка.</text:p>
      <text:p text:style-name="P228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8">Если согласная не произносится, то ставится <text:span text:style-name="T2">an</text:span>: <text:span text:style-name="T2">an hour (аувер), an honesty (анэсти).</text:span></text:p>
      <text:p text:style-name="P382"/>
      <text:p text:style-name="P430"><text:span text:style-name="T275">Также </text:span><text:span text:style-name="T78">a/an</text:span><text:span text:style-name="T275"> ставится, когда:</text:span></text:p>
      <text:list xml:id="list2556710104" text:style-name="L38">
        <text:list-item>
          <text:p text:style-name="P773">говорят о профессии (I`m a doctor);</text:p>
        </text:list-item>
        <text:list-item>
          <text:p text:style-name="P790"><text:span text:style-name="T75">впервые упоминяют </text:span><text:span text:style-name="T76">объект</text:span><text:span text:style-name="T75"> в разговоре (I have a cat);</text:span></text:p>
        </text:list-item>
        <text:list-item>
          <text:p text:style-name="P791"><text:span text:style-name="T2">дается определение </text:span><text:span text:style-name="T40">объекту</text:span><text:span text:style-name="T2"> (he is a good man).</text:span></text:p>
        </text:list-item>
      </text:list>
      <text:p text:style-name="P382"/>
      <text:p text:style-name="P601"><text:span text:style-name="T275">Если перед существительным </text:span><text:span text:style-name="T276">стоит</text:span><text:span text:style-name="T275"> </text:span><text:span text:style-name="T276">прилагательное</text:span><text:span text:style-name="T275">, то </text:span><text:span text:style-name="T75">a/</text:span><text:span text:style-name="T76">an</text:span><text:span text:style-name="T275"> ставится перед ним</text:span><text:span text:style-name="T276">.</text:span></text:p>
      <text:p text:style-name="P382"><text:span text:style-name="T617">A</text:span> big old house — <text:span text:style-name="T617">Б</text:span>ольшой старый дом.</text:p>
      <text:p text:style-name="P382"/>
      <text:p text:style-name="P228">При этом перед прилагательным без существительного <text:span text:style-name="T598">артикль</text:span> <text:span text:style-name="T2">a/</text:span><text:span text:style-name="T40">an</text:span> не ставится.</text:p>
      <text:p text:style-name="P382">This book is a good (неправильно). This book is good (правильно).</text:p>
      <text:p text:style-name="P382"/>
      <text:p text:style-name="P181">Определенный артикль <text:span text:style-name="T2">the</text:span></text:p>
      <text:p text:style-name="P406"/>
      <text:p text:style-name="P229">Указывает на определенный предмет или понятие. Т.е. на то, что выделяется из общей массы.</text:p>
      <text:p text:style-name="P229"/>
      <text:p text:style-name="P229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29">А также перед исчисляемым<text:span text:style-name="T600">и</text:span> и неисчисляемым<text:span text:style-name="T600">и</text:span> сущесвтительным<text:span text:style-name="T600">и</text:span>.</text:p>
      <text:p text:style-name="P229"/>
      <text:p text:style-name="P602"><text:span text:style-name="T277">Если предмет или человек упоминаются в речи впервые, то обычно о </text:span><text:span text:style-name="T278">нем</text:span><text:span text:style-name="T277"> еще ничего не известно и поэтому сначала используется неопределенный артикль </text:span><text:span text:style-name="T77">a/an</text:span><text:span text:style-name="T277">. Но если </text:span><text:span text:style-name="T278">он</text:span><text:span text:style-name="T277"> упоминаются в речи повторно, то далее </text:span><text:span text:style-name="T278">используется</text:span><text:span text:style-name="T277"> определенный артикль </text:span><text:span text:style-name="T77">the</text:span><text:span text:style-name="T277">.</text:span></text:p>
      <text:p text:style-name="P229"/>
      <text:p text:style-name="P312"><text:span text:style-name="T402">I have got </text:span><text:span text:style-name="T377">a</text:span><text:span text:style-name="T402"> puppy. </text:span><text:span text:style-name="T377">The</text:span><text:span text:style-name="T402"> puppy is white — У меня есть щенок. (Этот) Щенок белый.</text:span></text:p>
      <text:p text:style-name="P384"/>
      <text:p text:style-name="P229">Определенный артикль может стоять не только перед существительным, но и перед</text:p>
      <text:p text:style-name="P229">прилагательным. В этом случае прилагательное становится существительным.</text:p>
      <text:p text:style-name="P384"/>
      <text:p text:style-name="P313"><text:span text:style-name="T403">R</text:span><text:span text:style-name="T402">ich people — </text:span><text:span text:style-name="T403">Б</text:span><text:span text:style-name="T402">огатые люди; </text:span><text:span text:style-name="T403">The</text:span><text:span text:style-name="T402">e rich — </text:span><text:span text:style-name="T403">Б</text:span><text:span text:style-name="T402">огачи.</text:span></text:p>
      <text:p text:style-name="P385"/>
      <text:p text:style-name="P185"><text:span text:style-name="T599">К</text:span>акой артикль выбрать?</text:p>
      <text:p text:style-name="P386"/>
      <text:p text:style-name="P603"><text:span text:style-name="T279">Можно п</text:span><text:span text:style-name="T278">редставить перед существит</text:span><text:span text:style-name="T279">ельным</text:span><text:span text:style-name="T278"> </text:span><text:span text:style-name="T279">слова:</text:span><text:span text:style-name="T278"> «один», «один такой», «один из».</text:span></text:p>
      <text:p text:style-name="P84"><text:span text:style-name="T384">Если логика предложения не нарушена, то скорее всего нужен </text:span><text:span text:style-name="T55">a/an</text:span><text:span text:style-name="T384">.</text:span></text:p>
      <text:p text:style-name="P386"/>
      <text:p text:style-name="P386">I`ve got a window in my room — У меня в комнате есть окно (обычное окно, каких много).</text:p>
      <text:p text:style-name="P387"/>
      <text:p text:style-name="P85"><text:span text:style-name="T384">Также можно представить перед существительным слова: </text:span><text:span text:style-name="T87">this, that, these, those</text:span><text:span text:style-name="T384"> или </text:span></text:p>
      <text:p text:style-name="P85"><text:span text:style-name="T384">«тот самый», «именно тот», «конкретное этот» и т. д. Если смысл предложения в целом не изменился, то можно ставить </text:span><text:span text:style-name="T55">the</text:span><text:span text:style-name="T384">.</text:span></text:p>
      <text:p text:style-name="P232"/>
      <text:p text:style-name="P388">Look at the window. It`s broken — Посмотри на окно. Оно разбито.</text:p>
      <text:p text:style-name="P388">(посмотри на это конкретное окно, именно оно разбито).</text:p>
      <text:p text:style-name="P388"/>
      <text:p text:style-name="P626"><text:span text:style-name="T384">Очень часто артикли используются по особым правилам из-за того, что так сложилось исторически. </text:span><text:span text:style-name="T411">Так, н</text:span><text:span text:style-name="T384">апример </text:span><text:span text:style-name="T55">the</text:span><text:span text:style-name="T384"> всегда ставят: когда говорят о части помещения, когда человек куда-то направляется, когда объект </text:span><text:span text:style-name="T411">явяляется</text:span><text:span text:style-name="T384">, уникальный и т.д: </text:span></text:p>
      <text:p text:style-name="P393"/>
      <text:p text:style-name="P393">in the room, go to the bank, the Bible, the sky, on the left.</text:p>
      <text:p text:style-name="P535"><text:soft-page-break/><text:span text:style-name="T561">Прилагательное </text:span><text:span text:style-name="T565">(Adjective)</text:span></text:p>
      <text:p text:style-name="Standard"/>
      <text:p text:style-name="P606"><text:span text:style-name="T602">Часть речи, которая отвечает на вопрос «какой?». </text:span><text:span text:style-name="T603">Прилагательное </text:span><text:span text:style-name="T604">дает характеристику существительному</text:span><text:span text:style-name="T603"> и всегда стоит перед ним. Но может появляться и отдельно.</text:span></text:p>
      <text:p text:style-name="P606"/>
      <text:p text:style-name="P604">Прилагательные деляться на 2 группы: оценочные и фактовые. </text:p>
      <text:p text:style-name="P604"/>
      <text:p text:style-name="P605">Оценочные прилагательные выражают личное мнение человека о предмете: </text:p>
      <text:p text:style-name="P627"><text:span text:style-name="T51">a</text:span><text:span text:style-name="T41"> </text:span><text:span text:style-name="T52">funny cat (мнение с которым можно не соглашаться). </text:span></text:p>
      <text:p text:style-name="P605"/>
      <text:p text:style-name="P605">Фактовые прилагательные указывают на визуальную информацию либо на факты, </text:p>
      <text:p text:style-name="P605">которые известны об объекте: <text:span text:style-name="T41">a </text:span><text:span text:style-name="T2">gray cat (характеристика, которая не зависит от мнения).</text:span></text:p>
      <text:p text:style-name="P314"/>
      <text:p text:style-name="P86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6"/>
      <text:p text:style-name="P628"><text:span text:style-name="T53">a</text:span><text:span text:style-name="T54"> funny gray cat (правильно). </text:span><text:span text:style-name="T53">a</text:span><text:span text:style-name="T54"> gray funny cat (неправильно).</text:span></text:p>
      <text:p text:style-name="P315"/>
      <text:p text:style-name="P86">Если прилагательное стоит после глагола, то оно будет переводиться наречием.</text:p>
      <text:p text:style-name="P86"/>
      <text:p text:style-name="P315">You look <text:span text:style-name="T360">nice</text:span>! — Ты <text:span text:style-name="T360">прекрасно</text:span> выглядишь!</text:p>
      <text:p text:style-name="P315">I feel <text:span text:style-name="T360">bad</text:span> — Я <text:span text:style-name="T360">плохо</text:span> себя чувствую.</text:p>
      <text:p text:style-name="P315"/>
      <text:p text:style-name="P628"><text:span text:style-name="T347">Сравнительная и превосходная степень</text:span><text:span text:style-name="T348"> сравнения</text:span></text:p>
      <text:p text:style-name="P86"/>
      <text:p text:style-name="P609">Сравнительная степень используется когда, сравниваются 2 <text:span text:style-name="T618">прилагательных</text:span>. <text:span text:style-name="T618">Второе</text:span> может только подразумеваться. <text:span text:style-name="T604">О</text:span>бразуется с пом<text:span text:style-name="T604">ощью</text:span> окончания <text:span text:style-name="T2">-er</text:span> или слова <text:span text:style-name="T2">more </text:span><text:span text:style-name="T42">(более)</text:span>. </text:p>
      <text:p text:style-name="P88"/>
      <text:p text:style-name="P88">Суффикс <text:span text:style-name="T2">-er</text:span> ставится, когда слово маленькое, обычно из 1 слога:</text:p>
      <text:list xml:id="list3176675291" text:style-name="L39">
        <text:list-item>
          <text:p text:style-name="P738">small (маленький) → smaller (меньше);</text:p>
        </text:list-item>
        <text:list-item>
          <text:p text:style-name="P738">funny (смешной) → funnier (смешнее);</text:p>
        </text:list-item>
      </text:list>
      <text:p text:style-name="P316"/>
      <text:p text:style-name="P88">Слово <text:span text:style-name="T2">more</text:span> ставится, когда слово состоит из 2х и более слогов:</text:p>
      <text:list xml:id="list3260875120" text:style-name="L40">
        <text:list-item>
          <text:p text:style-name="P739">useful (полезный) → more useful (более полезный);</text:p>
        </text:list-item>
        <text:list-item>
          <text:p text:style-name="P739">interesting (интересный) → more interesting (более интересный);</text:p>
        </text:list-item>
      </text:list>
      <text:p text:style-name="P316"/>
      <text:p text:style-name="P87">Прилагательные, для которые сравнительная степень образуется и так, и эдак: </text:p>
      <text:p text:style-name="P316">quiet, clever, narrow, simple.</text:p>
      <text:p text:style-name="P87"/>
      <text:p text:style-name="P316">Be <text:span text:style-name="T360">quieter</text:span>, please / Be <text:span text:style-name="T360">more quiet</text:span>, please — Веди себя <text:span text:style-name="T360">тише</text:span>, пожалуйста.</text:p>
      <text:p text:style-name="P316"/>
      <text:p text:style-name="P87">Часто, при сравнении, используется слово <text:span text:style-name="T2">than (чем):</text:span></text:p>
      <text:p text:style-name="P316">New York is bigger than Manchester — Нью Йорк больше, чем Манчестер.</text:p>
      <text:p text:style-name="P316"/>
      <text:p text:style-name="P607"><text:span text:style-name="T228">Иногда после </text:span><text:span text:style-name="T42">than</text:span><text:span text:style-name="T228"> идёт личное местоимение в объектном падеже</text:span><text:span text:style-name="T42"> (me, him, her…)</text:span></text:p>
      <text:p text:style-name="P607"><text:span text:style-name="T228">В этом случае оно будет переводится именительн</text:span><text:span text:style-name="T229">ым</text:span><text:span text:style-name="T228"> падеж</text:span><text:span text:style-name="T229">ом</text:span><text:span text:style-name="T228">.</text:span></text:p>
      <text:p text:style-name="P87"/>
      <text:p text:style-name="P316">I`m more attentive than <text:span text:style-name="T360">him</text:span> — Я внимательней, чем <text:span text:style-name="T360">он</text:span>.</text:p>
      <text:p text:style-name="P316"/>
      <text:p text:style-name="P89">В качестве альтернативы, местоимение может быть в именительном падеже, но с вместе </text:p>
      <text:p text:style-name="P89">с ним должен указываться вспомогательный или модальный глагол из первой части.</text:p>
      <text:p text:style-name="P89"/>
      <text:p text:style-name="P317"><text:soft-page-break/>I <text:span text:style-name="T384">am</text:span> more attentive than <text:span text:style-name="T360">he is</text:span> — Я внимательне, чем <text:span text:style-name="T360">он</text:span>.</text:p>
      <text:p text:style-name="P317">I <text:span text:style-name="T384">can</text:span> jump higher than <text:span text:style-name="T360">he can</text:span> — Я прыгаю выше, чем <text:span text:style-name="T360">он</text:span>.</text:p>
      <text:p text:style-name="P317"/>
      <text:p text:style-name="P629"><text:span text:style-name="T230">Превосходная степень используется, когда сравниваю три и более </text:span><text:span text:style-name="T245">прилагательных</text:span><text:span text:style-name="T230">. </text:span></text:p>
      <text:p text:style-name="P92">Общее кол-во может только подразумеваться. Она обозначает наивысшую степень качества. </text:p>
      <text:p text:style-name="P90"/>
      <text:p text:style-name="P93"><text:span text:style-name="T618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3">а вместо <text:span text:style-name="T2">more</text:span> используется <text:span text:style-name="T2">most </text:span><text:span text:style-name="T43">(самый)</text:span>. </text:p>
      <text:p text:style-name="P93"/>
      <text:list xml:id="list830288146" text:style-name="L41">
        <text:list-item>
          <text:p text:style-name="P740">strong (сильный) → the strongest (сильнейший);</text:p>
        </text:list-item>
        <text:list-item>
          <text:p text:style-name="P740">reasonable (разумный)→ the most reasonable (самый разумный);</text:p>
        </text:list-item>
      </text:list>
      <text:p text:style-name="P94"/>
      <text:p text:style-name="P608"><text:span text:style-name="T230">Перед прилагательным </text:span><text:span text:style-name="T231">будет</text:span><text:span text:style-name="T230"> артикль </text:span><text:span text:style-name="T44">the</text:span><text:span text:style-name="T230">, а после прилагательно</text:span><text:span text:style-name="T231">го</text:span><text:span text:style-name="T230"> — предлог </text:span><text:span text:style-name="T44">in</text:span><text:span text:style-name="T230"> или </text:span><text:span text:style-name="T44">of</text:span><text:span text:style-name="T230">.</text:span></text:p>
      <text:p text:style-name="P91"/>
      <text:p text:style-name="P318">What is the longest river in the world? — Какая самая длинная река в мире?</text:p>
      <text:p text:style-name="P318">It was the happiest day of my life — Это был самый счастливый день в моей жизни.</text:p>
      <text:p text:style-name="P318"/>
      <text:p text:style-name="P96">Слова-исключения с особой сравнительной и превосходной степенью:</text:p>
      <text:list xml:id="list1181232852" text:style-name="L42">
        <text:list-item>
          <text:p text:style-name="P741">good (хороший) → better (лучше) → the best (наилучший);</text:p>
        </text:list-item>
        <text:list-item>
          <text:p text:style-name="P741">bad (плохой) → worse (хуже) → the worst (наихудший);</text:p>
        </text:list-item>
        <text:list-item>
          <text:p text:style-name="P741">far (далекий) → farther (дальше) → the farthest (самый далекий);</text:p>
        </text:list-item>
      </text:list>
      <text:p text:style-name="P319"/>
      <text:p text:style-name="P319"/>
      <text:p text:style-name="P14">Наречие <text:span text:style-name="T2">(Adverb)</text:span></text:p>
      <text:p text:style-name="P95"/>
      <text:p text:style-name="P97"><text:span text:style-name="T604">Часть речи, которая отвечает на вопрос</text:span><text:span text:style-name="T606">ы</text:span><text:span text:style-name="T604"> «как?», «</text:span><text:span text:style-name="T606">каким образом?</text:span><text:span text:style-name="T604">» </text:span></text:p>
      <text:p text:style-name="P97"/>
      <text:p text:style-name="P612"><text:span text:style-name="T233">Наречие </text:span><text:span text:style-name="T234">дает</text:span><text:span text:style-name="T233"> характеристику глаголу или прилагательному. Если оно относится к глаголу, то стоит после него (обычно в конце </text:span><text:span text:style-name="T235">предложен</text:span><text:span text:style-name="T234">ия</text:span><text:span text:style-name="T233">), а если к прилагательному — то перед ним.</text:span></text:p>
      <text:p text:style-name="P320"/>
      <text:p text:style-name="P320">I <text:span text:style-name="T360">kwon</text:span> him <text:span text:style-name="T360">well</text:span> — Я <text:span text:style-name="T360">хорошо</text:span> его <text:span text:style-name="T360">знаю</text:span>.</text:p>
      <text:p text:style-name="P320">He is <text:span text:style-name="T360">very</text:span> <text:span text:style-name="T360">serious</text:span> — Он <text:span text:style-name="T360">очень</text:span> <text:span text:style-name="T360">серьезный</text:span>.</text:p>
      <text:p text:style-name="P320"/>
      <text:p text:style-name="P182">Наречия, образованные от прилагательных</text:p>
      <text:p text:style-name="P98"/>
      <text:p text:style-name="P99">Они образуются с помощью окончания <text:span text:style-name="T2">-ly</text:span>:</text:p>
      <text:list xml:id="list1468893315" text:style-name="L43">
        <text:list-item>
          <text:p text:style-name="P742">quick (быстрый) → quickly (быстро);</text:p>
        </text:list-item>
        <text:list-item>
          <text:p text:style-name="P742">serious (серьезный) → seriously (серьезно);</text:p>
        </text:list-item>
      </text:list>
      <text:p text:style-name="P321"/>
      <text:p text:style-name="P99">Наречия, которые <text:span text:style-name="T607">пишутся</text:span> как прилагательные:</text:p>
      <text:list xml:id="list1907104703" text:style-name="L44">
        <text:list-item>
          <text:p text:style-name="P743">fast — быстрый/быстро;</text:p>
        </text:list-item>
        <text:list-item>
          <text:p text:style-name="P743">late — поздний/поздно;</text:p>
        </text:list-item>
        <text:list-item>
          <text:p text:style-name="P743">hard — тяжелый/тяжело;</text:p>
        </text:list-item>
      </text:list>
      <text:p text:style-name="P321"/>
      <text:p text:style-name="P183">Самобытные наречия</text:p>
      <text:p text:style-name="P100"/>
      <text:p text:style-name="P100">Они существуют с давних времен и имееют собственную форму.</text:p>
      <text:p text:style-name="P100"/>
      <text:p text:style-name="P101">Наречия, указывающие на степень чего-то:</text:p>
      <text:list xml:id="list3286622808" text:style-name="L45">
        <text:list-item>
          <text:p text:style-name="P744">enough — достаточно;</text:p>
        </text:list-item>
        <text:list-item>
          <text:p text:style-name="P744">a lot, much, many — много;</text:p>
        </text:list-item>
        <text:list-item>
          <text:p text:style-name="P744"><text:soft-page-break/>almost — почти;</text:p>
        </text:list-item>
        <text:list-item>
          <text:p text:style-name="P744">pretty, very — довольно (очень);</text:p>
        </text:list-item>
        <text:list-item>
          <text:p text:style-name="P744">too — слишком;</text:p>
        </text:list-item>
      </text:list>
      <text:p text:style-name="P322"/>
      <text:p text:style-name="P101">Наречия, помогающие акцентироваться на чем-то:</text:p>
      <text:list xml:id="list889534319" text:style-name="L46">
        <text:list-item>
          <text:p text:style-name="P745">just — всего лишь;</text:p>
        </text:list-item>
        <text:list-item>
          <text:p text:style-name="P745">only — только;</text:p>
        </text:list-item>
        <text:list-item>
          <text:p text:style-name="P745">simply — просто;</text:p>
        </text:list-item>
        <text:list-item>
          <text:p text:style-name="P745">especially — особенно;</text:p>
        </text:list-item>
      </text:list>
      <text:p text:style-name="P322"/>
      <text:p text:style-name="P101">Другие распространенные наречия:</text:p>
      <text:list xml:id="list2476021736" text:style-name="L47">
        <text:list-item>
          <text:p text:style-name="P746">quite — совсем;</text:p>
        </text:list-item>
        <text:list-item>
          <text:p text:style-name="P746">so — такой;</text:p>
        </text:list-item>
        <text:list-item>
          <text:p text:style-name="P746">soon — скоро;</text:p>
        </text:list-item>
      </text:list>
      <text:p text:style-name="P322"/>
      <text:p text:style-name="P322">Marry is pretty smart — Мэри довольно умная;</text:p>
      <text:p text:style-name="P322">We just want to ask you a question — Мы всего лишь хотим задать вам вопрос.</text:p>
      <text:p text:style-name="P322">Why are you so sad? — Почему ты такой грусный?</text:p>
      <text:p text:style-name="P322"/>
      <text:p text:style-name="P102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2">а <text:span text:style-name="T2">many</text:span> — перед исчисляемыми: <text:span text:style-name="T2">much work, many books.</text:span></text:p>
      <text:p text:style-name="P102"/>
      <text:p text:style-name="P102">Связка <text:span text:style-name="T2">a lot of</text:span> (или <text:span text:style-name="T2">lots of</text:span>) может стоять как перед исчисляемыми, так и неисчисляемыми</text:p>
      <text:p text:style-name="P613"><text:span text:style-name="T234">существительными: </text:span><text:span text:style-name="T46">a lot of coffee, a lot of cars. </text:span><text:span text:style-name="T234">Англоговорящие не используют </text:span><text:span text:style-name="T46">much</text:span><text:span text:style-name="T234"> </text:span></text:p>
      <text:p text:style-name="P613"><text:span text:style-name="T234">в утвердительных предложениях и заменяют его на </text:span><text:span text:style-name="T46">a lof of</text:span><text:span text:style-name="T234">.</text:span></text:p>
      <text:p text:style-name="P102"/>
      <text:p text:style-name="P324">There is a lot of juice in the jug — В кувшине много сока.</text:p>
      <text:p text:style-name="P324">There isn`t much coffee in the cup — В чашке не много кофе.</text:p>
      <text:p text:style-name="P323"/>
      <text:p text:style-name="P105">Слова <text:span text:style-name="T2">little</text:span> и <text:span text:style-name="T2">few</text:span> переводятся как «мало». <text:span text:style-name="T608">Слово </text:span><text:span text:style-name="T46">l</text:span><text:span text:style-name="T2">ittle</text:span> — это антоним <text:span text:style-name="T2">much</text:span>,</text:p>
      <text:p text:style-name="P105">а слово <text:span text:style-name="T2">few</text:span> — антоним <text:span text:style-name="T2">many</text:span>: <text:span text:style-name="T2">little work, few books.</text:span></text:p>
      <text:p text:style-name="P184"/>
      <text:p text:style-name="P184">Наречия частности</text:p>
      <text:p text:style-name="P102"/>
      <text:p text:style-name="P102">Указывают на то, когда или с какой периодичностью происходит действие в предложении.</text:p>
      <text:p text:style-name="P102">Это те самые слова-маячки, которые помогают определять правильное время.</text:p>
      <text:p text:style-name="P102"/>
      <text:p text:style-name="P102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2"/>
      <text:p text:style-name="P324"><text:span text:style-name="T132">I</text:span> <text:span text:style-name="T168">don`t</text:span> <text:span text:style-name="T360">usually</text:span> <text:span text:style-name="T141">drive</text:span> to work — Обычно, я не еду (на машине) на работу.</text:p>
      <text:p text:style-name="P324"><text:span text:style-name="T132">You</text:span> <text:span text:style-name="T168">can</text:span> <text:span text:style-name="T360">always</text:span> <text:span text:style-name="T141">call</text:span> me — Ты всегда можешь позвонить мне.</text:p>
      <text:p text:style-name="P324"/>
      <text:p text:style-name="P103">Если наречие частотности в связке с другим словом, то вся связка должна быть в конце.</text:p>
      <text:p text:style-name="P325">I buy coffee on my way to work <text:span text:style-name="T360">very often</text:span> — Я <text:span text:style-name="T360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4"/>
      <text:p text:style-name="P108">В английском языке, предлоги заменяют падежи для существительных. При этом к одном<text:span text:style-name="T613">у</text:span> и тому же падежу могут вести разные предлоги или вообще никаких.</text:p>
      <text:p text:style-name="P107"/>
      <text:p text:style-name="P186"><text:soft-page-break/>Предлоги времени <text:span text:style-name="T2">at, on, in</text:span></text:p>
      <text:p text:style-name="P107"/>
      <text:p text:style-name="P107">Отвечают на вопрос «когда?». Каждый из них обозначает разный момент времени.</text:p>
      <text:p text:style-name="P107"/>
      <text:p text:style-name="P442"><text:span text:style-name="T239">Предлог </text:span><text:span text:style-name="T48">at</text:span><text:span text:style-name="T239"> указывает на точное время. Иногда </text:span><text:span text:style-name="T241">он</text:span><text:span text:style-name="T239"> </text:span><text:span text:style-name="T241">указывает на </text:span><text:span text:style-name="T239">периоды дня и праздники:</text:span></text:p>
      <text:p text:style-name="P443"><text:span text:style-name="T239">Если в названии праздника </text:span><text:span text:style-name="T241">есть</text:span><text:span text:style-name="T239"> слово </text:span><text:span text:style-name="T48">day</text:span><text:span text:style-name="T239">, то он пишется с предлогом </text:span><text:span text:style-name="T48">on</text:span><text:span text:style-name="T239">, а не </text:span><text:span text:style-name="T48">at</text:span><text:span text:style-name="T239">.</text:span></text:p>
      <text:p text:style-name="P110"/>
      <text:list xml:id="list1488523102" text:style-name="L48">
        <text:list-item>
          <text:p text:style-name="P747">at 5 o`clock — в 5 часов;</text:p>
        </text:list-item>
        <text:list-item>
          <text:p text:style-name="P747">at night — ночью;</text:p>
        </text:list-item>
        <text:list-item>
          <text:p text:style-name="P747">at sunset — на рассвете;</text:p>
        </text:list-item>
        <text:list-item>
          <text:p text:style-name="P747">at the weekend — в выходные;</text:p>
        </text:list-item>
        <text:list-item>
          <text:p text:style-name="P747">at the moment — в данный момент;</text:p>
        </text:list-item>
        <text:list-item>
          <text:p text:style-name="P747">at the end (of) — в конце;</text:p>
        </text:list-item>
        <text:list-item>
          <text:p text:style-name="P747">at Christmas — на Рождество;</text:p>
        </text:list-item>
        <text:list-item>
          <text:p text:style-name="P747">at Easter — на Пасху;</text:p>
        </text:list-item>
      </text:list>
      <text:p text:style-name="P328"/>
      <text:p text:style-name="P110">Предлог <text:span text:style-name="T2">on</text:span> указывает на конкретный день. Обычно это дни недели или даты.</text:p>
      <text:p text:style-name="P111">В английском языке дни недели, месяцы, и названия праздников пишутся с большой буквы.</text:p>
      <text:p text:style-name="P329"/>
      <text:list xml:id="list1487815444" text:style-name="L49">
        <text:list-item>
          <text:p text:style-name="P748">on Sunday — в воскресенье / по воскресеньям;</text:p>
        </text:list-item>
        <text:list-item>
          <text:p text:style-name="P748">on the 8th of March — 8го марта;</text:p>
        </text:list-item>
        <text:list-item>
          <text:p text:style-name="P748">on April, 10 — 10го апреля;</text:p>
        </text:list-item>
        <text:list-item>
          <text:p text:style-name="P748">on my birthday — на мой день рождения;</text:p>
        </text:list-item>
        <text:list-item>
          <text:p text:style-name="P748">on Christmas day — в день Рождества;</text:p>
        </text:list-item>
      </text:list>
      <text:p text:style-name="P328"/>
      <text:p text:style-name="P109">Предлог <text:span text:style-name="T2">in</text:span> указывает на большие периоды: месяцы, сезоны, годы:</text:p>
      <text:list xml:id="list2735718430" text:style-name="L50">
        <text:list-item>
          <text:p text:style-name="P792">in January — в январе;</text:p>
        </text:list-item>
        <text:list-item>
          <text:p text:style-name="P749">in winter — зимой;</text:p>
        </text:list-item>
        <text:list-item>
          <text:p text:style-name="P749">in the evening — вечером;</text:p>
        </text:list-item>
        <text:list-item>
          <text:p text:style-name="P749">in 2065 — в 2065 году;</text:p>
        </text:list-item>
        <text:list-item>
          <text:p text:style-name="P749">in the 1970s — в 1970х годах;</text:p>
        </text:list-item>
        <text:list-item>
          <text:p text:style-name="P749">in the past — в прошлом;</text:p>
        </text:list-item>
      </text:list>
      <text:p text:style-name="P110"/>
      <text:p text:style-name="P109">Предлог <text:span text:style-name="T2">in</text:span> в связке с временем означает «через»:</text:p>
      <text:list xml:id="list3609601940" text:style-name="L51">
        <text:list-item>
          <text:p text:style-name="P750">in 5 minutes — через 5 минут;</text:p>
        </text:list-item>
        <text:list-item>
          <text:p text:style-name="P750">in two weeks — через две недели;</text:p>
        </text:list-item>
        <text:list-item>
          <text:p text:style-name="P750">in no time — мигом (через мгновение);</text:p>
        </text:list-item>
      </text:list>
      <text:p text:style-name="P327"/>
      <text:p text:style-name="P107">Предлоги времени не используются перед словами:<text:span text:style-name="T2"> last, next, this, that, each, every.</text:span></text:p>
      <text:p text:style-name="P327">See you next Friday — Увидимся в следующую пятницу.</text:p>
      <text:p text:style-name="P327"/>
      <text:p text:style-name="P619"><text:span text:style-name="T243">П</text:span><text:span text:style-name="T242">редлоги </text:span><text:span text:style-name="T243">времени</text:span><text:span text:style-name="T242"> имееют множество нелогичных исключений. Так, например, </text:span><text:span text:style-name="T49">in</text:span><text:span text:style-name="T242"> и </text:span><text:span text:style-name="T49">at</text:span><text:span text:style-name="T242"> принятно говорить с некоторыми пер</text:span><text:span text:style-name="T243">и</text:span><text:span text:style-name="T242">одами дня. Это нужно просто заучить.</text:span></text:p>
      <text:p text:style-name="P119"/>
      <text:p text:style-name="P533"><text:span text:style-name="T242">Предлоги времени</text:span><text:span text:style-name="T49"> since, for, from ... to, until</text:span></text:p>
      <text:p text:style-name="P194"/>
      <text:p text:style-name="P233">Отвечают на вопрос «в какой период?» Связаны с большими отрезками времени.</text:p>
      <text:p text:style-name="P233"/>
      <text:p text:style-name="P620"><text:span text:style-name="T176">Предлог </text:span><text:span text:style-name="T2">since</text:span><text:span text:style-name="T176"> означает «с». Он указывает на начало периода:</text:span></text:p>
      <text:list xml:id="list696658286" text:style-name="L52">
        <text:list-item>
          <text:p text:style-name="P774">since Wednesday — со среды;</text:p>
        </text:list-item>
        <text:list-item>
          <text:p text:style-name="P774">since 1984 — с 1984 года;</text:p>
        </text:list-item>
        <text:list-item>
          <text:p text:style-name="P774">since Monday — с понедельника;</text:p>
        </text:list-item>
      </text:list>
      <text:p text:style-name="P234"><text:soft-page-break/>Предлог <text:span text:style-name="T2">for</text:span> означает «уже», «в течение». Он указывает, как долго длится действие.</text:p>
      <text:list xml:id="list3219913339" text:style-name="L53">
        <text:list-item>
          <text:p text:style-name="P775">for 10 hours — (уже) 10 часов / в течении 10 часов;</text:p>
        </text:list-item>
        <text:list-item>
          <text:p text:style-name="P775">for two weeks — (уже) две недели / в течении 2х недель;</text:p>
        </text:list-item>
      </text:list>
      <text:p text:style-name="P389"/>
      <text:p text:style-name="P233"><text:span text:style-name="T2">Since</text:span> и <text:span text:style-name="T2">for</text:span> используются в <text:span text:style-name="T2">Present Perfect Continuous</text:span>.</text:p>
      <text:p text:style-name="P233"/>
      <text:p text:style-name="P431"><text:span text:style-name="T280">П</text:span><text:span text:style-name="T281">редлог </text:span><text:span text:style-name="T79">from ... to</text:span><text:span text:style-name="T281"> означает «с ... до». Он указыват </text:span><text:span text:style-name="T280">на</text:span><text:span text:style-name="T281"> границы периода:</text:span></text:p>
      <text:list xml:id="list3227687813" text:style-name="L54">
        <text:list-item>
          <text:p text:style-name="P776">from 9 to 5 — с девяти до пяти (часов);</text:p>
        </text:list-item>
        <text:list-item>
          <text:p text:style-name="P776">from January to March — с января по март;</text:p>
        </text:list-item>
      </text:list>
      <text:p text:style-name="P389"/>
      <text:p text:style-name="P57"><text:span text:style-name="T404">Предлог </text:span><text:span text:style-name="T79">until (till)</text:span><text:span text:style-name="T404"> означает «до того, как». Он </text:span><text:span text:style-name="T405">указывает на</text:span><text:span text:style-name="T404"> конец периода:</text:span></text:p>
      <text:list xml:id="list2540608715" text:style-name="L55">
        <text:list-item>
          <text:p text:style-name="P777">until Wednesday — до среды;</text:p>
        </text:list-item>
        <text:list-item>
          <text:p text:style-name="P777">until I come — до того, как я вернусь;</text:p>
        </text:list-item>
      </text:list>
      <text:p text:style-name="P389"/>
      <text:p text:style-name="P187"><text:span text:style-name="T614">Предлоги места </text:span><text:span text:style-name="T49">at, on, in</text:span></text:p>
      <text:p text:style-name="P408"/>
      <text:p text:style-name="P240">Отвечают на вопрос «где?». Помимо времени также указывают на местоположение.</text:p>
      <text:p text:style-name="P240"/>
      <text:p text:style-name="P432"><text:span text:style-name="T282">Предлог </text:span><text:span text:style-name="T80">at</text:span><text:span text:style-name="T282"> обозначает конкретное место/точку, где находится предмет:</text:span></text:p>
      <text:list xml:id="list1818457" text:style-name="L56">
        <text:list-item>
          <text:p text:style-name="P778">at the bus stop — на автобусной остановке;</text:p>
        </text:list-item>
        <text:list-item>
          <text:p text:style-name="P778">at the top/bottom - наверху/внизу;</text:p>
        </text:list-item>
        <text:list-item>
          <text:p text:style-name="P778">at school — в школе.</text:p>
        </text:list-item>
      </text:list>
      <text:p text:style-name="P240"/>
      <text:p text:style-name="P432"><text:span text:style-name="T282">Предлог </text:span><text:span text:style-name="T80">on</text:span><text:span text:style-name="T282"> обозначает поверхность, </text:span><text:span text:style-name="T345">на</text:span><text:span text:style-name="T282"> которой располагается объект:</text:span></text:p>
      <text:list xml:id="list484994451" text:style-name="L57">
        <text:list-item>
          <text:p text:style-name="P779">on the table — на столе;</text:p>
        </text:list-item>
        <text:list-item>
          <text:p text:style-name="P779">on the floor — на полу;</text:p>
        </text:list-item>
        <text:list-item>
          <text:p text:style-name="P779">on the head — на голове;</text:p>
        </text:list-item>
      </text:list>
      <text:p text:style-name="P394"/>
      <text:p text:style-name="P433"><text:span text:style-name="T80">П</text:span><text:span text:style-name="T81">редлог in обозначает положение </text:span><text:span text:style-name="T125">в</text:span><text:span text:style-name="T81"> опред. месте, ограниченном рамками или барьером.</text:span></text:p>
      <text:list xml:id="list1713374370" text:style-name="L58">
        <text:list-item>
          <text:p text:style-name="P780">in the house — в доме;</text:p>
        </text:list-item>
        <text:list-item>
          <text:p text:style-name="P780">in a box — в коробке;</text:p>
        </text:list-item>
      </text:list>
      <text:p text:style-name="P241"/>
      <text:p text:style-name="P124"><text:span text:style-name="T406">Эти предлоги также имеют исключения. </text:span><text:span text:style-name="T412">Например </text:span><text:span text:style-name="T86">i</text:span><text:span text:style-name="T81">n</text:span><text:span text:style-name="T406"> часто переводится как «на», </text:span></text:p>
      <text:p text:style-name="P124"><text:span text:style-name="T406">а </text:span><text:span text:style-name="T81">on</text:span><text:span text:style-name="T406"> — как «в». Особенно, когда они используются с транспортом:</text:span></text:p>
      <text:p text:style-name="P243"/>
      <text:list xml:id="list2513671865" text:style-name="L59">
        <text:list-item>
          <text:p text:style-name="P781">in a car — на машине;</text:p>
        </text:list-item>
        <text:list-item>
          <text:p text:style-name="P782">in the street — на улице;</text:p>
        </text:list-item>
        <text:list-item>
          <text:p text:style-name="P781">on a bus — в автобусе;</text:p>
        </text:list-item>
        <text:list-item>
          <text:p text:style-name="P782">on the list — в списке;</text:p>
        </text:list-item>
        <text:list-item>
          <text:p text:style-name="P782">on the way — по дороге;</text:p>
        </text:list-item>
      </text:list>
      <text:p text:style-name="P242"/>
      <text:p text:style-name="P195">Другие предлоги места</text:p>
      <text:p text:style-name="P241"/>
      <text:p text:style-name="P242">Помогают определить нахождение объекта в пространсте:</text:p>
      <text:list xml:id="list4087061864" text:style-name="L60">
        <text:list-item>
          <text:p text:style-name="P783">above — над;</text:p>
        </text:list-item>
        <text:list-item>
          <text:p text:style-name="P783">under — под;</text:p>
        </text:list-item>
        <text:list-item>
          <text:p text:style-name="P783">in front of — перед;</text:p>
        </text:list-item>
        <text:list-item>
          <text:p text:style-name="P783">behind — позади;</text:p>
        </text:list-item>
        <text:list-item>
          <text:p text:style-name="P783">between/with — между/c;</text:p>
        </text:list-item>
        <text:list-item>
          <text:p text:style-name="P751"><text:span text:style-name="T406">next to — рядом с</text:span><text:span text:style-name="T407">;</text:span></text:p>
        </text:list-item>
      </text:list>
      <text:p text:style-name="P397"/>
      <text:p text:style-name="P330"><text:soft-page-break/><text:span text:style-name="T407">The cat is </text:span><text:span text:style-name="T379">under</text:span><text:span text:style-name="T407"> the ball — Кот </text:span><text:span text:style-name="T379">под</text:span><text:span text:style-name="T407"> клубком.</text:span></text:p>
      <text:p text:style-name="P330"><text:span text:style-name="T407">The cat is </text:span><text:span text:style-name="T379">in front of</text:span><text:span text:style-name="T407"> the ball — Кот </text:span><text:span text:style-name="T379">перед</text:span><text:span text:style-name="T407"> клубком.</text:span></text:p>
      <text:p text:style-name="P395"/>
      <text:p text:style-name="P188"><text:span text:style-name="T615">Предллог направления </text:span><text:span text:style-name="T50">to</text:span></text:p>
      <text:p text:style-name="P241"/>
      <text:p text:style-name="P241">Отвечает на вопрос «куда?». Указывает в какое место хочет попасть человек.</text:p>
      <text:p text:style-name="P113"><text:span text:style-name="T406">Используется после глаголов движения: </text:span><text:span text:style-name="T81">go, walk, drive, come, travel, return, send, get.</text:span></text:p>
      <text:p text:style-name="P241"/>
      <text:p text:style-name="P330"><text:span text:style-name="T406">I want to </text:span><text:span text:style-name="T380">go to</text:span><text:span text:style-name="T406"> New York — Я хочу </text:span><text:span text:style-name="T380">поехать в</text:span><text:span text:style-name="T406"> Нью Йорк.</text:span></text:p>
      <text:p text:style-name="P330"><text:span text:style-name="T406">Did they </text:span><text:span text:style-name="T380">get to</text:span><text:span text:style-name="T406"> London? — Они </text:span><text:span text:style-name="T380">добрались до</text:span><text:span text:style-name="T406"> Лондона?</text:span></text:p>
      <text:p text:style-name="P395"/>
      <text:p text:style-name="P113"><text:span text:style-name="T406">Если в качестве направления используется слово </text:span><text:span text:style-name="T81">home</text:span><text:span text:style-name="T406">, то перед ним </text:span><text:span text:style-name="T81">to</text:span><text:span text:style-name="T406"> не нужен.</text:span></text:p>
      <text:p text:style-name="P396">Go home (правильно). Go to home (неправильно). </text:p>
      <text:p text:style-name="P395"/>
      <text:p text:style-name="P113"><text:span text:style-name="T406">Если нужно </text:span><text:span text:style-name="T408">сказать </text:span><text:span text:style-name="T406">что </text:span><text:span text:style-name="T408">человек бывал </text:span><text:span text:style-name="T406">в каком-то месте, например в стране или городе,</text:span></text:p>
      <text:p text:style-name="P113"><text:span text:style-name="T406">то нужно использовать </text:span><text:span text:style-name="T81">Present Perfect</text:span><text:span text:style-name="T406"> с </text:span><text:span text:style-name="T408">предлогом </text:span><text:span text:style-name="T81">to</text:span><text:span text:style-name="T406">.</text:span></text:p>
      <text:p text:style-name="P241"/>
      <text:p text:style-name="P395">The have been to Italy — Они бывали в Италии.</text:p>
      <text:p text:style-name="P395"/>
      <text:p text:style-name="P188"><text:span text:style-name="T615">Предлог </text:span><text:span text:style-name="T50">by</text:span></text:p>
      <text:p text:style-name="P409"/>
      <text:p text:style-name="P440"><text:span text:style-name="T285">Может п</text:span><text:span text:style-name="T283">ереводит</text:span><text:span text:style-name="T285">ь</text:span><text:span text:style-name="T283">ся по разному. </text:span><text:span text:style-name="T284">Помогает сказать, </text:span><text:span text:style-name="T346">как</text:span><text:span text:style-name="T284"> что-то делается или случается.</text:span></text:p>
      <text:p text:style-name="P441"><text:span text:style-name="T285">Иногда в</text:span><text:span text:style-name="T284">стречается в пассивном залоге, когда </text:span><text:span text:style-name="T285">указывают</text:span><text:span text:style-name="T284"> автора действия.</text:span></text:p>
      <text:p text:style-name="P244"/>
      <text:list xml:id="list1863919963" text:style-name="L61">
        <text:list-item>
          <text:p text:style-name="P784">happen by mistake — случиться по ошибке.</text:p>
        </text:list-item>
        <text:list-item>
          <text:p text:style-name="P785">send by post — отправиться почтой;</text:p>
        </text:list-item>
      </text:list>
      <text:p text:style-name="P400"/>
      <text:p text:style-name="P398">Did you play for the meal by credit card — Ты заплатил за еду кредиткой?</text:p>
      <text:p text:style-name="P399"/>
      <text:p text:style-name="P245">Также этот предлог используется в значении «около», «рядом».</text:p>
      <text:p text:style-name="P401"/>
      <text:p text:style-name="P402">Sit by me — Посиди рядом со мной.</text:p>
      <text:p text:style-name="P331"><text:span text:style-name="T384">There is a car parked by the store — </text:span><text:span text:style-name="T410">Около магазина стоит машина.</text:span></text:p>
      <text:p text:style-name="P190"/>
      <text:p text:style-name="P190">Связки существительных и предлогов</text:p>
      <text:p text:style-name="P189"/>
      <text:p text:style-name="P235">Иногда, после некоторых существительных, принято использовать определенные предлоги. </text:p>
      <text:p text:style-name="P235">Такие связки нужно просто запомнить. При переводе предлог может выпадать.</text:p>
      <text:p text:style-name="P237"/>
      <text:list xml:id="list708812045" text:style-name="L62">
        <text:list-item>
          <text:p text:style-name="P786">a need for — нужда в;</text:p>
        </text:list-item>
        <text:list-item>
          <text:p text:style-name="P786">a reason for — причина для (чего-либо);</text:p>
        </text:list-item>
        <text:list-item>
          <text:p text:style-name="P786">an advantage of — преимущество (чего-либо);</text:p>
        </text:list-item>
        <text:list-item>
          <text:p text:style-name="P786">a cause of — причина (чего-либо);</text:p>
          <text:p text:style-name="P786"/>
        </text:list-item>
        <text:list-item>
          <text:p text:style-name="P786">a solution to — решение какой-то проблемы;</text:p>
        </text:list-item>
        <text:list-item>
          <text:p text:style-name="P786">a key to — ключ к/от (чего-либо);</text:p>
        </text:list-item>
        <text:list-item>
          <text:p text:style-name="P786">an answer to — ответ на;</text:p>
        </text:list-item>
        <text:list-item>
          <text:p text:style-name="P786">an attitude to — отношение к;</text:p>
          <text:p text:style-name="P786"/>
        </text:list-item>
        <text:list-item>
          <text:p text:style-name="P786">a contact with/between — контакт с/между;</text:p>
        </text:list-item>
        <text:list-item>
          <text:p text:style-name="P786">a connection with/between — связь с/между;</text:p>
        </text:list-item>
        <text:list-item>
          <text:p text:style-name="P786">a relationship with/between — взаимосвязь с/между;</text:p>
        </text:list-item>
      </text:list>
      <text:p text:style-name="P390"><text:soft-page-break/>There must be a reason for his actions — Должна быть какая-то причина его действий.</text:p>
      <text:p text:style-name="P390">We`ll find a solution to the problem — Мы найдем решение этой проблемы.</text:p>
      <text:p text:style-name="P390">She has an emotion connection with him — У нее эмоциональная связь с ним.</text:p>
      <text:p text:style-name="P390"/>
      <text:p text:style-name="P190">Связки прилагательных и предлогов</text:p>
      <text:p text:style-name="P190"/>
      <text:p text:style-name="P235">После некоторых прилагательных могут также идти определенные предлоги.</text:p>
      <text:p text:style-name="P235"/>
      <text:p text:style-name="P236">Прилагательное + <text:span text:style-name="T2">about</text:span> означает «испытывать чувство из-за чего-либо»:</text:p>
      <text:list xml:id="list207971370" text:style-name="L63">
        <text:list-item>
          <text:p text:style-name="P793"><text:span text:style-name="T82">happy about — </text:span><text:span text:style-name="T83">счастливый</text:span><text:span text:style-name="T82"> из-за;</text:span></text:p>
        </text:list-item>
        <text:list-item>
          <text:p text:style-name="P794"><text:span text:style-name="T82">upset about — </text:span><text:span text:style-name="T83">растроенный</text:span><text:span text:style-name="T82"> из-за;</text:span></text:p>
        </text:list-item>
        <text:list-item>
          <text:p text:style-name="P787">angry about — злиться из-за;</text:p>
        </text:list-item>
        <text:list-item>
          <text:p text:style-name="P795"><text:span text:style-name="T83">worried</text:span><text:span text:style-name="T82"> about — </text:span><text:span text:style-name="T83">волноваться</text:span><text:span text:style-name="T82"> из-за;</text:span></text:p>
        </text:list-item>
      </text:list>
      <text:p text:style-name="P390"/>
      <text:p text:style-name="P390">Bill seems really upset about this — Билл выглядит очень расстроенным из-за этого.</text:p>
      <text:p text:style-name="P390">I was worried about you — Я волновался за тебя.</text:p>
      <text:p text:style-name="P390"/>
      <text:p text:style-name="P114"><text:span text:style-name="T409">Слово</text:span><text:span text:style-name="T83"> sorry</text:span><text:span text:style-name="T409"> в связке с </text:span><text:span text:style-name="T83">about</text:span><text:span text:style-name="T409"> и </text:span><text:span text:style-name="T83">for</text:span><text:span text:style-name="T409"> выражает сожаление, сочувствие:</text:span></text:p>
      <text:p text:style-name="P238"/>
      <text:p text:style-name="P390">I`m sorry about my behavior — Прости мое поведение.</text:p>
      <text:p text:style-name="P390">Sorry for interrupting — Простите, что беспокою вас.</text:p>
      <text:p text:style-name="P390">I`m sorry for your loss — Сожалею о вашей утрате.</text:p>
      <text:p text:style-name="P390"/>
      <text:p text:style-name="P622">Если после прилагательного идет предлог <text:span text:style-name="T2">of</text:span>, то он будет соответствовать </text:p>
      <text:p text:style-name="P622">родительскому падежу (кого/чего). </text:p>
      <text:p text:style-name="P238"/>
      <text:p text:style-name="P391">It was very stupied of you to go there — Было очень глупо с твоей стороны идти туда.</text:p>
      <text:p text:style-name="P391"/>
      <text:p text:style-name="P239">Предлог <text:span text:style-name="T2">of</text:span> часто используется после прилагательных, выражающий отношение</text:p>
      <text:p text:style-name="P239">к чему-либо. Сама связка в этом случае <text:span text:style-name="T616">может </text:span>переводит<text:span text:style-name="T616">ь</text:span>ся глаголом:</text:p>
      <text:p text:style-name="P239"/>
      <text:list xml:id="list1665786347" text:style-name="L64">
        <text:list-item>
          <text:p text:style-name="P788">afraid of — бояться;</text:p>
        </text:list-item>
        <text:list-item>
          <text:p text:style-name="P788">proud of — гордиться;</text:p>
        </text:list-item>
        <text:list-item>
          <text:p text:style-name="P788">full of — полон;</text:p>
        </text:list-item>
        <text:list-item>
          <text:p text:style-name="P788">short of — не хватает;</text:p>
        </text:list-item>
        <text:list-item>
          <text:p text:style-name="P788">sure of — быть уверенным в.</text:p>
        </text:list-item>
      </text:list>
      <text:p text:style-name="P392"/>
      <text:p text:style-name="P391">Are you afraid of dogs? — Ты боишься собак?</text:p>
      <text:p text:style-name="P391">I`m sure of him — Я уверен в нем.</text:p>
      <text:p text:style-name="P391">This bag is full of cash — В этой сумке полно денег.</text:p>
      <text:p text:style-name="P391"/>
      <text:p text:style-name="P191"><text:span text:style-name="T616">С</text:span>вязки глаголов и предлогов</text:p>
      <text:p text:style-name="P238"/>
      <text:p text:style-name="P444"><text:span text:style-name="T286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4">search</text:span><text:span text:style-name="T286"> чаще используется </text:span><text:span text:style-name="T84">look for</text:span><text:span text:style-name="T286">.</text:span></text:p>
      <text:p text:style-name="P496"/>
      <text:list xml:id="list1155098909" text:style-name="L65">
        <text:list-item>
          <text:p text:style-name="P796">look at — стмотреть на;</text:p>
        </text:list-item>
        <text:list-item>
          <text:p text:style-name="P796">look for — искать;</text:p>
        </text:list-item>
        <text:list-item>
          <text:p text:style-name="P796">listen to — слушать;</text:p>
        </text:list-item>
        <text:list-item>
          <text:p text:style-name="P796">wait for — ждать;</text:p>
        </text:list-item>
        <text:list-item>
          <text:p text:style-name="P796">stay at — останавливаться (например, в отеле);</text:p>
        </text:list-item>
        <text:list-item>
          <text:p text:style-name="P797"><text:soft-page-break/>what ... like — на что похож (здесь like — это предлог);</text:p>
        </text:list-item>
        <text:list-item>
          <text:p text:style-name="P797">belong to — принадлежать к;</text:p>
        </text:list-item>
        <text:list-item>
          <text:p text:style-name="P797">happen to — случилось с;</text:p>
        </text:list-item>
        <text:list-item>
          <text:p text:style-name="P797">speak to / talk to — говорить с (кем-то);</text:p>
        </text:list-item>
        <text:list-item>
          <text:p text:style-name="P797">ask for — просить (чего-то);</text:p>
        </text:list-item>
        <text:list-item>
          <text:p text:style-name="P797">thank for — благодарить за;</text:p>
        </text:list-item>
        <text:list-item>
          <text:p text:style-name="P797">depend on — зависить от;</text:p>
        </text:list-item>
        <text:list-item>
          <text:p text:style-name="P797">think about/of — думать о;</text:p>
        </text:list-item>
      </text:list>
      <text:p text:style-name="P477"/>
      <text:p text:style-name="P475">What are you looking at? — На что ты смотришь?</text:p>
      <text:p text:style-name="P475">What does he look like? — Как он выглядит? (На что он похож?)</text:p>
      <text:p text:style-name="P475">We belong to different world — Мы принадлежим к разным мирам.</text:p>
      <text:p text:style-name="P475"/>
      <text:p text:style-name="P494">Предлоги, передающие особый контекст для глаголов движения и перемещения:</text:p>
      <text:list xml:id="list663094332" text:style-name="L66">
        <text:list-item>
          <text:p text:style-name="P798">in — переместить(ся) в закрытое пространство (go on — войти);</text:p>
        </text:list-item>
        <text:list-item>
          <text:p text:style-name="P798">out — покинуть закрытое пространство (go out — выйти);</text:p>
        </text:list-item>
        <text:list-item>
          <text:p text:style-name="P798">on — переместить(ся) на поверхность (go on — продложать (движение));</text:p>
        </text:list-item>
        <text:list-item>
          <text:p text:style-name="P798">off — убрать с поверхности (go off — уходить, сходить);</text:p>
        </text:list-item>
        <text:list-item>
          <text:p text:style-name="P798">up — переместить(ся) выше уровнем (go up — подняться);</text:p>
        </text:list-item>
        <text:list-item>
          <text:p text:style-name="P798">down — переместить(ся) ниже уровнем (go down — опускаться);</text:p>
        </text:list-item>
        <text:list-item>
          <text:p text:style-name="P798">away — убрать(ся) прочь (go away — уходить, разойтись);</text:p>
        </text:list-item>
        <text:list-item>
          <text:p text:style-name="P798">back — вернуть(ся) (go back — возвращаться);</text:p>
        </text:list-item>
      </text:list>
      <text:p text:style-name="P493"/>
      <text:p text:style-name="P115"><text:span text:style-name="T478">Если фразовый глагол имеет дополнение, то </text:span><text:span text:style-name="T479">оно </text:span><text:span text:style-name="T478">может стоять как в середине связки, </text:span></text:p>
      <text:p text:style-name="P115"><text:span text:style-name="T478">так и после </text:span><text:span text:style-name="T479">неё</text:span><text:span text:style-name="T478">. А если дополнение</text:span><text:span text:style-name="T479">м</text:span><text:span text:style-name="T478"> </text:span><text:span text:style-name="T479">является </text:span><text:span text:style-name="T478">местоимени</text:span><text:span text:style-name="T479">е</text:span><text:span text:style-name="T478">, то оно всегда будет </text:span><text:span text:style-name="T479">в середине</text:span><text:span text:style-name="T478">.</text:span></text:p>
      <text:p text:style-name="P495"/>
      <text:p text:style-name="P332"><text:span text:style-name="T478">I </text:span><text:span text:style-name="T419">turned</text:span><text:span text:style-name="T478"> </text:span><text:span text:style-name="T161">the light</text:span><text:span text:style-name="T478"> </text:span><text:span text:style-name="T419">off</text:span><text:span text:style-name="T478"> / I </text:span><text:span text:style-name="T419">turned off </text:span><text:span text:style-name="T161">the light </text:span><text:span text:style-name="T478">— Я выключил свет.</text:span></text:p>
      <text:p text:style-name="P332"><text:span text:style-name="T478">I </text:span><text:span text:style-name="T419">turned</text:span><text:span text:style-name="T478"> </text:span><text:span text:style-name="T161">it</text:span><text:span text:style-name="T478"> </text:span><text:span text:style-name="T419">off</text:span><text:span text:style-name="T478"> — Я выключил это.</text:span></text:p>
      <text:p text:style-name="P476"/>
      <text:p text:style-name="P476"/>
      <text:p text:style-name="P623"><text:span text:style-name="T487">С</text:span><text:span text:style-name="T486">ложн</text:span><text:span text:style-name="T488">ое </text:span><text:span text:style-name="T486">предложени</text:span><text:span text:style-name="T488">е</text:span></text:p>
      <text:p text:style-name="P495"/>
      <text:p text:style-name="P630"><text:span text:style-name="T448">С</text:span><text:span text:style-name="T451">одерж</text:span><text:span text:style-name="T453">и</text:span><text:span text:style-name="T451">т 2 (и более) подлежащих, и 2 (и более) сказуемых. </text:span><text:span text:style-name="T452">Всегда </text:span><text:span text:style-name="T453">имеют </text:span><text:span text:style-name="T452">главную часть </text:span></text:p>
      <text:p text:style-name="P497">и зависимые части, которые называются предаточными предложениями (clause).</text:p>
      <text:p text:style-name="P498"/>
      <text:p text:style-name="P333"><text:span text:style-name="T139">I</text:span><text:span text:style-name="T480"> </text:span><text:span text:style-name="T152">woke</text:span><text:span text:style-name="T480"> up at 7 o`clock — Я проснулся в 7 часов (простое предложение).</text:span></text:p>
      <text:p text:style-name="P334"><text:span text:style-name="T139">I</text:span><text:span text:style-name="T480"> </text:span><text:span text:style-name="T152">woke</text:span><text:span text:style-name="T480"> up at 7 o`clock, but </text:span><text:span text:style-name="T139">everybody</text:span><text:span text:style-name="T480"> </text:span><text:span text:style-name="T152">was</text:span><text:span text:style-name="T480"> still asleep — Я проснулся в 7, но все еще спали.</text:span></text:p>
      <text:p text:style-name="P478"/>
      <text:p text:style-name="P499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500"/>
      <text:p text:style-name="P501">Самые популярные союзы:</text:p>
      <text:list xml:id="list797327525" text:style-name="L67">
        <text:list-item>
          <text:p text:style-name="P799">and — и, а;</text:p>
        </text:list-item>
        <text:list-item>
          <text:p text:style-name="P799">or — или;</text:p>
        </text:list-item>
        <text:list-item>
          <text:p text:style-name="P799">but — но;</text:p>
        </text:list-item>
        <text:list-item>
          <text:p text:style-name="P799">so — поэтому;</text:p>
        </text:list-item>
        <text:list-item>
          <text:p text:style-name="P799">because — потому что;</text:p>
        </text:list-item>
      </text:list>
      <text:p text:style-name="P479"/>
      <text:p text:style-name="P479">I met Jill, and we went for a wolk — Я встретила Джил и мы пошли гулять.</text:p>
      <text:p text:style-name="P479">I was very tired, so I went to sleep early — Я очень устал, поэтому я пошел спать раньше.</text:p>
      <text:p text:style-name="P479"/>
      <text:p text:style-name="P162"><text:span text:style-name="T477">Перед </text:span><text:span text:style-name="T430">because</text:span><text:span text:style-name="T477"> запятая не ставится даже в сложном предложении.</text:span></text:p>
      <text:p text:style-name="P636"><text:soft-page-break/><text:span text:style-name="T462">В вопросах, з</text:span><text:span text:style-name="T464">ависим</text:span><text:span text:style-name="T463">ая</text:span><text:span text:style-name="T464"> част</text:span><text:span text:style-name="T463">ь</text:span><text:span text:style-name="T464"> сохраня</text:span><text:span text:style-name="T463">е</text:span><text:span text:style-name="T464">т утвердительный порядок слов и отделя</text:span><text:span text:style-name="T463">е</text:span><text:span text:style-name="T464">тся вопросительным словом, котор</text:span><text:span text:style-name="T463">ое</text:span><text:span text:style-name="T464"> в этом случае явля</text:span><text:span text:style-name="T463">ю</text:span><text:span text:style-name="T464">тся союзом. Если вопрос общий, </text:span></text:p>
      <text:p text:style-name="P631"><text:span text:style-name="T440">то союзом будет слово </text:span><text:span text:style-name="T430">if/whether</text:span><text:span text:style-name="T440">. </text:span><text:span text:style-name="T455">Оно переводится частицей «ли».</text:span></text:p>
      <text:p text:style-name="P502"/>
      <text:p text:style-name="P335"><text:span text:style-name="T477">Do you know </text:span><text:span text:style-name="T417">why</text:span><text:span text:style-name="T477"> she is crying? </text:span><text:span text:style-name="T481">—</text:span><text:span text:style-name="T477"> </text:span><text:span text:style-name="T481">Ты знаешь </text:span><text:span text:style-name="T420">почему</text:span><text:span text:style-name="T481"> она плачит?</text:span></text:p>
      <text:p text:style-name="P410"><text:span text:style-name="T482">Can you tell </text:span><text:span text:style-name="T489">if</text:span><text:span text:style-name="T482"> this house belongs to Jerry? — Скажите, этот </text:span><text:span text:style-name="T489">ли</text:span><text:span text:style-name="T482"> дом принадлежит Джерри?</text:span></text:p>
      <text:p text:style-name="P488"/>
      <text:p text:style-name="P196"><text:span text:style-name="T489">П</text:span><text:span text:style-name="T416">ридаточные предложения</text:span></text:p>
      <text:p text:style-name="P503"/>
      <text:p text:style-name="P504">Дополняют по смыслу главную часть и обычно относятся к какому-то существительному </text:p>
      <text:p text:style-name="P504">или прилагательному. Могут стоять и в середине, и в конце предложения.</text:p>
      <text:p text:style-name="P504"/>
      <text:p text:style-name="P338"><text:span text:style-name="T477">The </text:span><text:span text:style-name="T138">woman</text:span><text:span text:style-name="T477"> </text:span><text:span text:style-name="T417">who lives next door</text:span><text:span text:style-name="T477"> </text:span><text:span text:style-name="T151">is</text:span><text:span text:style-name="T477"> a doctor — Женщина, которая живет по соседству,</text:span></text:p>
      <text:p text:style-name="P480">работает доктором (выделенная часть относится к «женщине»).</text:p>
      <text:p text:style-name="P504"/>
      <text:p text:style-name="P505">Союзы, с которых начинается придаточное предложение:</text:p>
      <text:list xml:id="list4105591192" text:style-name="L68">
        <text:list-item>
          <text:p text:style-name="P800">who — который (о людях);</text:p>
        </text:list-item>
        <text:list-item>
          <text:p text:style-name="P800">which — который (о предметах и животных);</text:p>
        </text:list-item>
        <text:list-item>
          <text:p text:style-name="P800">that — который (о людях, предметах и животных);</text:p>
        </text:list-item>
        <text:list-item>
          <text:p text:style-name="P800">where — где;</text:p>
        </text:list-item>
        <text:list-item>
          <text:p text:style-name="P800">whose — чей.</text:p>
        </text:list-item>
      </text:list>
      <text:p text:style-name="P480"/>
      <text:p text:style-name="P504">Союзы ставить не обязательно. Всё предложение может быть без союзов и запятых.</text:p>
      <text:p text:style-name="P504">Но если союз заменяет подлежащее, то он обязан стоять.</text:p>
      <text:p text:style-name="P504"/>
      <text:p text:style-name="P338"><text:span text:style-name="T477">The</text:span><text:span text:style-name="T138"> movie</text:span><text:span text:style-name="T477"> </text:span><text:span text:style-name="T417">we saw last weak</text:span><text:span text:style-name="T477"> </text:span><text:span text:style-name="T151">was</text:span><text:span text:style-name="T477"> rather good — Филь, который мы смотрели на прошлой</text:span></text:p>
      <text:p text:style-name="P480">неделе, оказался довольно хорошим (при переводе союзы и запятые будут).</text:p>
      <text:p text:style-name="P504"/>
      <text:p text:style-name="P338"><text:span text:style-name="T454">I work in an office </text:span><text:span text:style-name="T140">which</text:span><text:span text:style-name="T454"> </text:span><text:span text:style-name="T153">is</text:span><text:span text:style-name="T454"> in Park street — Я работаю в офисе, который на Парк стрит.</text:span></text:p>
      <text:p text:style-name="P482"/>
      <text:p text:style-name="P489">Косвенная речь</text:p>
      <text:p text:style-name="P506"/>
      <text:p text:style-name="P506">Это пересказ речи другого человека. В главной части указывается автор. </text:p>
      <text:p text:style-name="P506">В зависимой части меняется время, на прошлое.</text:p>
      <text:p text:style-name="P506"/>
      <text:p text:style-name="P483">I want to eat — Я хочу есть. (прямая речь)</text:p>
      <text:p text:style-name="P483">He said that he wanted to eat — Он сказал, что он хочет есть. (ковенная речь)</text:p>
      <text:p text:style-name="P508"/>
      <text:p text:style-name="P120"><text:span text:style-name="T477">Союз </text:span><text:span text:style-name="T430">that</text:span><text:span text:style-name="T477"> означает «что». Он часто выпадает при переводе.</text:span></text:p>
      <text:p text:style-name="P508"/>
      <text:p text:style-name="P632"><text:span text:style-name="T456">Если слова автора были в </text:span><text:span text:style-name="T434">Future</text:span><text:span text:style-name="T456">, то при пересказе они стану в </text:span><text:span text:style-name="T434">Future In The Past</text:span><text:span text:style-name="T456"> </text:span></text:p>
      <text:p text:style-name="P632"><text:span text:style-name="T456">(это когда </text:span><text:span text:style-name="T434">will</text:span><text:span text:style-name="T456"> меняется на </text:span><text:span text:style-name="T434">would</text:span><text:span text:style-name="T456">; перевод не обязательно будет в прошлом, </text:span></text:p>
      <text:p text:style-name="P506">прошлое указывается грамматически). </text:p>
      <text:p text:style-name="P506"/>
      <text:p text:style-name="P483">When will Joe come to the meeting? — Когда Джо придет на собрание?</text:p>
      <text:p text:style-name="P483">I asked when Joe would come to the meeting? — Я спросил, когда Джо придет на собрание?</text:p>
      <text:p text:style-name="P483"/>
      <text:p text:style-name="P121"><text:span text:style-name="T482">Если пересказывается просьба или приказ, то </text:span><text:span text:style-name="T483">в утверждениях </text:span><text:span text:style-name="T482">перед зависимой</text:span></text:p>
      <text:p text:style-name="P632"><text:span text:style-name="T456">частью ставится слово </text:span><text:span text:style-name="T434">to</text:span><text:span text:style-name="T456">, а </text:span><text:span text:style-name="T457">в отрицаниях</text:span><text:span text:style-name="T456"> — то </text:span><text:span text:style-name="T434">not to</text:span><text:span text:style-name="T456">.</text:span></text:p>
      <text:p text:style-name="P506"/>
      <text:p text:style-name="P483">Stop the car, Tom → She told Tom to stop the car.</text:p>
      <text:p text:style-name="P483">Don`t stop the car, Tom → She told Tom not to stop the car.</text:p>
      <text:p text:style-name="P122"><text:soft-page-break/><text:span text:style-name="T421">У</text:span><text:span text:style-name="T422">словные предложения</text:span></text:p>
      <text:p text:style-name="P509"/>
      <text:p text:style-name="P633"><text:span text:style-name="T458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35">when</text:span><text:span text:style-name="T458">, если ситуация случается наверняка, либо с союза </text:span><text:span text:style-name="T435">if</text:span><text:span text:style-name="T458">, если </text:span><text:span text:style-name="T459">есть только вероятность того, что случится.</text:span></text:p>
      <text:p text:style-name="P510"/>
      <text:p text:style-name="P483">When I com home (зависимая часть), I always watch TV (главная часть).</text:p>
      <text:p text:style-name="P483"/>
      <text:p text:style-name="P507">Союзы в условных предложениях:</text:p>
      <text:list xml:id="list1841037112" text:style-name="L69">
        <text:list-item>
          <text:p text:style-name="P801">when — когда;</text:p>
        </text:list-item>
        <text:list-item>
          <text:p text:style-name="P801">if — если;</text:p>
        </text:list-item>
        <text:list-item>
          <text:p text:style-name="P801">while — в то время, как;</text:p>
        </text:list-item>
        <text:list-item>
          <text:p text:style-name="P801">before — до того, как;</text:p>
        </text:list-item>
        <text:list-item>
          <text:p text:style-name="P801">after — после;</text:p>
        </text:list-item>
        <text:list-item>
          <text:p text:style-name="P801">until (till) — до того момента, как.</text:p>
        </text:list-item>
      </text:list>
      <text:p text:style-name="P506"/>
      <text:p text:style-name="P121"><text:span text:style-name="T482">Когда в главной части </text:span><text:span text:style-name="T485">стоит </text:span><text:span text:style-name="T482">настоящее, то такие предложения называются условными</text:span></text:p>
      <text:p text:style-name="P121"><text:span text:style-name="T482">предложениями нулевого типа (</text:span><text:span text:style-name="T436">Z</text:span><text:span text:style-name="T434">ero </text:span><text:span text:style-name="T436">C</text:span><text:span text:style-name="T434">onditionals</text:span><text:span text:style-name="T482">). Они расска</text:span><text:span text:style-name="T484">зывают</text:span><text:span text:style-name="T482">, при каких</text:span></text:p>
      <text:p text:style-name="P506">условиях обычно происходят события (уклад жизни).</text:p>
      <text:p text:style-name="P483"/>
      <text:p text:style-name="P483">Water boils when the temperature is 100 degrees — Вода кипит, когда температура 100 град.</text:p>
      <text:p text:style-name="P483">When the sun goes down, it gets dark — Когда солнце садится, становится темно.</text:p>
      <text:p text:style-name="P483"/>
      <text:p text:style-name="P634"><text:span text:style-name="T456">Когда в главной части стоит будущее, то </text:span><text:span text:style-name="T460">это</text:span><text:span text:style-name="T456"> условн</text:span><text:span text:style-name="T461">ые</text:span><text:span text:style-name="T460"> </text:span><text:span text:style-name="T456">предложени</text:span><text:span text:style-name="T461">я</text:span><text:span text:style-name="T456"> первого типа </text:span></text:p>
      <text:p text:style-name="P635"><text:span text:style-name="T456">(</text:span><text:span text:style-name="T437">F</text:span><text:span text:style-name="T434">irst </text:span><text:span text:style-name="T437">С</text:span><text:span text:style-name="T434">onditional</text:span><text:span text:style-name="T437">s</text:span><text:span text:style-name="T456">). </text:span><text:span text:style-name="T461">Они описывают </text:span><text:span text:style-name="T456">услови</text:span><text:span text:style-name="T461">я</text:span><text:span text:style-name="T456">, при </text:span><text:span text:style-name="T461">которых</text:span><text:span text:style-name="T456"> произойдут будущие события (планы). </text:span><text:span text:style-name="T461">З</text:span><text:span text:style-name="T460">ависим</text:span><text:span text:style-name="T461">я</text:span><text:span text:style-name="T460"> част</text:span><text:span text:style-name="T461">ь</text:span><text:span text:style-name="T460"> грамматически </text:span><text:span text:style-name="T461">в</text:span><text:span text:style-name="T460"> настояще</text:span><text:span text:style-name="T461">м</text:span><text:span text:style-name="T460">, но переводится будущим.</text:span></text:p>
      <text:p text:style-name="P506"/>
      <text:p text:style-name="P483">If it`s nice day tomorrow, I will go the beach — Если завтра будет хор. день, я пойду на пляж.</text:p>
      <text:p text:style-name="P483">I will go shopping if I have time — Я зайду в магазин, если у меня будет время.</text:p>
      <text:p text:style-name="P483"/>
      <text:p text:style-name="P632"><text:span text:style-name="T456">Условные предложения второго типа </text:span><text:span text:style-name="T461">(</text:span><text:span text:style-name="T438">Second Conditionals</text:span><text:span text:style-name="T461">)</text:span><text:span text:style-name="T456"> используются для описания нереальных ситуаций, связанных с настоящим (альтернативная реальность).</text:span></text:p>
      <text:p text:style-name="P506"/>
      <text:p text:style-name="P121"><text:span text:style-name="T482">Главная часть содержит связку </text:span><text:span text:style-name="T434">would + инфинитив</text:span><text:span text:style-name="T482">. Зависимая часть, грамматически,</text:span></text:p>
      <text:p text:style-name="P121"><text:span text:style-name="T482">стоит в прошешем времени, но привязана к настоящему. Союз </text:span><text:span text:style-name="T434">if</text:span><text:span text:style-name="T482"> переводится как «если бы».</text:span></text:p>
      <text:p text:style-name="P506"/>
      <text:p text:style-name="P336"><text:span text:style-name="T421">If</text:span><text:span text:style-name="T482"> he was rich (зависимая часть), he would buy Lamborgini (главная часть) —</text:span></text:p>
      <text:p text:style-name="P336"><text:span text:style-name="T421">Если бы</text:span><text:span text:style-name="T482"> он был богатым, он бы купил Ламборджини (would и will заменяют to?).</text:span></text:p>
      <text:p text:style-name="P484"/>
      <text:p text:style-name="P123"><text:span text:style-name="T482">Очень часто в условных предложениях второго типа в</text:span><text:span text:style-name="T434"> if-части</text:span><text:span text:style-name="T482">, глагол </text:span><text:span text:style-name="T434">be</text:span><text:span text:style-name="T482"> стоит в форме </text:span><text:span text:style-name="T434">were</text:span><text:span text:style-name="T482">,</text:span></text:p>
      <text:p text:style-name="P123"><text:span text:style-name="T482">даже после </text:span><text:span text:style-name="T434">I, he, she, it</text:span><text:span text:style-name="T482">. Это исключение из правил, которое нужно запомнить.</text:span></text:p>
      <text:p text:style-name="P484"/>
      <text:p text:style-name="P337"><text:span text:style-name="T482">If </text:span><text:span text:style-name="T421">he were</text:span><text:span text:style-name="T482"> rich, he would buy Lamborgini — Если бы </text:span><text:span text:style-name="T421">он был</text:span><text:span text:style-name="T482"> богатым, он бы купил</text:span></text:p>
      <text:p text:style-name="P484">Ламборджини (такой вариант тоже считается правильным).</text:p>
      <text:p text:style-name="P481"/>
      <text:p text:style-name="P669"><text:span text:style-name="T326">Таблица </text:span><text:span text:style-name="T327">форм</text:span><text:span text:style-name="T326"> глагола </text:span><text:span text:style-name="T105">b</text:span><text:span text:style-name="T106">e</text:span><text:span text:style-name="T326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818491190160">
          <table:table-cell table:style-name="Table5.A1" office:value-type="string">
            <text:p text:style-name="P671">Подлежащее</text:p>
          </table:table-cell>
          <table:table-cell table:style-name="Table5.A1" office:value-type="string">
            <text:p text:style-name="P672">Past</text:p>
          </table:table-cell>
          <table:table-cell table:style-name="Table5.A1" office:value-type="string">
            <text:p text:style-name="P672">Present</text:p>
          </table:table-cell>
          <table:table-cell table:style-name="Table5.D1" office:value-type="string">
            <text:p text:style-name="P672">Future</text:p>
          </table:table-cell>
        </table:table-row>
        <table:table-row table:style-name="TableLine94818482686208">
          <table:table-cell table:style-name="Table5.A2" office:value-type="string">
            <text:p text:style-name="P681">I</text:p>
          </table:table-cell>
          <table:table-cell table:style-name="Table5.A2" office:value-type="string">
            <text:p text:style-name="P682">was</text:p>
          </table:table-cell>
          <table:table-cell table:style-name="Table5.A2" office:value-type="string">
            <text:p text:style-name="P683">am</text:p>
          </table:table-cell>
          <table:table-cell table:style-name="Table5.D2" office:value-type="string">
            <text:p text:style-name="P684">will be</text:p>
          </table:table-cell>
        </table:table-row>
        <table:table-row table:style-name="TableLine94818482687776">
          <table:table-cell table:style-name="Table5.A2" office:value-type="string">
            <text:p text:style-name="P681">he/she/<text:span text:style-name="T619">it</text:span></text:p>
          </table:table-cell>
          <table:table-cell table:style-name="Table5.A2" office:value-type="string">
            <text:p text:style-name="P682">was</text:p>
          </table:table-cell>
          <table:table-cell table:style-name="Table5.A2" office:value-type="string">
            <text:p text:style-name="P683">is</text:p>
          </table:table-cell>
          <table:table-cell table:style-name="Table5.D2" office:value-type="string">
            <text:p text:style-name="P684">will be</text:p>
          </table:table-cell>
        </table:table-row>
        <table:table-row table:style-name="TableLine94818482688688">
          <table:table-cell table:style-name="Table5.A2" office:value-type="string">
            <text:p text:style-name="P681">you/we/they</text:p>
          </table:table-cell>
          <table:table-cell table:style-name="Table5.A2" office:value-type="string">
            <text:p text:style-name="P682">were</text:p>
          </table:table-cell>
          <table:table-cell table:style-name="Table5.A2" office:value-type="string">
            <text:p text:style-name="P683">are</text:p>
          </table:table-cell>
          <table:table-cell table:style-name="Table5.D2" office:value-type="string">
            <text:p text:style-name="P684">will be</text:p>
          </table:table-cell>
        </table:table-row>
      </table:table>
      <text:p text:style-name="P621"/>
      <text:p text:style-name="P637"><text:span text:style-name="T413">Таблица </text:span><text:span text:style-name="T414">личны</text:span><text:span text:style-name="T415">х</text:span><text:span text:style-name="T414"> и притяжательных </text:span><text:span text:style-name="T413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818489457456">
          <table:table-cell table:style-name="Table11.A1" table:number-columns-spanned="2" office:value-type="string">
            <text:p text:style-name="P673">Личные местоимения</text:p>
          </table:table-cell>
          <table:covered-table-cell/>
          <table:table-cell table:style-name="Table11.C1" table:number-columns-spanned="2" office:value-type="string">
            <text:p text:style-name="P673">Притяжательные местоимения</text:p>
          </table:table-cell>
          <table:covered-table-cell/>
        </table:table-row>
        <table:table-row table:style-name="TableLine94818491071424">
          <table:table-cell table:style-name="Table11.A2" office:value-type="string">
            <text:p text:style-name="P685"><text:span text:style-name="T620">и</text:span><text:span text:style-name="T621">менительный падеж</text:span></text:p>
            <text:p text:style-name="P687"><text:span text:style-name="T622">(</text:span>кто/что<text:span text:style-name="T622">)</text:span></text:p>
          </table:table-cell>
          <table:table-cell table:style-name="Table11.A2" office:value-type="string">
            <text:p text:style-name="P685"><text:span text:style-name="T620">о</text:span><text:span text:style-name="T621">бъектный падеж</text:span></text:p>
            <text:p text:style-name="P687"><text:span text:style-name="T622">(</text:span>кого, <text:span text:style-name="T622">к</text:span>ому, кем<text:span text:style-name="T622">)</text:span></text:p>
          </table:table-cell>
          <table:table-cell table:style-name="Table11.A2" office:value-type="string">
            <text:p text:style-name="P688"><text:span text:style-name="T622">с</text:span> существительным</text:p>
            <text:p text:style-name="P689">(чей)</text:p>
          </table:table-cell>
          <table:table-cell table:style-name="Table11.D2" office:value-type="string">
            <text:p text:style-name="P685"><text:span text:style-name="T622">о</text:span><text:span text:style-name="T621">тдельно</text:span></text:p>
            <text:p text:style-name="P689">(чей)</text:p>
          </table:table-cell>
        </table:table-row>
        <table:table-row table:style-name="TableLine94818498839648">
          <table:table-cell table:style-name="Table11.A2" office:value-type="string">
            <text:p text:style-name="P690">I</text:p>
          </table:table-cell>
          <table:table-cell table:style-name="Table11.A2" office:value-type="string">
            <text:p text:style-name="P690">me</text:p>
          </table:table-cell>
          <table:table-cell table:style-name="Table11.A2" office:value-type="string">
            <text:p text:style-name="P691">my</text:p>
          </table:table-cell>
          <table:table-cell table:style-name="Table11.D2" office:value-type="string">
            <text:p text:style-name="P691">mine</text:p>
          </table:table-cell>
        </table:table-row>
        <table:table-row table:style-name="TableLine94818475174320">
          <table:table-cell table:style-name="Table11.A2" office:value-type="string">
            <text:p text:style-name="P690">you</text:p>
          </table:table-cell>
          <table:table-cell table:style-name="Table11.A2" office:value-type="string">
            <text:p text:style-name="P690">you</text:p>
          </table:table-cell>
          <table:table-cell table:style-name="Table11.A2" office:value-type="string">
            <text:p text:style-name="P691">your</text:p>
          </table:table-cell>
          <table:table-cell table:style-name="Table11.D2" office:value-type="string">
            <text:p text:style-name="P691">yours</text:p>
          </table:table-cell>
        </table:table-row>
        <table:table-row table:style-name="TableLine94818498565600">
          <table:table-cell table:style-name="Table11.A2" office:value-type="string">
            <text:p text:style-name="P690">he</text:p>
          </table:table-cell>
          <table:table-cell table:style-name="Table11.A2" office:value-type="string">
            <text:p text:style-name="P690">him</text:p>
          </table:table-cell>
          <table:table-cell table:style-name="Table11.A2" office:value-type="string">
            <text:p text:style-name="P691">his</text:p>
          </table:table-cell>
          <table:table-cell table:style-name="Table11.D2" office:value-type="string">
            <text:p text:style-name="P691">his</text:p>
          </table:table-cell>
        </table:table-row>
        <table:table-row table:style-name="TableLine94818488102944">
          <table:table-cell table:style-name="Table11.A2" office:value-type="string">
            <text:p text:style-name="P690">she</text:p>
          </table:table-cell>
          <table:table-cell table:style-name="Table11.A2" office:value-type="string">
            <text:p text:style-name="P691">her</text:p>
          </table:table-cell>
          <table:table-cell table:style-name="Table11.A2" office:value-type="string">
            <text:p text:style-name="P691">her</text:p>
          </table:table-cell>
          <table:table-cell table:style-name="Table11.D2" office:value-type="string">
            <text:p text:style-name="P691">hers</text:p>
          </table:table-cell>
        </table:table-row>
        <table:table-row table:style-name="TableLine94818496661824">
          <table:table-cell table:style-name="Table11.A2" office:value-type="string">
            <text:p text:style-name="P690">it</text:p>
          </table:table-cell>
          <table:table-cell table:style-name="Table11.A2" office:value-type="string">
            <text:p text:style-name="P691">it</text:p>
          </table:table-cell>
          <table:table-cell table:style-name="Table11.A2" office:value-type="string">
            <text:p text:style-name="P691">its</text:p>
          </table:table-cell>
          <table:table-cell table:style-name="Table11.D2" office:value-type="string">
            <text:p text:style-name="P691">its</text:p>
          </table:table-cell>
        </table:table-row>
        <table:table-row table:style-name="TableLine94818501829376">
          <table:table-cell table:style-name="Table11.A2" office:value-type="string">
            <text:p text:style-name="P690">we</text:p>
          </table:table-cell>
          <table:table-cell table:style-name="Table11.A2" office:value-type="string">
            <text:p text:style-name="P691">us</text:p>
          </table:table-cell>
          <table:table-cell table:style-name="Table11.A2" office:value-type="string">
            <text:p text:style-name="P691">our</text:p>
          </table:table-cell>
          <table:table-cell table:style-name="Table11.D2" office:value-type="string">
            <text:p text:style-name="P691">ours</text:p>
          </table:table-cell>
        </table:table-row>
        <table:table-row table:style-name="TableLine94818490350816">
          <table:table-cell table:style-name="Table11.A2" office:value-type="string">
            <text:p text:style-name="P690">they</text:p>
          </table:table-cell>
          <table:table-cell table:style-name="Table11.A2" office:value-type="string">
            <text:p text:style-name="P691">them</text:p>
          </table:table-cell>
          <table:table-cell table:style-name="Table11.A2" office:value-type="string">
            <text:p text:style-name="P691">their</text:p>
          </table:table-cell>
          <table:table-cell table:style-name="Table11.D2" office:value-type="string">
            <text:p text:style-name="P691">theirs</text:p>
          </table:table-cell>
        </table:table-row>
      </table:table>
      <text:p text:style-name="P150"/>
      <text:p text:style-name="P637"><text:span text:style-name="T328">Таблица </text:span><text:span text:style-name="T329">условных предложений</text:span><text:span text:style-name="T328">:</text:span></text:p>
      <table:table table:name="Table14" table:style-name="Table14">
        <table:table-column table:style-name="Table14.A"/>
        <table:table-column table:style-name="Table14.B"/>
        <table:table-row table:style-name="TableLine94818491822784">
          <table:table-cell table:style-name="Table14.A1" office:value-type="string">
            <text:p text:style-name="P674">Тип</text:p>
          </table:table-cell>
          <table:table-cell table:style-name="Table14.B1" office:value-type="string">
            <text:p text:style-name="P674">Пример</text:p>
          </table:table-cell>
        </table:table-row>
        <table:table-row table:style-name="TableLine94818490574656">
          <table:table-cell table:style-name="Table14.A2" office:value-type="string">
            <text:p text:style-name="P692"><text:span text:style-name="T625">Z</text:span>ero <text:span text:style-name="T625">C</text:span>onditionals</text:p>
          </table:table-cell>
          <table:table-cell table:style-name="Table14.B2" office:value-type="string">
            <text:p text:style-name="P696"><text:span text:style-name="T623">If I </text:span><text:span text:style-name="T130">drive</text:span><text:span text:style-name="T623"> home early, I </text:span><text:span text:style-name="T130">watch</text:span><text:span text:style-name="T623"> some movie (уклад жизни)</text:span></text:p>
          </table:table-cell>
        </table:table-row>
        <table:table-row table:style-name="TableLine94818473609168">
          <table:table-cell table:style-name="Table14.A2" office:value-type="string">
            <text:p text:style-name="P692"><text:span text:style-name="T625">F</text:span>irst <text:span text:style-name="T625">C</text:span>onditionals</text:p>
          </table:table-cell>
          <table:table-cell table:style-name="Table14.B2" office:value-type="string">
            <text:p text:style-name="P693">If I <text:span text:style-name="T129">drive</text:span> home early today, I <text:span text:style-name="T129">will watch</text:span> some movie (планы)</text:p>
          </table:table-cell>
        </table:table-row>
        <table:table-row table:style-name="TableLine94818473609808">
          <table:table-cell table:style-name="Table14.A2" office:value-type="string">
            <text:p text:style-name="P692"><text:span text:style-name="T625">S</text:span>ec. <text:span text:style-name="T625">C</text:span>onditionals</text:p>
          </table:table-cell>
          <table:table-cell table:style-name="Table14.B2" office:value-type="string">
            <text:p text:style-name="P696"><text:span text:style-name="T623">If I </text:span><text:span text:style-name="T130">drove</text:span><text:span text:style-name="T623"> home earcly, I </text:span><text:span text:style-name="T130">would watch</text:span><text:span text:style-name="T623"> some movie (</text:span><text:span text:style-name="T624">нереальность</text:span><text:span text:style-name="T623">)</text:span></text:p>
          </table:table-cell>
        </table:table-row>
      </table:table>
      <text:p text:style-name="P151"/>
      <text:p text:style-name="P149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18495599056">
          <table:table-cell table:style-name="Table2.A1" office:value-type="string">
            <text:p text:style-name="P675">Глагол</text:p>
          </table:table-cell>
          <table:table-cell table:style-name="Table2.A1" office:value-type="string">
            <text:p text:style-name="P685"><text:span text:style-name="T381">З</text:span><text:span text:style-name="T382">начение</text:span></text:p>
          </table:table-cell>
          <table:table-cell table:style-name="Table2.C1" office:value-type="string">
            <text:p text:style-name="P685"><text:span text:style-name="T381">В</text:span><text:span text:style-name="T382">рем</text:span><text:span text:style-name="T381">я</text:span></text:p>
          </table:table-cell>
        </table:table-row>
        <table:table-row table:style-name="TableLine94818489508128">
          <table:table-cell table:style-name="Table2.A2" office:value-type="string">
            <text:p text:style-name="P694">can</text:p>
          </table:table-cell>
          <table:table-cell table:style-name="Table2.A2" office:value-type="string">
            <text:p text:style-name="P694">могу, умею</text:p>
          </table:table-cell>
          <table:table-cell table:style-name="Table2.C2" office:value-type="string">
            <text:p text:style-name="P694">настоящее и будущее</text:p>
          </table:table-cell>
        </table:table-row>
        <table:table-row table:style-name="TableLine94818473610448">
          <table:table-cell table:style-name="Table2.A2" office:value-type="string">
            <text:p text:style-name="P694">could</text:p>
          </table:table-cell>
          <table:table-cell table:style-name="Table2.A2" office:value-type="string">
            <text:p text:style-name="P694">мог, умел</text:p>
          </table:table-cell>
          <table:table-cell table:style-name="Table2.C2" office:value-type="string">
            <text:p text:style-name="P694">прошедшее</text:p>
          </table:table-cell>
        </table:table-row>
        <table:table-row table:style-name="TableLine94818473611968">
          <table:table-cell table:style-name="Table2.A2" office:value-type="string">
            <text:p text:style-name="P694">might, may</text:p>
          </table:table-cell>
          <table:table-cell table:style-name="Table2.A2" office:value-type="string">
            <text:p text:style-name="P694">может быть, мог бы,</text:p>
          </table:table-cell>
          <table:table-cell table:style-name="Table2.C2" office:value-type="string">
            <text:p text:style-name="P694">настоящее и будущие</text:p>
          </table:table-cell>
        </table:table-row>
        <table:table-row table:style-name="TableLine94818489564608">
          <table:table-cell table:style-name="Table2.A2" office:value-type="string">
            <text:p text:style-name="P694">must</text:p>
          </table:table-cell>
          <table:table-cell table:style-name="Table2.A2" office:value-type="string">
            <text:p text:style-name="P694">должен, нужно, нельзя</text:p>
          </table:table-cell>
          <table:table-cell table:style-name="Table2.C2" office:value-type="string">
            <text:p text:style-name="P694">настоящее</text:p>
          </table:table-cell>
        </table:table-row>
        <table:table-row table:style-name="TableLine94818482216080">
          <table:table-cell table:style-name="Table2.A2" office:value-type="string">
            <text:p text:style-name="P694">should</text:p>
          </table:table-cell>
          <table:table-cell table:style-name="Table2.A2" office:value-type="string">
            <text:p text:style-name="P694">следует сделать (совет)</text:p>
          </table:table-cell>
          <table:table-cell table:style-name="Table2.C2" office:value-type="string">
            <text:p text:style-name="P694">настоящее и будущие</text:p>
          </table:table-cell>
        </table:table-row>
        <table:table-row table:style-name="TableLine94818501527936">
          <table:table-cell table:style-name="Table2.A2" office:value-type="string">
            <text:p text:style-name="P694">would</text:p>
          </table:table-cell>
          <table:table-cell table:style-name="Table2.A2" office:value-type="string">
            <text:p text:style-name="P694">частица «бы»</text:p>
          </table:table-cell>
          <table:table-cell table:style-name="Table2.C2" office:value-type="string">
            <text:p text:style-name="P694">настоящ., прошед., будущ.</text:p>
          </table:table-cell>
        </table:table-row>
      </table:table>
      <text:p text:style-name="P153"/>
      <text:p text:style-name="P152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18491757248">
          <table:table-cell table:style-name="Table3.A1" office:value-type="string">
            <text:p text:style-name="P676">Конструкция</text:p>
          </table:table-cell>
          <table:table-cell table:style-name="Table3.A1" office:value-type="string">
            <text:p text:style-name="P676">Значение</text:p>
          </table:table-cell>
          <table:table-cell table:style-name="Table3.C1" office:value-type="string">
            <text:p text:style-name="P676">Время</text:p>
          </table:table-cell>
        </table:table-row>
        <table:table-row table:style-name="TableLine94818491764096">
          <table:table-cell table:style-name="Table3.A2" office:value-type="string">
            <text:p text:style-name="P695">be able to</text:p>
          </table:table-cell>
          <table:table-cell table:style-name="Table3.A2" office:value-type="string">
            <text:p text:style-name="P695">могу (близко к can)</text:p>
          </table:table-cell>
          <table:table-cell table:style-name="Table3.C2" office:value-type="string">
            <text:p text:style-name="P695">be меняется по временам</text:p>
          </table:table-cell>
        </table:table-row>
        <table:table-row table:style-name="TableLine94818491765904">
          <table:table-cell table:style-name="Table3.A2" office:value-type="string">
            <text:p text:style-name="P695">have to</text:p>
          </table:table-cell>
          <table:table-cell table:style-name="Table3.A2" office:value-type="string">
            <text:p text:style-name="P695">должен (близко к must)</text:p>
          </table:table-cell>
          <table:table-cell table:style-name="Table3.C2" office:value-type="string">
            <text:p text:style-name="P695">have меняется по временам</text:p>
          </table:table-cell>
        </table:table-row>
        <table:table-row table:style-name="TableLine94818493603840">
          <table:table-cell table:style-name="Table3.A2" office:value-type="string">
            <text:p text:style-name="P695">used to</text:p>
          </table:table-cell>
          <table:table-cell table:style-name="Table3.A2" office:value-type="string">
            <text:p text:style-name="P695">раньше делал (близко к would)</text:p>
          </table:table-cell>
          <table:table-cell table:style-name="Table3.C2" office:value-type="string">
            <text:p text:style-name="P695">всегда в прошедшем</text:p>
          </table:table-cell>
        </table:table-row>
      </table:table>
      <text:p text:style-name="P670"><text:span text:style-name="T330">Таблица попу</text:span><text:span text:style-name="T331">л</text:span><text:span text:style-name="T330">я</text:span><text:span text:style-name="T331">р</text:span><text:span text:style-name="T330">ных</text:span><text:span text:style-name="T332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818488984928">
          <table:table-cell table:style-name="Table13.A1" office:value-type="string">
            <text:p text:style-name="P677">Связка</text:p>
          </table:table-cell>
          <table:table-cell table:style-name="Table13.A1" office:value-type="string">
            <text:p text:style-name="P677">Значение</text:p>
          </table:table-cell>
          <table:table-cell table:style-name="Table13.C1" office:value-type="string">
            <text:p text:style-name="P678">Контекст</text:p>
          </table:table-cell>
        </table:table-row>
        <table:table-row table:style-name="TableLine94818496897552">
          <table:table-cell table:style-name="Table13.A2" office:value-type="string">
            <text:p text:style-name="P697">back off</text:p>
          </table:table-cell>
          <table:table-cell table:style-name="Table13.A2" office:value-type="string">
            <text:p text:style-name="P697">отступать</text:p>
          </table:table-cell>
          <table:table-cell table:style-name="Table13.C2" office:value-type="string">
            <text:p text:style-name="P698"><text:span text:style-name="T626">The police told the protesters to </text:span><text:span text:style-name="T126">back off</text:span><text:span text:style-name="T626"> — </text:span></text:p>
            <text:p text:style-name="P698"><text:span text:style-name="T626">Полиция сказала протестующим </text:span><text:span text:style-name="T126">отступи</text:span><text:span text:style-name="T127">ть</text:span><text:span text:style-name="T626">.</text:span></text:p>
          </table:table-cell>
        </table:table-row>
        <table:table-row table:style-name="TableLine94818496899360">
          <table:table-cell table:style-name="Table13.A2" office:value-type="string">
            <text:p text:style-name="P697">be away</text:p>
          </table:table-cell>
          <table:table-cell table:style-name="Table13.A2" office:value-type="string">
            <text:p text:style-name="P697">отсутствовать, </text:p>
            <text:p text:style-name="P697">быть в отпуске</text:p>
          </table:table-cell>
          <table:table-cell table:style-name="Table13.C2" office:value-type="string">
            <text:p text:style-name="P699">She <text:span text:style-name="T124">is away</text:span> on business for three weeks — </text:p>
            <text:p text:style-name="P699">Она <text:span text:style-name="T124">отсутствует</text:span> по делам 3 недели.</text:p>
          </table:table-cell>
        </table:table-row>
        <table:table-row table:style-name="TableLine94818496900160">
          <table:table-cell table:style-name="Table13.A2" office:value-type="string">
            <text:p text:style-name="P697">break up</text:p>
          </table:table-cell>
          <table:table-cell table:style-name="Table13.A2" office:value-type="string">
            <text:p text:style-name="P697">разойтись, заканчивать отноше<text:span text:style-name="T626">н</text:span>ия, </text:p>
            <text:p text:style-name="P697">разбиться на части</text:p>
          </table:table-cell>
          <table:table-cell table:style-name="Table13.C2" office:value-type="string">
            <text:p text:style-name="P699">Yesterday we decided to <text:span text:style-name="T124">break up</text:span> — </text:p>
            <text:p text:style-name="P700">Вчера мы решили <text:span text:style-name="T124">разойтись</text:span>.</text:p>
            <text:p text:style-name="P702">Tha plate <text:span text:style-name="T124">broke up</text:span> when he dropped it on the floor <text:span text:style-name="T626">—</text:span></text:p>
            <text:p text:style-name="P702">Тарелка <text:span text:style-name="T124">разбилась</text:span>, когда он уронил ее на пол.</text:p>
          </table:table-cell>
        </table:table-row>
        <table:table-row table:style-name="TableLine94818496901008">
          <table:table-cell table:style-name="Table13.A2" office:value-type="string">
            <text:p text:style-name="P697">call back</text:p>
          </table:table-cell>
          <table:table-cell table:style-name="Table13.A2" office:value-type="string">
            <text:p text:style-name="P697">перезванивать</text:p>
          </table:table-cell>
          <table:table-cell table:style-name="Table13.C2" office:value-type="string">
            <text:p text:style-name="P702">I must <text:span text:style-name="T124">call</text:span> her <text:span text:style-name="T124">back</text:span> when <text:span text:style-name="T627">we get to the office — </text:span></text:p>
            <text:p text:style-name="P702"><text:span text:style-name="T627">Я должен </text:span><text:span text:style-name="T128">перезвонить</text:span><text:span text:style-name="T627"> ей, когда вернемся в офис.</text:span></text:p>
          </table:table-cell>
        </table:table-row>
        <table:table-row table:style-name="TableLine94818496901808">
          <table:table-cell table:style-name="Table13.A2" office:value-type="string">
            <text:p text:style-name="P697">fall down</text:p>
          </table:table-cell>
          <table:table-cell table:style-name="Table13.A2" office:value-type="string">
            <text:p text:style-name="P697">упасть на землю</text:p>
          </table:table-cell>
          <table:table-cell table:style-name="Table13.C2" office:value-type="string">
            <text:p text:style-name="P703">I slipped on the ice and <text:span text:style-name="T124">fell down</text:span> — </text:p>
            <text:p text:style-name="P703">Я подскользнулся на льду и <text:span text:style-name="T124">упал</text:span><text:span text:style-name="T291">.</text:span></text:p>
          </table:table-cell>
        </table:table-row>
        <table:table-row table:style-name="TableLine94818496902832">
          <table:table-cell table:style-name="Table13.A2" office:value-type="string">
            <text:p text:style-name="P697">eat out</text:p>
          </table:table-cell>
          <table:table-cell table:style-name="Table13.A2" office:value-type="string">
            <text:p text:style-name="P697">есть вне дома</text:p>
            <text:p text:style-name="P697"><text:span text:style-name="T626">(</text:span>в кафе <text:span text:style-name="T626">или </text:span>ресторане<text:span text:style-name="T626">)</text:span></text:p>
          </table:table-cell>
          <table:table-cell table:style-name="Table13.C2" office:value-type="string">
            <text:p text:style-name="P703">I don`t <text:span text:style-name="T124">eat out</text:span> much — Я не часто <text:span text:style-name="T124">хожу в кафе</text:span>.</text:p>
          </table:table-cell>
        </table:table-row>
        <table:table-row table:style-name="TableLine94818474455264">
          <table:table-cell table:style-name="Table13.A2" office:value-type="string">
            <text:p text:style-name="P697">get out</text:p>
          </table:table-cell>
          <table:table-cell table:style-name="Table13.A2" office:value-type="string">
            <text:p text:style-name="P686"><text:span text:style-name="T628">вынимать</text:span><text:span text:style-name="T629">, </text:span></text:p>
            <text:p text:style-name="P697">покинуть помещение</text:p>
          </table:table-cell>
          <table:table-cell table:style-name="Table13.C2" office:value-type="string">
            <text:p text:style-name="P703">I can <text:span text:style-name="T124">get out</text:span> if you want — </text:p>
            <text:p text:style-name="P703">Я могу <text:span text:style-name="T124">выйти</text:span>, если ты хочешь.</text:p>
          </table:table-cell>
        </table:table-row>
        <table:table-row table:style-name="TableLine94818496592160">
          <table:table-cell table:style-name="Table13.A2" office:value-type="string">
            <text:p text:style-name="P697">work out</text:p>
          </table:table-cell>
          <table:table-cell table:style-name="Table13.A2" office:value-type="string">
            <text:p text:style-name="P697">заниматься спортом, </text:p>
            <text:p text:style-name="P697">решать проблему</text:p>
          </table:table-cell>
          <table:table-cell table:style-name="Table13.C2" office:value-type="string">
            <text:p text:style-name="P703">Don`t worry. We`ll <text:span text:style-name="T129">work</text:span> it <text:span text:style-name="T129">out</text:span> — </text:p>
            <text:p text:style-name="P703">Не волнуйся, мы <text:span text:style-name="T129">найдем выход</text:span> из этой ситуации.</text:p>
          </table:table-cell>
        </table:table-row>
        <table:table-row table:style-name="TableLine94818497755152">
          <table:table-cell table:style-name="Table13.A2" office:value-type="string">
            <text:p text:style-name="P697">find out</text:p>
          </table:table-cell>
          <table:table-cell table:style-name="Table13.A2" office:value-type="string">
            <text:p text:style-name="P697">выяснить, </text:p>
            <text:p text:style-name="P697">узнать правду</text:p>
          </table:table-cell>
          <table:table-cell table:style-name="Table13.C2" office:value-type="string">
            <text:p text:style-name="P703">Let`s <text:span text:style-name="T129">find out</text:span> what`s going on here — </text:p>
            <text:p text:style-name="P703">Давайте <text:span text:style-name="T129">выясним</text:span>, что здесь происходит.</text:p>
          </table:table-cell>
        </table:table-row>
        <table:table-row table:style-name="TableLine94818497127920">
          <table:table-cell table:style-name="Table13.A2" office:value-type="string">
            <text:p text:style-name="P697">turn out</text:p>
          </table:table-cell>
          <table:table-cell table:style-name="Table13.A2" office:value-type="string">
            <text:p text:style-name="P701">выясняться, </text:p>
            <text:p text:style-name="P701">открывать правду</text:p>
          </table:table-cell>
          <table:table-cell table:style-name="Table13.C2" office:value-type="string">
            <text:p text:style-name="P703">It <text:span text:style-name="T129">turned out</text:span> that Mike knew the truth all the time —</text:p>
            <text:p text:style-name="P703"><text:span text:style-name="T129">Выяснилось</text:span>, что Майк знал правду все время.</text:p>
          </table:table-cell>
        </table:table-row>
        <table:table-row table:style-name="TableLine94818474642128">
          <table:table-cell table:style-name="Table13.A2" office:value-type="string">
            <text:p text:style-name="P697">turn on</text:p>
          </table:table-cell>
          <table:table-cell table:style-name="Table13.A2" office:value-type="string">
            <text:p text:style-name="P701">включить</text:p>
          </table:table-cell>
          <table:table-cell table:style-name="Table13.C2" office:value-type="string">
            <text:p text:style-name="P703">It`s dark. Let`s <text:span text:style-name="T129">turn</text:span> the light <text:span text:style-name="T129">on</text:span> — </text:p>
            <text:p text:style-name="P703">Стало темно. Давай <text:span text:style-name="T129">включим</text:span> свет.</text:p>
          </table:table-cell>
        </table:table-row>
        <table:table-row table:style-name="TableLine94818488732512">
          <table:table-cell table:style-name="Table13.A2" office:value-type="string">
            <text:p text:style-name="P697">turn off</text:p>
          </table:table-cell>
          <table:table-cell table:style-name="Table13.A2" office:value-type="string">
            <text:p text:style-name="P701">выключить</text:p>
          </table:table-cell>
          <table:table-cell table:style-name="Table13.C2" office:value-type="string">
            <text:p text:style-name="P704">Could you <text:span text:style-name="T129">turn off</text:span> the TV? — </text:p>
            <text:p text:style-name="P704">Не мог бы ты <text:span text:style-name="T129">выключить</text:span> телевизор?</text:p>
          </table:table-cell>
        </table:table-row>
        <table:table-row table:style-name="TableLine94818474499936">
          <table:table-cell table:style-name="Table13.A2" office:value-type="string">
            <text:p text:style-name="P697">go on</text:p>
          </table:table-cell>
          <table:table-cell table:style-name="Table13.A2" office:value-type="string">
            <text:p text:style-name="P701">происходить (о ситуации)</text:p>
          </table:table-cell>
          <table:table-cell table:style-name="Table13.C2" office:value-type="string">
            <text:p text:style-name="P704">What`s <text:span text:style-name="T129">going on</text:span> here? — Что здесь <text:span text:style-name="T129">происходит</text:span>?</text:p>
          </table:table-cell>
        </table:table-row>
        <table:table-row table:style-name="TableLine94818488090448">
          <table:table-cell table:style-name="Table13.A2" office:value-type="string">
            <text:p text:style-name="P697">carry on</text:p>
          </table:table-cell>
          <table:table-cell table:style-name="Table13.A2" office:value-type="string">
            <text:p text:style-name="P701">продолжать</text:p>
          </table:table-cell>
          <table:table-cell table:style-name="Table13.C2" office:value-type="string">
            <text:p text:style-name="P704">I`d like to <text:span text:style-name="T129">carry on</text:span> if you don`t mind — </text:p>
            <text:p text:style-name="P704">Я бы хотел <text:span text:style-name="T129">продолжить</text:span>, если вы не возражаете.</text:p>
          </table:table-cell>
        </table:table-row>
        <table:table-row table:style-name="TableLine94818473551680">
          <table:table-cell table:style-name="Table13.A2" office:value-type="string">
            <text:p text:style-name="P697">keep on</text:p>
          </table:table-cell>
          <table:table-cell table:style-name="Table13.A2" office:value-type="string">
            <text:p text:style-name="P701">постоянно делать</text:p>
          </table:table-cell>
          <table:table-cell table:style-name="Table13.C2" office:value-type="string">
            <text:p text:style-name="P704"><text:span text:style-name="T129">Keep on</text:span> working in order to succeed — </text:p>
            <text:p text:style-name="P704"><text:span text:style-name="T129">Продолжай</text:span> работать, чтобы добиться успеха.</text:p>
          </table:table-cell>
        </table:table-row>
        <table:table-row table:style-name="TableLine94818493627808">
          <table:table-cell table:style-name="Table13.A2" office:value-type="string">
            <text:p text:style-name="P697">put on</text:p>
          </table:table-cell>
          <table:table-cell table:style-name="Table13.A2" office:value-type="string">
            <text:p text:style-name="P701">надевать (одежду), </text:p>
            <text:p text:style-name="P701">набирать вес</text:p>
          </table:table-cell>
          <table:table-cell table:style-name="Table13.C2" office:value-type="string">
            <text:p text:style-name="P704">I see you`ve <text:span text:style-name="T129">put on</text:span> a few kilos — </text:p>
            <text:p text:style-name="P704">Вижу, ты <text:span text:style-name="T129">поправился</text:span> на пару килограммов.</text:p>
          </table:table-cell>
        </table:table-row>
        <table:table-row table:style-name="TableLine94818494584336">
          <table:table-cell table:style-name="Table13.A2" office:value-type="string">
            <text:p text:style-name="P697">take off</text:p>
          </table:table-cell>
          <table:table-cell table:style-name="Table13.A2" office:value-type="string">
            <text:p text:style-name="P701">снимать (одежду)</text:p>
          </table:table-cell>
          <table:table-cell table:style-name="Table13.C2" office:value-type="string">
            <text:p text:style-name="P704">You should <text:span text:style-name="T129">take off</text:span> these ugly pants — </text:p>
            <text:p text:style-name="P704">Тебе следует <text:span text:style-name="T129">снять</text:span> эти ужасные штаны.</text:p>
          </table:table-cell>
        </table:table-row>
        <table:table-row table:style-name="TableLine94818490454432">
          <table:table-cell table:style-name="Table13.A2" office:value-type="string">
            <text:p text:style-name="P697">calm down</text:p>
          </table:table-cell>
          <table:table-cell table:style-name="Table13.A2" office:value-type="string">
            <text:p text:style-name="P701">успокоиться</text:p>
          </table:table-cell>
          <table:table-cell table:style-name="Table13.C2" office:value-type="string">
            <text:p text:style-name="P704">Please, dear, <text:span text:style-name="T129">calm down</text:span> — </text:p>
            <text:p text:style-name="P704">Прошу тебя, <text:span text:style-name="T129">успокойся</text:span>, дорогая.</text:p>
          </table:table-cell>
        </table:table-row>
        <table:table-row table:style-name="TableLine94818475588096">
          <table:table-cell table:style-name="Table13.A2" office:value-type="string">
            <text:p text:style-name="P697">keep away</text:p>
          </table:table-cell>
          <table:table-cell table:style-name="Table13.A2" office:value-type="string">
            <text:p text:style-name="P701">держаться подальше, </text:p>
            <text:p text:style-name="P701">не приближаться</text:p>
          </table:table-cell>
          <table:table-cell table:style-name="Table13.C2" office:value-type="string">
            <text:p text:style-name="P705">Hazard! <text:span text:style-name="T129">Keep away</text:span> — </text:p>
            <text:p text:style-name="P705">Опасность! <text:span text:style-name="T129">Держитесь подальше</text:span>.</text:p>
          </table:table-cell>
        </table:table-row>
        <table:table-row table:style-name="TableLine94818481045328">
          <table:table-cell table:style-name="Table13.A2" office:value-type="string">
            <text:p text:style-name="P697">give up</text:p>
          </table:table-cell>
          <table:table-cell table:style-name="Table13.A2" office:value-type="string">
            <text:p text:style-name="P701">сдаваться</text:p>
          </table:table-cell>
          <table:table-cell table:style-name="Table13.C2" office:value-type="string">
            <text:p text:style-name="P705">Never <text:span text:style-name="T129">give up</text:span>! — Никогда не <text:span text:style-name="T129">сдавайся</text:span>!</text:p>
          </table:table-cell>
        </table:table-row>
      </table:table>
      <text:p text:style-name="P154"/>
      <text:p text:style-name="P668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818482694400">
          <table:table-cell table:style-name="Table6.A1" office:value-type="string">
            <text:p text:style-name="P680">Начальная форма</text:p>
          </table:table-cell>
          <table:table-cell table:style-name="Table6.A1" office:value-type="string">
            <text:p text:style-name="P680">2я форма</text:p>
          </table:table-cell>
          <table:table-cell table:style-name="Table6.A1" office:value-type="string">
            <text:p text:style-name="P679">3я форма</text:p>
          </table:table-cell>
          <table:table-cell table:style-name="Table6.D1" office:value-type="string">
            <text:p text:style-name="P679">Перевод</text:p>
          </table:table-cell>
        </table:table-row>
        <table:table-row table:style-name="TableLine94818490757136">
          <table:table-cell table:style-name="Table6.A2" office:value-type="string">
            <text:p text:style-name="P706">begin</text:p>
          </table:table-cell>
          <table:table-cell table:style-name="Table6.A2" office:value-type="string">
            <text:p text:style-name="P706">began</text:p>
          </table:table-cell>
          <table:table-cell table:style-name="Table6.A2" office:value-type="string">
            <text:p text:style-name="P706">begun</text:p>
          </table:table-cell>
          <table:table-cell table:style-name="Table6.D2" office:value-type="string">
            <text:p text:style-name="P706">начинать</text:p>
          </table:table-cell>
        </table:table-row>
        <table:table-row table:style-name="TableLine94818490759056">
          <table:table-cell table:style-name="Table6.A2" office:value-type="string">
            <text:p text:style-name="P706">break</text:p>
          </table:table-cell>
          <table:table-cell table:style-name="Table6.A2" office:value-type="string">
            <text:p text:style-name="P706">broke</text:p>
          </table:table-cell>
          <table:table-cell table:style-name="Table6.A2" office:value-type="string">
            <text:p text:style-name="P706">broken</text:p>
          </table:table-cell>
          <table:table-cell table:style-name="Table6.D2" office:value-type="string">
            <text:p text:style-name="P706">ломать</text:p>
          </table:table-cell>
        </table:table-row>
        <table:table-row table:style-name="TableLine94818490759968">
          <table:table-cell table:style-name="Table6.A2" office:value-type="string">
            <text:p text:style-name="P706">bring</text:p>
          </table:table-cell>
          <table:table-cell table:style-name="Table6.A2" office:value-type="string">
            <text:p text:style-name="P706">brought</text:p>
          </table:table-cell>
          <table:table-cell table:style-name="Table6.A2" office:value-type="string">
            <text:p text:style-name="P706">brought</text:p>
          </table:table-cell>
          <table:table-cell table:style-name="Table6.D2" office:value-type="string">
            <text:p text:style-name="P706">приносить</text:p>
          </table:table-cell>
        </table:table-row>
        <table:table-row table:style-name="TableLine94818490761008">
          <table:table-cell table:style-name="Table6.A2" office:value-type="string">
            <text:p text:style-name="P706">buy</text:p>
          </table:table-cell>
          <table:table-cell table:style-name="Table6.A2" office:value-type="string">
            <text:p text:style-name="P706">bought</text:p>
          </table:table-cell>
          <table:table-cell table:style-name="Table6.A2" office:value-type="string">
            <text:p text:style-name="P706">bought</text:p>
          </table:table-cell>
          <table:table-cell table:style-name="Table6.D2" office:value-type="string">
            <text:p text:style-name="P706">покупать</text:p>
          </table:table-cell>
        </table:table-row>
        <table:table-row table:style-name="TableLine94818490762160">
          <table:table-cell table:style-name="Table6.A2" office:value-type="string">
            <text:p text:style-name="P706">come</text:p>
          </table:table-cell>
          <table:table-cell table:style-name="Table6.A2" office:value-type="string">
            <text:p text:style-name="P706">came</text:p>
          </table:table-cell>
          <table:table-cell table:style-name="Table6.A2" office:value-type="string">
            <text:p text:style-name="P706">come</text:p>
          </table:table-cell>
          <table:table-cell table:style-name="Table6.D2" office:value-type="string">
            <text:p text:style-name="P706">приходить</text:p>
          </table:table-cell>
        </table:table-row>
        <table:table-row table:style-name="TableLine94818490763184">
          <table:table-cell table:style-name="Table6.A2" office:value-type="string">
            <text:p text:style-name="P706">do</text:p>
          </table:table-cell>
          <table:table-cell table:style-name="Table6.A2" office:value-type="string">
            <text:p text:style-name="P706">did</text:p>
          </table:table-cell>
          <table:table-cell table:style-name="Table6.A2" office:value-type="string">
            <text:p text:style-name="P706">done</text:p>
          </table:table-cell>
          <table:table-cell table:style-name="Table6.D2" office:value-type="string">
            <text:p text:style-name="P706">делать</text:p>
          </table:table-cell>
        </table:table-row>
        <table:table-row table:style-name="TableLine94818490764256">
          <table:table-cell table:style-name="Table6.A2" office:value-type="string">
            <text:p text:style-name="P706">drink</text:p>
          </table:table-cell>
          <table:table-cell table:style-name="Table6.A2" office:value-type="string">
            <text:p text:style-name="P706">drank</text:p>
          </table:table-cell>
          <table:table-cell table:style-name="Table6.A2" office:value-type="string">
            <text:p text:style-name="P706">drunk</text:p>
          </table:table-cell>
          <table:table-cell table:style-name="Table6.D2" office:value-type="string">
            <text:p text:style-name="P706">пить</text:p>
          </table:table-cell>
        </table:table-row>
        <table:table-row table:style-name="TableLine94818474838160">
          <table:table-cell table:style-name="Table6.A2" office:value-type="string">
            <text:p text:style-name="P706">eat</text:p>
          </table:table-cell>
          <table:table-cell table:style-name="Table6.A2" office:value-type="string">
            <text:p text:style-name="P706">ate</text:p>
          </table:table-cell>
          <table:table-cell table:style-name="Table6.A2" office:value-type="string">
            <text:p text:style-name="P706">eaten</text:p>
          </table:table-cell>
          <table:table-cell table:style-name="Table6.D2" office:value-type="string">
            <text:p text:style-name="P706">есть</text:p>
          </table:table-cell>
        </table:table-row>
        <table:table-row table:style-name="TableLine94818474839520">
          <table:table-cell table:style-name="Table6.A2" office:value-type="string">
            <text:p text:style-name="P706">fall</text:p>
          </table:table-cell>
          <table:table-cell table:style-name="Table6.A2" office:value-type="string">
            <text:p text:style-name="P706">fell</text:p>
          </table:table-cell>
          <table:table-cell table:style-name="Table6.A2" office:value-type="string">
            <text:p text:style-name="P706">fallen</text:p>
          </table:table-cell>
          <table:table-cell table:style-name="Table6.D2" office:value-type="string">
            <text:p text:style-name="P706">падать</text:p>
          </table:table-cell>
        </table:table-row>
        <table:table-row table:style-name="TableLine94818488582992">
          <table:table-cell table:style-name="Table6.A2" office:value-type="string">
            <text:p text:style-name="P706">fly</text:p>
          </table:table-cell>
          <table:table-cell table:style-name="Table6.A2" office:value-type="string">
            <text:p text:style-name="P706">flew</text:p>
          </table:table-cell>
          <table:table-cell table:style-name="Table6.A2" office:value-type="string">
            <text:p text:style-name="P706">flown</text:p>
          </table:table-cell>
          <table:table-cell table:style-name="Table6.D2" office:value-type="string">
            <text:p text:style-name="P706">летать</text:p>
          </table:table-cell>
        </table:table-row>
        <table:table-row table:style-name="TableLine94818498548992">
          <table:table-cell table:style-name="Table6.A2" office:value-type="string">
            <text:p text:style-name="P706">forget</text:p>
          </table:table-cell>
          <table:table-cell table:style-name="Table6.A2" office:value-type="string">
            <text:p text:style-name="P706">forgot</text:p>
          </table:table-cell>
          <table:table-cell table:style-name="Table6.A2" office:value-type="string">
            <text:p text:style-name="P706">forgotten</text:p>
          </table:table-cell>
          <table:table-cell table:style-name="Table6.D2" office:value-type="string">
            <text:p text:style-name="P706">забывать</text:p>
          </table:table-cell>
        </table:table-row>
        <table:table-row table:style-name="TableLine94818455746592">
          <table:table-cell table:style-name="Table6.A2" office:value-type="string">
            <text:p text:style-name="P706">get</text:p>
          </table:table-cell>
          <table:table-cell table:style-name="Table6.A2" office:value-type="string">
            <text:p text:style-name="P706">got</text:p>
          </table:table-cell>
          <table:table-cell table:style-name="Table6.A2" office:value-type="string">
            <text:p text:style-name="P706">got</text:p>
          </table:table-cell>
          <table:table-cell table:style-name="Table6.D2" office:value-type="string">
            <text:p text:style-name="P706">получать</text:p>
          </table:table-cell>
        </table:table-row>
        <table:table-row table:style-name="TableLine94818474706496">
          <table:table-cell table:style-name="Table6.A2" office:value-type="string">
            <text:p text:style-name="P707">give</text:p>
          </table:table-cell>
          <table:table-cell table:style-name="Table6.A2" office:value-type="string">
            <text:p text:style-name="P707">gave</text:p>
          </table:table-cell>
          <table:table-cell table:style-name="Table6.A2" office:value-type="string">
            <text:p text:style-name="P707">given</text:p>
          </table:table-cell>
          <table:table-cell table:style-name="Table6.D2" office:value-type="string">
            <text:p text:style-name="P707">давать</text:p>
          </table:table-cell>
        </table:table-row>
        <table:table-row table:style-name="TableLine94818488174768">
          <table:table-cell table:style-name="Table6.A2" office:value-type="string">
            <text:p text:style-name="P707">go</text:p>
          </table:table-cell>
          <table:table-cell table:style-name="Table6.A2" office:value-type="string">
            <text:p text:style-name="P707">went</text:p>
          </table:table-cell>
          <table:table-cell table:style-name="Table6.A2" office:value-type="string">
            <text:p text:style-name="P707">gone</text:p>
          </table:table-cell>
          <table:table-cell table:style-name="Table6.D2" office:value-type="string">
            <text:p text:style-name="P707">идти</text:p>
          </table:table-cell>
        </table:table-row>
        <table:table-row table:style-name="TableLine94818474704224">
          <table:table-cell table:style-name="Table6.A2" office:value-type="string">
            <text:p text:style-name="P708">have</text:p>
          </table:table-cell>
          <table:table-cell table:style-name="Table6.A2" office:value-type="string">
            <text:p text:style-name="P708">had</text:p>
          </table:table-cell>
          <table:table-cell table:style-name="Table6.A2" office:value-type="string">
            <text:p text:style-name="P708">had</text:p>
          </table:table-cell>
          <table:table-cell table:style-name="Table6.D2" office:value-type="string">
            <text:p text:style-name="P708">иметь </text:p>
          </table:table-cell>
        </table:table-row>
        <table:table-row table:style-name="TableLine94818489745072">
          <table:table-cell table:style-name="Table6.A2" office:value-type="string">
            <text:p text:style-name="P708">hear</text:p>
          </table:table-cell>
          <table:table-cell table:style-name="Table6.A2" office:value-type="string">
            <text:p text:style-name="P708">heard</text:p>
          </table:table-cell>
          <table:table-cell table:style-name="Table6.A2" office:value-type="string">
            <text:p text:style-name="P708">heard</text:p>
          </table:table-cell>
          <table:table-cell table:style-name="Table6.D2" office:value-type="string">
            <text:p text:style-name="P708">слышать</text:p>
          </table:table-cell>
        </table:table-row>
        <table:table-row table:style-name="TableLine94818499006688">
          <table:table-cell table:style-name="Table6.A2" office:value-type="string">
            <text:p text:style-name="P708">know</text:p>
          </table:table-cell>
          <table:table-cell table:style-name="Table6.A2" office:value-type="string">
            <text:p text:style-name="P708">knew</text:p>
          </table:table-cell>
          <table:table-cell table:style-name="Table6.A2" office:value-type="string">
            <text:p text:style-name="P708">known</text:p>
          </table:table-cell>
          <table:table-cell table:style-name="Table6.D2" office:value-type="string">
            <text:p text:style-name="P708">знать</text:p>
          </table:table-cell>
        </table:table-row>
        <table:table-row table:style-name="TableLine94818499009632">
          <table:table-cell table:style-name="Table6.A2" office:value-type="string">
            <text:p text:style-name="P708">lose</text:p>
          </table:table-cell>
          <table:table-cell table:style-name="Table6.A2" office:value-type="string">
            <text:p text:style-name="P708">lost</text:p>
          </table:table-cell>
          <table:table-cell table:style-name="Table6.A2" office:value-type="string">
            <text:p text:style-name="P708">lost</text:p>
          </table:table-cell>
          <table:table-cell table:style-name="Table6.D2" office:value-type="string">
            <text:p text:style-name="P708">терять</text:p>
          </table:table-cell>
        </table:table-row>
        <table:table-row table:style-name="TableLine94818491121664">
          <table:table-cell table:style-name="Table6.A2" office:value-type="string">
            <text:p text:style-name="P708">make</text:p>
          </table:table-cell>
          <table:table-cell table:style-name="Table6.A2" office:value-type="string">
            <text:p text:style-name="P708">made</text:p>
          </table:table-cell>
          <table:table-cell table:style-name="Table6.A2" office:value-type="string">
            <text:p text:style-name="P708">made</text:p>
          </table:table-cell>
          <table:table-cell table:style-name="Table6.D2" office:value-type="string">
            <text:p text:style-name="P708">делать</text:p>
          </table:table-cell>
        </table:table-row>
        <table:table-row table:style-name="TableLine94818367520768">
          <table:table-cell table:style-name="Table6.A2" office:value-type="string">
            <text:p text:style-name="P708">pay</text:p>
          </table:table-cell>
          <table:table-cell table:style-name="Table6.A2" office:value-type="string">
            <text:p text:style-name="P708">paid</text:p>
          </table:table-cell>
          <table:table-cell table:style-name="Table6.A2" office:value-type="string">
            <text:p text:style-name="P708">paid</text:p>
          </table:table-cell>
          <table:table-cell table:style-name="Table6.D2" office:value-type="string">
            <text:p text:style-name="P708">платить</text:p>
          </table:table-cell>
        </table:table-row>
        <table:table-row table:style-name="TableLine94818491551360">
          <table:table-cell table:style-name="Table6.A2" office:value-type="string">
            <text:p text:style-name="P708">put</text:p>
          </table:table-cell>
          <table:table-cell table:style-name="Table6.A2" office:value-type="string">
            <text:p text:style-name="P708">put</text:p>
          </table:table-cell>
          <table:table-cell table:style-name="Table6.A2" office:value-type="string">
            <text:p text:style-name="P708">put</text:p>
          </table:table-cell>
          <table:table-cell table:style-name="Table6.D2" office:value-type="string">
            <text:p text:style-name="P708">класть</text:p>
          </table:table-cell>
        </table:table-row>
        <table:table-row table:style-name="TableLine94818490316096">
          <table:table-cell table:style-name="Table6.A2" office:value-type="string">
            <text:p text:style-name="P708">read</text:p>
          </table:table-cell>
          <table:table-cell table:style-name="Table6.A2" office:value-type="string">
            <text:p text:style-name="P708">read</text:p>
          </table:table-cell>
          <table:table-cell table:style-name="Table6.A2" office:value-type="string">
            <text:p text:style-name="P708">read</text:p>
          </table:table-cell>
          <table:table-cell table:style-name="Table6.D2" office:value-type="string">
            <text:p text:style-name="P708">читать</text:p>
          </table:table-cell>
        </table:table-row>
        <table:table-row table:style-name="TableLine94818491675056">
          <table:table-cell table:style-name="Table6.A2" office:value-type="string">
            <text:p text:style-name="P708">say</text:p>
          </table:table-cell>
          <table:table-cell table:style-name="Table6.A2" office:value-type="string">
            <text:p text:style-name="P708">said</text:p>
          </table:table-cell>
          <table:table-cell table:style-name="Table6.A2" office:value-type="string">
            <text:p text:style-name="P708">said</text:p>
          </table:table-cell>
          <table:table-cell table:style-name="Table6.D2" office:value-type="string">
            <text:p text:style-name="P708">сказать</text:p>
          </table:table-cell>
        </table:table-row>
        <table:table-row table:style-name="TableLine94818492544304">
          <table:table-cell table:style-name="Table6.A2" office:value-type="string">
            <text:p text:style-name="P708">speak</text:p>
          </table:table-cell>
          <table:table-cell table:style-name="Table6.A2" office:value-type="string">
            <text:p text:style-name="P708">spoke</text:p>
          </table:table-cell>
          <table:table-cell table:style-name="Table6.A2" office:value-type="string">
            <text:p text:style-name="P708">spoken</text:p>
          </table:table-cell>
          <table:table-cell table:style-name="Table6.D2" office:value-type="string">
            <text:p text:style-name="P708">говорить</text:p>
          </table:table-cell>
        </table:table-row>
        <table:table-row table:style-name="TableLine94818367522880">
          <table:table-cell table:style-name="Table6.A2" office:value-type="string">
            <text:p text:style-name="P708">see</text:p>
          </table:table-cell>
          <table:table-cell table:style-name="Table6.A2" office:value-type="string">
            <text:p text:style-name="P708">saw</text:p>
          </table:table-cell>
          <table:table-cell table:style-name="Table6.A2" office:value-type="string">
            <text:p text:style-name="P708">seen</text:p>
          </table:table-cell>
          <table:table-cell table:style-name="Table6.D2" office:value-type="string">
            <text:p text:style-name="P708">видеть</text:p>
          </table:table-cell>
        </table:table-row>
        <table:table-row table:style-name="TableLine94818492776544">
          <table:table-cell table:style-name="Table6.A2" office:value-type="string">
            <text:p text:style-name="P708">sit</text:p>
          </table:table-cell>
          <table:table-cell table:style-name="Table6.A2" office:value-type="string">
            <text:p text:style-name="P708">sat</text:p>
          </table:table-cell>
          <table:table-cell table:style-name="Table6.A2" office:value-type="string">
            <text:p text:style-name="P708">sat</text:p>
          </table:table-cell>
          <table:table-cell table:style-name="Table6.D2" office:value-type="string">
            <text:p text:style-name="P708">сидеть</text:p>
          </table:table-cell>
        </table:table-row>
        <table:table-row table:style-name="TableLine94818493355824">
          <table:table-cell table:style-name="Table6.A2" office:value-type="string">
            <text:p text:style-name="P708">take</text:p>
          </table:table-cell>
          <table:table-cell table:style-name="Table6.A2" office:value-type="string">
            <text:p text:style-name="P708">took</text:p>
          </table:table-cell>
          <table:table-cell table:style-name="Table6.A2" office:value-type="string">
            <text:p text:style-name="P708">taken</text:p>
          </table:table-cell>
          <table:table-cell table:style-name="Table6.D2" office:value-type="string">
            <text:p text:style-name="P708">брать</text:p>
          </table:table-cell>
        </table:table-row>
        <table:table-row table:style-name="TableLine94818493581312">
          <table:table-cell table:style-name="Table6.A2" office:value-type="string">
            <text:p text:style-name="P709">teach</text:p>
          </table:table-cell>
          <table:table-cell table:style-name="Table6.A2" office:value-type="string">
            <text:p text:style-name="P710">taught</text:p>
          </table:table-cell>
          <table:table-cell table:style-name="Table6.A2" office:value-type="string">
            <text:p text:style-name="P709">taught</text:p>
          </table:table-cell>
          <table:table-cell table:style-name="Table6.D2" office:value-type="string">
            <text:p text:style-name="P709">обучать</text:p>
          </table:table-cell>
        </table:table-row>
        <table:table-row table:style-name="TableLine94818493676896">
          <table:table-cell table:style-name="Table6.A2" office:value-type="string">
            <text:p text:style-name="P708">tell</text:p>
          </table:table-cell>
          <table:table-cell table:style-name="Table6.A2" office:value-type="string">
            <text:p text:style-name="P708">told</text:p>
          </table:table-cell>
          <table:table-cell table:style-name="Table6.A2" office:value-type="string">
            <text:p text:style-name="P708">told</text:p>
          </table:table-cell>
          <table:table-cell table:style-name="Table6.D2" office:value-type="string">
            <text:p text:style-name="P708">рассказывать</text:p>
          </table:table-cell>
        </table:table-row>
        <table:table-row table:style-name="TableLine94818492736128">
          <table:table-cell table:style-name="Table6.A2" office:value-type="string">
            <text:p text:style-name="P708">think</text:p>
          </table:table-cell>
          <table:table-cell table:style-name="Table6.A2" office:value-type="string">
            <text:p text:style-name="P708">thought</text:p>
          </table:table-cell>
          <table:table-cell table:style-name="Table6.A2" office:value-type="string">
            <text:p text:style-name="P708">thought</text:p>
          </table:table-cell>
          <table:table-cell table:style-name="Table6.D2" office:value-type="string">
            <text:p text:style-name="P708">думать</text:p>
          </table:table-cell>
        </table:table-row>
        <table:table-row table:style-name="TableLine94818491779536">
          <table:table-cell table:style-name="Table6.A2" office:value-type="string">
            <text:p text:style-name="P708">win</text:p>
          </table:table-cell>
          <table:table-cell table:style-name="Table6.A2" office:value-type="string">
            <text:p text:style-name="P708">won</text:p>
          </table:table-cell>
          <table:table-cell table:style-name="Table6.A2" office:value-type="string">
            <text:p text:style-name="P708">won</text:p>
          </table:table-cell>
          <table:table-cell table:style-name="Table6.D2" office:value-type="string">
            <text:p text:style-name="P708">побеждать</text:p>
          </table:table-cell>
        </table:table-row>
        <table:table-row table:style-name="TableLine94818490357024">
          <table:table-cell table:style-name="Table6.A2" office:value-type="string">
            <text:p text:style-name="P708">write</text:p>
          </table:table-cell>
          <table:table-cell table:style-name="Table6.A2" office:value-type="string">
            <text:p text:style-name="P708">wrote</text:p>
          </table:table-cell>
          <table:table-cell table:style-name="Table6.A2" office:value-type="string">
            <text:p text:style-name="P708">written</text:p>
          </table:table-cell>
          <table:table-cell table:style-name="Table6.D2" office:value-type="string">
            <text:p text:style-name="P708">писать</text:p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2-26T14:26:02.744254510</dc:date>
    <meta:editing-duration>PT12H58S</meta:editing-duration>
    <meta:editing-cycles>212</meta:editing-cycles>
    <meta:document-statistic meta:table-count="7" meta:image-count="0" meta:object-count="0" meta:page-count="38" meta:paragraph-count="1480" meta:word-count="11472" meta:character-count="71750" meta:non-whitespace-character-count="61305"/>
  </office:meta>
</office:document-meta>
</file>